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789in" svg:height="12.2559in" svg:x="3.4579in" svg:y="87.8437in">
            <draw:object draw:notify-on-update-of-ranges="Sheet1.B2:Sheet1.B532 Sheet1.C2:Sheet1.C5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2283in" svg:height="14.1906in" svg:x="9.8177in" svg:y="32.9276in">
            <draw:object draw:notify-on-update-of-ranges="Sheet1.I2:Sheet1.I208 Sheet1.K2:Sheet1.K208 Sheet1.I2:Sheet1.I208 Sheet1.L2:Sheet1.L2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>
          <table:table-cell table:number-columns-repeated="2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15.46667" calcext:value-type="float">
            <text:p>-15.46667</text:p>
          </table:table-cell>
          <table:table-cell office:value-type="float" office:value="-8.666667" calcext:value-type="float">
            <text:p>-8.6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]-1.836" office:value-type="float" office:value="-1.296" calcext:value-type="float">
            <text:p>-1.296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3.266667" calcext:value-type="float">
            <text:p>-3.266667</text:p>
          </table:table-cell>
          <table:table-cell office:value-type="float" office:value="-2.833333" calcext:value-type="float">
            <text:p>-2.8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]-1.836" office:value-type="float" office:value="-1.188" calcext:value-type="float">
            <text:p>-1.188</text:p>
          </table:table-cell>
          <table:table-cell office:value-type="float" office:value="0.648" calcext:value-type="float">
            <text:p>0.64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7.733333" calcext:value-type="float">
            <text:p>-7.733333</text:p>
          </table:table-cell>
          <table:table-cell office:value-type="float" office:value="-8.166667" calcext:value-type="float">
            <text:p>-8.1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]-1.836" office:value-type="float" office:value="-1.08" calcext:value-type="float">
            <text:p>-1.08</text:p>
          </table:table-cell>
          <table:table-cell office:value-type="float" office:value="0.756" calcext:value-type="float">
            <text:p>0.7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2" calcext:value-type="float">
            <text:p>-12</text:p>
          </table:table-cell>
          <table:table-cell office:value-type="float" office:value="-13.26667" calcext:value-type="float">
            <text:p>-13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]-1.836" office:value-type="float" office:value="-0.972" calcext:value-type="float">
            <text:p>-0.972</text:p>
          </table:table-cell>
          <table:table-cell office:value-type="float" office:value="0.864" calcext:value-type="float">
            <text:p>0.86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6.73333" calcext:value-type="float">
            <text:p>-16.73333</text:p>
          </table:table-cell>
          <table:table-cell office:value-type="float" office:value="-18.16667" calcext:value-type="float">
            <text:p>-18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]-1.836" office:value-type="float" office:value="-0.864" calcext:value-type="float">
            <text:p>-0.864</text:p>
          </table:table-cell>
          <table:table-cell office:value-type="float" office:value="0.972" calcext:value-type="float">
            <text:p>0.97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20.66667" calcext:value-type="float">
            <text:p>-20.66667</text:p>
          </table:table-cell>
          <table:table-cell office:value-type="float" office:value="-22.43333" calcext:value-type="float">
            <text:p>-22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]-1.836" office:value-type="float" office:value="-0.756" calcext:value-type="float">
            <text:p>-0.756</text:p>
          </table:table-cell>
          <table:table-cell office:value-type="float" office:value="1.08" calcext:value-type="float">
            <text:p>1.0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22.56667" calcext:value-type="float">
            <text:p>-22.56667</text:p>
          </table:table-cell>
          <table:table-cell office:value-type="float" office:value="-28.3" calcext:value-type="float">
            <text:p>-28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]-1.836" office:value-type="float" office:value="-0.648" calcext:value-type="float">
            <text:p>-0.648</text:p>
          </table:table-cell>
          <table:table-cell office:value-type="float" office:value="1.188" calcext:value-type="float">
            <text:p>1.18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3.456" calcext:value-type="float">
            <text:p>3.456</text:p>
          </table:table-cell>
          <table:table-cell table:formula="of:=[.T8]-3.78" office:value-type="float" office:value="-0.324" calcext:value-type="float">
            <text:p>-0.3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27.7" calcext:value-type="float">
            <text:p>-27.7</text:p>
          </table:table-cell>
          <table:table-cell office:value-type="float" office:value="-30.46667" calcext:value-type="float">
            <text:p>-30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]-1.836" office:value-type="float" office:value="-0.54" calcext:value-type="float">
            <text:p>-0.54</text:p>
          </table:table-cell>
          <table:table-cell office:value-type="float" office:value="1.296" calcext:value-type="float">
            <text:p>1.29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3.564" calcext:value-type="float">
            <text:p>3.564</text:p>
          </table:table-cell>
          <table:table-cell table:formula="of:=[.T9]-3.78" office:value-type="float" office:value="-0.216" calcext:value-type="float">
            <text:p>-0.2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32.86667" calcext:value-type="float">
            <text:p>-32.86667</text:p>
          </table:table-cell>
          <table:table-cell office:value-type="float" office:value="-38.06667" calcext:value-type="float">
            <text:p>-38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]-1.836" office:value-type="float" office:value="-0.432" calcext:value-type="float">
            <text:p>-0.432</text:p>
          </table:table-cell>
          <table:table-cell office:value-type="float" office:value="1.404" calcext:value-type="float">
            <text:p>1.40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3.672" calcext:value-type="float">
            <text:p>3.672</text:p>
          </table:table-cell>
          <table:table-cell table:formula="of:=[.T10]-3.78" office:value-type="float" office:value="-0.108" calcext:value-type="float">
            <text:p>-0.1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6.8" calcext:value-type="float">
            <text:p>-36.8</text:p>
          </table:table-cell>
          <table:table-cell office:value-type="float" office:value="-39.13334" calcext:value-type="float">
            <text:p>-39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]-1.836" office:value-type="float" office:value="-0.324" calcext:value-type="float">
            <text:p>-0.324</text:p>
          </table:table-cell>
          <table:table-cell office:value-type="float" office:value="1.512" calcext:value-type="float">
            <text:p>1.5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3.78" calcext:value-type="float">
            <text:p>3.78</text:p>
          </table:table-cell>
          <table:table-cell table:formula="of:=[.T11]-3.78" office:value-type="float" office:value="0" calcext:value-type="float">
            <text:p>0</text:p>
          </table:table-cell>
          <table:table-cell office:value-type="float" office:value="-15.53333" calcext:value-type="float">
            <text:p>-15.53333</text:p>
          </table:table-cell>
          <table:table-cell office:value-type="float" office:value="-13.66667" calcext:value-type="float">
            <text:p>-13.66667</text:p>
          </table:table-cell>
          <table:table-cell office:value-type="float" office:value="0.8390622" calcext:value-type="float">
            <text:p>0.8390622</text:p>
          </table:table-cell>
          <table:table-cell office:value-type="float" office:value="0.2292183" calcext:value-type="float">
            <text:p>0.2292183</text:p>
          </table:table-cell>
          <table:table-cell office:value-type="float" office:value="0.632" calcext:value-type="float">
            <text:p>0.632</text:p>
          </table:table-cell>
          <table:table-cell office:value-type="float" office:value="0.223" calcext:value-type="float">
            <text:p>0.223</text:p>
          </table:table-cell>
          <table:table-cell office:value-type="float" office:value="0.08598676" calcext:value-type="float">
            <text:p>0.08598676</text:p>
          </table:table-cell>
          <table:table-cell office:value-type="float" office:value="0.02669861" calcext:value-type="float">
            <text:p>0.026698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39" calcext:value-type="float">
            <text:p>-39</text:p>
          </table:table-cell>
          <table:table-cell office:value-type="float" office:value="-41.56667" calcext:value-type="float">
            <text:p>-41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]-1.836" office:value-type="float" office:value="-0.216" calcext:value-type="float">
            <text:p>-0.216</text:p>
          </table:table-cell>
          <table:table-cell office:value-type="float" office:value="1.62" calcext:value-type="float">
            <text:p>1.6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3.888" calcext:value-type="float">
            <text:p>3.888</text:p>
          </table:table-cell>
          <table:table-cell table:formula="of:=[.T12]-3.78" office:value-type="float" office:value="0.108" calcext:value-type="float">
            <text:p>0.108</text:p>
          </table:table-cell>
          <table:table-cell office:value-type="float" office:value="-3.2" calcext:value-type="float">
            <text:p>-3.2</text:p>
          </table:table-cell>
          <table:table-cell office:value-type="float" office:value="-3" calcext:value-type="float">
            <text:p>-3</text:p>
          </table:table-cell>
          <table:table-cell office:value-type="float" office:value="0.7200284" calcext:value-type="float">
            <text:p>0.7200284</text:p>
          </table:table-cell>
          <table:table-cell office:value-type="float" office:value="0.6979385" calcext:value-type="float">
            <text:p>0.6979385</text:p>
          </table:table-cell>
          <table:table-cell office:value-type="float" office:value="2.519" calcext:value-type="float">
            <text:p>2.519</text:p>
          </table:table-cell>
          <table:table-cell office:value-type="float" office:value="2.632" calcext:value-type="float">
            <text:p>2.632</text:p>
          </table:table-cell>
          <table:table-cell office:value-type="float" office:value="0.3581803" calcext:value-type="float">
            <text:p>0.3581803</text:p>
          </table:table-cell>
          <table:table-cell office:value-type="float" office:value="0.3703377" calcext:value-type="float">
            <text:p>0.370337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42.33333" calcext:value-type="float">
            <text:p>-42.33333</text:p>
          </table:table-cell>
          <table:table-cell office:value-type="float" office:value="-43.26667" calcext:value-type="float">
            <text:p>-43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]-1.836" office:value-type="float" office:value="-0.108" calcext:value-type="float">
            <text:p>-0.108</text:p>
          </table:table-cell>
          <table:table-cell office:value-type="float" office:value="1.728" calcext:value-type="float">
            <text:p>1.72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3.996" calcext:value-type="float">
            <text:p>3.996</text:p>
          </table:table-cell>
          <table:table-cell table:formula="of:=[.T13]-3.78" office:value-type="float" office:value="0.216" calcext:value-type="float">
            <text:p>0.216</text:p>
          </table:table-cell>
          <table:table-cell office:value-type="float" office:value="-7.133333" calcext:value-type="float">
            <text:p>-7.133333</text:p>
          </table:table-cell>
          <table:table-cell office:value-type="float" office:value="-7.466667" calcext:value-type="float">
            <text:p>-7.466667</text:p>
          </table:table-cell>
          <table:table-cell office:value-type="float" office:value="1.598749" calcext:value-type="float">
            <text:p>1.598749</text:p>
          </table:table-cell>
          <table:table-cell office:value-type="float" office:value="1.466866" calcext:value-type="float">
            <text:p>1.466866</text:p>
          </table:table-cell>
          <table:table-cell office:value-type="float" office:value="2.509" calcext:value-type="float">
            <text:p>2.509</text:p>
          </table:table-cell>
          <table:table-cell office:value-type="float" office:value="2.241" calcext:value-type="float">
            <text:p>2.241</text:p>
          </table:table-cell>
          <table:table-cell office:value-type="float" office:value="0.3567713" calcext:value-type="float">
            <text:p>0.3567713</text:p>
          </table:table-cell>
          <table:table-cell office:value-type="float" office:value="0.3127273" calcext:value-type="float">
            <text:p>0.312727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45.3" calcext:value-type="float">
            <text:p>-45.3</text:p>
          </table:table-cell>
          <table:table-cell office:value-type="float" office:value="-47.23333" calcext:value-type="float">
            <text:p>-47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]-1.836" office:value-type="float" office:value="0" calcext:value-type="float">
            <text:p>0</text:p>
          </table:table-cell>
          <table:table-cell office:value-type="float" office:value="1.836" calcext:value-type="float">
            <text:p>1.836</text:p>
          </table:table-cell>
          <table:table-cell office:value-type="float" office:value="-8.533334" calcext:value-type="float">
            <text:p>-8.533334</text:p>
          </table:table-cell>
          <table:table-cell office:value-type="float" office:value="-1.266667" calcext:value-type="float">
            <text:p>-1.266667</text:p>
          </table:table-cell>
          <table:table-cell office:value-type="float" office:value="0.211862" calcext:value-type="float">
            <text:p>0.211862</text:p>
          </table:table-cell>
          <table:table-cell office:value-type="float" office:value="0.00338314" calcext:value-type="float">
            <text:p>0.00338314</text:p>
          </table:table-cell>
          <table:table-cell office:value-type="float" office:value="0.291" calcext:value-type="float">
            <text:p>0.29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952178" calcext:value-type="float">
            <text:p>0.03952178</text:p>
          </table:table-cell>
          <table:table-cell office:value-type="float" office:value="0.004251671" calcext:value-type="float">
            <text:p>0.004251671</text:p>
          </table:table-cell>
          <table:table-cell/>
          <table:table-cell office:value-type="float" office:value="4.104" calcext:value-type="float">
            <text:p>4.104</text:p>
          </table:table-cell>
          <table:table-cell table:formula="of:=[.T14]-3.78" office:value-type="float" office:value="0.324" calcext:value-type="float">
            <text:p>0.324</text:p>
          </table:table-cell>
          <table:table-cell office:value-type="float" office:value="-9" calcext:value-type="float">
            <text:p>-9</text:p>
          </table:table-cell>
          <table:table-cell office:value-type="float" office:value="-6.7" calcext:value-type="float">
            <text:p>-6.7</text:p>
          </table:table-cell>
          <table:table-cell office:value-type="float" office:value="2.000854" calcext:value-type="float">
            <text:p>2.000854</text:p>
          </table:table-cell>
          <table:table-cell office:value-type="float" office:value="1.402634" calcext:value-type="float">
            <text:p>1.402634</text:p>
          </table:table-cell>
          <table:table-cell office:value-type="float" office:value="2.489" calcext:value-type="float">
            <text:p>2.489</text:p>
          </table:table-cell>
          <table:table-cell office:value-type="float" office:value="2.402" calcext:value-type="float">
            <text:p>2.402</text:p>
          </table:table-cell>
          <table:table-cell office:value-type="float" office:value="0.3538955" calcext:value-type="float">
            <text:p>0.3538955</text:p>
          </table:table-cell>
          <table:table-cell office:value-type="float" office:value="0.3332511" calcext:value-type="float">
            <text:p>0.333251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46.53333" calcext:value-type="float">
            <text:p>-46.53333</text:p>
          </table:table-cell>
          <table:table-cell office:value-type="float" office:value="-40.03334" calcext:value-type="float">
            <text:p>-40.0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]-1.836" office:value-type="float" office:value="0.108" calcext:value-type="float">
            <text:p>0.108</text:p>
          </table:table-cell>
          <table:table-cell office:value-type="float" office:value="1.944" calcext:value-type="float">
            <text:p>1.944</text:p>
          </table:table-cell>
          <table:table-cell office:value-type="float" office:value="-2.4" calcext:value-type="float">
            <text:p>-2.4</text:p>
          </table:table-cell>
          <table:table-cell office:value-type="float" office:value="-2.133333" calcext:value-type="float">
            <text:p>-2.133333</text:p>
          </table:table-cell>
          <table:table-cell office:value-type="float" office:value="0.536957" calcext:value-type="float">
            <text:p>0.536957</text:p>
          </table:table-cell>
          <table:table-cell office:value-type="float" office:value="0.4936645" calcext:value-type="float">
            <text:p>0.4936645</text:p>
          </table:table-cell>
          <table:table-cell office:value-type="float" office:value="2.501" calcext:value-type="float">
            <text:p>2.501</text:p>
          </table:table-cell>
          <table:table-cell office:value-type="float" office:value="2.619" calcext:value-type="float">
            <text:p>2.619</text:p>
          </table:table-cell>
          <table:table-cell office:value-type="float" office:value="0.3561478" calcext:value-type="float">
            <text:p>0.3561478</text:p>
          </table:table-cell>
          <table:table-cell office:value-type="float" office:value="0.3683623" calcext:value-type="float">
            <text:p>0.3683623</text:p>
          </table:table-cell>
          <table:table-cell/>
          <table:table-cell office:value-type="float" office:value="4.212" calcext:value-type="float">
            <text:p>4.212</text:p>
          </table:table-cell>
          <table:table-cell table:formula="of:=[.T15]-3.78" office:value-type="float" office:value="0.432" calcext:value-type="float">
            <text:p>0.432</text:p>
          </table:table-cell>
          <table:table-cell office:value-type="float" office:value="-12.76667" calcext:value-type="float">
            <text:p>-12.76667</text:p>
          </table:table-cell>
          <table:table-cell office:value-type="float" office:value="-14.56667" calcext:value-type="float">
            <text:p>-14.56667</text:p>
          </table:table-cell>
          <table:table-cell office:value-type="float" office:value="2.874126" calcext:value-type="float">
            <text:p>2.874126</text:p>
          </table:table-cell>
          <table:table-cell office:value-type="float" office:value="3.115042" calcext:value-type="float">
            <text:p>3.115042</text:p>
          </table:table-cell>
          <table:table-cell office:value-type="float" office:value="2.528" calcext:value-type="float">
            <text:p>2.528</text:p>
          </table:table-cell>
          <table:table-cell office:value-type="float" office:value="2.441" calcext:value-type="float">
            <text:p>2.441</text:p>
          </table:table-cell>
          <table:table-cell office:value-type="float" office:value="0.358369" calcext:value-type="float">
            <text:p>0.358369</text:p>
          </table:table-cell>
          <table:table-cell office:value-type="float" office:value="0.3404127" calcext:value-type="float">
            <text:p>0.340412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39.3" calcext:value-type="float">
            <text:p>-39.3</text:p>
          </table:table-cell>
          <table:table-cell office:value-type="float" office:value="-44.8" calcext:value-type="float">
            <text:p>-44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]-1.836" office:value-type="float" office:value="0.216" calcext:value-type="float">
            <text:p>0.216</text:p>
          </table:table-cell>
          <table:table-cell office:value-type="float" office:value="2.052" calcext:value-type="float">
            <text:p>2.052</text:p>
          </table:table-cell>
          <table:table-cell office:value-type="float" office:value="-5.933333" calcext:value-type="float">
            <text:p>-5.933333</text:p>
          </table:table-cell>
          <table:table-cell office:value-type="float" office:value="-6.433333" calcext:value-type="float">
            <text:p>-6.433333</text:p>
          </table:table-cell>
          <table:table-cell office:value-type="float" office:value="1.331186" calcext:value-type="float">
            <text:p>1.331186</text:p>
          </table:table-cell>
          <table:table-cell office:value-type="float" office:value="1.357162" calcext:value-type="float">
            <text:p>1.357162</text:p>
          </table:table-cell>
          <table:table-cell office:value-type="float" office:value="2.507" calcext:value-type="float">
            <text:p>2.507</text:p>
          </table:table-cell>
          <table:table-cell office:value-type="float" office:value="2.419" calcext:value-type="float">
            <text:p>2.41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3358132" calcext:value-type="float">
            <text:p>0.3358132</text:p>
          </table:table-cell>
          <table:table-cell/>
          <table:table-cell office:value-type="float" office:value="4.32" calcext:value-type="float">
            <text:p>4.32</text:p>
          </table:table-cell>
          <table:table-cell table:formula="of:=[.T16]-3.78" office:value-type="float" office:value="0.540000000000001" calcext:value-type="float">
            <text:p>0.540000000000001</text:p>
          </table:table-cell>
          <table:table-cell office:value-type="float" office:value="-16.3" calcext:value-type="float">
            <text:p>-16.3</text:p>
          </table:table-cell>
          <table:table-cell office:value-type="float" office:value="-19.9" calcext:value-type="float">
            <text:p>-19.9</text:p>
          </table:table-cell>
          <table:table-cell office:value-type="float" office:value="3.710883" calcext:value-type="float">
            <text:p>3.710883</text:p>
          </table:table-cell>
          <table:table-cell office:value-type="float" office:value="4.076051" calcext:value-type="float">
            <text:p>4.076051</text:p>
          </table:table-cell>
          <table:table-cell office:value-type="float" office:value="2.558" calcext:value-type="float">
            <text:p>2.558</text:p>
          </table:table-cell>
          <table:table-cell office:value-type="float" office:value="2.353" calcext:value-type="float">
            <text:p>2.353</text:p>
          </table:table-cell>
          <table:table-cell office:value-type="float" office:value="0.362403" calcext:value-type="float">
            <text:p>0.362403</text:p>
          </table:table-cell>
          <table:table-cell office:value-type="float" office:value="0.3260533" calcext:value-type="float">
            <text:p>0.32605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43.83333" calcext:value-type="float">
            <text:p>-43.83333</text:p>
          </table:table-cell>
          <table:table-cell office:value-type="float" office:value="-40.03334" calcext:value-type="float">
            <text:p>-40.0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]-1.836" office:value-type="float" office:value="0.324" calcext:value-type="float">
            <text:p>0.324</text:p>
          </table:table-cell>
          <table:table-cell office:value-type="float" office:value="2.16" calcext:value-type="float">
            <text:p>2.16</text:p>
          </table:table-cell>
          <table:table-cell office:value-type="float" office:value="-10.33333" calcext:value-type="float">
            <text:p>-10.33333</text:p>
          </table:table-cell>
          <table:table-cell office:value-type="float" office:value="-17.7" calcext:value-type="float">
            <text:p>-17.7</text:p>
          </table:table-cell>
          <table:table-cell office:value-type="float" office:value="2.279549" calcext:value-type="float">
            <text:p>2.279549</text:p>
          </table:table-cell>
          <table:table-cell office:value-type="float" office:value="3.612828" calcext:value-type="float">
            <text:p>3.612828</text:p>
          </table:table-cell>
          <table:table-cell office:value-type="float" office:value="2.471" calcext:value-type="float">
            <text:p>2.471</text:p>
          </table:table-cell>
          <table:table-cell office:value-type="float" office:value="2.337" calcext:value-type="float">
            <text:p>2.337</text:p>
          </table:table-cell>
          <table:table-cell office:value-type="float" office:value="0.3511645" calcext:value-type="float">
            <text:p>0.3511645</text:p>
          </table:table-cell>
          <table:table-cell office:value-type="float" office:value="0.3249197" calcext:value-type="float">
            <text:p>0.3249197</text:p>
          </table:table-cell>
          <table:table-cell/>
          <table:table-cell office:value-type="float" office:value="4.428" calcext:value-type="float">
            <text:p>4.428</text:p>
          </table:table-cell>
          <table:table-cell table:formula="of:=[.T17]-3.78" office:value-type="float" office:value="0.648" calcext:value-type="float">
            <text:p>0.648</text:p>
          </table:table-cell>
          <table:table-cell office:value-type="float" office:value="-19.73333" calcext:value-type="float">
            <text:p>-19.73333</text:p>
          </table:table-cell>
          <table:table-cell office:value-type="float" office:value="-23.26667" calcext:value-type="float">
            <text:p>-23.26667</text:p>
          </table:table-cell>
          <table:table-cell office:value-type="float" office:value="4.367663" calcext:value-type="float">
            <text:p>4.367663</text:p>
          </table:table-cell>
          <table:table-cell office:value-type="float" office:value="4.940507" calcext:value-type="float">
            <text:p>4.940507</text:p>
          </table:table-cell>
          <table:table-cell office:value-type="float" office:value="2.493" calcext:value-type="float">
            <text:p>2.493</text:p>
          </table:table-cell>
          <table:table-cell office:value-type="float" office:value="2.426" calcext:value-type="float">
            <text:p>2.426</text:p>
          </table:table-cell>
          <table:table-cell office:value-type="float" office:value="0.3523309" calcext:value-type="float">
            <text:p>0.3523309</text:p>
          </table:table-cell>
          <table:table-cell office:value-type="float" office:value="0.3380177" calcext:value-type="float">
            <text:p>0.338017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38.86666" calcext:value-type="float">
            <text:p>-38.86666</text:p>
          </table:table-cell>
          <table:table-cell office:value-type="float" office:value="-37.56667" calcext:value-type="float">
            <text:p>-37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]-1.836" office:value-type="float" office:value="0.432" calcext:value-type="float">
            <text:p>0.432</text:p>
          </table:table-cell>
          <table:table-cell office:value-type="float" office:value="2.268" calcext:value-type="float">
            <text:p>2.268</text:p>
          </table:table-cell>
          <table:table-cell office:value-type="float" office:value="-12.03333" calcext:value-type="float">
            <text:p>-12.03333</text:p>
          </table:table-cell>
          <table:table-cell office:value-type="float" office:value="-9.866667" calcext:value-type="float">
            <text:p>-9.866667</text:p>
          </table:table-cell>
          <table:table-cell office:value-type="float" office:value="2.679062" calcext:value-type="float">
            <text:p>2.679062</text:p>
          </table:table-cell>
          <table:table-cell office:value-type="float" office:value="2.097745" calcext:value-type="float">
            <text:p>2.097745</text:p>
          </table:table-cell>
          <table:table-cell office:value-type="float" office:value="2.492" calcext:value-type="float">
            <text:p>2.492</text:p>
          </table:table-cell>
          <table:table-cell office:value-type="float" office:value="2.437" calcext:value-type="float">
            <text:p>2.437</text:p>
          </table:table-cell>
          <table:table-cell office:value-type="float" office:value="0.3544043" calcext:value-type="float">
            <text:p>0.3544043</text:p>
          </table:table-cell>
          <table:table-cell office:value-type="float" office:value="0.338442" calcext:value-type="float">
            <text:p>0.338442</text:p>
          </table:table-cell>
          <table:table-cell/>
          <table:table-cell office:value-type="float" office:value="4.536" calcext:value-type="float">
            <text:p>4.536</text:p>
          </table:table-cell>
          <table:table-cell table:formula="of:=[.T18]-3.78" office:value-type="float" office:value="0.756" calcext:value-type="float">
            <text:p>0.756</text:p>
          </table:table-cell>
          <table:table-cell office:value-type="float" office:value="-23.1" calcext:value-type="float">
            <text:p>-23.1</text:p>
          </table:table-cell>
          <table:table-cell office:value-type="float" office:value="-19.83333" calcext:value-type="float">
            <text:p>-19.83333</text:p>
          </table:table-cell>
          <table:table-cell office:value-type="float" office:value="5.071701" calcext:value-type="float">
            <text:p>5.071701</text:p>
          </table:table-cell>
          <table:table-cell office:value-type="float" office:value="3.945136" calcext:value-type="float">
            <text:p>3.945136</text:p>
          </table:table-cell>
          <table:table-cell office:value-type="float" office:value="2.48" calcext:value-type="float">
            <text:p>2.48</text:p>
          </table:table-cell>
          <table:table-cell office:value-type="float" office:value="2.295" calcext:value-type="float">
            <text:p>2.295</text:p>
          </table:table-cell>
          <table:table-cell office:value-type="float" office:value="0.3494972" calcext:value-type="float">
            <text:p>0.3494972</text:p>
          </table:table-cell>
          <table:table-cell office:value-type="float" office:value="0.3166419" calcext:value-type="float">
            <text:p>0.316641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34.3" calcext:value-type="float">
            <text:p>-34.3</text:p>
          </table:table-cell>
          <table:table-cell office:value-type="float" office:value="-34.1" calcext:value-type="float">
            <text:p>-34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]-1.836" office:value-type="float" office:value="0.54" calcext:value-type="float">
            <text:p>0.54</text:p>
          </table:table-cell>
          <table:table-cell office:value-type="float" office:value="2.376" calcext:value-type="float">
            <text:p>2.376</text:p>
          </table:table-cell>
          <table:table-cell office:value-type="float" office:value="-16.76667" calcext:value-type="float">
            <text:p>-16.76667</text:p>
          </table:table-cell>
          <table:table-cell office:value-type="float" office:value="-11.16667" calcext:value-type="float">
            <text:p>-11.16667</text:p>
          </table:table-cell>
          <table:table-cell office:value-type="float" office:value="3.63601" calcext:value-type="float">
            <text:p>3.63601</text:p>
          </table:table-cell>
          <table:table-cell office:value-type="float" office:value="2.48244" calcext:value-type="float">
            <text:p>2.48244</text:p>
          </table:table-cell>
          <table:table-cell office:value-type="float" office:value="2.441" calcext:value-type="float">
            <text:p>2.441</text:p>
          </table:table-cell>
          <table:table-cell office:value-type="float" office:value="2.523" calcext:value-type="float">
            <text:p>2.523</text:p>
          </table:table-cell>
          <table:table-cell office:value-type="float" office:value="0.3452077" calcext:value-type="float">
            <text:p>0.3452077</text:p>
          </table:table-cell>
          <table:table-cell office:value-type="float" office:value="0.3538811" calcext:value-type="float">
            <text:p>0.3538811</text:p>
          </table:table-cell>
          <table:table-cell/>
          <table:table-cell office:value-type="float" office:value="4.644" calcext:value-type="float">
            <text:p>4.644</text:p>
          </table:table-cell>
          <table:table-cell table:formula="of:=[.T19]-3.78" office:value-type="float" office:value="0.864" calcext:value-type="float">
            <text:p>0.864</text:p>
          </table:table-cell>
          <table:table-cell office:value-type="float" office:value="-27.03333" calcext:value-type="float">
            <text:p>-27.03333</text:p>
          </table:table-cell>
          <table:table-cell office:value-type="float" office:value="-28.43333" calcext:value-type="float">
            <text:p>-28.43333</text:p>
          </table:table-cell>
          <table:table-cell office:value-type="float" office:value="6.005678" calcext:value-type="float">
            <text:p>6.005678</text:p>
          </table:table-cell>
          <table:table-cell office:value-type="float" office:value="6.277951" calcext:value-type="float">
            <text:p>6.277951</text:p>
          </table:table-cell>
          <table:table-cell office:value-type="float" office:value="2.511" calcext:value-type="float">
            <text:p>2.511</text:p>
          </table:table-cell>
          <table:table-cell office:value-type="float" office:value="2.525" calcext:value-type="float">
            <text:p>2.525</text:p>
          </table:table-cell>
          <table:table-cell office:value-type="float" office:value="0.3536426" calcext:value-type="float">
            <text:p>0.3536426</text:p>
          </table:table-cell>
          <table:table-cell office:value-type="float" office:value="0.3514732" calcext:value-type="float">
            <text:p>0.351473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33.46667" calcext:value-type="float">
            <text:p>-33.46667</text:p>
          </table:table-cell>
          <table:table-cell office:value-type="float" office:value="-34.53333" calcext:value-type="float">
            <text:p>-34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]-1.836" office:value-type="float" office:value="0.648" calcext:value-type="float">
            <text:p>0.648</text:p>
          </table:table-cell>
          <table:table-cell office:value-type="float" office:value="2.484" calcext:value-type="float">
            <text:p>2.484</text:p>
          </table:table-cell>
          <table:table-cell office:value-type="float" office:value="-19.76667" calcext:value-type="float">
            <text:p>-19.76667</text:p>
          </table:table-cell>
          <table:table-cell office:value-type="float" office:value="-20" calcext:value-type="float">
            <text:p>-20</text:p>
          </table:table-cell>
          <table:table-cell office:value-type="float" office:value="4.420968" calcext:value-type="float">
            <text:p>4.420968</text:p>
          </table:table-cell>
          <table:table-cell office:value-type="float" office:value="4.126608" calcext:value-type="float">
            <text:p>4.126608</text:p>
          </table:table-cell>
          <table:table-cell office:value-type="float" office:value="2.514" calcext:value-type="float">
            <text:p>2.514</text:p>
          </table:table-cell>
          <table:table-cell office:value-type="float" office:value="2.363" calcext:value-type="float">
            <text:p>2.363</text:p>
          </table:table-cell>
          <table:table-cell office:value-type="float" office:value="0.3560295" calcext:value-type="float">
            <text:p>0.3560295</text:p>
          </table:table-cell>
          <table:table-cell office:value-type="float" office:value="0.328447" calcext:value-type="float">
            <text:p>0.328447</text:p>
          </table:table-cell>
          <table:table-cell/>
          <table:table-cell office:value-type="float" office:value="4.752" calcext:value-type="float">
            <text:p>4.752</text:p>
          </table:table-cell>
          <table:table-cell table:formula="of:=[.T20]-3.78" office:value-type="float" office:value="0.972" calcext:value-type="float">
            <text:p>0.972</text:p>
          </table:table-cell>
          <table:table-cell office:value-type="float" office:value="-30.36667" calcext:value-type="float">
            <text:p>-30.36667</text:p>
          </table:table-cell>
          <table:table-cell office:value-type="float" office:value="-29.5" calcext:value-type="float">
            <text:p>-29.5</text:p>
          </table:table-cell>
          <table:table-cell office:value-type="float" office:value="6.689988" calcext:value-type="float">
            <text:p>6.689988</text:p>
          </table:table-cell>
          <table:table-cell office:value-type="float" office:value="6.146342" calcext:value-type="float">
            <text:p>6.146342</text:p>
          </table:table-cell>
          <table:table-cell office:value-type="float" office:value="2.498" calcext:value-type="float">
            <text:p>2.498</text:p>
          </table:table-cell>
          <table:table-cell office:value-type="float" office:value="2.401" calcext:value-type="float">
            <text:p>2.401</text:p>
          </table:table-cell>
          <table:table-cell office:value-type="float" office:value="0.3506956" calcext:value-type="float">
            <text:p>0.3506956</text:p>
          </table:table-cell>
          <table:table-cell office:value-type="float" office:value="0.3316628" calcext:value-type="float">
            <text:p>0.3316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1.66667" calcext:value-type="float">
            <text:p>-31.66667</text:p>
          </table:table-cell>
          <table:table-cell office:value-type="float" office:value="-33.06667" calcext:value-type="float">
            <text:p>-33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1]-1.836" office:value-type="float" office:value="0.756" calcext:value-type="float">
            <text:p>0.756</text:p>
          </table:table-cell>
          <table:table-cell office:value-type="float" office:value="2.592" calcext:value-type="float">
            <text:p>2.592</text:p>
          </table:table-cell>
          <table:table-cell office:value-type="float" office:value="-23.9" calcext:value-type="float">
            <text:p>-23.9</text:p>
          </table:table-cell>
          <table:table-cell office:value-type="float" office:value="-21.6" calcext:value-type="float">
            <text:p>-21.6</text:p>
          </table:table-cell>
          <table:table-cell office:value-type="float" office:value="5.260477" calcext:value-type="float">
            <text:p>5.260477</text:p>
          </table:table-cell>
          <table:table-cell office:value-type="float" office:value="4.799924" calcext:value-type="float">
            <text:p>4.799924</text:p>
          </table:table-cell>
          <table:table-cell office:value-type="float" office:value="2.483" calcext:value-type="float">
            <text:p>2.483</text:p>
          </table:table-cell>
          <table:table-cell office:value-type="float" office:value="2.553" calcext:value-type="float">
            <text:p>2.553</text:p>
          </table:table-cell>
          <table:table-cell office:value-type="float" office:value="0.3503719" calcext:value-type="float">
            <text:p>0.3503719</text:p>
          </table:table-cell>
          <table:table-cell office:value-type="float" office:value="0.3537388" calcext:value-type="float">
            <text:p>0.3537388</text:p>
          </table:table-cell>
          <table:table-cell/>
          <table:table-cell office:value-type="float" office:value="4.86" calcext:value-type="float">
            <text:p>4.86</text:p>
          </table:table-cell>
          <table:table-cell table:formula="of:=[.T21]-3.78" office:value-type="float" office:value="1.08" calcext:value-type="float">
            <text:p>1.08</text:p>
          </table:table-cell>
          <table:table-cell office:value-type="float" office:value="-34.33333" calcext:value-type="float">
            <text:p>-34.33333</text:p>
          </table:table-cell>
          <table:table-cell office:value-type="float" office:value="-32.43334" calcext:value-type="float">
            <text:p>-32.43334</text:p>
          </table:table-cell>
          <table:table-cell office:value-type="float" office:value="7.590859" calcext:value-type="float">
            <text:p>7.590859</text:p>
          </table:table-cell>
          <table:table-cell office:value-type="float" office:value="6.880892" calcext:value-type="float">
            <text:p>6.880892</text:p>
          </table:table-cell>
          <table:table-cell office:value-type="float" office:value="2.507" calcext:value-type="float">
            <text:p>2.507</text:p>
          </table:table-cell>
          <table:table-cell office:value-type="float" office:value="2.443" calcext:value-type="float">
            <text:p>2.443</text:p>
          </table:table-cell>
          <table:table-cell office:value-type="float" office:value="0.3519468" calcext:value-type="float">
            <text:p>0.3519468</text:p>
          </table:table-cell>
          <table:table-cell office:value-type="float" office:value="0.3377188" calcext:value-type="float">
            <text:p>0.337718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34.53333" calcext:value-type="float">
            <text:p>-34.53333</text:p>
          </table:table-cell>
          <table:table-cell office:value-type="float" office:value="-34.13334" calcext:value-type="float">
            <text:p>-34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2]-1.836" office:value-type="float" office:value="0.864" calcext:value-type="float">
            <text:p>0.864</text:p>
          </table:table-cell>
          <table:table-cell office:value-type="float" office:value="2.7" calcext:value-type="float">
            <text:p>2.7</text:p>
          </table:table-cell>
          <table:table-cell office:value-type="float" office:value="-25.46667" calcext:value-type="float">
            <text:p>-25.46667</text:p>
          </table:table-cell>
          <table:table-cell office:value-type="float" office:value="-29.13333" calcext:value-type="float">
            <text:p>-29.13333</text:p>
          </table:table-cell>
          <table:table-cell office:value-type="float" office:value="5.641027" calcext:value-type="float">
            <text:p>5.641027</text:p>
          </table:table-cell>
          <table:table-cell office:value-type="float" office:value="6.349035" calcext:value-type="float">
            <text:p>6.349035</text:p>
          </table:table-cell>
          <table:table-cell office:value-type="float" office:value="2.504" calcext:value-type="float">
            <text:p>2.504</text:p>
          </table:table-cell>
          <table:table-cell office:value-type="float" office:value="2.507" calcext:value-type="float">
            <text:p>2.507</text:p>
          </table:table-cell>
          <table:table-cell office:value-type="float" office:value="0.3526047" calcext:value-type="float">
            <text:p>0.3526047</text:p>
          </table:table-cell>
          <table:table-cell office:value-type="float" office:value="0.3469122" calcext:value-type="float">
            <text:p>0.3469122</text:p>
          </table:table-cell>
          <table:table-cell/>
          <table:table-cell office:value-type="float" office:value="4.968" calcext:value-type="float">
            <text:p>4.968</text:p>
          </table:table-cell>
          <table:table-cell table:formula="of:=[.T22]-3.78" office:value-type="float" office:value="1.188" calcext:value-type="float">
            <text:p>1.188</text:p>
          </table:table-cell>
          <table:table-cell office:value-type="float" office:value="-36.83333" calcext:value-type="float">
            <text:p>-36.83333</text:p>
          </table:table-cell>
          <table:table-cell office:value-type="float" office:value="-36.66667" calcext:value-type="float">
            <text:p>-36.66667</text:p>
          </table:table-cell>
          <table:table-cell office:value-type="float" office:value="8.042026" calcext:value-type="float">
            <text:p>8.042026</text:p>
          </table:table-cell>
          <table:table-cell office:value-type="float" office:value="7.693273" calcext:value-type="float">
            <text:p>7.693273</text:p>
          </table:table-cell>
          <table:table-cell office:value-type="float" office:value="2.483" calcext:value-type="float">
            <text:p>2.483</text:p>
          </table:table-cell>
          <table:table-cell office:value-type="float" office:value="2.418" calcext:value-type="float">
            <text:p>2.418</text:p>
          </table:table-cell>
          <table:table-cell office:value-type="float" office:value="0.3475574" calcext:value-type="float">
            <text:p>0.3475574</text:p>
          </table:table-cell>
          <table:table-cell office:value-type="float" office:value="0.3339964" calcext:value-type="float">
            <text:p>0.333996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36.13333" calcext:value-type="float">
            <text:p>-36.13333</text:p>
          </table:table-cell>
          <table:table-cell office:value-type="float" office:value="-36.2" calcext:value-type="float">
            <text:p>-36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3]-1.836" office:value-type="float" office:value="0.972" calcext:value-type="float">
            <text:p>0.972</text:p>
          </table:table-cell>
          <table:table-cell office:value-type="float" office:value="2.808" calcext:value-type="float">
            <text:p>2.808</text:p>
          </table:table-cell>
          <table:table-cell office:value-type="float" office:value="-30.66667" calcext:value-type="float">
            <text:p>-30.66667</text:p>
          </table:table-cell>
          <table:table-cell office:value-type="float" office:value="-27.5" calcext:value-type="float">
            <text:p>-27.5</text:p>
          </table:table-cell>
          <table:table-cell office:value-type="float" office:value="6.748611" calcext:value-type="float">
            <text:p>6.748611</text:p>
          </table:table-cell>
          <table:table-cell office:value-type="float" office:value="5.94323" calcext:value-type="float">
            <text:p>5.94323</text:p>
          </table:table-cell>
          <table:table-cell office:value-type="float" office:value="2.492" calcext:value-type="float">
            <text:p>2.492</text:p>
          </table:table-cell>
          <table:table-cell office:value-type="float" office:value="2.475" calcext:value-type="float">
            <text:p>2.475</text:p>
          </table:table-cell>
          <table:table-cell office:value-type="float" office:value="0.3503078" calcext:value-type="float">
            <text:p>0.3503078</text:p>
          </table:table-cell>
          <table:table-cell office:value-type="float" office:value="0.3440265" calcext:value-type="float">
            <text:p>0.3440265</text:p>
          </table:table-cell>
          <table:table-cell/>
          <table:table-cell office:value-type="float" office:value="5.076" calcext:value-type="float">
            <text:p>5.076</text:p>
          </table:table-cell>
          <table:table-cell table:formula="of:=[.T23]-3.78" office:value-type="float" office:value="1.296" calcext:value-type="float">
            <text:p>1.296</text:p>
          </table:table-cell>
          <table:table-cell office:value-type="float" office:value="-41.43333" calcext:value-type="float">
            <text:p>-41.43333</text:p>
          </table:table-cell>
          <table:table-cell office:value-type="float" office:value="-39.23333" calcext:value-type="float">
            <text:p>-39.23333</text:p>
          </table:table-cell>
          <table:table-cell office:value-type="float" office:value="9.069702" calcext:value-type="float">
            <text:p>9.069702</text:p>
          </table:table-cell>
          <table:table-cell office:value-type="float" office:value="8.008686" calcext:value-type="float">
            <text:p>8.008686</text:p>
          </table:table-cell>
          <table:table-cell office:value-type="float" office:value="2.492" calcext:value-type="float">
            <text:p>2.492</text:p>
          </table:table-cell>
          <table:table-cell office:value-type="float" office:value="2.358" calcext:value-type="float">
            <text:p>2.358</text:p>
          </table:table-cell>
          <table:table-cell office:value-type="float" office:value="0.3484538" calcext:value-type="float">
            <text:p>0.3484538</text:p>
          </table:table-cell>
          <table:table-cell office:value-type="float" office:value="0.3249437" calcext:value-type="float">
            <text:p>0.324943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38.53333" calcext:value-type="float">
            <text:p>-38.53333</text:p>
          </table:table-cell>
          <table:table-cell office:value-type="float" office:value="-41.03333" calcext:value-type="float">
            <text:p>-41.0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4]-1.836" office:value-type="float" office:value="1.08" calcext:value-type="float">
            <text:p>1.08</text:p>
          </table:table-cell>
          <table:table-cell office:value-type="float" office:value="2.916" calcext:value-type="float">
            <text:p>2.916</text:p>
          </table:table-cell>
          <table:table-cell office:value-type="float" office:value="-33.83333" calcext:value-type="float">
            <text:p>-33.83333</text:p>
          </table:table-cell>
          <table:table-cell office:value-type="float" office:value="-32" calcext:value-type="float">
            <text:p>-32</text:p>
          </table:table-cell>
          <table:table-cell office:value-type="float" office:value="7.328194" calcext:value-type="float">
            <text:p>7.328194</text:p>
          </table:table-cell>
          <table:table-cell office:value-type="float" office:value="6.664758" calcext:value-type="float">
            <text:p>6.664758</text:p>
          </table:table-cell>
          <table:table-cell office:value-type="float" office:value="2.46" calcext:value-type="float">
            <text:p>2.46</text:p>
          </table:table-cell>
          <table:table-cell office:value-type="float" office:value="2.399" calcext:value-type="float">
            <text:p>2.399</text:p>
          </table:table-cell>
          <table:table-cell office:value-type="float" office:value="0.3447897" calcext:value-type="float">
            <text:p>0.3447897</text:p>
          </table:table-cell>
          <table:table-cell office:value-type="float" office:value="0.3315404" calcext:value-type="float">
            <text:p>0.3315404</text:p>
          </table:table-cell>
          <table:table-cell/>
          <table:table-cell office:value-type="float" office:value="5.184" calcext:value-type="float">
            <text:p>5.184</text:p>
          </table:table-cell>
          <table:table-cell table:formula="of:=[.T24]-3.78" office:value-type="float" office:value="1.404" calcext:value-type="float">
            <text:p>1.404</text:p>
          </table:table-cell>
          <table:table-cell office:value-type="float" office:value="-42.8" calcext:value-type="float">
            <text:p>-42.8</text:p>
          </table:table-cell>
          <table:table-cell office:value-type="float" office:value="-41.06667" calcext:value-type="float">
            <text:p>-41.06667</text:p>
          </table:table-cell>
          <table:table-cell office:value-type="float" office:value="9.347088" calcext:value-type="float">
            <text:p>9.347088</text:p>
          </table:table-cell>
          <table:table-cell office:value-type="float" office:value="8.145748" calcext:value-type="float">
            <text:p>8.145748</text:p>
          </table:table-cell>
          <table:table-cell office:value-type="float" office:value="2.491" calcext:value-type="float">
            <text:p>2.491</text:p>
          </table:table-cell>
          <table:table-cell office:value-type="float" office:value="2.295" calcext:value-type="float">
            <text:p>2.295</text:p>
          </table:table-cell>
          <table:table-cell office:value-type="float" office:value="0.3476439" calcext:value-type="float">
            <text:p>0.3476439</text:p>
          </table:table-cell>
          <table:table-cell office:value-type="float" office:value="0.3157501" calcext:value-type="float">
            <text:p>0.31575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43.5" calcext:value-type="float">
            <text:p>-43.5</text:p>
          </table:table-cell>
          <table:table-cell office:value-type="float" office:value="-40.76667" calcext:value-type="float">
            <text:p>-40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5]-1.836" office:value-type="float" office:value="1.188" calcext:value-type="float">
            <text:p>1.188</text:p>
          </table:table-cell>
          <table:table-cell office:value-type="float" office:value="3.024" calcext:value-type="float">
            <text:p>3.024</text:p>
          </table:table-cell>
          <table:table-cell office:value-type="float" office:value="-37.36666" calcext:value-type="float">
            <text:p>-37.36666</text:p>
          </table:table-cell>
          <table:table-cell office:value-type="float" office:value="-35.2" calcext:value-type="float">
            <text:p>-35.2</text:p>
          </table:table-cell>
          <table:table-cell office:value-type="float" office:value="8.271301" calcext:value-type="float">
            <text:p>8.271301</text:p>
          </table:table-cell>
          <table:table-cell office:value-type="float" office:value="7.207339" calcext:value-type="float">
            <text:p>7.207339</text:p>
          </table:table-cell>
          <table:table-cell office:value-type="float" office:value="2.515" calcext:value-type="float">
            <text:p>2.515</text:p>
          </table:table-cell>
          <table:table-cell office:value-type="float" office:value="2.359" calcext:value-type="float">
            <text:p>2.359</text:p>
          </table:table-cell>
          <table:table-cell office:value-type="float" office:value="0.352364" calcext:value-type="float">
            <text:p>0.352364</text:p>
          </table:table-cell>
          <table:table-cell office:value-type="float" office:value="0.3259375" calcext:value-type="float">
            <text:p>0.3259375</text:p>
          </table:table-cell>
          <table:table-cell/>
          <table:table-cell office:value-type="float" office:value="5.292" calcext:value-type="float">
            <text:p>5.292</text:p>
          </table:table-cell>
          <table:table-cell table:formula="of:=[.T25]-3.78" office:value-type="float" office:value="1.512" calcext:value-type="float">
            <text:p>1.512</text:p>
          </table:table-cell>
          <table:table-cell office:value-type="float" office:value="-45.3" calcext:value-type="float">
            <text:p>-45.3</text:p>
          </table:table-cell>
          <table:table-cell office:value-type="float" office:value="-42.73334" calcext:value-type="float">
            <text:p>-42.73334</text:p>
          </table:table-cell>
          <table:table-cell office:value-type="float" office:value="9.99165" calcext:value-type="float">
            <text:p>9.99165</text:p>
          </table:table-cell>
          <table:table-cell office:value-type="float" office:value="8.067108" calcext:value-type="float">
            <text:p>8.067108</text:p>
          </table:table-cell>
          <table:table-cell office:value-type="float" office:value="2.514" calcext:value-type="float">
            <text:p>2.514</text:p>
          </table:table-cell>
          <table:table-cell office:value-type="float" office:value="2.192" calcext:value-type="float">
            <text:p>2.192</text:p>
          </table:table-cell>
          <table:table-cell office:value-type="float" office:value="0.3511083" calcext:value-type="float">
            <text:p>0.3511083</text:p>
          </table:table-cell>
          <table:table-cell office:value-type="float" office:value="0.300506" calcext:value-type="float">
            <text:p>0.30050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44.46667" calcext:value-type="float">
            <text:p>-44.46667</text:p>
          </table:table-cell>
          <table:table-cell office:value-type="float" office:value="-42.6" calcext:value-type="float">
            <text:p>-42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6]-1.836" office:value-type="float" office:value="1.296" calcext:value-type="float">
            <text:p>1.296</text:p>
          </table:table-cell>
          <table:table-cell office:value-type="float" office:value="3.132" calcext:value-type="float">
            <text:p>3.132</text:p>
          </table:table-cell>
          <table:table-cell office:value-type="float" office:value="-39.93334" calcext:value-type="float">
            <text:p>-39.93334</text:p>
          </table:table-cell>
          <table:table-cell office:value-type="float" office:value="-36.13333" calcext:value-type="float">
            <text:p>-36.13333</text:p>
          </table:table-cell>
          <table:table-cell office:value-type="float" office:value="8.770097" calcext:value-type="float">
            <text:p>8.770097</text:p>
          </table:table-cell>
          <table:table-cell office:value-type="float" office:value="7.441414" calcext:value-type="float">
            <text:p>7.441414</text:p>
          </table:table-cell>
          <table:table-cell office:value-type="float" office:value="2.497" calcext:value-type="float">
            <text:p>2.497</text:p>
          </table:table-cell>
          <table:table-cell office:value-type="float" office:value="2.378" calcext:value-type="float">
            <text:p>2.378</text:p>
          </table:table-cell>
          <table:table-cell office:value-type="float" office:value="0.3495996" calcext:value-type="float">
            <text:p>0.3495996</text:p>
          </table:table-cell>
          <table:table-cell office:value-type="float" office:value="0.3278306" calcext:value-type="float">
            <text:p>0.3278306</text:p>
          </table:table-cell>
          <table:table-cell/>
          <table:table-cell office:value-type="float" office:value="5.4" calcext:value-type="float">
            <text:p>5.4</text:p>
          </table:table-cell>
          <table:table-cell table:formula="of:=[.T26]-3.78" office:value-type="float" office:value="1.62" calcext:value-type="float">
            <text:p>1.62</text:p>
          </table:table-cell>
          <table:table-cell office:value-type="float" office:value="-46.3" calcext:value-type="float">
            <text:p>-46.3</text:p>
          </table:table-cell>
          <table:table-cell office:value-type="float" office:value="-43.36667" calcext:value-type="float">
            <text:p>-43.36667</text:p>
          </table:table-cell>
          <table:table-cell office:value-type="float" office:value="10.08401" calcext:value-type="float">
            <text:p>10.08401</text:p>
          </table:table-cell>
          <table:table-cell office:value-type="float" office:value="8.099978" calcext:value-type="float">
            <text:p>8.099978</text:p>
          </table:table-cell>
          <table:table-cell office:value-type="float" office:value="2.488" calcext:value-type="float">
            <text:p>2.488</text:p>
          </table:table-cell>
          <table:table-cell office:value-type="float" office:value="2.17" calcext:value-type="float">
            <text:p>2.17</text:p>
          </table:table-cell>
          <table:table-cell office:value-type="float" office:value="0.3467004" calcext:value-type="float">
            <text:p>0.3467004</text:p>
          </table:table-cell>
          <table:table-cell office:value-type="float" office:value="0.2973239" calcext:value-type="float">
            <text:p>0.297323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45.23334" calcext:value-type="float">
            <text:p>-45.23334</text:p>
          </table:table-cell>
          <table:table-cell office:value-type="float" office:value="-43.56667" calcext:value-type="float">
            <text:p>-43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7]-1.836" office:value-type="float" office:value="1.404" calcext:value-type="float">
            <text:p>1.404</text:p>
          </table:table-cell>
          <table:table-cell office:value-type="float" office:value="3.24" calcext:value-type="float">
            <text:p>3.24</text:p>
          </table:table-cell>
          <table:table-cell office:value-type="float" office:value="-41.9" calcext:value-type="float">
            <text:p>-41.9</text:p>
          </table:table-cell>
          <table:table-cell office:value-type="float" office:value="-40.23334" calcext:value-type="float">
            <text:p>-40.23334</text:p>
          </table:table-cell>
          <table:table-cell office:value-type="float" office:value="9.14259" calcext:value-type="float">
            <text:p>9.14259</text:p>
          </table:table-cell>
          <table:table-cell office:value-type="float" office:value="7.989787" calcext:value-type="float">
            <text:p>7.989787</text:p>
          </table:table-cell>
          <table:table-cell office:value-type="float" office:value="2.482" calcext:value-type="float">
            <text:p>2.482</text:p>
          </table:table-cell>
          <table:table-cell office:value-type="float" office:value="2.299" calcext:value-type="float">
            <text:p>2.299</text:p>
          </table:table-cell>
          <table:table-cell office:value-type="float" office:value="0.347342" calcext:value-type="float">
            <text:p>0.347342</text:p>
          </table:table-cell>
          <table:table-cell office:value-type="float" office:value="0.3161195" calcext:value-type="float">
            <text:p>0.3161195</text:p>
          </table:table-cell>
          <table:table-cell/>
          <table:table-cell office:value-type="float" office:value="5.508" calcext:value-type="float">
            <text:p>5.508</text:p>
          </table:table-cell>
          <table:table-cell table:formula="of:=[.T27]-3.78" office:value-type="float" office:value="1.728" calcext:value-type="float">
            <text:p>1.728</text:p>
          </table:table-cell>
          <table:table-cell office:value-type="float" office:value="-52.66667" calcext:value-type="float">
            <text:p>-52.66667</text:p>
          </table:table-cell>
          <table:table-cell office:value-type="float" office:value="-44.13333" calcext:value-type="float">
            <text:p>-44.13333</text:p>
          </table:table-cell>
          <table:table-cell office:value-type="float" office:value="11.39995" calcext:value-type="float">
            <text:p>11.39995</text:p>
          </table:table-cell>
          <table:table-cell office:value-type="float" office:value="7.754242" calcext:value-type="float">
            <text:p>7.754242</text:p>
          </table:table-cell>
          <table:table-cell office:value-type="float" office:value="2.475" calcext:value-type="float">
            <text:p>2.475</text:p>
          </table:table-cell>
          <table:table-cell office:value-type="float" office:value="2.051" calcext:value-type="float">
            <text:p>2.051</text:p>
          </table:table-cell>
          <table:table-cell office:value-type="float" office:value="0.3445634" calcext:value-type="float">
            <text:p>0.3445634</text:p>
          </table:table-cell>
          <table:table-cell office:value-type="float" office:value="0.2796885" calcext:value-type="float">
            <text:p>0.279688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42.16667" calcext:value-type="float">
            <text:p>-42.16667</text:p>
          </table:table-cell>
          <table:table-cell office:value-type="float" office:value="-39.76667" calcext:value-type="float">
            <text:p>-39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8]-1.836" office:value-type="float" office:value="1.512" calcext:value-type="float">
            <text:p>1.512</text:p>
          </table:table-cell>
          <table:table-cell office:value-type="float" office:value="3.348" calcext:value-type="float">
            <text:p>3.348</text:p>
          </table:table-cell>
          <table:table-cell office:value-type="float" office:value="-47.03333" calcext:value-type="float">
            <text:p>-47.03333</text:p>
          </table:table-cell>
          <table:table-cell office:value-type="float" office:value="-41.4" calcext:value-type="float">
            <text:p>-41.4</text:p>
          </table:table-cell>
          <table:table-cell office:value-type="float" office:value="10.22148" calcext:value-type="float">
            <text:p>10.22148</text:p>
          </table:table-cell>
          <table:table-cell office:value-type="float" office:value="7.805988" calcext:value-type="float">
            <text:p>7.805988</text:p>
          </table:table-cell>
          <table:table-cell office:value-type="float" office:value="2.476" calcext:value-type="float">
            <text:p>2.476</text:p>
          </table:table-cell>
          <table:table-cell office:value-type="float" office:value="2.19" calcext:value-type="float">
            <text:p>2.19</text:p>
          </table:table-cell>
          <table:table-cell office:value-type="float" office:value="0.3459474" calcext:value-type="float">
            <text:p>0.3459474</text:p>
          </table:table-cell>
          <table:table-cell office:value-type="float" office:value="0.300144" calcext:value-type="float">
            <text:p>0.300144</text:p>
          </table:table-cell>
          <table:table-cell/>
          <table:table-cell office:value-type="float" office:value="5.616" calcext:value-type="float">
            <text:p>5.616</text:p>
          </table:table-cell>
          <table:table-cell table:formula="of:=[.T28]-3.78" office:value-type="float" office:value="1.836" calcext:value-type="float">
            <text:p>1.836</text:p>
          </table:table-cell>
          <table:table-cell office:value-type="float" office:value="-53.66667" calcext:value-type="float">
            <text:p>-53.66667</text:p>
          </table:table-cell>
          <table:table-cell office:value-type="float" office:value="-48.43334" calcext:value-type="float">
            <text:p>-48.43334</text:p>
          </table:table-cell>
          <table:table-cell office:value-type="float" office:value="11.70353" calcext:value-type="float">
            <text:p>11.70353</text:p>
          </table:table-cell>
          <table:table-cell office:value-type="float" office:value="7.960532" calcext:value-type="float">
            <text:p>7.960532</text:p>
          </table:table-cell>
          <table:table-cell office:value-type="float" office:value="2.493" calcext:value-type="float">
            <text:p>2.493</text:p>
          </table:table-cell>
          <table:table-cell office:value-type="float" office:value="1.928" calcext:value-type="float">
            <text:p>1.928</text:p>
          </table:table-cell>
          <table:table-cell office:value-type="float" office:value="0.3471477" calcext:value-type="float">
            <text:p>0.3471477</text:p>
          </table:table-cell>
          <table:table-cell office:value-type="float" office:value="0.2616374" calcext:value-type="float">
            <text:p>0.261637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40.66667" calcext:value-type="float">
            <text:p>-40.66667</text:p>
          </table:table-cell>
          <table:table-cell office:value-type="float" office:value="-41.86666" calcext:value-type="float">
            <text:p>-41.8666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9]-1.836" office:value-type="float" office:value="1.62" calcext:value-type="float">
            <text:p>1.62</text:p>
          </table:table-cell>
          <table:table-cell office:value-type="float" office:value="3.456" calcext:value-type="float">
            <text:p>3.456</text:p>
          </table:table-cell>
          <table:table-cell office:value-type="float" office:value="-50.3" calcext:value-type="float">
            <text:p>-50.3</text:p>
          </table:table-cell>
          <table:table-cell office:value-type="float" office:value="-41.9" calcext:value-type="float">
            <text:p>-41.9</text:p>
          </table:table-cell>
          <table:table-cell office:value-type="float" office:value="10.91649" calcext:value-type="float">
            <text:p>10.91649</text:p>
          </table:table-cell>
          <table:table-cell office:value-type="float" office:value="7.658467" calcext:value-type="float">
            <text:p>7.658467</text:p>
          </table:table-cell>
          <table:table-cell office:value-type="float" office:value="2.477" calcext:value-type="float">
            <text:p>2.477</text:p>
          </table:table-cell>
          <table:table-cell office:value-type="float" office:value="2.128" calcext:value-type="float">
            <text:p>2.128</text:p>
          </table:table-cell>
          <table:table-cell office:value-type="float" office:value="0.3454754" calcext:value-type="float">
            <text:p>0.3454754</text:p>
          </table:table-cell>
          <table:table-cell office:value-type="float" office:value="0.2909577" calcext:value-type="float">
            <text:p>0.2909577</text:p>
          </table:table-cell>
          <table:table-cell/>
          <table:table-cell office:value-type="float" office:value="5.724" calcext:value-type="float">
            <text:p>5.724</text:p>
          </table:table-cell>
          <table:table-cell table:formula="of:=[.T29]-3.78" office:value-type="float" office:value="1.944" calcext:value-type="float">
            <text:p>1.944</text:p>
          </table:table-cell>
          <table:table-cell office:value-type="float" office:value="-55.4" calcext:value-type="float">
            <text:p>-55.4</text:p>
          </table:table-cell>
          <table:table-cell office:value-type="float" office:value="-49" calcext:value-type="float">
            <text:p>-49</text:p>
          </table:table-cell>
          <table:table-cell office:value-type="float" office:value="11.96664" calcext:value-type="float">
            <text:p>11.96664</text:p>
          </table:table-cell>
          <table:table-cell office:value-type="float" office:value="7.849081" calcext:value-type="float">
            <text:p>7.849081</text:p>
          </table:table-cell>
          <table:table-cell office:value-type="float" office:value="2.473" calcext:value-type="float">
            <text:p>2.473</text:p>
          </table:table-cell>
          <table:table-cell office:value-type="float" office:value="1.883" calcext:value-type="float">
            <text:p>1.883</text:p>
          </table:table-cell>
          <table:table-cell office:value-type="float" office:value="0.3438465" calcext:value-type="float">
            <text:p>0.3438465</text:p>
          </table:table-cell>
          <table:table-cell office:value-type="float" office:value="0.254991" calcext:value-type="float">
            <text:p>0.25499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37.36666" calcext:value-type="float">
            <text:p>-37.36666</text:p>
          </table:table-cell>
          <table:table-cell office:value-type="float" office:value="-39.53333" calcext:value-type="float">
            <text:p>-39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0]-1.836" office:value-type="float" office:value="1.728" calcext:value-type="float">
            <text:p>1.728</text:p>
          </table:table-cell>
          <table:table-cell office:value-type="float" office:value="3.564" calcext:value-type="float">
            <text:p>3.564</text:p>
          </table:table-cell>
          <table:table-cell office:value-type="float" office:value="-51.53333" calcext:value-type="float">
            <text:p>-51.53333</text:p>
          </table:table-cell>
          <table:table-cell office:value-type="float" office:value="-46.33333" calcext:value-type="float">
            <text:p>-46.33333</text:p>
          </table:table-cell>
          <table:table-cell office:value-type="float" office:value="11.26301" calcext:value-type="float">
            <text:p>11.26301</text:p>
          </table:table-cell>
          <table:table-cell office:value-type="float" office:value="8.637927" calcext:value-type="float">
            <text:p>8.637927</text:p>
          </table:table-cell>
          <table:table-cell office:value-type="float" office:value="2.494" calcext:value-type="float">
            <text:p>2.494</text:p>
          </table:table-cell>
          <table:table-cell office:value-type="float" office:value="2.168" calcext:value-type="float">
            <text:p>2.168</text:p>
          </table:table-cell>
          <table:table-cell office:value-type="float" office:value="0.3479111" calcext:value-type="float">
            <text:p>0.3479111</text:p>
          </table:table-cell>
          <table:table-cell office:value-type="float" office:value="0.2967687" calcext:value-type="float">
            <text:p>0.2967687</text:p>
          </table:table-cell>
          <table:table-cell/>
          <table:table-cell office:value-type="float" office:value="5.832" calcext:value-type="float">
            <text:p>5.832</text:p>
          </table:table-cell>
          <table:table-cell table:formula="of:=[.T30]-3.78" office:value-type="float" office:value="2.052" calcext:value-type="float">
            <text:p>2.052</text:p>
          </table:table-cell>
          <table:table-cell office:value-type="float" office:value="-57.23333" calcext:value-type="float">
            <text:p>-57.23333</text:p>
          </table:table-cell>
          <table:table-cell office:value-type="float" office:value="-47.43333" calcext:value-type="float">
            <text:p>-47.43333</text:p>
          </table:table-cell>
          <table:table-cell office:value-type="float" office:value="12.52278" calcext:value-type="float">
            <text:p>12.52278</text:p>
          </table:table-cell>
          <table:table-cell office:value-type="float" office:value="7.201089" calcext:value-type="float">
            <text:p>7.201089</text:p>
          </table:table-cell>
          <table:table-cell office:value-type="float" office:value="2.505" calcext:value-type="float">
            <text:p>2.505</text:p>
          </table:table-cell>
          <table:table-cell office:value-type="float" office:value="1.792" calcext:value-type="float">
            <text:p>1.792</text:p>
          </table:table-cell>
          <table:table-cell office:value-type="float" office:value="0.3483002" calcext:value-type="float">
            <text:p>0.3483002</text:p>
          </table:table-cell>
          <table:table-cell office:value-type="float" office:value="0.2416666" calcext:value-type="float">
            <text:p>0.24166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6.86666" calcext:value-type="float">
            <text:p>-36.86666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1]-1.836" office:value-type="float" office:value="1.836" calcext:value-type="float">
            <text:p>1.836</text:p>
          </table:table-cell>
          <table:table-cell office:value-type="float" office:value="3.672" calcext:value-type="float">
            <text:p>3.672</text:p>
          </table:table-cell>
          <table:table-cell office:value-type="float" office:value="-53.2" calcext:value-type="float">
            <text:p>-53.2</text:p>
          </table:table-cell>
          <table:table-cell office:value-type="float" office:value="-47.86666" calcext:value-type="float">
            <text:p>-47.86666</text:p>
          </table:table-cell>
          <table:table-cell office:value-type="float" office:value="11.55821" calcext:value-type="float">
            <text:p>11.55821</text:p>
          </table:table-cell>
          <table:table-cell office:value-type="float" office:value="8.035931" calcext:value-type="float">
            <text:p>8.035931</text:p>
          </table:table-cell>
          <table:table-cell office:value-type="float" office:value="2.481" calcext:value-type="float">
            <text:p>2.481</text:p>
          </table:table-cell>
          <table:table-cell office:value-type="float" office:value="1.967" calcext:value-type="float">
            <text:p>1.967</text:p>
          </table:table-cell>
          <table:table-cell office:value-type="float" office:value="0.3458447" calcext:value-type="float">
            <text:p>0.3458447</text:p>
          </table:table-cell>
          <table:table-cell office:value-type="float" office:value="0.2672422" calcext:value-type="float">
            <text:p>0.2672422</text:p>
          </table:table-cell>
          <table:table-cell/>
          <table:table-cell office:value-type="float" office:value="5.94" calcext:value-type="float">
            <text:p>5.94</text:p>
          </table:table-cell>
          <table:table-cell table:formula="of:=[.T31]-3.78" office:value-type="float" office:value="2.16" calcext:value-type="float">
            <text:p>2.16</text:p>
          </table:table-cell>
          <table:table-cell office:value-type="float" office:value="-55.6" calcext:value-type="float">
            <text:p>-55.6</text:p>
          </table:table-cell>
          <table:table-cell office:value-type="float" office:value="-51.86666" calcext:value-type="float">
            <text:p>-51.86666</text:p>
          </table:table-cell>
          <table:table-cell office:value-type="float" office:value="12.25132" calcext:value-type="float">
            <text:p>12.25132</text:p>
          </table:table-cell>
          <table:table-cell office:value-type="float" office:value="8.710786" calcext:value-type="float">
            <text:p>8.710786</text:p>
          </table:table-cell>
          <table:table-cell office:value-type="float" office:value="2.522" calcext:value-type="float">
            <text:p>2.522</text:p>
          </table:table-cell>
          <table:table-cell office:value-type="float" office:value="1.967" calcext:value-type="float">
            <text:p>1.967</text:p>
          </table:table-cell>
          <table:table-cell office:value-type="float" office:value="0.3507601" calcext:value-type="float">
            <text:p>0.3507601</text:p>
          </table:table-cell>
          <table:table-cell office:value-type="float" office:value="0.2673444" calcext:value-type="float">
            <text:p>0.267344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38.43333" calcext:value-type="float">
            <text:p>-38.43333</text:p>
          </table:table-cell>
          <table:table-cell office:value-type="float" office:value="-37.43334" calcext:value-type="float">
            <text:p>-37.4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2]-1.836" office:value-type="float" office:value="1.944" calcext:value-type="float">
            <text:p>1.944</text:p>
          </table:table-cell>
          <table:table-cell office:value-type="float" office:value="3.78" calcext:value-type="float">
            <text:p>3.78</text:p>
          </table:table-cell>
          <table:table-cell office:value-type="float" office:value="-55.9" calcext:value-type="float">
            <text:p>-55.9</text:p>
          </table:table-cell>
          <table:table-cell office:value-type="float" office:value="-47.2" calcext:value-type="float">
            <text:p>-47.2</text:p>
          </table:table-cell>
          <table:table-cell office:value-type="float" office:value="12.21267" calcext:value-type="float">
            <text:p>12.21267</text:p>
          </table:table-cell>
          <table:table-cell office:value-type="float" office:value="8.869411" calcext:value-type="float">
            <text:p>8.869411</text:p>
          </table:table-cell>
          <table:table-cell office:value-type="float" office:value="2.498" calcext:value-type="float">
            <text:p>2.498</text:p>
          </table:table-cell>
          <table:table-cell office:value-type="float" office:value="2.184" calcext:value-type="float">
            <text:p>2.184</text:p>
          </table:table-cell>
          <table:table-cell office:value-type="float" office:value="0.347777" calcext:value-type="float">
            <text:p>0.347777</text:p>
          </table:table-cell>
          <table:table-cell office:value-type="float" office:value="0.2991265" calcext:value-type="float">
            <text:p>0.2991265</text:p>
          </table:table-cell>
          <table:table-cell/>
          <table:table-cell office:value-type="float" office:value="6.048" calcext:value-type="float">
            <text:p>6.048</text:p>
          </table:table-cell>
          <table:table-cell table:formula="of:=[.T32]-3.78" office:value-type="float" office:value="2.268" calcext:value-type="float">
            <text:p>2.268</text:p>
          </table:table-cell>
          <table:table-cell office:value-type="float" office:value="-59.5" calcext:value-type="float">
            <text:p>-59.5</text:p>
          </table:table-cell>
          <table:table-cell office:value-type="float" office:value="-51.9" calcext:value-type="float">
            <text:p>-51.9</text:p>
          </table:table-cell>
          <table:table-cell office:value-type="float" office:value="12.78486" calcext:value-type="float">
            <text:p>12.78486</text:p>
          </table:table-cell>
          <table:table-cell office:value-type="float" office:value="7.854923" calcext:value-type="float">
            <text:p>7.854923</text:p>
          </table:table-cell>
          <table:table-cell office:value-type="float" office:value="2.466" calcext:value-type="float">
            <text:p>2.466</text:p>
          </table:table-cell>
          <table:table-cell office:value-type="float" office:value="1.787" calcext:value-type="float">
            <text:p>1.787</text:p>
          </table:table-cell>
          <table:table-cell office:value-type="float" office:value="0.3420433" calcext:value-type="float">
            <text:p>0.3420433</text:p>
          </table:table-cell>
          <table:table-cell office:value-type="float" office:value="0.2409221" calcext:value-type="float">
            <text:p>0.240922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33.73333" calcext:value-type="float">
            <text:p>-33.73333</text:p>
          </table:table-cell>
          <table:table-cell office:value-type="float" office:value="-38.16667" calcext:value-type="float">
            <text:p>-38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3]-1.836" office:value-type="float" office:value="2.052" calcext:value-type="float">
            <text:p>2.052</text:p>
          </table:table-cell>
          <table:table-cell office:value-type="float" office:value="3.888" calcext:value-type="float">
            <text:p>3.888</text:p>
          </table:table-cell>
          <table:table-cell office:value-type="float" office:value="-57.4" calcext:value-type="float">
            <text:p>-57.4</text:p>
          </table:table-cell>
          <table:table-cell office:value-type="float" office:value="-48.16667" calcext:value-type="float">
            <text:p>-48.16667</text:p>
          </table:table-cell>
          <table:table-cell office:value-type="float" office:value="12.36966" calcext:value-type="float">
            <text:p>12.36966</text:p>
          </table:table-cell>
          <table:table-cell office:value-type="float" office:value="8.9541" calcext:value-type="float">
            <text:p>8.9541</text:p>
          </table:table-cell>
          <table:table-cell office:value-type="float" office:value="2.469" calcext:value-type="float">
            <text:p>2.469</text:p>
          </table:table-cell>
          <table:table-cell office:value-type="float" office:value="2.162" calcext:value-type="float">
            <text:p>2.162</text:p>
          </table:table-cell>
          <table:table-cell office:value-type="float" office:value="0.3430425" calcext:value-type="float">
            <text:p>0.3430425</text:p>
          </table:table-cell>
          <table:table-cell office:value-type="float" office:value="0.2959221" calcext:value-type="float">
            <text:p>0.2959221</text:p>
          </table:table-cell>
          <table:table-cell/>
          <table:table-cell office:value-type="float" office:value="6.156" calcext:value-type="float">
            <text:p>6.156</text:p>
          </table:table-cell>
          <table:table-cell table:formula="of:=[.T33]-3.78" office:value-type="float" office:value="2.376" calcext:value-type="float">
            <text:p>2.376</text:p>
          </table:table-cell>
          <table:table-cell office:value-type="float" office:value="-59.83333" calcext:value-type="float">
            <text:p>-59.83333</text:p>
          </table:table-cell>
          <table:table-cell office:value-type="float" office:value="-54.26667" calcext:value-type="float">
            <text:p>-54.26667</text:p>
          </table:table-cell>
          <table:table-cell office:value-type="float" office:value="13.22877" calcext:value-type="float">
            <text:p>13.22877</text:p>
          </table:table-cell>
          <table:table-cell office:value-type="float" office:value="8.676964" calcext:value-type="float">
            <text:p>8.676964</text:p>
          </table:table-cell>
          <table:table-cell office:value-type="float" office:value="2.534" calcext:value-type="float">
            <text:p>2.534</text:p>
          </table:table-cell>
          <table:table-cell office:value-type="float" office:value="1.88" calcext:value-type="float">
            <text:p>1.88</text:p>
          </table:table-cell>
          <table:table-cell office:value-type="float" office:value="0.3519479" calcext:value-type="float">
            <text:p>0.3519479</text:p>
          </table:table-cell>
          <table:table-cell office:value-type="float" office:value="0.2545287" calcext:value-type="float">
            <text:p>0.254528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33.56667" calcext:value-type="float">
            <text:p>-33.56667</text:p>
          </table:table-cell>
          <table:table-cell office:value-type="float" office:value="-38.56667" calcext:value-type="float">
            <text:p>-38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4]-1.836" office:value-type="float" office:value="2.16" calcext:value-type="float">
            <text:p>2.16</text:p>
          </table:table-cell>
          <table:table-cell office:value-type="float" office:value="3.996" calcext:value-type="float">
            <text:p>3.996</text:p>
          </table:table-cell>
          <table:table-cell office:value-type="float" office:value="-57.6" calcext:value-type="float">
            <text:p>-57.6</text:p>
          </table:table-cell>
          <table:table-cell office:value-type="float" office:value="-50.26667" calcext:value-type="float">
            <text:p>-50.26667</text:p>
          </table:table-cell>
          <table:table-cell office:value-type="float" office:value="12.60092" calcext:value-type="float">
            <text:p>12.60092</text:p>
          </table:table-cell>
          <table:table-cell office:value-type="float" office:value="7.753052" calcext:value-type="float">
            <text:p>7.753052</text:p>
          </table:table-cell>
          <table:table-cell office:value-type="float" office:value="2.505" calcext:value-type="float">
            <text:p>2.505</text:p>
          </table:table-cell>
          <table:table-cell office:value-type="float" office:value="1.819" calcext:value-type="float">
            <text:p>1.819</text:p>
          </table:table-cell>
          <table:table-cell office:value-type="float" office:value="0.3482426" calcext:value-type="float">
            <text:p>0.3482426</text:p>
          </table:table-cell>
          <table:table-cell office:value-type="float" office:value="0.2455244" calcext:value-type="float">
            <text:p>0.2455244</text:p>
          </table:table-cell>
          <table:table-cell/>
          <table:table-cell office:value-type="float" office:value="6.264" calcext:value-type="float">
            <text:p>6.264</text:p>
          </table:table-cell>
          <table:table-cell table:formula="of:=[.T34]-3.78" office:value-type="float" office:value="2.484" calcext:value-type="float">
            <text:p>2.484</text:p>
          </table:table-cell>
          <table:table-cell office:value-type="float" office:value="-60.23334" calcext:value-type="float">
            <text:p>-60.23334</text:p>
          </table:table-cell>
          <table:table-cell office:value-type="float" office:value="-56.93334" calcext:value-type="float">
            <text:p>-56.93334</text:p>
          </table:table-cell>
          <table:table-cell office:value-type="float" office:value="13.09599" calcext:value-type="float">
            <text:p>13.09599</text:p>
          </table:table-cell>
          <table:table-cell office:value-type="float" office:value="8.694989" calcext:value-type="float">
            <text:p>8.694989</text:p>
          </table:table-cell>
          <table:table-cell office:value-type="float" office:value="2.495" calcext:value-type="float">
            <text:p>2.495</text:p>
          </table:table-cell>
          <table:table-cell office:value-type="float" office:value="1.802" calcext:value-type="float">
            <text:p>1.802</text:p>
          </table:table-cell>
          <table:table-cell office:value-type="float" office:value="0.3461015" calcext:value-type="float">
            <text:p>0.3461015</text:p>
          </table:table-cell>
          <table:table-cell office:value-type="float" office:value="0.2431109" calcext:value-type="float">
            <text:p>0.243110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37.3" calcext:value-type="float">
            <text:p>-37.3</text:p>
          </table:table-cell>
          <table:table-cell office:value-type="float" office:value="-34.46667" calcext:value-type="float">
            <text:p>-34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5]-1.836" office:value-type="float" office:value="2.268" calcext:value-type="float">
            <text:p>2.268</text:p>
          </table:table-cell>
          <table:table-cell office:value-type="float" office:value="4.104" calcext:value-type="float">
            <text:p>4.104</text:p>
          </table:table-cell>
          <table:table-cell office:value-type="float" office:value="-58.96667" calcext:value-type="float">
            <text:p>-58.96667</text:p>
          </table:table-cell>
          <table:table-cell office:value-type="float" office:value="-48.2" calcext:value-type="float">
            <text:p>-48.2</text:p>
          </table:table-cell>
          <table:table-cell office:value-type="float" office:value="12.83669" calcext:value-type="float">
            <text:p>12.83669</text:p>
          </table:table-cell>
          <table:table-cell office:value-type="float" office:value="7.553523" calcext:value-type="float">
            <text:p>7.553523</text:p>
          </table:table-cell>
          <table:table-cell office:value-type="float" office:value="2.495" calcext:value-type="float">
            <text:p>2.495</text:p>
          </table:table-cell>
          <table:table-cell office:value-type="float" office:value="1.846" calcext:value-type="float">
            <text:p>1.846</text:p>
          </table:table-cell>
          <table:table-cell office:value-type="float" office:value="0.3465363" calcext:value-type="float">
            <text:p>0.3465363</text:p>
          </table:table-cell>
          <table:table-cell office:value-type="float" office:value="0.2494621" calcext:value-type="float">
            <text:p>0.2494621</text:p>
          </table:table-cell>
          <table:table-cell/>
          <table:table-cell office:value-type="float" office:value="6.372" calcext:value-type="float">
            <text:p>6.372</text:p>
          </table:table-cell>
          <table:table-cell table:formula="of:=[.T35]-3.78" office:value-type="float" office:value="2.592" calcext:value-type="float">
            <text:p>2.592</text:p>
          </table:table-cell>
          <table:table-cell office:value-type="float" office:value="-64.83334" calcext:value-type="float">
            <text:p>-64.83334</text:p>
          </table:table-cell>
          <table:table-cell office:value-type="float" office:value="-56.26667" calcext:value-type="float">
            <text:p>-56.26667</text:p>
          </table:table-cell>
          <table:table-cell office:value-type="float" office:value="11.93898" calcext:value-type="float">
            <text:p>11.93898</text:p>
          </table:table-cell>
          <table:table-cell office:value-type="float" office:value="8.759" calcext:value-type="float">
            <text:p>8.759</text:p>
          </table:table-cell>
          <table:table-cell office:value-type="float" office:value="2.126" calcext:value-type="float">
            <text:p>2.126</text:p>
          </table:table-cell>
          <table:table-cell office:value-type="float" office:value="1.835" calcext:value-type="float">
            <text:p>1.835</text:p>
          </table:table-cell>
          <table:table-cell office:value-type="float" office:value="0.2931371" calcext:value-type="float">
            <text:p>0.2931371</text:p>
          </table:table-cell>
          <table:table-cell office:value-type="float" office:value="0.2478023" calcext:value-type="float">
            <text:p>0.247802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39.03333" calcext:value-type="float">
            <text:p>-39.03333</text:p>
          </table:table-cell>
          <table:table-cell office:value-type="float" office:value="-36.16667" calcext:value-type="float">
            <text:p>-36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6]-1.836" office:value-type="float" office:value="2.376" calcext:value-type="float">
            <text:p>2.376</text:p>
          </table:table-cell>
          <table:table-cell office:value-type="float" office:value="4.212" calcext:value-type="float">
            <text:p>4.212</text:p>
          </table:table-cell>
          <table:table-cell office:value-type="float" office:value="-61" calcext:value-type="float">
            <text:p>-61</text:p>
          </table:table-cell>
          <table:table-cell office:value-type="float" office:value="-51.73334" calcext:value-type="float">
            <text:p>-51.73334</text:p>
          </table:table-cell>
          <table:table-cell office:value-type="float" office:value="13.31753" calcext:value-type="float">
            <text:p>13.31753</text:p>
          </table:table-cell>
          <table:table-cell office:value-type="float" office:value="8.108688" calcext:value-type="float">
            <text:p>8.108688</text:p>
          </table:table-cell>
          <table:table-cell office:value-type="float" office:value="2.505" calcext:value-type="float">
            <text:p>2.505</text:p>
          </table:table-cell>
          <table:table-cell office:value-type="float" office:value="1.846" calcext:value-type="float">
            <text:p>1.846</text:p>
          </table:table-cell>
          <table:table-cell office:value-type="float" office:value="0.3475329" calcext:value-type="float">
            <text:p>0.3475329</text:p>
          </table:table-cell>
          <table:table-cell office:value-type="float" office:value="0.2495067" calcext:value-type="float">
            <text:p>0.2495067</text:p>
          </table:table-cell>
          <table:table-cell/>
          <table:table-cell office:value-type="float" office:value="6.48" calcext:value-type="float">
            <text:p>6.48</text:p>
          </table:table-cell>
          <table:table-cell table:formula="of:=[.T36]-3.78" office:value-type="float" office:value="2.7" calcext:value-type="float">
            <text:p>2.7</text:p>
          </table:table-cell>
          <table:table-cell office:value-type="float" office:value="-66.43333" calcext:value-type="float">
            <text:p>-66.43333</text:p>
          </table:table-cell>
          <table:table-cell office:value-type="float" office:value="-54.23334" calcext:value-type="float">
            <text:p>-54.23334</text:p>
          </table:table-cell>
          <table:table-cell office:value-type="float" office:value="6.541709" calcext:value-type="float">
            <text:p>6.541709</text:p>
          </table:table-cell>
          <table:table-cell office:value-type="float" office:value="8.353155" calcext:value-type="float">
            <text:p>8.353155</text:p>
          </table:table-cell>
          <table:table-cell office:value-type="float" office:value="1.179" calcext:value-type="float">
            <text:p>1.179</text:p>
          </table:table-cell>
          <table:table-cell office:value-type="float" office:value="1.819" calcext:value-type="float">
            <text:p>1.819</text:p>
          </table:table-cell>
          <table:table-cell office:value-type="float" office:value="0.1567499" calcext:value-type="float">
            <text:p>0.1567499</text:p>
          </table:table-cell>
          <table:table-cell office:value-type="float" office:value="0.2451807" calcext:value-type="float">
            <text:p>0.245180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40.3" calcext:value-type="float">
            <text:p>-40.3</text:p>
          </table:table-cell>
          <table:table-cell office:value-type="float" office:value="-39.23333" calcext:value-type="float">
            <text:p>-39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7]-1.836" office:value-type="float" office:value="2.484" calcext:value-type="float">
            <text:p>2.484</text:p>
          </table:table-cell>
          <table:table-cell office:value-type="float" office:value="4.32" calcext:value-type="float">
            <text:p>4.32</text:p>
          </table:table-cell>
          <table:table-cell office:value-type="float" office:value="-62.93334" calcext:value-type="float">
            <text:p>-62.93334</text:p>
          </table:table-cell>
          <table:table-cell office:value-type="float" office:value="-51.73334" calcext:value-type="float">
            <text:p>-51.73334</text:p>
          </table:table-cell>
          <table:table-cell office:value-type="float" office:value="13.47825" calcext:value-type="float">
            <text:p>13.47825</text:p>
          </table:table-cell>
          <table:table-cell office:value-type="float" office:value="7.99393" calcext:value-type="float">
            <text:p>7.99393</text:p>
          </table:table-cell>
          <table:table-cell office:value-type="float" office:value="2.46" calcext:value-type="float">
            <text:p>2.46</text:p>
          </table:table-cell>
          <table:table-cell office:value-type="float" office:value="1.822" calcext:value-type="float">
            <text:p>1.822</text:p>
          </table:table-cell>
          <table:table-cell office:value-type="float" office:value="0.3409218" calcext:value-type="float">
            <text:p>0.3409218</text:p>
          </table:table-cell>
          <table:table-cell office:value-type="float" office:value="0.2459755" calcext:value-type="float">
            <text:p>0.2459755</text:p>
          </table:table-cell>
          <table:table-cell/>
          <table:table-cell office:value-type="float" office:value="6.588" calcext:value-type="float">
            <text:p>6.588</text:p>
          </table:table-cell>
          <table:table-cell table:formula="of:=[.T37]-3.78" office:value-type="float" office:value="2.808" calcext:value-type="float">
            <text:p>2.808</text:p>
          </table:table-cell>
          <table:table-cell office:value-type="float" office:value="-60.53333" calcext:value-type="float">
            <text:p>-60.53333</text:p>
          </table:table-cell>
          <table:table-cell office:value-type="float" office:value="-54.7" calcext:value-type="float">
            <text:p>-54.7</text:p>
          </table:table-cell>
          <table:table-cell office:value-type="float" office:value="3.619604" calcext:value-type="float">
            <text:p>3.619604</text:p>
          </table:table-cell>
          <table:table-cell office:value-type="float" office:value="8.367231" calcext:value-type="float">
            <text:p>8.367231</text:p>
          </table:table-cell>
          <table:table-cell office:value-type="float" office:value="0.742" calcext:value-type="float">
            <text:p>0.742</text:p>
          </table:table-cell>
          <table:table-cell office:value-type="float" office:value="1.808" calcext:value-type="float">
            <text:p>1.808</text:p>
          </table:table-cell>
          <table:table-cell office:value-type="float" office:value="0.095185" calcext:value-type="float">
            <text:p>0.095185</text:p>
          </table:table-cell>
          <table:table-cell office:value-type="float" office:value="0.2434986" calcext:value-type="float">
            <text:p>0.243498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42.43333" calcext:value-type="float">
            <text:p>-42.43333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8]-1.836" office:value-type="float" office:value="2.592" calcext:value-type="float">
            <text:p>2.592</text:p>
          </table:table-cell>
          <table:table-cell office:value-type="float" office:value="4.428" calcext:value-type="float">
            <text:p>4.428</text:p>
          </table:table-cell>
          <table:table-cell office:value-type="float" office:value="-63.93333" calcext:value-type="float">
            <text:p>-63.93333</text:p>
          </table:table-cell>
          <table:table-cell office:value-type="float" office:value="-56.43333" calcext:value-type="float">
            <text:p>-56.43333</text:p>
          </table:table-cell>
          <table:table-cell office:value-type="float" office:value="9.756011" calcext:value-type="float">
            <text:p>9.756011</text:p>
          </table:table-cell>
          <table:table-cell office:value-type="float" office:value="8.722876" calcext:value-type="float">
            <text:p>8.722876</text:p>
          </table:table-cell>
          <table:table-cell office:value-type="float" office:value="1.777" calcext:value-type="float">
            <text:p>1.777</text:p>
          </table:table-cell>
          <table:table-cell office:value-type="float" office:value="1.824" calcext:value-type="float">
            <text:p>1.824</text:p>
          </table:table-cell>
          <table:table-cell office:value-type="float" office:value="0.2429109" calcext:value-type="float">
            <text:p>0.2429109</text:p>
          </table:table-cell>
          <table:table-cell office:value-type="float" office:value="0.2460515" calcext:value-type="float">
            <text:p>0.2460515</text:p>
          </table:table-cell>
          <table:table-cell/>
          <table:table-cell office:value-type="float" office:value="6.696" calcext:value-type="float">
            <text:p>6.696</text:p>
          </table:table-cell>
          <table:table-cell table:formula="of:=[.T38]-3.78" office:value-type="float" office:value="2.916" calcext:value-type="float">
            <text:p>2.916</text:p>
          </table:table-cell>
          <table:table-cell office:value-type="float" office:value="-61.3" calcext:value-type="float">
            <text:p>-61.3</text:p>
          </table:table-cell>
          <table:table-cell office:value-type="float" office:value="-57.23333" calcext:value-type="float">
            <text:p>-57.23333</text:p>
          </table:table-cell>
          <table:table-cell office:value-type="float" office:value="1.978322" calcext:value-type="float">
            <text:p>1.978322</text:p>
          </table:table-cell>
          <table:table-cell office:value-type="float" office:value="8.781041" calcext:value-type="float">
            <text:p>8.781041</text:p>
          </table:table-cell>
          <table:table-cell office:value-type="float" office:value="0.434" calcext:value-type="float">
            <text:p>0.434</text:p>
          </table:table-cell>
          <table:table-cell office:value-type="float" office:value="1.814" calcext:value-type="float">
            <text:p>1.814</text:p>
          </table:table-cell>
          <table:table-cell office:value-type="float" office:value="0.05137342" calcext:value-type="float">
            <text:p>0.05137342</text:p>
          </table:table-cell>
          <table:table-cell office:value-type="float" office:value="0.24423" calcext:value-type="float">
            <text:p>0.2442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43.06667" calcext:value-type="float">
            <text:p>-43.06667</text:p>
          </table:table-cell>
          <table:table-cell office:value-type="float" office:value="-41.4" calcext:value-type="float">
            <text:p>-41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39]-1.836" office:value-type="float" office:value="2.7" calcext:value-type="float">
            <text:p>2.7</text:p>
          </table:table-cell>
          <table:table-cell office:value-type="float" office:value="4.536" calcext:value-type="float">
            <text:p>4.536</text:p>
          </table:table-cell>
          <table:table-cell office:value-type="float" office:value="-64.1" calcext:value-type="float">
            <text:p>-64.1</text:p>
          </table:table-cell>
          <table:table-cell office:value-type="float" office:value="-53.46667" calcext:value-type="float">
            <text:p>-53.46667</text:p>
          </table:table-cell>
          <table:table-cell office:value-type="float" office:value="6.110561" calcext:value-type="float">
            <text:p>6.110561</text:p>
          </table:table-cell>
          <table:table-cell office:value-type="float" office:value="8.420707" calcext:value-type="float">
            <text:p>8.420707</text:p>
          </table:table-cell>
          <table:table-cell office:value-type="float" office:value="1.141" calcext:value-type="float">
            <text:p>1.141</text:p>
          </table:table-cell>
          <table:table-cell office:value-type="float" office:value="1.857" calcext:value-type="float">
            <text:p>1.857</text:p>
          </table:table-cell>
          <table:table-cell office:value-type="float" office:value="0.1517488" calcext:value-type="float">
            <text:p>0.1517488</text:p>
          </table:table-cell>
          <table:table-cell office:value-type="float" office:value="0.2507076" calcext:value-type="float">
            <text:p>0.2507076</text:p>
          </table:table-cell>
          <table:table-cell/>
          <table:table-cell office:value-type="float" office:value="6.799" calcext:value-type="float">
            <text:p>6.799</text:p>
          </table:table-cell>
          <table:table-cell table:formula="of:=[.T39]-3.78" office:value-type="float" office:value="3.019" calcext:value-type="float">
            <text:p>3.019</text:p>
          </table:table-cell>
          <table:table-cell office:value-type="float" office:value="-60.03334" calcext:value-type="float">
            <text:p>-60.03334</text:p>
          </table:table-cell>
          <table:table-cell office:value-type="float" office:value="-51.9" calcext:value-type="float">
            <text:p>-51.9</text:p>
          </table:table-cell>
          <table:table-cell office:value-type="float" office:value="1.623715" calcext:value-type="float">
            <text:p>1.623715</text:p>
          </table:table-cell>
          <table:table-cell office:value-type="float" office:value="7.876336" calcext:value-type="float">
            <text:p>7.876336</text:p>
          </table:table-cell>
          <table:table-cell office:value-type="float" office:value="0.374" calcext:value-type="float">
            <text:p>0.374</text:p>
          </table:table-cell>
          <table:table-cell office:value-type="float" office:value="1.796" calcext:value-type="float">
            <text:p>1.796</text:p>
          </table:table-cell>
          <table:table-cell office:value-type="float" office:value="0.04305459" calcext:value-type="float">
            <text:p>0.04305459</text:p>
          </table:table-cell>
          <table:table-cell office:value-type="float" office:value="0.2415789" calcext:value-type="float">
            <text:p>0.241578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40.33333" calcext:value-type="float">
            <text:p>-40.33333</text:p>
          </table:table-cell>
          <table:table-cell office:value-type="float" office:value="-43.66667" calcext:value-type="float">
            <text:p>-43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0]-1.836" office:value-type="float" office:value="2.808" calcext:value-type="float">
            <text:p>2.808</text:p>
          </table:table-cell>
          <table:table-cell office:value-type="float" office:value="4.644" calcext:value-type="float">
            <text:p>4.644</text:p>
          </table:table-cell>
          <table:table-cell office:value-type="float" office:value="-63.6" calcext:value-type="float">
            <text:p>-63.6</text:p>
          </table:table-cell>
          <table:table-cell office:value-type="float" office:value="-54.83333" calcext:value-type="float">
            <text:p>-54.83333</text:p>
          </table:table-cell>
          <table:table-cell office:value-type="float" office:value="3.790811" calcext:value-type="float">
            <text:p>3.790811</text:p>
          </table:table-cell>
          <table:table-cell office:value-type="float" office:value="8.623925" calcext:value-type="float">
            <text:p>8.623925</text:p>
          </table:table-cell>
          <table:table-cell office:value-type="float" office:value="0.74" calcext:value-type="float">
            <text:p>0.74</text:p>
          </table:table-cell>
          <table:table-cell office:value-type="float" office:value="1.855" calcext:value-type="float">
            <text:p>1.855</text:p>
          </table:table-cell>
          <table:table-cell office:value-type="float" office:value="0.09488052" calcext:value-type="float">
            <text:p>0.09488052</text:p>
          </table:table-cell>
          <table:table-cell office:value-type="float" office:value="0.2503585" calcext:value-type="float">
            <text:p>0.2503585</text:p>
          </table:table-cell>
          <table:table-cell/>
          <table:table-cell office:value-type="float" office:value="6.907" calcext:value-type="float">
            <text:p>6.907</text:p>
          </table:table-cell>
          <table:table-cell table:formula="of:=[.T40]-3.78" office:value-type="float" office:value="3.127" calcext:value-type="float">
            <text:p>3.127</text:p>
          </table:table-cell>
          <table:table-cell office:value-type="float" office:value="-59.06667" calcext:value-type="float">
            <text:p>-59.06667</text:p>
          </table:table-cell>
          <table:table-cell office:value-type="float" office:value="-55.46667" calcext:value-type="float">
            <text:p>-55.46667</text:p>
          </table:table-cell>
          <table:table-cell office:value-type="float" office:value="1.494096" calcext:value-type="float">
            <text:p>1.494096</text:p>
          </table:table-cell>
          <table:table-cell office:value-type="float" office:value="8.290833" calcext:value-type="float">
            <text:p>8.290833</text:p>
          </table:table-cell>
          <table:table-cell office:value-type="float" office:value="0.356" calcext:value-type="float">
            <text:p>0.356</text:p>
          </table:table-cell>
          <table:table-cell office:value-type="float" office:value="1.768" calcext:value-type="float">
            <text:p>1.768</text:p>
          </table:table-cell>
          <table:table-cell office:value-type="float" office:value="0.04026597" calcext:value-type="float">
            <text:p>0.04026597</text:p>
          </table:table-cell>
          <table:table-cell office:value-type="float" office:value="0.2379404" calcext:value-type="float">
            <text:p>0.2379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1.43333" calcext:value-type="float">
            <text:p>-41.43333</text:p>
          </table:table-cell>
          <table:table-cell office:value-type="float" office:value="-41.46667" calcext:value-type="float">
            <text:p>-41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1]-1.836" office:value-type="float" office:value="2.916" calcext:value-type="float">
            <text:p>2.916</text:p>
          </table:table-cell>
          <table:table-cell office:value-type="float" office:value="4.752" calcext:value-type="float">
            <text:p>4.752</text:p>
          </table:table-cell>
          <table:table-cell office:value-type="float" office:value="-60.66667" calcext:value-type="float">
            <text:p>-60.66667</text:p>
          </table:table-cell>
          <table:table-cell office:value-type="float" office:value="-56.7" calcext:value-type="float">
            <text:p>-56.7</text:p>
          </table:table-cell>
          <table:table-cell office:value-type="float" office:value="2.547035" calcext:value-type="float">
            <text:p>2.547035</text:p>
          </table:table-cell>
          <table:table-cell office:value-type="float" office:value="8.616026" calcext:value-type="float">
            <text:p>8.616026</text:p>
          </table:table-cell>
          <table:table-cell office:value-type="float" office:value="0.5440001" calcext:value-type="float">
            <text:p>0.5440001</text:p>
          </table:table-cell>
          <table:table-cell office:value-type="float" office:value="1.798" calcext:value-type="float">
            <text:p>1.798</text:p>
          </table:table-cell>
          <table:table-cell office:value-type="float" office:value="0.06683238" calcext:value-type="float">
            <text:p>0.06683238</text:p>
          </table:table-cell>
          <table:table-cell office:value-type="float" office:value="0.2418945" calcext:value-type="float">
            <text:p>0.2418945</text:p>
          </table:table-cell>
          <table:table-cell/>
          <table:table-cell office:value-type="float" office:value="7.015" calcext:value-type="float">
            <text:p>7.015</text:p>
          </table:table-cell>
          <table:table-cell table:formula="of:=[.T41]-3.78" office:value-type="float" office:value="3.235" calcext:value-type="float">
            <text:p>3.235</text:p>
          </table:table-cell>
          <table:table-cell office:value-type="float" office:value="-57.86666" calcext:value-type="float">
            <text:p>-57.86666</text:p>
          </table:table-cell>
          <table:table-cell office:value-type="float" office:value="-56.16667" calcext:value-type="float">
            <text:p>-56.16667</text:p>
          </table:table-cell>
          <table:table-cell office:value-type="float" office:value="2.615752" calcext:value-type="float">
            <text:p>2.615752</text:p>
          </table:table-cell>
          <table:table-cell office:value-type="float" office:value="8.195858" calcext:value-type="float">
            <text:p>8.195858</text:p>
          </table:table-cell>
          <table:table-cell office:value-type="float" office:value="0.578" calcext:value-type="float">
            <text:p>0.578</text:p>
          </table:table-cell>
          <table:table-cell office:value-type="float" office:value="1.732" calcext:value-type="float">
            <text:p>1.732</text:p>
          </table:table-cell>
          <table:table-cell office:value-type="float" office:value="0.07195652" calcext:value-type="float">
            <text:p>0.07195652</text:p>
          </table:table-cell>
          <table:table-cell office:value-type="float" office:value="0.2322832" calcext:value-type="float">
            <text:p>0.232283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39.66667" calcext:value-type="float">
            <text:p>-39.66667</text:p>
          </table:table-cell>
          <table:table-cell office:value-type="float" office:value="-39.86666" calcext:value-type="float">
            <text:p>-39.8666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2]-1.836" office:value-type="float" office:value="3.024" calcext:value-type="float">
            <text:p>3.024</text:p>
          </table:table-cell>
          <table:table-cell office:value-type="float" office:value="4.86" calcext:value-type="float">
            <text:p>4.86</text:p>
          </table:table-cell>
          <table:table-cell office:value-type="float" office:value="-59.1" calcext:value-type="float">
            <text:p>-59.1</text:p>
          </table:table-cell>
          <table:table-cell office:value-type="float" office:value="-56.96667" calcext:value-type="float">
            <text:p>-56.96667</text:p>
          </table:table-cell>
          <table:table-cell office:value-type="float" office:value="2.152626" calcext:value-type="float">
            <text:p>2.152626</text:p>
          </table:table-cell>
          <table:table-cell office:value-type="float" office:value="8.699471" calcext:value-type="float">
            <text:p>8.699471</text:p>
          </table:table-cell>
          <table:table-cell office:value-type="float" office:value="0.481" calcext:value-type="float">
            <text:p>0.481</text:p>
          </table:table-cell>
          <table:table-cell office:value-type="float" office:value="1.805" calcext:value-type="float">
            <text:p>1.805</text:p>
          </table:table-cell>
          <table:table-cell office:value-type="float" office:value="0.05798066" calcext:value-type="float">
            <text:p>0.05798066</text:p>
          </table:table-cell>
          <table:table-cell office:value-type="float" office:value="0.2430939" calcext:value-type="float">
            <text:p>0.2430939</text:p>
          </table:table-cell>
          <table:table-cell/>
          <table:table-cell office:value-type="float" office:value="7.123" calcext:value-type="float">
            <text:p>7.123</text:p>
          </table:table-cell>
          <table:table-cell table:formula="of:=[.T42]-3.78" office:value-type="float" office:value="3.343" calcext:value-type="float">
            <text:p>3.343</text:p>
          </table:table-cell>
          <table:table-cell office:value-type="float" office:value="-56.43333" calcext:value-type="float">
            <text:p>-56.43333</text:p>
          </table:table-cell>
          <table:table-cell office:value-type="float" office:value="-57.8" calcext:value-type="float">
            <text:p>-57.8</text:p>
          </table:table-cell>
          <table:table-cell office:value-type="float" office:value="4.017398" calcext:value-type="float">
            <text:p>4.017398</text:p>
          </table:table-cell>
          <table:table-cell office:value-type="float" office:value="8.421119" calcext:value-type="float">
            <text:p>8.421119</text:p>
          </table:table-cell>
          <table:table-cell office:value-type="float" office:value="0.8690001" calcext:value-type="float">
            <text:p>0.8690001</text:p>
          </table:table-cell>
          <table:table-cell office:value-type="float" office:value="1.729" calcext:value-type="float">
            <text:p>1.729</text:p>
          </table:table-cell>
          <table:table-cell office:value-type="float" office:value="0.1133212" calcext:value-type="float">
            <text:p>0.1133212</text:p>
          </table:table-cell>
          <table:table-cell office:value-type="float" office:value="0.2319231" calcext:value-type="float">
            <text:p>0.231923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39.8" calcext:value-type="float">
            <text:p>-39.8</text:p>
          </table:table-cell>
          <table:table-cell office:value-type="float" office:value="-36.5" calcext:value-type="float">
            <text:p>-36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3]-1.836" office:value-type="float" office:value="3.132" calcext:value-type="float">
            <text:p>3.132</text:p>
          </table:table-cell>
          <table:table-cell office:value-type="float" office:value="4.968" calcext:value-type="float">
            <text:p>4.968</text:p>
          </table:table-cell>
          <table:table-cell office:value-type="float" office:value="-58.76667" calcext:value-type="float">
            <text:p>-58.76667</text:p>
          </table:table-cell>
          <table:table-cell office:value-type="float" office:value="-58.7" calcext:value-type="float">
            <text:p>-58.7</text:p>
          </table:table-cell>
          <table:table-cell office:value-type="float" office:value="3.039007" calcext:value-type="float">
            <text:p>3.039007</text:p>
          </table:table-cell>
          <table:table-cell office:value-type="float" office:value="9.085958" calcext:value-type="float">
            <text:p>9.085958</text:p>
          </table:table-cell>
          <table:table-cell office:value-type="float" office:value="0.651" calcext:value-type="float">
            <text:p>0.651</text:p>
          </table:table-cell>
          <table:table-cell office:value-type="float" office:value="1.829" calcext:value-type="float">
            <text:p>1.829</text:p>
          </table:table-cell>
          <table:table-cell office:value-type="float" office:value="0.08231951" calcext:value-type="float">
            <text:p>0.08231951</text:p>
          </table:table-cell>
          <table:table-cell office:value-type="float" office:value="0.2463966" calcext:value-type="float">
            <text:p>0.2463966</text:p>
          </table:table-cell>
          <table:table-cell/>
          <table:table-cell office:value-type="float" office:value="7.231" calcext:value-type="float">
            <text:p>7.231</text:p>
          </table:table-cell>
          <table:table-cell table:formula="of:=[.T43]-3.78" office:value-type="float" office:value="3.451" calcext:value-type="float">
            <text:p>3.451</text:p>
          </table:table-cell>
          <table:table-cell office:value-type="float" office:value="-58.4" calcext:value-type="float">
            <text:p>-58.4</text:p>
          </table:table-cell>
          <table:table-cell office:value-type="float" office:value="-56.8" calcext:value-type="float">
            <text:p>-56.8</text:p>
          </table:table-cell>
          <table:table-cell office:value-type="float" office:value="5.665674" calcext:value-type="float">
            <text:p>5.665674</text:p>
          </table:table-cell>
          <table:table-cell office:value-type="float" office:value="8.303647" calcext:value-type="float">
            <text:p>8.303647</text:p>
          </table:table-cell>
          <table:table-cell office:value-type="float" office:value="1.16" calcext:value-type="float">
            <text:p>1.16</text:p>
          </table:table-cell>
          <table:table-cell office:value-type="float" office:value="1.734" calcext:value-type="float">
            <text:p>1.734</text:p>
          </table:table-cell>
          <table:table-cell office:value-type="float" office:value="0.1544333" calcext:value-type="float">
            <text:p>0.1544333</text:p>
          </table:table-cell>
          <table:table-cell office:value-type="float" office:value="0.232714" calcext:value-type="float">
            <text:p>0.23271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36.4" calcext:value-type="float">
            <text:p>-36.4</text:p>
          </table:table-cell>
          <table:table-cell office:value-type="float" office:value="-39.16667" calcext:value-type="float">
            <text:p>-39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4]-1.836" office:value-type="float" office:value="3.24" calcext:value-type="float">
            <text:p>3.24</text:p>
          </table:table-cell>
          <table:table-cell office:value-type="float" office:value="5.076" calcext:value-type="float">
            <text:p>5.076</text:p>
          </table:table-cell>
          <table:table-cell office:value-type="float" office:value="-57.2" calcext:value-type="float">
            <text:p>-57.2</text:p>
          </table:table-cell>
          <table:table-cell office:value-type="float" office:value="-56.33333" calcext:value-type="float">
            <text:p>-56.33333</text:p>
          </table:table-cell>
          <table:table-cell office:value-type="float" office:value="3.850699" calcext:value-type="float">
            <text:p>3.850699</text:p>
          </table:table-cell>
          <table:table-cell office:value-type="float" office:value="8.044102" calcext:value-type="float">
            <text:p>8.044102</text:p>
          </table:table-cell>
          <table:table-cell office:value-type="float" office:value="0.826" calcext:value-type="float">
            <text:p>0.826</text:p>
          </table:table-cell>
          <table:table-cell office:value-type="float" office:value="1.698" calcext:value-type="float">
            <text:p>1.698</text:p>
          </table:table-cell>
          <table:table-cell office:value-type="float" office:value="0.1071632" calcext:value-type="float">
            <text:p>0.1071632</text:p>
          </table:table-cell>
          <table:table-cell office:value-type="float" office:value="0.2273077" calcext:value-type="float">
            <text:p>0.2273077</text:p>
          </table:table-cell>
          <table:table-cell/>
          <table:table-cell office:value-type="float" office:value="7.339" calcext:value-type="float">
            <text:p>7.339</text:p>
          </table:table-cell>
          <table:table-cell table:formula="of:=[.T44]-3.78" office:value-type="float" office:value="3.559" calcext:value-type="float">
            <text:p>3.559</text:p>
          </table:table-cell>
          <table:table-cell office:value-type="float" office:value="-55.83333" calcext:value-type="float">
            <text:p>-55.83333</text:p>
          </table:table-cell>
          <table:table-cell office:value-type="float" office:value="-58.6" calcext:value-type="float">
            <text:p>-58.6</text:p>
          </table:table-cell>
          <table:table-cell office:value-type="float" office:value="6.976326" calcext:value-type="float">
            <text:p>6.976326</text:p>
          </table:table-cell>
          <table:table-cell office:value-type="float" office:value="8.515329" calcext:value-type="float">
            <text:p>8.515329</text:p>
          </table:table-cell>
          <table:table-cell office:value-type="float" office:value="1.472" calcext:value-type="float">
            <text:p>1.472</text:p>
          </table:table-cell>
          <table:table-cell office:value-type="float" office:value="1.724" calcext:value-type="float">
            <text:p>1.724</text:p>
          </table:table-cell>
          <table:table-cell office:value-type="float" office:value="0.1989002" calcext:value-type="float">
            <text:p>0.1989002</text:p>
          </table:table-cell>
          <table:table-cell office:value-type="float" office:value="0.2313161" calcext:value-type="float">
            <text:p>0.231316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37.36666" calcext:value-type="float">
            <text:p>-37.36666</text:p>
          </table:table-cell>
          <table:table-cell office:value-type="float" office:value="-39.2" calcext:value-type="float">
            <text:p>-39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5]-1.836" office:value-type="float" office:value="3.348" calcext:value-type="float">
            <text:p>3.348</text:p>
          </table:table-cell>
          <table:table-cell office:value-type="float" office:value="5.184" calcext:value-type="float">
            <text:p>5.184</text:p>
          </table:table-cell>
          <table:table-cell office:value-type="float" office:value="-57.1" calcext:value-type="float">
            <text:p>-57.1</text:p>
          </table:table-cell>
          <table:table-cell office:value-type="float" office:value="-57.5" calcext:value-type="float">
            <text:p>-57.5</text:p>
          </table:table-cell>
          <table:table-cell office:value-type="float" office:value="5.822381" calcext:value-type="float">
            <text:p>5.822381</text:p>
          </table:table-cell>
          <table:table-cell office:value-type="float" office:value="8.64398" calcext:value-type="float">
            <text:p>8.64398</text:p>
          </table:table-cell>
          <table:table-cell office:value-type="float" office:value="1.214" calcext:value-type="float">
            <text:p>1.214</text:p>
          </table:table-cell>
          <table:table-cell office:value-type="float" office:value="1.779" calcext:value-type="float">
            <text:p>1.779</text:p>
          </table:table-cell>
          <table:table-cell office:value-type="float" office:value="0.162318" calcext:value-type="float">
            <text:p>0.162318</text:p>
          </table:table-cell>
          <table:table-cell office:value-type="float" office:value="0.2393029" calcext:value-type="float">
            <text:p>0.2393029</text:p>
          </table:table-cell>
          <table:table-cell/>
          <table:table-cell office:value-type="float" office:value="7.447" calcext:value-type="float">
            <text:p>7.447</text:p>
          </table:table-cell>
          <table:table-cell table:formula="of:=[.T45]-3.78" office:value-type="float" office:value="3.667" calcext:value-type="float">
            <text:p>3.667</text:p>
          </table:table-cell>
          <table:table-cell office:value-type="float" office:value="-56.53333" calcext:value-type="float">
            <text:p>-56.53333</text:p>
          </table:table-cell>
          <table:table-cell office:value-type="float" office:value="-58.06667" calcext:value-type="float">
            <text:p>-58.06667</text:p>
          </table:table-cell>
          <table:table-cell office:value-type="float" office:value="8.3388" calcext:value-type="float">
            <text:p>8.3388</text:p>
          </table:table-cell>
          <table:table-cell office:value-type="float" office:value="8.305773" calcext:value-type="float">
            <text:p>8.305773</text:p>
          </table:table-cell>
          <table:table-cell office:value-type="float" office:value="1.721" calcext:value-type="float">
            <text:p>1.721</text:p>
          </table:table-cell>
          <table:table-cell office:value-type="float" office:value="1.699" calcext:value-type="float">
            <text:p>1.699</text:p>
          </table:table-cell>
          <table:table-cell office:value-type="float" office:value="0.2348016" calcext:value-type="float">
            <text:p>0.2348016</text:p>
          </table:table-cell>
          <table:table-cell office:value-type="float" office:value="0.2276959" calcext:value-type="float">
            <text:p>0.22769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36.96667" calcext:value-type="float">
            <text:p>-36.96667</text:p>
          </table:table-cell>
          <table:table-cell office:value-type="float" office:value="-38.36667" calcext:value-type="float">
            <text:p>-38.3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6]-1.836" office:value-type="float" office:value="3.456" calcext:value-type="float">
            <text:p>3.456</text:p>
          </table:table-cell>
          <table:table-cell office:value-type="float" office:value="5.292" calcext:value-type="float">
            <text:p>5.292</text:p>
          </table:table-cell>
          <table:table-cell office:value-type="float" office:value="-56.06667" calcext:value-type="float">
            <text:p>-56.06667</text:p>
          </table:table-cell>
          <table:table-cell office:value-type="float" office:value="-56.43333" calcext:value-type="float">
            <text:p>-56.43333</text:p>
          </table:table-cell>
          <table:table-cell office:value-type="float" office:value="7.79806" calcext:value-type="float">
            <text:p>7.79806</text:p>
          </table:table-cell>
          <table:table-cell office:value-type="float" office:value="8.30408" calcext:value-type="float">
            <text:p>8.30408</text:p>
          </table:table-cell>
          <table:table-cell office:value-type="float" office:value="1.627" calcext:value-type="float">
            <text:p>1.627</text:p>
          </table:table-cell>
          <table:table-cell office:value-type="float" office:value="1.744" calcext:value-type="float">
            <text:p>1.744</text:p>
          </table:table-cell>
          <table:table-cell office:value-type="float" office:value="0.2214032" calcext:value-type="float">
            <text:p>0.2214032</text:p>
          </table:table-cell>
          <table:table-cell office:value-type="float" office:value="0.2342383" calcext:value-type="float">
            <text:p>0.2342383</text:p>
          </table:table-cell>
          <table:table-cell/>
          <table:table-cell office:value-type="float" office:value="7.555" calcext:value-type="float">
            <text:p>7.555</text:p>
          </table:table-cell>
          <table:table-cell table:formula="of:=[.T46]-3.78" office:value-type="float" office:value="3.775" calcext:value-type="float">
            <text:p>3.775</text:p>
          </table:table-cell>
          <table:table-cell office:value-type="float" office:value="-58.26667" calcext:value-type="float">
            <text:p>-58.26667</text:p>
          </table:table-cell>
          <table:table-cell office:value-type="float" office:value="-56.93334" calcext:value-type="float">
            <text:p>-56.93334</text:p>
          </table:table-cell>
          <table:table-cell office:value-type="float" office:value="8.289285" calcext:value-type="float">
            <text:p>8.289285</text:p>
          </table:table-cell>
          <table:table-cell office:value-type="float" office:value="8.127062" calcext:value-type="float">
            <text:p>8.127062</text:p>
          </table:table-cell>
          <table:table-cell office:value-type="float" office:value="1.664" calcext:value-type="float">
            <text:p>1.664</text:p>
          </table:table-cell>
          <table:table-cell office:value-type="float" office:value="1.696" calcext:value-type="float">
            <text:p>1.696</text:p>
          </table:table-cell>
          <table:table-cell office:value-type="float" office:value="0.2264639" calcext:value-type="float">
            <text:p>0.2264639</text:p>
          </table:table-cell>
          <table:table-cell office:value-type="float" office:value="0.2272317" calcext:value-type="float">
            <text:p>0.227231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34.66667" calcext:value-type="float">
            <text:p>-34.66667</text:p>
          </table:table-cell>
          <table:table-cell office:value-type="float" office:value="-40.73333" calcext:value-type="float">
            <text:p>-40.7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7]-1.836" office:value-type="float" office:value="3.564" calcext:value-type="float">
            <text:p>3.564</text:p>
          </table:table-cell>
          <table:table-cell office:value-type="float" office:value="5.4" calcext:value-type="float">
            <text:p>5.4</text:p>
          </table:table-cell>
          <table:table-cell office:value-type="float" office:value="-57.63334" calcext:value-type="float">
            <text:p>-57.63334</text:p>
          </table:table-cell>
          <table:table-cell office:value-type="float" office:value="-58.46667" calcext:value-type="float">
            <text:p>-58.46667</text:p>
          </table:table-cell>
          <table:table-cell office:value-type="float" office:value="10.58703" calcext:value-type="float">
            <text:p>10.58703</text:p>
          </table:table-cell>
          <table:table-cell office:value-type="float" office:value="8.602535" calcext:value-type="float">
            <text:p>8.602535</text:p>
          </table:table-cell>
          <table:table-cell office:value-type="float" office:value="2.12" calcext:value-type="float">
            <text:p>2.12</text:p>
          </table:table-cell>
          <table:table-cell office:value-type="float" office:value="1.743" calcext:value-type="float">
            <text:p>1.743</text:p>
          </table:table-cell>
          <table:table-cell office:value-type="float" office:value="0.2924169" calcext:value-type="float">
            <text:p>0.2924169</text:p>
          </table:table-cell>
          <table:table-cell office:value-type="float" office:value="0.234218" calcext:value-type="float">
            <text:p>0.234218</text:p>
          </table:table-cell>
          <table:table-cell/>
          <table:table-cell office:value-type="float" office:value="7.663" calcext:value-type="float">
            <text:p>7.663</text:p>
          </table:table-cell>
          <table:table-cell table:formula="of:=[.T47]-3.78" office:value-type="float" office:value="3.883" calcext:value-type="float">
            <text:p>3.883</text:p>
          </table:table-cell>
          <table:table-cell office:value-type="float" office:value="-60" calcext:value-type="float">
            <text:p>-60</text:p>
          </table:table-cell>
          <table:table-cell office:value-type="float" office:value="-58.43334" calcext:value-type="float">
            <text:p>-58.43334</text:p>
          </table:table-cell>
          <table:table-cell office:value-type="float" office:value="8.083626" calcext:value-type="float">
            <text:p>8.083626</text:p>
          </table:table-cell>
          <table:table-cell office:value-type="float" office:value="8.363604" calcext:value-type="float">
            <text:p>8.363604</text:p>
          </table:table-cell>
          <table:table-cell office:value-type="float" office:value="1.58" calcext:value-type="float">
            <text:p>1.58</text:p>
          </table:table-cell>
          <table:table-cell office:value-type="float" office:value="1.7" calcext:value-type="float">
            <text:p>1.7</text:p>
          </table:table-cell>
          <table:table-cell office:value-type="float" office:value="0.2144653" calcext:value-type="float">
            <text:p>0.2144653</text:p>
          </table:table-cell>
          <table:table-cell office:value-type="float" office:value="0.2278425" calcext:value-type="float">
            <text:p>0.227842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39.3" calcext:value-type="float">
            <text:p>-39.3</text:p>
          </table:table-cell>
          <table:table-cell office:value-type="float" office:value="-37.33333" calcext:value-type="float">
            <text:p>-37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8]-1.836" office:value-type="float" office:value="3.672" calcext:value-type="float">
            <text:p>3.672</text:p>
          </table:table-cell>
          <table:table-cell office:value-type="float" office:value="5.508" calcext:value-type="float">
            <text:p>5.508</text:p>
          </table:table-cell>
          <table:table-cell office:value-type="float" office:value="-59.73333" calcext:value-type="float">
            <text:p>-59.73333</text:p>
          </table:table-cell>
          <table:table-cell office:value-type="float" office:value="-58.03333" calcext:value-type="float">
            <text:p>-58.03333</text:p>
          </table:table-cell>
          <table:table-cell office:value-type="float" office:value="12.14734" calcext:value-type="float">
            <text:p>12.14734</text:p>
          </table:table-cell>
          <table:table-cell office:value-type="float" office:value="8.28747" calcext:value-type="float">
            <text:p>8.28747</text:p>
          </table:table-cell>
          <table:table-cell office:value-type="float" office:value="2.337" calcext:value-type="float">
            <text:p>2.337</text:p>
          </table:table-cell>
          <table:table-cell office:value-type="float" office:value="1.696" calcext:value-type="float">
            <text:p>1.696</text:p>
          </table:table-cell>
          <table:table-cell office:value-type="float" office:value="0.3237178" calcext:value-type="float">
            <text:p>0.3237178</text:p>
          </table:table-cell>
          <table:table-cell office:value-type="float" office:value="0.2273246" calcext:value-type="float">
            <text:p>0.2273246</text:p>
          </table:table-cell>
          <table:table-cell/>
          <table:table-cell office:value-type="float" office:value="7.771" calcext:value-type="float">
            <text:p>7.771</text:p>
          </table:table-cell>
          <table:table-cell table:formula="of:=[.T48]-3.78" office:value-type="float" office:value="3.991" calcext:value-type="float">
            <text:p>3.991</text:p>
          </table:table-cell>
          <table:table-cell office:value-type="float" office:value="-60.56667" calcext:value-type="float">
            <text:p>-60.56667</text:p>
          </table:table-cell>
          <table:table-cell office:value-type="float" office:value="-58.2" calcext:value-type="float">
            <text:p>-58.2</text:p>
          </table:table-cell>
          <table:table-cell office:value-type="float" office:value="7.354504" calcext:value-type="float">
            <text:p>7.354504</text:p>
          </table:table-cell>
          <table:table-cell office:value-type="float" office:value="8.311606" calcext:value-type="float">
            <text:p>8.311606</text:p>
          </table:table-cell>
          <table:table-cell office:value-type="float" office:value="1.432" calcext:value-type="float">
            <text:p>1.432</text:p>
          </table:table-cell>
          <table:table-cell office:value-type="float" office:value="1.697" calcext:value-type="float">
            <text:p>1.697</text:p>
          </table:table-cell>
          <table:table-cell office:value-type="float" office:value="0.1932955" calcext:value-type="float">
            <text:p>0.1932955</text:p>
          </table:table-cell>
          <table:table-cell office:value-type="float" office:value="0.2273338" calcext:value-type="float">
            <text:p>0.227333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39.36666" calcext:value-type="float">
            <text:p>-39.36666</text:p>
          </table:table-cell>
          <table:table-cell office:value-type="float" office:value="-36.93333" calcext:value-type="float">
            <text:p>-36.9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49]-1.836" office:value-type="float" office:value="3.78" calcext:value-type="float">
            <text:p>3.78</text:p>
          </table:table-cell>
          <table:table-cell office:value-type="float" office:value="5.616" calcext:value-type="float">
            <text:p>5.616</text:p>
          </table:table-cell>
          <table:table-cell office:value-type="float" office:value="-60.53333" calcext:value-type="float">
            <text:p>-60.53333</text:p>
          </table:table-cell>
          <table:table-cell office:value-type="float" office:value="-57.13334" calcext:value-type="float">
            <text:p>-57.13334</text:p>
          </table:table-cell>
          <table:table-cell office:value-type="float" office:value="11.61648" calcext:value-type="float">
            <text:p>11.61648</text:p>
          </table:table-cell>
          <table:table-cell office:value-type="float" office:value="8.180401" calcext:value-type="float">
            <text:p>8.180401</text:p>
          </table:table-cell>
          <table:table-cell office:value-type="float" office:value="2.21" calcext:value-type="float">
            <text:p>2.21</text:p>
          </table:table-cell>
          <table:table-cell office:value-type="float" office:value="1.7" calcext:value-type="float">
            <text:p>1.7</text:p>
          </table:table-cell>
          <table:table-cell office:value-type="float" office:value="0.3054794" calcext:value-type="float">
            <text:p>0.3054794</text:p>
          </table:table-cell>
          <table:table-cell office:value-type="float" office:value="0.2279224" calcext:value-type="float">
            <text:p>0.2279224</text:p>
          </table:table-cell>
          <table:table-cell/>
          <table:table-cell office:value-type="float" office:value="7.879" calcext:value-type="float">
            <text:p>7.879</text:p>
          </table:table-cell>
          <table:table-cell table:formula="of:=[.T49]-3.78" office:value-type="float" office:value="4.099" calcext:value-type="float">
            <text:p>4.099</text:p>
          </table:table-cell>
          <table:table-cell office:value-type="float" office:value="-61.73334" calcext:value-type="float">
            <text:p>-61.73334</text:p>
          </table:table-cell>
          <table:table-cell office:value-type="float" office:value="-55.56667" calcext:value-type="float">
            <text:p>-55.56667</text:p>
          </table:table-cell>
          <table:table-cell office:value-type="float" office:value="6.618738" calcext:value-type="float">
            <text:p>6.618738</text:p>
          </table:table-cell>
          <table:table-cell office:value-type="float" office:value="7.918946" calcext:value-type="float">
            <text:p>7.918946</text:p>
          </table:table-cell>
          <table:table-cell office:value-type="float" office:value="1.275" calcext:value-type="float">
            <text:p>1.275</text:p>
          </table:table-cell>
          <table:table-cell office:value-type="float" office:value="1.694" calcext:value-type="float">
            <text:p>1.694</text:p>
          </table:table-cell>
          <table:table-cell office:value-type="float" office:value="0.1706701" calcext:value-type="float">
            <text:p>0.1706701</text:p>
          </table:table-cell>
          <table:table-cell office:value-type="float" office:value="0.2268585" calcext:value-type="float">
            <text:p>0.226858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39.2" calcext:value-type="float">
            <text:p>-39.2</text:p>
          </table:table-cell>
          <table:table-cell office:value-type="float" office:value="-37.7" calcext:value-type="float">
            <text:p>-37.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0]-1.836" office:value-type="float" office:value="3.888" calcext:value-type="float">
            <text:p>3.888</text:p>
          </table:table-cell>
          <table:table-cell office:value-type="float" office:value="5.724" calcext:value-type="float">
            <text:p>5.724</text:p>
          </table:table-cell>
          <table:table-cell office:value-type="float" office:value="-64.23333" calcext:value-type="float">
            <text:p>-64.23333</text:p>
          </table:table-cell>
          <table:table-cell office:value-type="float" office:value="-53.06667" calcext:value-type="float">
            <text:p>-53.06667</text:p>
          </table:table-cell>
          <table:table-cell office:value-type="float" office:value="10.23794" calcext:value-type="float">
            <text:p>10.23794</text:p>
          </table:table-cell>
          <table:table-cell office:value-type="float" office:value="7.663115" calcext:value-type="float">
            <text:p>7.663115</text:p>
          </table:table-cell>
          <table:table-cell office:value-type="float" office:value="1.851" calcext:value-type="float">
            <text:p>1.851</text:p>
          </table:table-cell>
          <table:table-cell office:value-type="float" office:value="1.714" calcext:value-type="float">
            <text:p>1.714</text:p>
          </table:table-cell>
          <table:table-cell office:value-type="float" office:value="0.2537197" calcext:value-type="float">
            <text:p>0.2537197</text:p>
          </table:table-cell>
          <table:table-cell office:value-type="float" office:value="0.2298717" calcext:value-type="float">
            <text:p>0.2298717</text:p>
          </table:table-cell>
          <table:table-cell/>
          <table:table-cell office:value-type="float" office:value="7.987" calcext:value-type="float">
            <text:p>7.987</text:p>
          </table:table-cell>
          <table:table-cell table:formula="of:=[.T50]-3.78" office:value-type="float" office:value="4.207" calcext:value-type="float">
            <text:p>4.207</text:p>
          </table:table-cell>
          <table:table-cell office:value-type="float" office:value="-61.63333" calcext:value-type="float">
            <text:p>-61.63333</text:p>
          </table:table-cell>
          <table:table-cell office:value-type="float" office:value="-54.46667" calcext:value-type="float">
            <text:p>-54.46667</text:p>
          </table:table-cell>
          <table:table-cell office:value-type="float" office:value="5.889436" calcext:value-type="float">
            <text:p>5.889436</text:p>
          </table:table-cell>
          <table:table-cell office:value-type="float" office:value="7.902696" calcext:value-type="float">
            <text:p>7.902696</text:p>
          </table:table-cell>
          <table:table-cell office:value-type="float" office:value="1.143" calcext:value-type="float">
            <text:p>1.143</text:p>
          </table:table-cell>
          <table:table-cell office:value-type="float" office:value="1.722" calcext:value-type="float">
            <text:p>1.722</text:p>
          </table:table-cell>
          <table:table-cell office:value-type="float" office:value="0.1521108" calcext:value-type="float">
            <text:p>0.1521108</text:p>
          </table:table-cell>
          <table:table-cell office:value-type="float" office:value="0.2309652" calcext:value-type="float">
            <text:p>0.23096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0.9" calcext:value-type="float">
            <text:p>-40.9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1]-1.836" office:value-type="float" office:value="3.996" calcext:value-type="float">
            <text:p>3.996</text:p>
          </table:table-cell>
          <table:table-cell office:value-type="float" office:value="5.832" calcext:value-type="float">
            <text:p>5.832</text:p>
          </table:table-cell>
          <table:table-cell office:value-type="float" office:value="-61.83333" calcext:value-type="float">
            <text:p>-61.83333</text:p>
          </table:table-cell>
          <table:table-cell office:value-type="float" office:value="-57.86666" calcext:value-type="float">
            <text:p>-57.86666</text:p>
          </table:table-cell>
          <table:table-cell office:value-type="float" office:value="7.324708" calcext:value-type="float">
            <text:p>7.324708</text:p>
          </table:table-cell>
          <table:table-cell office:value-type="float" office:value="8.36585" calcext:value-type="float">
            <text:p>8.36585</text:p>
          </table:table-cell>
          <table:table-cell office:value-type="float" office:value="1.4" calcext:value-type="float">
            <text:p>1.4</text:p>
          </table:table-cell>
          <table:table-cell office:value-type="float" office:value="1.714" calcext:value-type="float">
            <text:p>1.714</text:p>
          </table:table-cell>
          <table:table-cell office:value-type="float" office:value="0.1885687" calcext:value-type="float">
            <text:p>0.1885687</text:p>
          </table:table-cell>
          <table:table-cell office:value-type="float" office:value="0.2301355" calcext:value-type="float">
            <text:p>0.2301355</text:p>
          </table:table-cell>
          <table:table-cell/>
          <table:table-cell office:value-type="float" office:value="8.095" calcext:value-type="float">
            <text:p>8.095</text:p>
          </table:table-cell>
          <table:table-cell table:formula="of:=[.T51]-3.78" office:value-type="float" office:value="4.315" calcext:value-type="float">
            <text:p>4.315</text:p>
          </table:table-cell>
          <table:table-cell office:value-type="float" office:value="-57.6" calcext:value-type="float">
            <text:p>-57.6</text:p>
          </table:table-cell>
          <table:table-cell office:value-type="float" office:value="-58.06667" calcext:value-type="float">
            <text:p>-58.06667</text:p>
          </table:table-cell>
          <table:table-cell office:value-type="float" office:value="4.754808" calcext:value-type="float">
            <text:p>4.754808</text:p>
          </table:table-cell>
          <table:table-cell office:value-type="float" office:value="8.393951" calcext:value-type="float">
            <text:p>8.393951</text:p>
          </table:table-cell>
          <table:table-cell office:value-type="float" office:value="0.998" calcext:value-type="float">
            <text:p>0.998</text:p>
          </table:table-cell>
          <table:table-cell office:value-type="float" office:value="1.714" calcext:value-type="float">
            <text:p>1.714</text:p>
          </table:table-cell>
          <table:table-cell office:value-type="float" office:value="0.1314052" calcext:value-type="float">
            <text:p>0.1314052</text:p>
          </table:table-cell>
          <table:table-cell office:value-type="float" office:value="0.2301132" calcext:value-type="float">
            <text:p>0.230113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41.66667" calcext:value-type="float">
            <text:p>-41.66667</text:p>
          </table:table-cell>
          <table:table-cell office:value-type="float" office:value="-39.73333" calcext:value-type="float">
            <text:p>-39.7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2]-1.836" office:value-type="float" office:value="4.104" calcext:value-type="float">
            <text:p>4.104</text:p>
          </table:table-cell>
          <table:table-cell office:value-type="float" office:value="5.94" calcext:value-type="float">
            <text:p>5.94</text:p>
          </table:table-cell>
          <table:table-cell office:value-type="float" office:value="-59.33333" calcext:value-type="float">
            <text:p>-59.33333</text:p>
          </table:table-cell>
          <table:table-cell office:value-type="float" office:value="-58.2" calcext:value-type="float">
            <text:p>-58.2</text:p>
          </table:table-cell>
          <table:table-cell office:value-type="float" office:value="5.916761" calcext:value-type="float">
            <text:p>5.916761</text:p>
          </table:table-cell>
          <table:table-cell office:value-type="float" office:value="8.3936" calcext:value-type="float">
            <text:p>8.3936</text:p>
          </table:table-cell>
          <table:table-cell office:value-type="float" office:value="1.19" calcext:value-type="float">
            <text:p>1.19</text:p>
          </table:table-cell>
          <table:table-cell office:value-type="float" office:value="1.713" calcext:value-type="float">
            <text:p>1.713</text:p>
          </table:table-cell>
          <table:table-cell office:value-type="float" office:value="0.1587404" calcext:value-type="float">
            <text:p>0.1587404</text:p>
          </table:table-cell>
          <table:table-cell office:value-type="float" office:value="0.2295764" calcext:value-type="float">
            <text:p>0.2295764</text:p>
          </table:table-cell>
          <table:table-cell/>
          <table:table-cell office:value-type="float" office:value="8.203" calcext:value-type="float">
            <text:p>8.203</text:p>
          </table:table-cell>
          <table:table-cell table:formula="of:=[.T52]-3.78" office:value-type="float" office:value="4.423" calcext:value-type="float">
            <text:p>4.423</text:p>
          </table:table-cell>
          <table:table-cell office:value-type="float" office:value="-59.76667" calcext:value-type="float">
            <text:p>-59.76667</text:p>
          </table:table-cell>
          <table:table-cell office:value-type="float" office:value="-56.26667" calcext:value-type="float">
            <text:p>-56.26667</text:p>
          </table:table-cell>
          <table:table-cell office:value-type="float" office:value="4.865495" calcext:value-type="float">
            <text:p>4.865495</text:p>
          </table:table-cell>
          <table:table-cell office:value-type="float" office:value="8.161432" calcext:value-type="float">
            <text:p>8.161432</text:p>
          </table:table-cell>
          <table:table-cell office:value-type="float" office:value="0.985" calcext:value-type="float">
            <text:p>0.985</text:p>
          </table:table-cell>
          <table:table-cell office:value-type="float" office:value="1.722" calcext:value-type="float">
            <text:p>1.722</text:p>
          </table:table-cell>
          <table:table-cell office:value-type="float" office:value="0.1295896" calcext:value-type="float">
            <text:p>0.1295896</text:p>
          </table:table-cell>
          <table:table-cell office:value-type="float" office:value="0.2308964" calcext:value-type="float">
            <text:p>0.230896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41" calcext:value-type="float">
            <text:p>-41</text:p>
          </table:table-cell>
          <table:table-cell office:value-type="float" office:value="-41.43333" calcext:value-type="float">
            <text:p>-41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3]-1.836" office:value-type="float" office:value="4.212" calcext:value-type="float">
            <text:p>4.212</text:p>
          </table:table-cell>
          <table:table-cell office:value-type="float" office:value="6.048" calcext:value-type="float">
            <text:p>6.048</text:p>
          </table:table-cell>
          <table:table-cell office:value-type="float" office:value="-60.3" calcext:value-type="float">
            <text:p>-60.3</text:p>
          </table:table-cell>
          <table:table-cell office:value-type="float" office:value="-57.03333" calcext:value-type="float">
            <text:p>-57.03333</text:p>
          </table:table-cell>
          <table:table-cell office:value-type="float" office:value="5.263144" calcext:value-type="float">
            <text:p>5.263144</text:p>
          </table:table-cell>
          <table:table-cell office:value-type="float" office:value="8.515035" calcext:value-type="float">
            <text:p>8.515035</text:p>
          </table:table-cell>
          <table:table-cell office:value-type="float" office:value="1.05" calcext:value-type="float">
            <text:p>1.05</text:p>
          </table:table-cell>
          <table:table-cell office:value-type="float" office:value="1.765" calcext:value-type="float">
            <text:p>1.765</text:p>
          </table:table-cell>
          <table:table-cell office:value-type="float" office:value="0.1389409" calcext:value-type="float">
            <text:p>0.1389409</text:p>
          </table:table-cell>
          <table:table-cell office:value-type="float" office:value="0.237662" calcext:value-type="float">
            <text:p>0.237662</text:p>
          </table:table-cell>
          <table:table-cell/>
          <table:table-cell office:value-type="float" office:value="8.311" calcext:value-type="float">
            <text:p>8.311</text:p>
          </table:table-cell>
          <table:table-cell table:formula="of:=[.T53]-3.78" office:value-type="float" office:value="4.531" calcext:value-type="float">
            <text:p>4.531</text:p>
          </table:table-cell>
          <table:table-cell office:value-type="float" office:value="-61.46667" calcext:value-type="float">
            <text:p>-61.46667</text:p>
          </table:table-cell>
          <table:table-cell office:value-type="float" office:value="-58.4" calcext:value-type="float">
            <text:p>-58.4</text:p>
          </table:table-cell>
          <table:table-cell office:value-type="float" office:value="5.537228" calcext:value-type="float">
            <text:p>5.537228</text:p>
          </table:table-cell>
          <table:table-cell office:value-type="float" office:value="8.258572" calcext:value-type="float">
            <text:p>8.258572</text:p>
          </table:table-cell>
          <table:table-cell office:value-type="float" office:value="1.083" calcext:value-type="float">
            <text:p>1.083</text:p>
          </table:table-cell>
          <table:table-cell office:value-type="float" office:value="1.682" calcext:value-type="float">
            <text:p>1.682</text:p>
          </table:table-cell>
          <table:table-cell office:value-type="float" office:value="0.1434019" calcext:value-type="float">
            <text:p>0.1434019</text:p>
          </table:table-cell>
          <table:table-cell office:value-type="float" office:value="0.2251097" calcext:value-type="float">
            <text:p>0.225109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39.76667" calcext:value-type="float">
            <text:p>-39.76667</text:p>
          </table:table-cell>
          <table:table-cell office:value-type="float" office:value="-41.73334" calcext:value-type="float">
            <text:p>-41.7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4]-1.836" office:value-type="float" office:value="4.32" calcext:value-type="float">
            <text:p>4.32</text:p>
          </table:table-cell>
          <table:table-cell office:value-type="float" office:value="6.156" calcext:value-type="float">
            <text:p>6.156</text:p>
          </table:table-cell>
          <table:table-cell office:value-type="float" office:value="-59.7" calcext:value-type="float">
            <text:p>-59.7</text:p>
          </table:table-cell>
          <table:table-cell office:value-type="float" office:value="-56.16667" calcext:value-type="float">
            <text:p>-56.16667</text:p>
          </table:table-cell>
          <table:table-cell office:value-type="float" office:value="5.105013" calcext:value-type="float">
            <text:p>5.105013</text:p>
          </table:table-cell>
          <table:table-cell office:value-type="float" office:value="8.353927" calcext:value-type="float">
            <text:p>8.353927</text:p>
          </table:table-cell>
          <table:table-cell office:value-type="float" office:value="1.03" calcext:value-type="float">
            <text:p>1.03</text:p>
          </table:table-cell>
          <table:table-cell office:value-type="float" office:value="1.762" calcext:value-type="float">
            <text:p>1.762</text:p>
          </table:table-cell>
          <table:table-cell office:value-type="float" office:value="0.1361208" calcext:value-type="float">
            <text:p>0.1361208</text:p>
          </table:table-cell>
          <table:table-cell office:value-type="float" office:value="0.2367631" calcext:value-type="float">
            <text:p>0.2367631</text:p>
          </table:table-cell>
          <table:table-cell/>
          <table:table-cell office:value-type="float" office:value="8.419" calcext:value-type="float">
            <text:p>8.419</text:p>
          </table:table-cell>
          <table:table-cell table:formula="of:=[.T54]-3.78" office:value-type="float" office:value="4.639" calcext:value-type="float">
            <text:p>4.639</text:p>
          </table:table-cell>
          <table:table-cell office:value-type="float" office:value="-58.36667" calcext:value-type="float">
            <text:p>-58.36667</text:p>
          </table:table-cell>
          <table:table-cell office:value-type="float" office:value="-59.46667" calcext:value-type="float">
            <text:p>-59.46667</text:p>
          </table:table-cell>
          <table:table-cell office:value-type="float" office:value="5.54999" calcext:value-type="float">
            <text:p>5.54999</text:p>
          </table:table-cell>
          <table:table-cell office:value-type="float" office:value="8.784898" calcext:value-type="float">
            <text:p>8.784898</text:p>
          </table:table-cell>
          <table:table-cell office:value-type="float" office:value="1.138" calcext:value-type="float">
            <text:p>1.138</text:p>
          </table:table-cell>
          <table:table-cell office:value-type="float" office:value="1.751" calcext:value-type="float">
            <text:p>1.751</text:p>
          </table:table-cell>
          <table:table-cell office:value-type="float" office:value="0.1513664" calcext:value-type="float">
            <text:p>0.1513664</text:p>
          </table:table-cell>
          <table:table-cell office:value-type="float" office:value="0.2351609" calcext:value-type="float">
            <text:p>0.235160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38.66667" calcext:value-type="float">
            <text:p>-38.66667</text:p>
          </table:table-cell>
          <table:table-cell office:value-type="float" office:value="-40.33333" calcext:value-type="float">
            <text:p>-40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5]-1.836" office:value-type="float" office:value="4.423" calcext:value-type="float">
            <text:p>4.423</text:p>
          </table:table-cell>
          <table:table-cell office:value-type="float" office:value="6.259" calcext:value-type="float">
            <text:p>6.259</text:p>
          </table:table-cell>
          <table:table-cell office:value-type="float" office:value="-57.56667" calcext:value-type="float">
            <text:p>-57.56667</text:p>
          </table:table-cell>
          <table:table-cell office:value-type="float" office:value="-57.43333" calcext:value-type="float">
            <text:p>-57.43333</text:p>
          </table:table-cell>
          <table:table-cell office:value-type="float" office:value="5.096411" calcext:value-type="float">
            <text:p>5.096411</text:p>
          </table:table-cell>
          <table:table-cell office:value-type="float" office:value="8.376204" calcext:value-type="float">
            <text:p>8.376204</text:p>
          </table:table-cell>
          <table:table-cell office:value-type="float" office:value="1.063" calcext:value-type="float">
            <text:p>1.063</text:p>
          </table:table-cell>
          <table:table-cell office:value-type="float" office:value="1.731" calcext:value-type="float">
            <text:p>1.731</text:p>
          </table:table-cell>
          <table:table-cell office:value-type="float" office:value="0.1409274" calcext:value-type="float">
            <text:p>0.1409274</text:p>
          </table:table-cell>
          <table:table-cell office:value-type="float" office:value="0.2321589" calcext:value-type="float">
            <text:p>0.2321589</text:p>
          </table:table-cell>
          <table:table-cell/>
          <table:table-cell office:value-type="float" office:value="8.527" calcext:value-type="float">
            <text:p>8.527</text:p>
          </table:table-cell>
          <table:table-cell table:formula="of:=[.T55]-3.78" office:value-type="float" office:value="4.747" calcext:value-type="float">
            <text:p>4.747</text:p>
          </table:table-cell>
          <table:table-cell office:value-type="float" office:value="-57.16667" calcext:value-type="float">
            <text:p>-57.16667</text:p>
          </table:table-cell>
          <table:table-cell office:value-type="float" office:value="-57.4" calcext:value-type="float">
            <text:p>-57.4</text:p>
          </table:table-cell>
          <table:table-cell office:value-type="float" office:value="5.721368" calcext:value-type="float">
            <text:p>5.721368</text:p>
          </table:table-cell>
          <table:table-cell office:value-type="float" office:value="8.375093" calcext:value-type="float">
            <text:p>8.375093</text:p>
          </table:table-cell>
          <table:table-cell office:value-type="float" office:value="1.194" calcext:value-type="float">
            <text:p>1.194</text:p>
          </table:table-cell>
          <table:table-cell office:value-type="float" office:value="1.731" calcext:value-type="float">
            <text:p>1.731</text:p>
          </table:table-cell>
          <table:table-cell office:value-type="float" office:value="0.1593159" calcext:value-type="float">
            <text:p>0.1593159</text:p>
          </table:table-cell>
          <table:table-cell office:value-type="float" office:value="0.2322629" calcext:value-type="float">
            <text:p>0.232262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37.46667" calcext:value-type="float">
            <text:p>-37.46667</text:p>
          </table:table-cell>
          <table:table-cell office:value-type="float" office:value="-41.03333" calcext:value-type="float">
            <text:p>-41.0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6]-1.836" office:value-type="float" office:value="4.531" calcext:value-type="float">
            <text:p>4.531</text:p>
          </table:table-cell>
          <table:table-cell office:value-type="float" office:value="6.367" calcext:value-type="float">
            <text:p>6.367</text:p>
          </table:table-cell>
          <table:table-cell office:value-type="float" office:value="-59.3" calcext:value-type="float">
            <text:p>-59.3</text:p>
          </table:table-cell>
          <table:table-cell office:value-type="float" office:value="-59.26667" calcext:value-type="float">
            <text:p>-59.26667</text:p>
          </table:table-cell>
          <table:table-cell office:value-type="float" office:value="5.895458" calcext:value-type="float">
            <text:p>5.895458</text:p>
          </table:table-cell>
          <table:table-cell office:value-type="float" office:value="8.744016" calcext:value-type="float">
            <text:p>8.744016</text:p>
          </table:table-cell>
          <table:table-cell office:value-type="float" office:value="1.186" calcext:value-type="float">
            <text:p>1.186</text:p>
          </table:table-cell>
          <table:table-cell office:value-type="float" office:value="1.749" calcext:value-type="float">
            <text:p>1.749</text:p>
          </table:table-cell>
          <table:table-cell office:value-type="float" office:value="0.1582577" calcext:value-type="float">
            <text:p>0.1582577</text:p>
          </table:table-cell>
          <table:table-cell office:value-type="float" office:value="0.2348565" calcext:value-type="float">
            <text:p>0.2348565</text:p>
          </table:table-cell>
          <table:table-cell/>
          <table:table-cell office:value-type="float" office:value="8.635" calcext:value-type="float">
            <text:p>8.635</text:p>
          </table:table-cell>
          <table:table-cell table:formula="of:=[.T56]-3.78" office:value-type="float" office:value="4.855" calcext:value-type="float">
            <text:p>4.855</text:p>
          </table:table-cell>
          <table:table-cell office:value-type="float" office:value="-58.06667" calcext:value-type="float">
            <text:p>-58.06667</text:p>
          </table:table-cell>
          <table:table-cell office:value-type="float" office:value="-55.8" calcext:value-type="float">
            <text:p>-55.8</text:p>
          </table:table-cell>
          <table:table-cell office:value-type="float" office:value="6.290701" calcext:value-type="float">
            <text:p>6.290701</text:p>
          </table:table-cell>
          <table:table-cell office:value-type="float" office:value="8.052682" calcext:value-type="float">
            <text:p>8.052682</text:p>
          </table:table-cell>
          <table:table-cell office:value-type="float" office:value="1.286" calcext:value-type="float">
            <text:p>1.286</text:p>
          </table:table-cell>
          <table:table-cell office:value-type="float" office:value="1.713" calcext:value-type="float">
            <text:p>1.713</text:p>
          </table:table-cell>
          <table:table-cell office:value-type="float" office:value="0.1724544" calcext:value-type="float">
            <text:p>0.1724544</text:p>
          </table:table-cell>
          <table:table-cell office:value-type="float" office:value="0.2297251" calcext:value-type="float">
            <text:p>0.229725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39.3" calcext:value-type="float">
            <text:p>-39.3</text:p>
          </table:table-cell>
          <table:table-cell office:value-type="float" office:value="-41.06667" calcext:value-type="float">
            <text:p>-41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7]-1.836" office:value-type="float" office:value="4.639" calcext:value-type="float">
            <text:p>4.639</text:p>
          </table:table-cell>
          <table:table-cell office:value-type="float" office:value="6.475" calcext:value-type="float">
            <text:p>6.475</text:p>
          </table:table-cell>
          <table:table-cell office:value-type="float" office:value="-61.76667" calcext:value-type="float">
            <text:p>-61.76667</text:p>
          </table:table-cell>
          <table:table-cell office:value-type="float" office:value="-55.7" calcext:value-type="float">
            <text:p>-55.7</text:p>
          </table:table-cell>
          <table:table-cell office:value-type="float" office:value="6.792683" calcext:value-type="float">
            <text:p>6.792683</text:p>
          </table:table-cell>
          <table:table-cell office:value-type="float" office:value="8.118412" calcext:value-type="float">
            <text:p>8.118412</text:p>
          </table:table-cell>
          <table:table-cell office:value-type="float" office:value="1.304" calcext:value-type="float">
            <text:p>1.304</text:p>
          </table:table-cell>
          <table:table-cell office:value-type="float" office:value="1.729" calcext:value-type="float">
            <text:p>1.729</text:p>
          </table:table-cell>
          <table:table-cell office:value-type="float" office:value="0.1750609" calcext:value-type="float">
            <text:p>0.1750609</text:p>
          </table:table-cell>
          <table:table-cell office:value-type="float" office:value="0.232016" calcext:value-type="float">
            <text:p>0.232016</text:p>
          </table:table-cell>
          <table:table-cell/>
          <table:table-cell office:value-type="float" office:value="8.743" calcext:value-type="float">
            <text:p>8.743</text:p>
          </table:table-cell>
          <table:table-cell table:formula="of:=[.T57]-3.78" office:value-type="float" office:value="4.963" calcext:value-type="float">
            <text:p>4.963</text:p>
          </table:table-cell>
          <table:table-cell office:value-type="float" office:value="-59.26667" calcext:value-type="float">
            <text:p>-59.26667</text:p>
          </table:table-cell>
          <table:table-cell office:value-type="float" office:value="-59.73333" calcext:value-type="float">
            <text:p>-59.73333</text:p>
          </table:table-cell>
          <table:table-cell office:value-type="float" office:value="6.612994" calcext:value-type="float">
            <text:p>6.612994</text:p>
          </table:table-cell>
          <table:table-cell office:value-type="float" office:value="8.905246" calcext:value-type="float">
            <text:p>8.905246</text:p>
          </table:table-cell>
          <table:table-cell office:value-type="float" office:value="1.323" calcext:value-type="float">
            <text:p>1.323</text:p>
          </table:table-cell>
          <table:table-cell office:value-type="float" office:value="1.765" calcext:value-type="float">
            <text:p>1.765</text:p>
          </table:table-cell>
          <table:table-cell office:value-type="float" office:value="0.1776191" calcext:value-type="float">
            <text:p>0.1776191</text:p>
          </table:table-cell>
          <table:table-cell office:value-type="float" office:value="0.2373183" calcext:value-type="float">
            <text:p>0.237318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38.63334" calcext:value-type="float">
            <text:p>-38.63334</text:p>
          </table:table-cell>
          <table:table-cell office:value-type="float" office:value="-39.26667" calcext:value-type="float">
            <text:p>-39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8]-1.836" office:value-type="float" office:value="4.747" calcext:value-type="float">
            <text:p>4.747</text:p>
          </table:table-cell>
          <table:table-cell office:value-type="float" office:value="6.583" calcext:value-type="float">
            <text:p>6.583</text:p>
          </table:table-cell>
          <table:table-cell office:value-type="float" office:value="-59.46667" calcext:value-type="float">
            <text:p>-59.46667</text:p>
          </table:table-cell>
          <table:table-cell office:value-type="float" office:value="-60.03334" calcext:value-type="float">
            <text:p>-60.03334</text:p>
          </table:table-cell>
          <table:table-cell office:value-type="float" office:value="6.934505" calcext:value-type="float">
            <text:p>6.934505</text:p>
          </table:table-cell>
          <table:table-cell office:value-type="float" office:value="8.826112" calcext:value-type="float">
            <text:p>8.826112</text:p>
          </table:table-cell>
          <table:table-cell office:value-type="float" office:value="1.378" calcext:value-type="float">
            <text:p>1.378</text:p>
          </table:table-cell>
          <table:table-cell office:value-type="float" office:value="1.743" calcext:value-type="float">
            <text:p>1.743</text:p>
          </table:table-cell>
          <table:table-cell office:value-type="float" office:value="0.1856282" calcext:value-type="float">
            <text:p>0.1856282</text:p>
          </table:table-cell>
          <table:table-cell office:value-type="float" office:value="0.234034" calcext:value-type="float">
            <text:p>0.234034</text:p>
          </table:table-cell>
          <table:table-cell/>
          <table:table-cell office:value-type="float" office:value="8.851" calcext:value-type="float">
            <text:p>8.851</text:p>
          </table:table-cell>
          <table:table-cell table:formula="of:=[.T58]-3.78" office:value-type="float" office:value="5.071" calcext:value-type="float">
            <text:p>5.071</text:p>
          </table:table-cell>
          <table:table-cell office:value-type="float" office:value="-60.63334" calcext:value-type="float">
            <text:p>-60.63334</text:p>
          </table:table-cell>
          <table:table-cell office:value-type="float" office:value="-55.06667" calcext:value-type="float">
            <text:p>-55.06667</text:p>
          </table:table-cell>
          <table:table-cell office:value-type="float" office:value="7.331199" calcext:value-type="float">
            <text:p>7.331199</text:p>
          </table:table-cell>
          <table:table-cell office:value-type="float" office:value="7.859829" calcext:value-type="float">
            <text:p>7.859829</text:p>
          </table:table-cell>
          <table:table-cell office:value-type="float" office:value="1.427" calcext:value-type="float">
            <text:p>1.427</text:p>
          </table:table-cell>
          <table:table-cell office:value-type="float" office:value="1.696" calcext:value-type="float">
            <text:p>1.696</text:p>
          </table:table-cell>
          <table:table-cell office:value-type="float" office:value="0.1924712" calcext:value-type="float">
            <text:p>0.1924712</text:p>
          </table:table-cell>
          <table:table-cell office:value-type="float" office:value="0.2272094" calcext:value-type="float">
            <text:p>0.227209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37.5" calcext:value-type="float">
            <text:p>-37.5</text:p>
          </table:table-cell>
          <table:table-cell office:value-type="float" office:value="-37.66667" calcext:value-type="float">
            <text:p>-37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59]-1.836" office:value-type="float" office:value="4.855" calcext:value-type="float">
            <text:p>4.855</text:p>
          </table:table-cell>
          <table:table-cell office:value-type="float" office:value="6.691" calcext:value-type="float">
            <text:p>6.691</text:p>
          </table:table-cell>
          <table:table-cell office:value-type="float" office:value="-60.16667" calcext:value-type="float">
            <text:p>-60.16667</text:p>
          </table:table-cell>
          <table:table-cell office:value-type="float" office:value="-55.76667" calcext:value-type="float">
            <text:p>-55.76667</text:p>
          </table:table-cell>
          <table:table-cell office:value-type="float" office:value="7.458553" calcext:value-type="float">
            <text:p>7.458553</text:p>
          </table:table-cell>
          <table:table-cell office:value-type="float" office:value="7.944718" calcext:value-type="float">
            <text:p>7.944718</text:p>
          </table:table-cell>
          <table:table-cell office:value-type="float" office:value="1.46" calcext:value-type="float">
            <text:p>1.46</text:p>
          </table:table-cell>
          <table:table-cell office:value-type="float" office:value="1.693" calcext:value-type="float">
            <text:p>1.693</text:p>
          </table:table-cell>
          <table:table-cell office:value-type="float" office:value="0.1973335" calcext:value-type="float">
            <text:p>0.1973335</text:p>
          </table:table-cell>
          <table:table-cell office:value-type="float" office:value="0.2267806" calcext:value-type="float">
            <text:p>0.2267806</text:p>
          </table:table-cell>
          <table:table-cell/>
          <table:table-cell office:value-type="float" office:value="8.959" calcext:value-type="float">
            <text:p>8.959</text:p>
          </table:table-cell>
          <table:table-cell table:formula="of:=[.T59]-3.78" office:value-type="float" office:value="5.179" calcext:value-type="float">
            <text:p>5.179</text:p>
          </table:table-cell>
          <table:table-cell office:value-type="float" office:value="-60.3" calcext:value-type="float">
            <text:p>-60.3</text:p>
          </table:table-cell>
          <table:table-cell office:value-type="float" office:value="-54.53333" calcext:value-type="float">
            <text:p>-54.53333</text:p>
          </table:table-cell>
          <table:table-cell office:value-type="float" office:value="7.465159" calcext:value-type="float">
            <text:p>7.465159</text:p>
          </table:table-cell>
          <table:table-cell office:value-type="float" office:value="7.896598" calcext:value-type="float">
            <text:p>7.896598</text:p>
          </table:table-cell>
          <table:table-cell office:value-type="float" office:value="1.46" calcext:value-type="float">
            <text:p>1.46</text:p>
          </table:table-cell>
          <table:table-cell office:value-type="float" office:value="1.718" calcext:value-type="float">
            <text:p>1.718</text:p>
          </table:table-cell>
          <table:table-cell office:value-type="float" office:value="0.1970715" calcext:value-type="float">
            <text:p>0.1970715</text:p>
          </table:table-cell>
          <table:table-cell office:value-type="float" office:value="0.2305048" calcext:value-type="float">
            <text:p>0.230504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38.73333" calcext:value-type="float">
            <text:p>-38.73333</text:p>
          </table:table-cell>
          <table:table-cell office:value-type="float" office:value="-37.86667" calcext:value-type="float">
            <text:p>-37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0]-1.836" office:value-type="float" office:value="4.963" calcext:value-type="float">
            <text:p>4.963</text:p>
          </table:table-cell>
          <table:table-cell office:value-type="float" office:value="6.799" calcext:value-type="float">
            <text:p>6.799</text:p>
          </table:table-cell>
          <table:table-cell office:value-type="float" office:value="-59.16667" calcext:value-type="float">
            <text:p>-59.16667</text:p>
          </table:table-cell>
          <table:table-cell office:value-type="float" office:value="-55.66667" calcext:value-type="float">
            <text:p>-55.66667</text:p>
          </table:table-cell>
          <table:table-cell office:value-type="float" office:value="7.981017" calcext:value-type="float">
            <text:p>7.981017</text:p>
          </table:table-cell>
          <table:table-cell office:value-type="float" office:value="8.034675" calcext:value-type="float">
            <text:p>8.034675</text:p>
          </table:table-cell>
          <table:table-cell office:value-type="float" office:value="1.581" calcext:value-type="float">
            <text:p>1.581</text:p>
          </table:table-cell>
          <table:table-cell office:value-type="float" office:value="1.713" calcext:value-type="float">
            <text:p>1.713</text:p>
          </table:table-cell>
          <table:table-cell office:value-type="float" office:value="0.2147253" calcext:value-type="float">
            <text:p>0.2147253</text:p>
          </table:table-cell>
          <table:table-cell office:value-type="float" office:value="0.2297604" calcext:value-type="float">
            <text:p>0.2297604</text:p>
          </table:table-cell>
          <table:table-cell/>
          <table:table-cell office:value-type="float" office:value="9.067" calcext:value-type="float">
            <text:p>9.067</text:p>
          </table:table-cell>
          <table:table-cell table:formula="of:=[.T60]-3.78" office:value-type="float" office:value="5.287" calcext:value-type="float">
            <text:p>5.287</text:p>
          </table:table-cell>
          <table:table-cell office:value-type="float" office:value="-62.03333" calcext:value-type="float">
            <text:p>-62.03333</text:p>
          </table:table-cell>
          <table:table-cell office:value-type="float" office:value="-53.16667" calcext:value-type="float">
            <text:p>-53.16667</text:p>
          </table:table-cell>
          <table:table-cell office:value-type="float" office:value="7.313166" calcext:value-type="float">
            <text:p>7.313166</text:p>
          </table:table-cell>
          <table:table-cell office:value-type="float" office:value="7.663294" calcext:value-type="float">
            <text:p>7.663294</text:p>
          </table:table-cell>
          <table:table-cell office:value-type="float" office:value="1.394" calcext:value-type="float">
            <text:p>1.394</text:p>
          </table:table-cell>
          <table:table-cell office:value-type="float" office:value="1.711" calcext:value-type="float">
            <text:p>1.711</text:p>
          </table:table-cell>
          <table:table-cell office:value-type="float" office:value="0.1876646" calcext:value-type="float">
            <text:p>0.1876646</text:p>
          </table:table-cell>
          <table:table-cell office:value-type="float" office:value="0.2294447" calcext:value-type="float">
            <text:p>0.22944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6.93333" calcext:value-type="float">
            <text:p>-36.93333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1]-1.836" office:value-type="float" office:value="5.071" calcext:value-type="float">
            <text:p>5.071</text:p>
          </table:table-cell>
          <table:table-cell office:value-type="float" office:value="6.907" calcext:value-type="float">
            <text:p>6.907</text:p>
          </table:table-cell>
          <table:table-cell office:value-type="float" office:value="-59.63334" calcext:value-type="float">
            <text:p>-59.63334</text:p>
          </table:table-cell>
          <table:table-cell office:value-type="float" office:value="-54.63334" calcext:value-type="float">
            <text:p>-54.63334</text:p>
          </table:table-cell>
          <table:table-cell office:value-type="float" office:value="8.51209" calcext:value-type="float">
            <text:p>8.51209</text:p>
          </table:table-cell>
          <table:table-cell office:value-type="float" office:value="7.940133" calcext:value-type="float">
            <text:p>7.940133</text:p>
          </table:table-cell>
          <table:table-cell office:value-type="float" office:value="1.669" calcext:value-type="float">
            <text:p>1.669</text:p>
          </table:table-cell>
          <table:table-cell office:value-type="float" office:value="1.724" calcext:value-type="float">
            <text:p>1.724</text:p>
          </table:table-cell>
          <table:table-cell office:value-type="float" office:value="0.2272214" calcext:value-type="float">
            <text:p>0.2272214</text:p>
          </table:table-cell>
          <table:table-cell office:value-type="float" office:value="0.2313514" calcext:value-type="float">
            <text:p>0.2313514</text:p>
          </table:table-cell>
          <table:table-cell/>
          <table:table-cell office:value-type="float" office:value="9.175" calcext:value-type="float">
            <text:p>9.175</text:p>
          </table:table-cell>
          <table:table-cell table:formula="of:=[.T61]-3.78" office:value-type="float" office:value="5.395" calcext:value-type="float">
            <text:p>5.395</text:p>
          </table:table-cell>
          <table:table-cell office:value-type="float" office:value="-59.43334" calcext:value-type="float">
            <text:p>-59.43334</text:p>
          </table:table-cell>
          <table:table-cell office:value-type="float" office:value="-57.86666" calcext:value-type="float">
            <text:p>-57.86666</text:p>
          </table:table-cell>
          <table:table-cell office:value-type="float" office:value="6.812983" calcext:value-type="float">
            <text:p>6.812983</text:p>
          </table:table-cell>
          <table:table-cell office:value-type="float" office:value="8.538818" calcext:value-type="float">
            <text:p>8.538818</text:p>
          </table:table-cell>
          <table:table-cell office:value-type="float" office:value="1.358" calcext:value-type="float">
            <text:p>1.358</text:p>
          </table:table-cell>
          <table:table-cell office:value-type="float" office:value="1.748" calcext:value-type="float">
            <text:p>1.748</text:p>
          </table:table-cell>
          <table:table-cell office:value-type="float" office:value="0.1824775" calcext:value-type="float">
            <text:p>0.1824775</text:p>
          </table:table-cell>
          <table:table-cell office:value-type="float" office:value="0.2348937" calcext:value-type="float">
            <text:p>0.234893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39" calcext:value-type="float">
            <text:p>-39</text:p>
          </table:table-cell>
          <table:table-cell office:value-type="float" office:value="-39.53333" calcext:value-type="float">
            <text:p>-39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2]-1.836" office:value-type="float" office:value="5.179" calcext:value-type="float">
            <text:p>5.179</text:p>
          </table:table-cell>
          <table:table-cell office:value-type="float" office:value="7.015" calcext:value-type="float">
            <text:p>7.015</text:p>
          </table:table-cell>
          <table:table-cell office:value-type="float" office:value="-59.93333" calcext:value-type="float">
            <text:p>-59.93333</text:p>
          </table:table-cell>
          <table:table-cell office:value-type="float" office:value="-57.03333" calcext:value-type="float">
            <text:p>-57.03333</text:p>
          </table:table-cell>
          <table:table-cell office:value-type="float" office:value="8.594826" calcext:value-type="float">
            <text:p>8.594826</text:p>
          </table:table-cell>
          <table:table-cell office:value-type="float" office:value="8.089793" calcext:value-type="float">
            <text:p>8.089793</text:p>
          </table:table-cell>
          <table:table-cell office:value-type="float" office:value="1.676" calcext:value-type="float">
            <text:p>1.676</text:p>
          </table:table-cell>
          <table:table-cell office:value-type="float" office:value="1.684" calcext:value-type="float">
            <text:p>1.684</text:p>
          </table:table-cell>
          <table:table-cell office:value-type="float" office:value="0.2282815" calcext:value-type="float">
            <text:p>0.2282815</text:p>
          </table:table-cell>
          <table:table-cell office:value-type="float" office:value="0.2257931" calcext:value-type="float">
            <text:p>0.2257931</text:p>
          </table:table-cell>
          <table:table-cell/>
          <table:table-cell office:value-type="float" office:value="9.283" calcext:value-type="float">
            <text:p>9.283</text:p>
          </table:table-cell>
          <table:table-cell table:formula="of:=[.T62]-3.78" office:value-type="float" office:value="5.503" calcext:value-type="float">
            <text:p>5.503</text:p>
          </table:table-cell>
          <table:table-cell office:value-type="float" office:value="-58.13334" calcext:value-type="float">
            <text:p>-58.13334</text:p>
          </table:table-cell>
          <table:table-cell office:value-type="float" office:value="-56.3" calcext:value-type="float">
            <text:p>-56.3</text:p>
          </table:table-cell>
          <table:table-cell office:value-type="float" office:value="6.429175" calcext:value-type="float">
            <text:p>6.429175</text:p>
          </table:table-cell>
          <table:table-cell office:value-type="float" office:value="8.170341" calcext:value-type="float">
            <text:p>8.170341</text:p>
          </table:table-cell>
          <table:table-cell office:value-type="float" office:value="1.313" calcext:value-type="float">
            <text:p>1.313</text:p>
          </table:table-cell>
          <table:table-cell office:value-type="float" office:value="1.722" calcext:value-type="float">
            <text:p>1.722</text:p>
          </table:table-cell>
          <table:table-cell office:value-type="float" office:value="0.1760484" calcext:value-type="float">
            <text:p>0.1760484</text:p>
          </table:table-cell>
          <table:table-cell office:value-type="float" office:value="0.2310116" calcext:value-type="float">
            <text:p>0.231011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38.66667" calcext:value-type="float">
            <text:p>-38.66667</text:p>
          </table:table-cell>
          <table:table-cell office:value-type="float" office:value="-39.26667" calcext:value-type="float">
            <text:p>-39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3]-1.836" office:value-type="float" office:value="5.287" calcext:value-type="float">
            <text:p>5.287</text:p>
          </table:table-cell>
          <table:table-cell office:value-type="float" office:value="7.123" calcext:value-type="float">
            <text:p>7.123</text:p>
          </table:table-cell>
          <table:table-cell office:value-type="float" office:value="-58.93333" calcext:value-type="float">
            <text:p>-58.93333</text:p>
          </table:table-cell>
          <table:table-cell office:value-type="float" office:value="-56.1" calcext:value-type="float">
            <text:p>-56.1</text:p>
          </table:table-cell>
          <table:table-cell office:value-type="float" office:value="7.971674" calcext:value-type="float">
            <text:p>7.971674</text:p>
          </table:table-cell>
          <table:table-cell office:value-type="float" office:value="7.986252" calcext:value-type="float">
            <text:p>7.986252</text:p>
          </table:table-cell>
          <table:table-cell office:value-type="float" office:value="1.585" calcext:value-type="float">
            <text:p>1.585</text:p>
          </table:table-cell>
          <table:table-cell office:value-type="float" office:value="1.692" calcext:value-type="float">
            <text:p>1.692</text:p>
          </table:table-cell>
          <table:table-cell office:value-type="float" office:value="0.2153231" calcext:value-type="float">
            <text:p>0.2153231</text:p>
          </table:table-cell>
          <table:table-cell office:value-type="float" office:value="0.2266116" calcext:value-type="float">
            <text:p>0.2266116</text:p>
          </table:table-cell>
          <table:table-cell/>
          <table:table-cell office:value-type="float" office:value="9.391" calcext:value-type="float">
            <text:p>9.391</text:p>
          </table:table-cell>
          <table:table-cell table:formula="of:=[.T63]-3.78" office:value-type="float" office:value="5.611" calcext:value-type="float">
            <text:p>5.611</text:p>
          </table:table-cell>
          <table:table-cell office:value-type="float" office:value="-61.96667" calcext:value-type="float">
            <text:p>-61.96667</text:p>
          </table:table-cell>
          <table:table-cell office:value-type="float" office:value="-55.5" calcext:value-type="float">
            <text:p>-55.5</text:p>
          </table:table-cell>
          <table:table-cell office:value-type="float" office:value="6.693765" calcext:value-type="float">
            <text:p>6.693765</text:p>
          </table:table-cell>
          <table:table-cell office:value-type="float" office:value="8.147907" calcext:value-type="float">
            <text:p>8.147907</text:p>
          </table:table-cell>
          <table:table-cell office:value-type="float" office:value="1.284" calcext:value-type="float">
            <text:p>1.284</text:p>
          </table:table-cell>
          <table:table-cell office:value-type="float" office:value="1.74" calcext:value-type="float">
            <text:p>1.74</text:p>
          </table:table-cell>
          <table:table-cell office:value-type="float" office:value="0.1719548" calcext:value-type="float">
            <text:p>0.1719548</text:p>
          </table:table-cell>
          <table:table-cell office:value-type="float" office:value="0.2336981" calcext:value-type="float">
            <text:p>0.233698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40.3" calcext:value-type="float">
            <text:p>-40.3</text:p>
          </table:table-cell>
          <table:table-cell office:value-type="float" office:value="-39.06667" calcext:value-type="float">
            <text:p>-39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4]-1.836" office:value-type="float" office:value="5.395" calcext:value-type="float">
            <text:p>5.395</text:p>
          </table:table-cell>
          <table:table-cell office:value-type="float" office:value="7.231" calcext:value-type="float">
            <text:p>7.231</text:p>
          </table:table-cell>
          <table:table-cell office:value-type="float" office:value="-61.8" calcext:value-type="float">
            <text:p>-61.8</text:p>
          </table:table-cell>
          <table:table-cell office:value-type="float" office:value="-51.26667" calcext:value-type="float">
            <text:p>-51.26667</text:p>
          </table:table-cell>
          <table:table-cell office:value-type="float" office:value="7.449053" calcext:value-type="float">
            <text:p>7.449053</text:p>
          </table:table-cell>
          <table:table-cell office:value-type="float" office:value="7.577596" calcext:value-type="float">
            <text:p>7.577596</text:p>
          </table:table-cell>
          <table:table-cell office:value-type="float" office:value="1.423" calcext:value-type="float">
            <text:p>1.423</text:p>
          </table:table-cell>
          <table:table-cell office:value-type="float" office:value="1.751" calcext:value-type="float">
            <text:p>1.751</text:p>
          </table:table-cell>
          <table:table-cell office:value-type="float" office:value="0.1918733" calcext:value-type="float">
            <text:p>0.1918733</text:p>
          </table:table-cell>
          <table:table-cell office:value-type="float" office:value="0.2352873" calcext:value-type="float">
            <text:p>0.2352873</text:p>
          </table:table-cell>
          <table:table-cell/>
          <table:table-cell office:value-type="float" office:value="9.499" calcext:value-type="float">
            <text:p>9.499</text:p>
          </table:table-cell>
          <table:table-cell table:formula="of:=[.T64]-3.78" office:value-type="float" office:value="5.719" calcext:value-type="float">
            <text:p>5.719</text:p>
          </table:table-cell>
          <table:table-cell office:value-type="float" office:value="-58.7" calcext:value-type="float">
            <text:p>-58.7</text:p>
          </table:table-cell>
          <table:table-cell office:value-type="float" office:value="-53.5" calcext:value-type="float">
            <text:p>-53.5</text:p>
          </table:table-cell>
          <table:table-cell office:value-type="float" office:value="6.177892" calcext:value-type="float">
            <text:p>6.177892</text:p>
          </table:table-cell>
          <table:table-cell office:value-type="float" office:value="7.991497" calcext:value-type="float">
            <text:p>7.991497</text:p>
          </table:table-cell>
          <table:table-cell office:value-type="float" office:value="1.253" calcext:value-type="float">
            <text:p>1.253</text:p>
          </table:table-cell>
          <table:table-cell office:value-type="float" office:value="1.768" calcext:value-type="float">
            <text:p>1.768</text:p>
          </table:table-cell>
          <table:table-cell office:value-type="float" office:value="0.1675345" calcext:value-type="float">
            <text:p>0.1675345</text:p>
          </table:table-cell>
          <table:table-cell office:value-type="float" office:value="0.2377806" calcext:value-type="float">
            <text:p>0.237780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40.76667" calcext:value-type="float">
            <text:p>-40.76667</text:p>
          </table:table-cell>
          <table:table-cell office:value-type="float" office:value="-38.33333" calcext:value-type="float">
            <text:p>-38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5]-1.836" office:value-type="float" office:value="5.503" calcext:value-type="float">
            <text:p>5.503</text:p>
          </table:table-cell>
          <table:table-cell office:value-type="float" office:value="7.339" calcext:value-type="float">
            <text:p>7.339</text:p>
          </table:table-cell>
          <table:table-cell office:value-type="float" office:value="-60.36666" calcext:value-type="float">
            <text:p>-60.36666</text:p>
          </table:table-cell>
          <table:table-cell office:value-type="float" office:value="-55.33333" calcext:value-type="float">
            <text:p>-55.33333</text:p>
          </table:table-cell>
          <table:table-cell office:value-type="float" office:value="7.209966" calcext:value-type="float">
            <text:p>7.209966</text:p>
          </table:table-cell>
          <table:table-cell office:value-type="float" office:value="8.157512" calcext:value-type="float">
            <text:p>8.157512</text:p>
          </table:table-cell>
          <table:table-cell office:value-type="float" office:value="1.411" calcext:value-type="float">
            <text:p>1.411</text:p>
          </table:table-cell>
          <table:table-cell office:value-type="float" office:value="1.747" calcext:value-type="float">
            <text:p>1.747</text:p>
          </table:table-cell>
          <table:table-cell office:value-type="float" office:value="0.1901245" calcext:value-type="float">
            <text:p>0.1901245</text:p>
          </table:table-cell>
          <table:table-cell office:value-type="float" office:value="0.2346783" calcext:value-type="float">
            <text:p>0.2346783</text:p>
          </table:table-cell>
          <table:table-cell/>
          <table:table-cell office:value-type="float" office:value="9.607" calcext:value-type="float">
            <text:p>9.607</text:p>
          </table:table-cell>
          <table:table-cell table:formula="of:=[.T65]-3.78" office:value-type="float" office:value="5.827" calcext:value-type="float">
            <text:p>5.827</text:p>
          </table:table-cell>
          <table:table-cell office:value-type="float" office:value="-56.3" calcext:value-type="float">
            <text:p>-56.3</text:p>
          </table:table-cell>
          <table:table-cell office:value-type="float" office:value="-54" calcext:value-type="float">
            <text:p>-54</text:p>
          </table:table-cell>
          <table:table-cell office:value-type="float" office:value="5.781841" calcext:value-type="float">
            <text:p>5.781841</text:p>
          </table:table-cell>
          <table:table-cell office:value-type="float" office:value="7.885937" calcext:value-type="float">
            <text:p>7.885937</text:p>
          </table:table-cell>
          <table:table-cell office:value-type="float" office:value="1.223" calcext:value-type="float">
            <text:p>1.223</text:p>
          </table:table-cell>
          <table:table-cell office:value-type="float" office:value="1.732" calcext:value-type="float">
            <text:p>1.732</text:p>
          </table:table-cell>
          <table:table-cell office:value-type="float" office:value="0.1634782" calcext:value-type="float">
            <text:p>0.1634782</text:p>
          </table:table-cell>
          <table:table-cell office:value-type="float" office:value="0.2324672" calcext:value-type="float">
            <text:p>0.232467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40.8" calcext:value-type="float">
            <text:p>-40.8</text:p>
          </table:table-cell>
          <table:table-cell office:value-type="float" office:value="-39.43333" calcext:value-type="float">
            <text:p>-39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6]-1.836" office:value-type="float" office:value="5.611" calcext:value-type="float">
            <text:p>5.611</text:p>
          </table:table-cell>
          <table:table-cell office:value-type="float" office:value="7.447" calcext:value-type="float">
            <text:p>7.447</text:p>
          </table:table-cell>
          <table:table-cell office:value-type="float" office:value="-60.2" calcext:value-type="float">
            <text:p>-60.2</text:p>
          </table:table-cell>
          <table:table-cell office:value-type="float" office:value="-56.06667" calcext:value-type="float">
            <text:p>-56.06667</text:p>
          </table:table-cell>
          <table:table-cell office:value-type="float" office:value="7.010117" calcext:value-type="float">
            <text:p>7.010117</text:p>
          </table:table-cell>
          <table:table-cell office:value-type="float" office:value="8.14688" calcext:value-type="float">
            <text:p>8.14688</text:p>
          </table:table-cell>
          <table:table-cell office:value-type="float" office:value="1.377" calcext:value-type="float">
            <text:p>1.377</text:p>
          </table:table-cell>
          <table:table-cell office:value-type="float" office:value="1.723" calcext:value-type="float">
            <text:p>1.723</text:p>
          </table:table-cell>
          <table:table-cell office:value-type="float" office:value="0.1853663" calcext:value-type="float">
            <text:p>0.1853663</text:p>
          </table:table-cell>
          <table:table-cell office:value-type="float" office:value="0.2313069" calcext:value-type="float">
            <text:p>0.2313069</text:p>
          </table:table-cell>
          <table:table-cell/>
          <table:table-cell office:value-type="float" office:value="9.715" calcext:value-type="float">
            <text:p>9.715</text:p>
          </table:table-cell>
          <table:table-cell table:formula="of:=[.T66]-3.78" office:value-type="float" office:value="5.935" calcext:value-type="float">
            <text:p>5.935</text:p>
          </table:table-cell>
          <table:table-cell office:value-type="float" office:value="-60" calcext:value-type="float">
            <text:p>-60</text:p>
          </table:table-cell>
          <table:table-cell office:value-type="float" office:value="-54.66667" calcext:value-type="float">
            <text:p>-54.66667</text:p>
          </table:table-cell>
          <table:table-cell office:value-type="float" office:value="6.242918" calcext:value-type="float">
            <text:p>6.242918</text:p>
          </table:table-cell>
          <table:table-cell office:value-type="float" office:value="8.19095" calcext:value-type="float">
            <text:p>8.19095</text:p>
          </table:table-cell>
          <table:table-cell office:value-type="float" office:value="1.239" calcext:value-type="float">
            <text:p>1.239</text:p>
          </table:table-cell>
          <table:table-cell office:value-type="float" office:value="1.773" calcext:value-type="float">
            <text:p>1.773</text:p>
          </table:table-cell>
          <table:table-cell office:value-type="float" office:value="0.1656298" calcext:value-type="float">
            <text:p>0.1656298</text:p>
          </table:table-cell>
          <table:table-cell office:value-type="float" office:value="0.2385139" calcext:value-type="float">
            <text:p>0.238513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40.46667" calcext:value-type="float">
            <text:p>-40.46667</text:p>
          </table:table-cell>
          <table:table-cell office:value-type="float" office:value="-39.2" calcext:value-type="float">
            <text:p>-39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7]-1.836" office:value-type="float" office:value="5.719" calcext:value-type="float">
            <text:p>5.719</text:p>
          </table:table-cell>
          <table:table-cell office:value-type="float" office:value="7.555" calcext:value-type="float">
            <text:p>7.555</text:p>
          </table:table-cell>
          <table:table-cell office:value-type="float" office:value="-59.06667" calcext:value-type="float">
            <text:p>-59.06667</text:p>
          </table:table-cell>
          <table:table-cell office:value-type="float" office:value="-56.63333" calcext:value-type="float">
            <text:p>-56.63333</text:p>
          </table:table-cell>
          <table:table-cell office:value-type="float" office:value="6.808633" calcext:value-type="float">
            <text:p>6.808633</text:p>
          </table:table-cell>
          <table:table-cell office:value-type="float" office:value="8.374461" calcext:value-type="float">
            <text:p>8.374461</text:p>
          </table:table-cell>
          <table:table-cell office:value-type="float" office:value="1.365" calcext:value-type="float">
            <text:p>1.365</text:p>
          </table:table-cell>
          <table:table-cell office:value-type="float" office:value="1.752" calcext:value-type="float">
            <text:p>1.752</text:p>
          </table:table-cell>
          <table:table-cell office:value-type="float" office:value="0.183493" calcext:value-type="float">
            <text:p>0.183493</text:p>
          </table:table-cell>
          <table:table-cell office:value-type="float" office:value="0.2353893" calcext:value-type="float">
            <text:p>0.2353893</text:p>
          </table:table-cell>
          <table:table-cell/>
          <table:table-cell office:value-type="float" office:value="9.823" calcext:value-type="float">
            <text:p>9.823</text:p>
          </table:table-cell>
          <table:table-cell table:formula="of:=[.T67]-3.78" office:value-type="float" office:value="6.043" calcext:value-type="float">
            <text:p>6.043</text:p>
          </table:table-cell>
          <table:table-cell office:value-type="float" office:value="-63.36667" calcext:value-type="float">
            <text:p>-63.36667</text:p>
          </table:table-cell>
          <table:table-cell office:value-type="float" office:value="-64.6" calcext:value-type="float">
            <text:p>-6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40.1" calcext:value-type="float">
            <text:p>-40.1</text:p>
          </table:table-cell>
          <table:table-cell office:value-type="float" office:value="-40.66667" calcext:value-type="float">
            <text:p>-40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8]-1.836" office:value-type="float" office:value="5.827" calcext:value-type="float">
            <text:p>5.827</text:p>
          </table:table-cell>
          <table:table-cell office:value-type="float" office:value="7.663" calcext:value-type="float">
            <text:p>7.663</text:p>
          </table:table-cell>
          <table:table-cell office:value-type="float" office:value="-58.53333" calcext:value-type="float">
            <text:p>-58.53333</text:p>
          </table:table-cell>
          <table:table-cell office:value-type="float" office:value="-56.06667" calcext:value-type="float">
            <text:p>-56.06667</text:p>
          </table:table-cell>
          <table:table-cell office:value-type="float" office:value="6.926017" calcext:value-type="float">
            <text:p>6.926017</text:p>
          </table:table-cell>
          <table:table-cell office:value-type="float" office:value="8.508021" calcext:value-type="float">
            <text:p>8.508021</text:p>
          </table:table-cell>
          <table:table-cell office:value-type="float" office:value="1.397" calcext:value-type="float">
            <text:p>1.397</text:p>
          </table:table-cell>
          <table:table-cell office:value-type="float" office:value="1.794" calcext:value-type="float">
            <text:p>1.794</text:p>
          </table:table-cell>
          <table:table-cell office:value-type="float" office:value="0.1883572" calcext:value-type="float">
            <text:p>0.1883572</text:p>
          </table:table-cell>
          <table:table-cell office:value-type="float" office:value="0.2415605" calcext:value-type="float">
            <text:p>0.2415605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37.36666" calcext:value-type="float">
            <text:p>-37.36666</text:p>
          </table:table-cell>
          <table:table-cell office:value-type="float" office:value="-40.2" calcext:value-type="float">
            <text:p>-40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69]-1.836" office:value-type="float" office:value="5.935" calcext:value-type="float">
            <text:p>5.935</text:p>
          </table:table-cell>
          <table:table-cell office:value-type="float" office:value="7.771" calcext:value-type="float">
            <text:p>7.771</text:p>
          </table:table-cell>
          <table:table-cell office:value-type="float" office:value="-60.73333" calcext:value-type="float">
            <text:p>-60.73333</text:p>
          </table:table-cell>
          <table:table-cell office:value-type="float" office:value="-50.03334" calcext:value-type="float">
            <text:p>-50.03334</text:p>
          </table:table-cell>
          <table:table-cell office:value-type="float" office:value="7.306743" calcext:value-type="float">
            <text:p>7.306743</text:p>
          </table:table-cell>
          <table:table-cell office:value-type="float" office:value="7.497476" calcext:value-type="float">
            <text:p>7.497476</text:p>
          </table:table-cell>
          <table:table-cell office:value-type="float" office:value="1.42" calcext:value-type="float">
            <text:p>1.42</text:p>
          </table:table-cell>
          <table:table-cell office:value-type="float" office:value="1.773" calcext:value-type="float">
            <text:p>1.773</text:p>
          </table:table-cell>
          <table:table-cell office:value-type="float" office:value="0.1915132" calcext:value-type="float">
            <text:p>0.1915132</text:p>
          </table:table-cell>
          <table:table-cell office:value-type="float" office:value="0.2385381" calcext:value-type="float">
            <text:p>0.2385381</text:p>
          </table:table-cell>
          <table:table-cell table:number-columns-repeated="11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38.66667" calcext:value-type="float">
            <text:p>-38.66667</text:p>
          </table:table-cell>
          <table:table-cell office:value-type="float" office:value="-39.3" calcext:value-type="float">
            <text:p>-39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0]-1.836" office:value-type="float" office:value="6.043" calcext:value-type="float">
            <text:p>6.043</text:p>
          </table:table-cell>
          <table:table-cell office:value-type="float" office:value="7.879" calcext:value-type="float">
            <text:p>7.879</text:p>
          </table:table-cell>
          <table:table-cell office:value-type="float" office:value="-61.33333" calcext:value-type="float">
            <text:p>-61.33333</text:p>
          </table:table-cell>
          <table:table-cell office:value-type="float" office:value="-54" calcext:value-type="float">
            <text:p>-54</text:p>
          </table:table-cell>
          <table:table-cell office:value-type="float" office:value="7.328928" calcext:value-type="float">
            <text:p>7.328928</text:p>
          </table:table-cell>
          <table:table-cell office:value-type="float" office:value="8.076135" calcext:value-type="float">
            <text:p>8.076135</text:p>
          </table:table-cell>
          <table:table-cell office:value-type="float" office:value="1.411" calcext:value-type="float">
            <text:p>1.411</text:p>
          </table:table-cell>
          <table:table-cell office:value-type="float" office:value="1.77" calcext:value-type="float">
            <text:p>1.77</text:p>
          </table:table-cell>
          <table:table-cell office:value-type="float" office:value="0.1902155" calcext:value-type="float">
            <text:p>0.1902155</text:p>
          </table:table-cell>
          <table:table-cell office:value-type="float" office:value="0.2380739" calcext:value-type="float">
            <text:p>0.238073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6.46667" calcext:value-type="float">
            <text:p>-36.46667</text:p>
          </table:table-cell>
          <table:table-cell office:value-type="float" office:value="-39.96667" calcext:value-type="float">
            <text:p>-39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1]-1.836" office:value-type="float" office:value="6.151" calcext:value-type="float">
            <text:p>6.151</text:p>
          </table:table-cell>
          <table:table-cell office:value-type="float" office:value="7.987" calcext:value-type="float">
            <text:p>7.987</text:p>
          </table:table-cell>
          <table:table-cell office:value-type="float" office:value="-62.93334" calcext:value-type="float">
            <text:p>-62.93334</text:p>
          </table:table-cell>
          <table:table-cell office:value-type="float" office:value="-53.26667" calcext:value-type="float">
            <text:p>-53.26667</text:p>
          </table:table-cell>
          <table:table-cell office:value-type="float" office:value="7.7519" calcext:value-type="float">
            <text:p>7.7519</text:p>
          </table:table-cell>
          <table:table-cell office:value-type="float" office:value="7.909865" calcext:value-type="float">
            <text:p>7.909865</text:p>
          </table:table-cell>
          <table:table-cell office:value-type="float" office:value="1.453" calcext:value-type="float">
            <text:p>1.453</text:p>
          </table:table-cell>
          <table:table-cell office:value-type="float" office:value="1.758" calcext:value-type="float">
            <text:p>1.758</text:p>
          </table:table-cell>
          <table:table-cell office:value-type="float" office:value="0.1960783" calcext:value-type="float">
            <text:p>0.1960783</text:p>
          </table:table-cell>
          <table:table-cell office:value-type="float" office:value="0.2363827" calcext:value-type="float">
            <text:p>0.2363827</text:p>
          </table:table-cell>
          <table:table-cell table:number-columns-repeated="11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38.5" calcext:value-type="float">
            <text:p>-38.5</text:p>
          </table:table-cell>
          <table:table-cell office:value-type="float" office:value="-38.26667" calcext:value-type="float">
            <text:p>-38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2]-1.836" office:value-type="float" office:value="6.259" calcext:value-type="float">
            <text:p>6.259</text:p>
          </table:table-cell>
          <table:table-cell office:value-type="float" office:value="8.095" calcext:value-type="float">
            <text:p>8.095</text:p>
          </table:table-cell>
          <table:table-cell office:value-type="float" office:value="-58.53333" calcext:value-type="float">
            <text:p>-58.53333</text:p>
          </table:table-cell>
          <table:table-cell office:value-type="float" office:value="-56.5" calcext:value-type="float">
            <text:p>-56.5</text:p>
          </table:table-cell>
          <table:table-cell office:value-type="float" office:value="7.677409" calcext:value-type="float">
            <text:p>7.677409</text:p>
          </table:table-cell>
          <table:table-cell office:value-type="float" office:value="8.409241" calcext:value-type="float">
            <text:p>8.409241</text:p>
          </table:table-cell>
          <table:table-cell office:value-type="float" office:value="1.54" calcext:value-type="float">
            <text:p>1.54</text:p>
          </table:table-cell>
          <table:table-cell office:value-type="float" office:value="1.762" calcext:value-type="float">
            <text:p>1.762</text:p>
          </table:table-cell>
          <table:table-cell office:value-type="float" office:value="0.2087918" calcext:value-type="float">
            <text:p>0.2087918</text:p>
          </table:table-cell>
          <table:table-cell office:value-type="float" office:value="0.2369247" calcext:value-type="float">
            <text:p>0.2369247</text:p>
          </table:table-cell>
          <table:table-cell table:number-columns-repeated="11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36.06667" calcext:value-type="float">
            <text:p>-36.06667</text:p>
          </table:table-cell>
          <table:table-cell office:value-type="float" office:value="-39.7" calcext:value-type="float">
            <text:p>-39.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3]-1.836" office:value-type="float" office:value="6.367" calcext:value-type="float">
            <text:p>6.367</text:p>
          </table:table-cell>
          <table:table-cell office:value-type="float" office:value="8.203" calcext:value-type="float">
            <text:p>8.203</text:p>
          </table:table-cell>
          <table:table-cell office:value-type="float" office:value="-58.83333" calcext:value-type="float">
            <text:p>-58.83333</text:p>
          </table:table-cell>
          <table:table-cell office:value-type="float" office:value="-55.03334" calcext:value-type="float">
            <text:p>-55.03334</text:p>
          </table:table-cell>
          <table:table-cell office:value-type="float" office:value="7.676754" calcext:value-type="float">
            <text:p>7.676754</text:p>
          </table:table-cell>
          <table:table-cell office:value-type="float" office:value="8.129652" calcext:value-type="float">
            <text:p>8.129652</text:p>
          </table:table-cell>
          <table:table-cell office:value-type="float" office:value="1.533" calcext:value-type="float">
            <text:p>1.533</text:p>
          </table:table-cell>
          <table:table-cell office:value-type="float" office:value="1.75" calcext:value-type="float">
            <text:p>1.75</text:p>
          </table:table-cell>
          <table:table-cell office:value-type="float" office:value="0.2077094" calcext:value-type="float">
            <text:p>0.2077094</text:p>
          </table:table-cell>
          <table:table-cell office:value-type="float" office:value="0.2351517" calcext:value-type="float">
            <text:p>0.2351517</text:p>
          </table:table-cell>
          <table:table-cell table:number-columns-repeated="11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38.1" calcext:value-type="float">
            <text:p>-38.1</text:p>
          </table:table-cell>
          <table:table-cell office:value-type="float" office:value="-39.8" calcext:value-type="float">
            <text:p>-39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4]-1.836" office:value-type="float" office:value="6.475" calcext:value-type="float">
            <text:p>6.475</text:p>
          </table:table-cell>
          <table:table-cell office:value-type="float" office:value="8.311" calcext:value-type="float">
            <text:p>8.311</text:p>
          </table:table-cell>
          <table:table-cell office:value-type="float" office:value="-59.13333" calcext:value-type="float">
            <text:p>-59.13333</text:p>
          </table:table-cell>
          <table:table-cell office:value-type="float" office:value="-53.2" calcext:value-type="float">
            <text:p>-53.2</text:p>
          </table:table-cell>
          <table:table-cell office:value-type="float" office:value="7.976106" calcext:value-type="float">
            <text:p>7.976106</text:p>
          </table:table-cell>
          <table:table-cell office:value-type="float" office:value="7.957295" calcext:value-type="float">
            <text:p>7.957295</text:p>
          </table:table-cell>
          <table:table-cell office:value-type="float" office:value="1.581" calcext:value-type="float">
            <text:p>1.581</text:p>
          </table:table-cell>
          <table:table-cell office:value-type="float" office:value="1.77" calcext:value-type="float">
            <text:p>1.77</text:p>
          </table:table-cell>
          <table:table-cell office:value-type="float" office:value="0.2147141" calcext:value-type="float">
            <text:p>0.2147141</text:p>
          </table:table-cell>
          <table:table-cell office:value-type="float" office:value="0.2380981" calcext:value-type="float">
            <text:p>0.2380981</text:p>
          </table:table-cell>
          <table:table-cell table:number-columns-repeated="11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37.16667" calcext:value-type="float">
            <text:p>-37.16667</text:p>
          </table:table-cell>
          <table:table-cell office:value-type="float" office:value="-40.43334" calcext:value-type="float">
            <text:p>-40.4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5]-1.836" office:value-type="float" office:value="6.583" calcext:value-type="float">
            <text:p>6.583</text:p>
          </table:table-cell>
          <table:table-cell office:value-type="float" office:value="8.419" calcext:value-type="float">
            <text:p>8.419</text:p>
          </table:table-cell>
          <table:table-cell office:value-type="float" office:value="-59.83333" calcext:value-type="float">
            <text:p>-59.83333</text:p>
          </table:table-cell>
          <table:table-cell office:value-type="float" office:value="-54.9" calcext:value-type="float">
            <text:p>-54.9</text:p>
          </table:table-cell>
          <table:table-cell office:value-type="float" office:value="7.584707" calcext:value-type="float">
            <text:p>7.584707</text:p>
          </table:table-cell>
          <table:table-cell office:value-type="float" office:value="8.30217" calcext:value-type="float">
            <text:p>8.30217</text:p>
          </table:table-cell>
          <table:table-cell office:value-type="float" office:value="1.491" calcext:value-type="float">
            <text:p>1.491</text:p>
          </table:table-cell>
          <table:table-cell office:value-type="float" office:value="1.788" calcext:value-type="float">
            <text:p>1.788</text:p>
          </table:table-cell>
          <table:table-cell office:value-type="float" office:value="0.2017891" calcext:value-type="float">
            <text:p>0.2017891</text:p>
          </table:table-cell>
          <table:table-cell office:value-type="float" office:value="0.2407251" calcext:value-type="float">
            <text:p>0.2407251</text:p>
          </table:table-cell>
          <table:table-cell table:number-columns-repeated="1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37.96667" calcext:value-type="float">
            <text:p>-37.96667</text:p>
          </table:table-cell>
          <table:table-cell office:value-type="float" office:value="-39.2" calcext:value-type="float">
            <text:p>-39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6]-1.836" office:value-type="float" office:value="6.691" calcext:value-type="float">
            <text:p>6.691</text:p>
          </table:table-cell>
          <table:table-cell office:value-type="float" office:value="8.527" calcext:value-type="float">
            <text:p>8.527</text:p>
          </table:table-cell>
          <table:table-cell office:value-type="float" office:value="-59.73333" calcext:value-type="float">
            <text:p>-59.73333</text:p>
          </table:table-cell>
          <table:table-cell office:value-type="float" office:value="-54.83333" calcext:value-type="float">
            <text:p>-54.83333</text:p>
          </table:table-cell>
          <table:table-cell office:value-type="float" office:value="7.070859" calcext:value-type="float">
            <text:p>7.070859</text:p>
          </table:table-cell>
          <table:table-cell office:value-type="float" office:value="8.387311" calcext:value-type="float">
            <text:p>8.387311</text:p>
          </table:table-cell>
          <table:table-cell office:value-type="float" office:value="1.399" calcext:value-type="float">
            <text:p>1.399</text:p>
          </table:table-cell>
          <table:table-cell office:value-type="float" office:value="1.807" calcext:value-type="float">
            <text:p>1.807</text:p>
          </table:table-cell>
          <table:table-cell office:value-type="float" office:value="0.1884332" calcext:value-type="float">
            <text:p>0.1884332</text:p>
          </table:table-cell>
          <table:table-cell office:value-type="float" office:value="0.2434895" calcext:value-type="float">
            <text:p>0.2434895</text:p>
          </table:table-cell>
          <table:table-cell table:number-columns-repeated="11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40.9" calcext:value-type="float">
            <text:p>-40.9</text:p>
          </table:table-cell>
          <table:table-cell office:value-type="float" office:value="-39.06667" calcext:value-type="float">
            <text:p>-39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7]-1.836" office:value-type="float" office:value="6.799" calcext:value-type="float">
            <text:p>6.799</text:p>
          </table:table-cell>
          <table:table-cell office:value-type="float" office:value="8.635" calcext:value-type="float">
            <text:p>8.635</text:p>
          </table:table-cell>
          <table:table-cell office:value-type="float" office:value="-59" calcext:value-type="float">
            <text:p>-59</text:p>
          </table:table-cell>
          <table:table-cell office:value-type="float" office:value="-53.86667" calcext:value-type="float">
            <text:p>-53.86667</text:p>
          </table:table-cell>
          <table:table-cell office:value-type="float" office:value="6.986599" calcext:value-type="float">
            <text:p>6.986599</text:p>
          </table:table-cell>
          <table:table-cell office:value-type="float" office:value="8.25591" calcext:value-type="float">
            <text:p>8.25591</text:p>
          </table:table-cell>
          <table:table-cell office:value-type="float" office:value="1.399" calcext:value-type="float">
            <text:p>1.399</text:p>
          </table:table-cell>
          <table:table-cell office:value-type="float" office:value="1.81" calcext:value-type="float">
            <text:p>1.81</text:p>
          </table:table-cell>
          <table:table-cell office:value-type="float" office:value="0.188502" calcext:value-type="float">
            <text:p>0.188502</text:p>
          </table:table-cell>
          <table:table-cell office:value-type="float" office:value="0.2439759" calcext:value-type="float">
            <text:p>0.2439759</text:p>
          </table:table-cell>
          <table:table-cell table:number-columns-repeated="11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41.23333" calcext:value-type="float">
            <text:p>-41.23333</text:p>
          </table:table-cell>
          <table:table-cell office:value-type="float" office:value="-38.3" calcext:value-type="float">
            <text:p>-38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8]-1.836" office:value-type="float" office:value="6.907" calcext:value-type="float">
            <text:p>6.907</text:p>
          </table:table-cell>
          <table:table-cell office:value-type="float" office:value="8.743" calcext:value-type="float">
            <text:p>8.743</text:p>
          </table:table-cell>
          <table:table-cell office:value-type="float" office:value="-60.33333" calcext:value-type="float">
            <text:p>-60.33333</text:p>
          </table:table-cell>
          <table:table-cell office:value-type="float" office:value="-53" calcext:value-type="float">
            <text:p>-53</text:p>
          </table:table-cell>
          <table:table-cell office:value-type="float" office:value="7.078279" calcext:value-type="float">
            <text:p>7.078279</text:p>
          </table:table-cell>
          <table:table-cell office:value-type="float" office:value="8.170736" calcext:value-type="float">
            <text:p>8.170736</text:p>
          </table:table-cell>
          <table:table-cell office:value-type="float" office:value="1.386" calcext:value-type="float">
            <text:p>1.386</text:p>
          </table:table-cell>
          <table:table-cell office:value-type="float" office:value="1.82" calcext:value-type="float">
            <text:p>1.82</text:p>
          </table:table-cell>
          <table:table-cell office:value-type="float" office:value="0.1867551" calcext:value-type="float">
            <text:p>0.1867551</text:p>
          </table:table-cell>
          <table:table-cell office:value-type="float" office:value="0.2454073" calcext:value-type="float">
            <text:p>0.2454073</text:p>
          </table:table-cell>
          <table:table-cell table:number-columns-repeated="11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39.53333" calcext:value-type="float">
            <text:p>-39.53333</text:p>
          </table:table-cell>
          <table:table-cell office:value-type="float" office:value="-37.83333" calcext:value-type="float">
            <text:p>-37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79]-1.836" office:value-type="float" office:value="7.015" calcext:value-type="float">
            <text:p>7.015</text:p>
          </table:table-cell>
          <table:table-cell office:value-type="float" office:value="8.851" calcext:value-type="float">
            <text:p>8.851</text:p>
          </table:table-cell>
          <table:table-cell office:value-type="float" office:value="-59.46667" calcext:value-type="float">
            <text:p>-59.46667</text:p>
          </table:table-cell>
          <table:table-cell office:value-type="float" office:value="-54.36666" calcext:value-type="float">
            <text:p>-54.36666</text:p>
          </table:table-cell>
          <table:table-cell office:value-type="float" office:value="6.774294" calcext:value-type="float">
            <text:p>6.774294</text:p>
          </table:table-cell>
          <table:table-cell office:value-type="float" office:value="8.097114" calcext:value-type="float">
            <text:p>8.097114</text:p>
          </table:table-cell>
          <table:table-cell office:value-type="float" office:value="1.349" calcext:value-type="float">
            <text:p>1.349</text:p>
          </table:table-cell>
          <table:table-cell office:value-type="float" office:value="1.763" calcext:value-type="float">
            <text:p>1.763</text:p>
          </table:table-cell>
          <table:table-cell office:value-type="float" office:value="0.1813396" calcext:value-type="float">
            <text:p>0.1813396</text:p>
          </table:table-cell>
          <table:table-cell office:value-type="float" office:value="0.2370826" calcext:value-type="float">
            <text:p>0.2370826</text:p>
          </table:table-cell>
          <table:table-cell table:number-columns-repeated="11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41.2" calcext:value-type="float">
            <text:p>-41.2</text:p>
          </table:table-cell>
          <table:table-cell office:value-type="float" office:value="-37.8" calcext:value-type="float">
            <text:p>-37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0]-1.836" office:value-type="float" office:value="7.123" calcext:value-type="float">
            <text:p>7.123</text:p>
          </table:table-cell>
          <table:table-cell office:value-type="float" office:value="8.959" calcext:value-type="float">
            <text:p>8.959</text:p>
          </table:table-cell>
          <table:table-cell office:value-type="float" office:value="-58" calcext:value-type="float">
            <text:p>-58</text:p>
          </table:table-cell>
          <table:table-cell office:value-type="float" office:value="-53.7" calcext:value-type="float">
            <text:p>-53.7</text:p>
          </table:table-cell>
          <table:table-cell office:value-type="float" office:value="6.655381" calcext:value-type="float">
            <text:p>6.655381</text:p>
          </table:table-cell>
          <table:table-cell office:value-type="float" office:value="8.284923" calcext:value-type="float">
            <text:p>8.284923</text:p>
          </table:table-cell>
          <table:table-cell office:value-type="float" office:value="1.357" calcext:value-type="float">
            <text:p>1.357</text:p>
          </table:table-cell>
          <table:table-cell office:value-type="float" office:value="1.819" calcext:value-type="float">
            <text:p>1.819</text:p>
          </table:table-cell>
          <table:table-cell office:value-type="float" office:value="0.1826615" calcext:value-type="float">
            <text:p>0.1826615</text:p>
          </table:table-cell>
          <table:table-cell office:value-type="float" office:value="0.2455931" calcext:value-type="float">
            <text:p>0.245593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8.26667" calcext:value-type="float">
            <text:p>-38.26667</text:p>
          </table:table-cell>
          <table:table-cell office:value-type="float" office:value="-38.06667" calcext:value-type="float">
            <text:p>-38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1]-1.836" office:value-type="float" office:value="7.231" calcext:value-type="float">
            <text:p>7.231</text:p>
          </table:table-cell>
          <table:table-cell office:value-type="float" office:value="9.067" calcext:value-type="float">
            <text:p>9.067</text:p>
          </table:table-cell>
          <table:table-cell office:value-type="float" office:value="-58.9" calcext:value-type="float">
            <text:p>-58.9</text:p>
          </table:table-cell>
          <table:table-cell office:value-type="float" office:value="-54.23334" calcext:value-type="float">
            <text:p>-54.23334</text:p>
          </table:table-cell>
          <table:table-cell office:value-type="float" office:value="6.403441" calcext:value-type="float">
            <text:p>6.403441</text:p>
          </table:table-cell>
          <table:table-cell office:value-type="float" office:value="7.961505" calcext:value-type="float">
            <text:p>7.961505</text:p>
          </table:table-cell>
          <table:table-cell office:value-type="float" office:value="1.291" calcext:value-type="float">
            <text:p>1.291</text:p>
          </table:table-cell>
          <table:table-cell office:value-type="float" office:value="1.74" calcext:value-type="float">
            <text:p>1.74</text:p>
          </table:table-cell>
          <table:table-cell office:value-type="float" office:value="0.1730614" calcext:value-type="float">
            <text:p>0.1730614</text:p>
          </table:table-cell>
          <table:table-cell office:value-type="float" office:value="0.2336851" calcext:value-type="float">
            <text:p>0.2336851</text:p>
          </table:table-cell>
          <table:table-cell table:number-columns-repeated="11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39.2" calcext:value-type="float">
            <text:p>-39.2</text:p>
          </table:table-cell>
          <table:table-cell office:value-type="float" office:value="-37.86667" calcext:value-type="float">
            <text:p>-37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2]-1.836" office:value-type="float" office:value="7.339" calcext:value-type="float">
            <text:p>7.339</text:p>
          </table:table-cell>
          <table:table-cell office:value-type="float" office:value="9.175" calcext:value-type="float">
            <text:p>9.175</text:p>
          </table:table-cell>
          <table:table-cell office:value-type="float" office:value="-58.06667" calcext:value-type="float">
            <text:p>-58.06667</text:p>
          </table:table-cell>
          <table:table-cell office:value-type="float" office:value="-54.46667" calcext:value-type="float">
            <text:p>-54.46667</text:p>
          </table:table-cell>
          <table:table-cell office:value-type="float" office:value="6.33011" calcext:value-type="float">
            <text:p>6.33011</text:p>
          </table:table-cell>
          <table:table-cell office:value-type="float" office:value="8.591798" calcext:value-type="float">
            <text:p>8.591798</text:p>
          </table:table-cell>
          <table:table-cell office:value-type="float" office:value="1.295" calcext:value-type="float">
            <text:p>1.295</text:p>
          </table:table-cell>
          <table:table-cell office:value-type="float" office:value="1.859" calcext:value-type="float">
            <text:p>1.859</text:p>
          </table:table-cell>
          <table:table-cell office:value-type="float" office:value="0.1735347" calcext:value-type="float">
            <text:p>0.1735347</text:p>
          </table:table-cell>
          <table:table-cell office:value-type="float" office:value="0.251105" calcext:value-type="float">
            <text:p>0.251105</text:p>
          </table:table-cell>
          <table:table-cell table:number-columns-repeated="11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36.76667" calcext:value-type="float">
            <text:p>-36.76667</text:p>
          </table:table-cell>
          <table:table-cell office:value-type="float" office:value="-38.16667" calcext:value-type="float">
            <text:p>-38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3]-1.836" office:value-type="float" office:value="7.447" calcext:value-type="float">
            <text:p>7.447</text:p>
          </table:table-cell>
          <table:table-cell office:value-type="float" office:value="9.283" calcext:value-type="float">
            <text:p>9.283</text:p>
          </table:table-cell>
          <table:table-cell office:value-type="float" office:value="-56.76667" calcext:value-type="float">
            <text:p>-56.76667</text:p>
          </table:table-cell>
          <table:table-cell office:value-type="float" office:value="-56.33333" calcext:value-type="float">
            <text:p>-56.33333</text:p>
          </table:table-cell>
          <table:table-cell office:value-type="float" office:value="6.212955" calcext:value-type="float">
            <text:p>6.212955</text:p>
          </table:table-cell>
          <table:table-cell office:value-type="float" office:value="8.514587" calcext:value-type="float">
            <text:p>8.514587</text:p>
          </table:table-cell>
          <table:table-cell office:value-type="float" office:value="1.299" calcext:value-type="float">
            <text:p>1.299</text:p>
          </table:table-cell>
          <table:table-cell office:value-type="float" office:value="1.787" calcext:value-type="float">
            <text:p>1.787</text:p>
          </table:table-cell>
          <table:table-cell office:value-type="float" office:value="0.1742236" calcext:value-type="float">
            <text:p>0.1742236</text:p>
          </table:table-cell>
          <table:table-cell office:value-type="float" office:value="0.2406025" calcext:value-type="float">
            <text:p>0.2406025</text:p>
          </table:table-cell>
          <table:table-cell table:number-columns-repeated="11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-38.46667" calcext:value-type="float">
            <text:p>-38.46667</text:p>
          </table:table-cell>
          <table:table-cell office:value-type="float" office:value="-38.43333" calcext:value-type="float">
            <text:p>-38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4]-1.836" office:value-type="float" office:value="7.555" calcext:value-type="float">
            <text:p>7.555</text:p>
          </table:table-cell>
          <table:table-cell office:value-type="float" office:value="9.391" calcext:value-type="float">
            <text:p>9.391</text:p>
          </table:table-cell>
          <table:table-cell office:value-type="float" office:value="-59.26667" calcext:value-type="float">
            <text:p>-59.26667</text:p>
          </table:table-cell>
          <table:table-cell office:value-type="float" office:value="-54.03333" calcext:value-type="float">
            <text:p>-54.03333</text:p>
          </table:table-cell>
          <table:table-cell office:value-type="float" office:value="6.411025" calcext:value-type="float">
            <text:p>6.411025</text:p>
          </table:table-cell>
          <table:table-cell office:value-type="float" office:value="8.737514" calcext:value-type="float">
            <text:p>8.737514</text:p>
          </table:table-cell>
          <table:table-cell office:value-type="float" office:value="1.285" calcext:value-type="float">
            <text:p>1.285</text:p>
          </table:table-cell>
          <table:table-cell office:value-type="float" office:value="1.902" calcext:value-type="float">
            <text:p>1.902</text:p>
          </table:table-cell>
          <table:table-cell office:value-type="float" office:value="0.1721944" calcext:value-type="float">
            <text:p>0.1721944</text:p>
          </table:table-cell>
          <table:table-cell office:value-type="float" office:value="0.2574116" calcext:value-type="float">
            <text:p>0.2574116</text:p>
          </table:table-cell>
          <table:table-cell table:number-columns-repeated="11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37.36666" calcext:value-type="float">
            <text:p>-37.36666</text:p>
          </table:table-cell>
          <table:table-cell office:value-type="float" office:value="-37.93334" calcext:value-type="float">
            <text:p>-37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5]-1.836" office:value-type="float" office:value="7.663" calcext:value-type="float">
            <text:p>7.663</text:p>
          </table:table-cell>
          <table:table-cell office:value-type="float" office:value="9.499" calcext:value-type="float">
            <text:p>9.499</text:p>
          </table:table-cell>
          <table:table-cell office:value-type="float" office:value="-60.96667" calcext:value-type="float">
            <text:p>-60.96667</text:p>
          </table:table-cell>
          <table:table-cell office:value-type="float" office:value="-51.86666" calcext:value-type="float">
            <text:p>-51.86666</text:p>
          </table:table-cell>
          <table:table-cell office:value-type="float" office:value="6.678251" calcext:value-type="float">
            <text:p>6.678251</text:p>
          </table:table-cell>
          <table:table-cell office:value-type="float" office:value="7.728767" calcext:value-type="float">
            <text:p>7.728767</text:p>
          </table:table-cell>
          <table:table-cell office:value-type="float" office:value="1.3" calcext:value-type="float">
            <text:p>1.3</text:p>
          </table:table-cell>
          <table:table-cell office:value-type="float" office:value="1.764" calcext:value-type="float">
            <text:p>1.764</text:p>
          </table:table-cell>
          <table:table-cell office:value-type="float" office:value="0.1743702" calcext:value-type="float">
            <text:p>0.1743702</text:p>
          </table:table-cell>
          <table:table-cell office:value-type="float" office:value="0.2372051" calcext:value-type="float">
            <text:p>0.2372051</text:p>
          </table:table-cell>
          <table:table-cell table:number-columns-repeated="11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37.53333" calcext:value-type="float">
            <text:p>-37.53333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6]-1.836" office:value-type="float" office:value="7.771" calcext:value-type="float">
            <text:p>7.771</text:p>
          </table:table-cell>
          <table:table-cell office:value-type="float" office:value="9.607" calcext:value-type="float">
            <text:p>9.607</text:p>
          </table:table-cell>
          <table:table-cell office:value-type="float" office:value="-59.46667" calcext:value-type="float">
            <text:p>-59.46667</text:p>
          </table:table-cell>
          <table:table-cell office:value-type="float" office:value="-53.13334" calcext:value-type="float">
            <text:p>-53.13334</text:p>
          </table:table-cell>
          <table:table-cell office:value-type="float" office:value="6.5249" calcext:value-type="float">
            <text:p>6.5249</text:p>
          </table:table-cell>
          <table:table-cell office:value-type="float" office:value="8.378871" calcext:value-type="float">
            <text:p>8.378871</text:p>
          </table:table-cell>
          <table:table-cell office:value-type="float" office:value="1.302" calcext:value-type="float">
            <text:p>1.302</text:p>
          </table:table-cell>
          <table:table-cell office:value-type="float" office:value="1.858" calcext:value-type="float">
            <text:p>1.858</text:p>
          </table:table-cell>
          <table:table-cell office:value-type="float" office:value="0.1746636" calcext:value-type="float">
            <text:p>0.1746636</text:p>
          </table:table-cell>
          <table:table-cell office:value-type="float" office:value="0.2510271" calcext:value-type="float">
            <text:p>0.2510271</text:p>
          </table:table-cell>
          <table:table-cell table:number-columns-repeated="11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38.56667" calcext:value-type="float">
            <text:p>-38.56667</text:p>
          </table:table-cell>
          <table:table-cell office:value-type="float" office:value="-40.46667" calcext:value-type="float">
            <text:p>-40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7]-1.836" office:value-type="float" office:value="7.879" calcext:value-type="float">
            <text:p>7.879</text:p>
          </table:table-cell>
          <table:table-cell office:value-type="float" office:value="9.715" calcext:value-type="float">
            <text:p>9.715</text:p>
          </table:table-cell>
          <table:table-cell office:value-type="float" office:value="-59.36666" calcext:value-type="float">
            <text:p>-59.36666</text:p>
          </table:table-cell>
          <table:table-cell office:value-type="float" office:value="-53" calcext:value-type="float">
            <text:p>-53</text:p>
          </table:table-cell>
          <table:table-cell office:value-type="float" office:value="6.561909" calcext:value-type="float">
            <text:p>6.561909</text:p>
          </table:table-cell>
          <table:table-cell office:value-type="float" office:value="8.351787" calcext:value-type="float">
            <text:p>8.351787</text:p>
          </table:table-cell>
          <table:table-cell office:value-type="float" office:value="1.311" calcext:value-type="float">
            <text:p>1.311</text:p>
          </table:table-cell>
          <table:table-cell office:value-type="float" office:value="1.857" calcext:value-type="float">
            <text:p>1.857</text:p>
          </table:table-cell>
          <table:table-cell office:value-type="float" office:value="0.1759501" calcext:value-type="float">
            <text:p>0.1759501</text:p>
          </table:table-cell>
          <table:table-cell office:value-type="float" office:value="0.2508451" calcext:value-type="float">
            <text:p>0.2508451</text:p>
          </table:table-cell>
          <table:table-cell table:number-columns-repeated="11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38.23334" calcext:value-type="float">
            <text:p>-38.23334</text:p>
          </table:table-cell>
          <table:table-cell office:value-type="float" office:value="-38.66667" calcext:value-type="float">
            <text:p>-38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8]-1.836" office:value-type="float" office:value="7.987" calcext:value-type="float">
            <text:p>7.987</text:p>
          </table:table-cell>
          <table:table-cell office:value-type="float" office:value="9.823" calcext:value-type="float">
            <text:p>9.823</text:p>
          </table:table-cell>
          <table:table-cell office:value-type="float" office:value="-60.93334" calcext:value-type="float">
            <text:p>-60.93334</text:p>
          </table:table-cell>
          <table:table-cell office:value-type="float" office:value="-52.03333" calcext:value-type="float">
            <text:p>-52.03333</text:p>
          </table:table-cell>
          <table:table-cell office:value-type="float" office:value="6.803576" calcext:value-type="float">
            <text:p>6.803576</text:p>
          </table:table-cell>
          <table:table-cell office:value-type="float" office:value="7.687274" calcext:value-type="float">
            <text:p>7.687274</text:p>
          </table:table-cell>
          <table:table-cell office:value-type="float" office:value="1.325" calcext:value-type="float">
            <text:p>1.325</text:p>
          </table:table-cell>
          <table:table-cell office:value-type="float" office:value="1.75" calcext:value-type="float">
            <text:p>1.75</text:p>
          </table:table-cell>
          <table:table-cell office:value-type="float" office:value="0.1777397" calcext:value-type="float">
            <text:p>0.1777397</text:p>
          </table:table-cell>
          <table:table-cell office:value-type="float" office:value="0.2351759" calcext:value-type="float">
            <text:p>0.2351759</text:p>
          </table:table-cell>
          <table:table-cell table:number-columns-repeated="11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40.2" calcext:value-type="float">
            <text:p>-40.2</text:p>
          </table:table-cell>
          <table:table-cell office:value-type="float" office:value="-40.13334" calcext:value-type="float">
            <text:p>-40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89]-1.836" office:value-type="float" office:value="8.095" calcext:value-type="float">
            <text:p>8.095</text:p>
          </table:table-cell>
          <table:table-cell office:value-type="float" office:value="9.931" calcext:value-type="float">
            <text:p>9.931</text:p>
          </table:table-cell>
          <table:table-cell office:value-type="float" office:value="-59.66667" calcext:value-type="float">
            <text:p>-59.66667</text:p>
          </table:table-cell>
          <table:table-cell office:value-type="float" office:value="-52.1" calcext:value-type="float">
            <text:p>-52.1</text:p>
          </table:table-cell>
          <table:table-cell office:value-type="float" office:value="6.388324" calcext:value-type="float">
            <text:p>6.388324</text:p>
          </table:table-cell>
          <table:table-cell office:value-type="float" office:value="8.311195" calcext:value-type="float">
            <text:p>8.311195</text:p>
          </table:table-cell>
          <table:table-cell office:value-type="float" office:value="1.273" calcext:value-type="float">
            <text:p>1.273</text:p>
          </table:table-cell>
          <table:table-cell office:value-type="float" office:value="1.878" calcext:value-type="float">
            <text:p>1.878</text:p>
          </table:table-cell>
          <table:table-cell office:value-type="float" office:value="0.1704344" calcext:value-type="float">
            <text:p>0.1704344</text:p>
          </table:table-cell>
          <table:table-cell office:value-type="float" office:value="0.2539381" calcext:value-type="float">
            <text:p>0.2539381</text:p>
          </table:table-cell>
          <table:table-cell table:number-columns-repeated="11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-38.6" calcext:value-type="float">
            <text:p>-38.6</text:p>
          </table:table-cell>
          <table:table-cell office:value-type="float" office:value="-38.4" calcext:value-type="float">
            <text:p>-38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0]-1.836" office:value-type="float" office:value="8.203" calcext:value-type="float">
            <text:p>8.203</text:p>
          </table:table-cell>
          <table:table-cell office:value-type="float" office:value="10.039" calcext:value-type="float">
            <text:p>10.039</text:p>
          </table:table-cell>
          <table:table-cell office:value-type="float" office:value="-61.7" calcext:value-type="float">
            <text:p>-61.7</text:p>
          </table:table-cell>
          <table:table-cell office:value-type="float" office:value="-49.46667" calcext:value-type="float">
            <text:p>-49.46667</text:p>
          </table:table-cell>
          <table:table-cell office:value-type="float" office:value="6.713534" calcext:value-type="float">
            <text:p>6.713534</text:p>
          </table:table-cell>
          <table:table-cell office:value-type="float" office:value="7.748731" calcext:value-type="float">
            <text:p>7.748731</text:p>
          </table:table-cell>
          <table:table-cell office:value-type="float" office:value="1.292" calcext:value-type="float">
            <text:p>1.292</text:p>
          </table:table-cell>
          <table:table-cell office:value-type="float" office:value="1.847" calcext:value-type="float">
            <text:p>1.847</text:p>
          </table:table-cell>
          <table:table-cell office:value-type="float" office:value="0.1732081" calcext:value-type="float">
            <text:p>0.1732081</text:p>
          </table:table-cell>
          <table:table-cell office:value-type="float" office:value="0.2493561" calcext:value-type="float">
            <text:p>0.249356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0.93334" calcext:value-type="float">
            <text:p>-40.93334</text:p>
          </table:table-cell>
          <table:table-cell office:value-type="float" office:value="-38.56667" calcext:value-type="float">
            <text:p>-38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1]-1.836" office:value-type="float" office:value="8.311" calcext:value-type="float">
            <text:p>8.311</text:p>
          </table:table-cell>
          <table:table-cell office:value-type="float" office:value="10.147" calcext:value-type="float">
            <text:p>10.147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6.442388" calcext:value-type="float">
            <text:p>6.442388</text:p>
          </table:table-cell>
          <table:table-cell office:value-type="float" office:value="7.488575" calcext:value-type="float">
            <text:p>7.488575</text:p>
          </table:table-cell>
          <table:table-cell office:value-type="float" office:value="1.296" calcext:value-type="float">
            <text:p>1.296</text:p>
          </table:table-cell>
          <table:table-cell office:value-type="float" office:value="1.772" calcext:value-type="float">
            <text:p>1.772</text:p>
          </table:table-cell>
          <table:table-cell office:value-type="float" office:value="0.1738189" calcext:value-type="float">
            <text:p>0.1738189</text:p>
          </table:table-cell>
          <table:table-cell office:value-type="float" office:value="0.2384137" calcext:value-type="float">
            <text:p>0.2384137</text:p>
          </table:table-cell>
          <table:table-cell table:number-columns-repeated="11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40.06667" calcext:value-type="float">
            <text:p>-40.06667</text:p>
          </table:table-cell>
          <table:table-cell office:value-type="float" office:value="-39.53333" calcext:value-type="float">
            <text:p>-39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2]-1.836" office:value-type="float" office:value="8.419" calcext:value-type="float">
            <text:p>8.419</text:p>
          </table:table-cell>
          <table:table-cell office:value-type="float" office:value="10.255" calcext:value-type="float">
            <text:p>10.255</text:p>
          </table:table-cell>
          <table:table-cell office:value-type="float" office:value="-61.76667" calcext:value-type="float">
            <text:p>-61.76667</text:p>
          </table:table-cell>
          <table:table-cell office:value-type="float" office:value="-50.63334" calcext:value-type="float">
            <text:p>-50.63334</text:p>
          </table:table-cell>
          <table:table-cell office:value-type="float" office:value="6.364137" calcext:value-type="float">
            <text:p>6.364137</text:p>
          </table:table-cell>
          <table:table-cell office:value-type="float" office:value="8.09441" calcext:value-type="float">
            <text:p>8.09441</text:p>
          </table:table-cell>
          <table:table-cell office:value-type="float" office:value="1.228" calcext:value-type="float">
            <text:p>1.228</text:p>
          </table:table-cell>
          <table:table-cell office:value-type="float" office:value="1.882" calcext:value-type="float">
            <text:p>1.882</text:p>
          </table:table-cell>
          <table:table-cell office:value-type="float" office:value="0.1640165" calcext:value-type="float">
            <text:p>0.1640165</text:p>
          </table:table-cell>
          <table:table-cell office:value-type="float" office:value="0.2544783" calcext:value-type="float">
            <text:p>0.2544783</text:p>
          </table:table-cell>
          <table:table-cell table:number-columns-repeated="11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40.26667" calcext:value-type="float">
            <text:p>-40.26667</text:p>
          </table:table-cell>
          <table:table-cell office:value-type="float" office:value="-39.93334" calcext:value-type="float">
            <text:p>-39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3]-1.836" office:value-type="float" office:value="8.527" calcext:value-type="float">
            <text:p>8.527</text:p>
          </table:table-cell>
          <table:table-cell office:value-type="float" office:value="10.363" calcext:value-type="float">
            <text:p>10.363</text:p>
          </table:table-cell>
          <table:table-cell office:value-type="float" office:value="-60.2" calcext:value-type="float">
            <text:p>-60.2</text:p>
          </table:table-cell>
          <table:table-cell office:value-type="float" office:value="-49.9" calcext:value-type="float">
            <text:p>-49.9</text:p>
          </table:table-cell>
          <table:table-cell office:value-type="float" office:value="6.015962" calcext:value-type="float">
            <text:p>6.015962</text:p>
          </table:table-cell>
          <table:table-cell office:value-type="float" office:value="7.706618" calcext:value-type="float">
            <text:p>7.706618</text:p>
          </table:table-cell>
          <table:table-cell office:value-type="float" office:value="1.193" calcext:value-type="float">
            <text:p>1.193</text:p>
          </table:table-cell>
          <table:table-cell office:value-type="float" office:value="1.823" calcext:value-type="float">
            <text:p>1.823</text:p>
          </table:table-cell>
          <table:table-cell office:value-type="float" office:value="0.1590782" calcext:value-type="float">
            <text:p>0.1590782</text:p>
          </table:table-cell>
          <table:table-cell office:value-type="float" office:value="0.2458472" calcext:value-type="float">
            <text:p>0.2458472</text:p>
          </table:table-cell>
          <table:table-cell table:number-columns-repeated="11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39.4" calcext:value-type="float">
            <text:p>-39.4</text:p>
          </table:table-cell>
          <table:table-cell office:value-type="float" office:value="-38.33333" calcext:value-type="float">
            <text:p>-38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4]-1.836" office:value-type="float" office:value="8.635" calcext:value-type="float">
            <text:p>8.635</text:p>
          </table:table-cell>
          <table:table-cell office:value-type="float" office:value="10.471" calcext:value-type="float">
            <text:p>10.471</text:p>
          </table:table-cell>
          <table:table-cell office:value-type="float" office:value="-62.23333" calcext:value-type="float">
            <text:p>-62.23333</text:p>
          </table:table-cell>
          <table:table-cell office:value-type="float" office:value="-50.66667" calcext:value-type="float">
            <text:p>-50.66667</text:p>
          </table:table-cell>
          <table:table-cell office:value-type="float" office:value="6.284842" calcext:value-type="float">
            <text:p>6.284842</text:p>
          </table:table-cell>
          <table:table-cell office:value-type="float" office:value="7.553912" calcext:value-type="float">
            <text:p>7.553912</text:p>
          </table:table-cell>
          <table:table-cell office:value-type="float" office:value="1.205" calcext:value-type="float">
            <text:p>1.205</text:p>
          </table:table-cell>
          <table:table-cell office:value-type="float" office:value="1.765" calcext:value-type="float">
            <text:p>1.765</text:p>
          </table:table-cell>
          <table:table-cell office:value-type="float" office:value="0.1607583" calcext:value-type="float">
            <text:p>0.1607583</text:p>
          </table:table-cell>
          <table:table-cell office:value-type="float" office:value="0.2373295" calcext:value-type="float">
            <text:p>0.2373295</text:p>
          </table:table-cell>
          <table:table-cell table:number-columns-repeated="11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39.3" calcext:value-type="float">
            <text:p>-39.3</text:p>
          </table:table-cell>
          <table:table-cell office:value-type="float" office:value="-38.23334" calcext:value-type="float">
            <text:p>-38.2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5]-1.836" office:value-type="float" office:value="8.743" calcext:value-type="float">
            <text:p>8.743</text:p>
          </table:table-cell>
          <table:table-cell office:value-type="float" office:value="10.579" calcext:value-type="float">
            <text:p>10.579</text:p>
          </table:table-cell>
          <table:table-cell office:value-type="float" office:value="-58.6" calcext:value-type="float">
            <text:p>-58.6</text:p>
          </table:table-cell>
          <table:table-cell office:value-type="float" office:value="-53.4" calcext:value-type="float">
            <text:p>-53.4</text:p>
          </table:table-cell>
          <table:table-cell office:value-type="float" office:value="5.780624" calcext:value-type="float">
            <text:p>5.780624</text:p>
          </table:table-cell>
          <table:table-cell office:value-type="float" office:value="8.535951" calcext:value-type="float">
            <text:p>8.535951</text:p>
          </table:table-cell>
          <table:table-cell office:value-type="float" office:value="1.177" calcext:value-type="float">
            <text:p>1.177</text:p>
          </table:table-cell>
          <table:table-cell office:value-type="float" office:value="1.882" calcext:value-type="float">
            <text:p>1.882</text:p>
          </table:table-cell>
          <table:table-cell office:value-type="float" office:value="0.1570288" calcext:value-type="float">
            <text:p>0.1570288</text:p>
          </table:table-cell>
          <table:table-cell office:value-type="float" office:value="0.254456" calcext:value-type="float">
            <text:p>0.254456</text:p>
          </table:table-cell>
          <table:table-cell table:number-columns-repeated="11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38.9" calcext:value-type="float">
            <text:p>-38.9</text:p>
          </table:table-cell>
          <table:table-cell office:value-type="float" office:value="-37.13334" calcext:value-type="float">
            <text:p>-37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6]-1.836" office:value-type="float" office:value="8.851" calcext:value-type="float">
            <text:p>8.851</text:p>
          </table:table-cell>
          <table:table-cell office:value-type="float" office:value="10.687" calcext:value-type="float">
            <text:p>10.687</text:p>
          </table:table-cell>
          <table:table-cell office:value-type="float" office:value="-59.16667" calcext:value-type="float">
            <text:p>-59.16667</text:p>
          </table:table-cell>
          <table:table-cell office:value-type="float" office:value="-53.9" calcext:value-type="float">
            <text:p>-53.9</text:p>
          </table:table-cell>
          <table:table-cell office:value-type="float" office:value="5.754266" calcext:value-type="float">
            <text:p>5.754266</text:p>
          </table:table-cell>
          <table:table-cell office:value-type="float" office:value="8.461485" calcext:value-type="float">
            <text:p>8.461485</text:p>
          </table:table-cell>
          <table:table-cell office:value-type="float" office:value="1.163" calcext:value-type="float">
            <text:p>1.163</text:p>
          </table:table-cell>
          <table:table-cell office:value-type="float" office:value="1.851" calcext:value-type="float">
            <text:p>1.851</text:p>
          </table:table-cell>
          <table:table-cell office:value-type="float" office:value="0.1548157" calcext:value-type="float">
            <text:p>0.1548157</text:p>
          </table:table-cell>
          <table:table-cell office:value-type="float" office:value="0.2498963" calcext:value-type="float">
            <text:p>0.2498963</text:p>
          </table:table-cell>
          <table:table-cell table:number-columns-repeated="11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39.96667" calcext:value-type="float">
            <text:p>-39.96667</text:p>
          </table:table-cell>
          <table:table-cell office:value-type="float" office:value="-38.1" calcext:value-type="float">
            <text:p>-38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7]-1.836" office:value-type="float" office:value="8.959" calcext:value-type="float">
            <text:p>8.959</text:p>
          </table:table-cell>
          <table:table-cell office:value-type="float" office:value="10.795" calcext:value-type="float">
            <text:p>10.795</text:p>
          </table:table-cell>
          <table:table-cell office:value-type="float" office:value="-60.4" calcext:value-type="float">
            <text:p>-60.4</text:p>
          </table:table-cell>
          <table:table-cell office:value-type="float" office:value="-53.16667" calcext:value-type="float">
            <text:p>-53.16667</text:p>
          </table:table-cell>
          <table:table-cell office:value-type="float" office:value="6.164789" calcext:value-type="float">
            <text:p>6.164789</text:p>
          </table:table-cell>
          <table:table-cell office:value-type="float" office:value="7.838463" calcext:value-type="float">
            <text:p>7.838463</text:p>
          </table:table-cell>
          <table:table-cell office:value-type="float" office:value="1.216" calcext:value-type="float">
            <text:p>1.216</text:p>
          </table:table-cell>
          <table:table-cell office:value-type="float" office:value="1.747" calcext:value-type="float">
            <text:p>1.747</text:p>
          </table:table-cell>
          <table:table-cell office:value-type="float" office:value="0.1624738" calcext:value-type="float">
            <text:p>0.1624738</text:p>
          </table:table-cell>
          <table:table-cell office:value-type="float" office:value="0.2346895" calcext:value-type="float">
            <text:p>0.2346895</text:p>
          </table:table-cell>
          <table:table-cell table:number-columns-repeated="11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37.53333" calcext:value-type="float">
            <text:p>-37.53333</text:p>
          </table:table-cell>
          <table:table-cell office:value-type="float" office:value="-38.16667" calcext:value-type="float">
            <text:p>-38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8]-1.836" office:value-type="float" office:value="9.067" calcext:value-type="float">
            <text:p>9.067</text:p>
          </table:table-cell>
          <table:table-cell office:value-type="float" office:value="10.903" calcext:value-type="float">
            <text:p>10.903</text:p>
          </table:table-cell>
          <table:table-cell office:value-type="float" office:value="-57.16667" calcext:value-type="float">
            <text:p>-57.16667</text:p>
          </table:table-cell>
          <table:table-cell office:value-type="float" office:value="-54.8" calcext:value-type="float">
            <text:p>-54.8</text:p>
          </table:table-cell>
          <table:table-cell office:value-type="float" office:value="5.697101" calcext:value-type="float">
            <text:p>5.697101</text:p>
          </table:table-cell>
          <table:table-cell office:value-type="float" office:value="8.765173" calcext:value-type="float">
            <text:p>8.765173</text:p>
          </table:table-cell>
          <table:table-cell office:value-type="float" office:value="1.189" calcext:value-type="float">
            <text:p>1.189</text:p>
          </table:table-cell>
          <table:table-cell office:value-type="float" office:value="1.883" calcext:value-type="float">
            <text:p>1.883</text:p>
          </table:table-cell>
          <table:table-cell office:value-type="float" office:value="0.1586401" calcext:value-type="float">
            <text:p>0.1586401</text:p>
          </table:table-cell>
          <table:table-cell office:value-type="float" office:value="0.2546138" calcext:value-type="float">
            <text:p>0.2546138</text:p>
          </table:table-cell>
          <table:table-cell table:number-columns-repeated="11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39.66667" calcext:value-type="float">
            <text:p>-39.66667</text:p>
          </table:table-cell>
          <table:table-cell office:value-type="float" office:value="-36.93333" calcext:value-type="float">
            <text:p>-36.9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99]-1.836" office:value-type="float" office:value="9.175" calcext:value-type="float">
            <text:p>9.175</text:p>
          </table:table-cell>
          <table:table-cell office:value-type="float" office:value="11.011" calcext:value-type="float">
            <text:p>11.011</text:p>
          </table:table-cell>
          <table:table-cell office:value-type="float" office:value="-60.83333" calcext:value-type="float">
            <text:p>-60.83333</text:p>
          </table:table-cell>
          <table:table-cell office:value-type="float" office:value="-53.9" calcext:value-type="float">
            <text:p>-53.9</text:p>
          </table:table-cell>
          <table:table-cell office:value-type="float" office:value="6.300748" calcext:value-type="float">
            <text:p>6.300748</text:p>
          </table:table-cell>
          <table:table-cell office:value-type="float" office:value="8.388188" calcext:value-type="float">
            <text:p>8.388188</text:p>
          </table:table-cell>
          <table:table-cell office:value-type="float" office:value="1.234" calcext:value-type="float">
            <text:p>1.234</text:p>
          </table:table-cell>
          <table:table-cell office:value-type="float" office:value="1.836" calcext:value-type="float">
            <text:p>1.836</text:p>
          </table:table-cell>
          <table:table-cell office:value-type="float" office:value="0.1648742" calcext:value-type="float">
            <text:p>0.1648742</text:p>
          </table:table-cell>
          <table:table-cell office:value-type="float" office:value="0.2477316" calcext:value-type="float">
            <text:p>0.2477316</text:p>
          </table:table-cell>
          <table:table-cell table:number-columns-repeated="11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37.93334" calcext:value-type="float">
            <text:p>-37.93334</text:p>
          </table:table-cell>
          <table:table-cell office:value-type="float" office:value="-38.63334" calcext:value-type="float">
            <text:p>-38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0]-1.836" office:value-type="float" office:value="9.283" calcext:value-type="float">
            <text:p>9.283</text:p>
          </table:table-cell>
          <table:table-cell office:value-type="float" office:value="11.119" calcext:value-type="float">
            <text:p>11.119</text:p>
          </table:table-cell>
          <table:table-cell office:value-type="float" office:value="-60" calcext:value-type="float">
            <text:p>-60</text:p>
          </table:table-cell>
          <table:table-cell office:value-type="float" office:value="-51.2" calcext:value-type="float">
            <text:p>-51.2</text:p>
          </table:table-cell>
          <table:table-cell office:value-type="float" office:value="6.213596" calcext:value-type="float">
            <text:p>6.213596</text:p>
          </table:table-cell>
          <table:table-cell office:value-type="float" office:value="7.543438" calcext:value-type="float">
            <text:p>7.543438</text:p>
          </table:table-cell>
          <table:table-cell office:value-type="float" office:value="1.234" calcext:value-type="float">
            <text:p>1.234</text:p>
          </table:table-cell>
          <table:table-cell office:value-type="float" office:value="1.746" calcext:value-type="float">
            <text:p>1.746</text:p>
          </table:table-cell>
          <table:table-cell office:value-type="float" office:value="0.1648519" calcext:value-type="float">
            <text:p>0.1648519</text:p>
          </table:table-cell>
          <table:table-cell office:value-type="float" office:value="0.2345316" calcext:value-type="float">
            <text:p>0.234531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.36666" calcext:value-type="float">
            <text:p>-39.36666</text:p>
          </table:table-cell>
          <table:table-cell office:value-type="float" office:value="-39.03333" calcext:value-type="float">
            <text:p>-39.0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1]-1.836" office:value-type="float" office:value="9.391" calcext:value-type="float">
            <text:p>9.391</text:p>
          </table:table-cell>
          <table:table-cell office:value-type="float" office:value="11.227" calcext:value-type="float">
            <text:p>11.227</text:p>
          </table:table-cell>
          <table:table-cell office:value-type="float" office:value="-60.26667" calcext:value-type="float">
            <text:p>-60.26667</text:p>
          </table:table-cell>
          <table:table-cell office:value-type="float" office:value="-52.7" calcext:value-type="float">
            <text:p>-52.7</text:p>
          </table:table-cell>
          <table:table-cell office:value-type="float" office:value="6.352689" calcext:value-type="float">
            <text:p>6.352689</text:p>
          </table:table-cell>
          <table:table-cell office:value-type="float" office:value="8.276917" calcext:value-type="float">
            <text:p>8.276917</text:p>
          </table:table-cell>
          <table:table-cell office:value-type="float" office:value="1.254" calcext:value-type="float">
            <text:p>1.254</text:p>
          </table:table-cell>
          <table:table-cell office:value-type="float" office:value="1.851" calcext:value-type="float">
            <text:p>1.851</text:p>
          </table:table-cell>
          <table:table-cell office:value-type="float" office:value="0.1677963" calcext:value-type="float">
            <text:p>0.1677963</text:p>
          </table:table-cell>
          <table:table-cell office:value-type="float" office:value="0.2500115" calcext:value-type="float">
            <text:p>0.2500115</text:p>
          </table:table-cell>
          <table:table-cell table:number-columns-repeated="11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-37.86667" calcext:value-type="float">
            <text:p>-37.86667</text:p>
          </table:table-cell>
          <table:table-cell office:value-type="float" office:value="-39.1" calcext:value-type="float">
            <text:p>-39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2]-1.836" office:value-type="float" office:value="9.499" calcext:value-type="float">
            <text:p>9.499</text:p>
          </table:table-cell>
          <table:table-cell office:value-type="float" office:value="11.335" calcext:value-type="float">
            <text:p>11.335</text:p>
          </table:table-cell>
          <table:table-cell office:value-type="float" office:value="-61.3" calcext:value-type="float">
            <text:p>-61.3</text:p>
          </table:table-cell>
          <table:table-cell office:value-type="float" office:value="-52.33333" calcext:value-type="float">
            <text:p>-52.33333</text:p>
          </table:table-cell>
          <table:table-cell office:value-type="float" office:value="6.692173" calcext:value-type="float">
            <text:p>6.692173</text:p>
          </table:table-cell>
          <table:table-cell office:value-type="float" office:value="8.077971" calcext:value-type="float">
            <text:p>8.077971</text:p>
          </table:table-cell>
          <table:table-cell office:value-type="float" office:value="1.296" calcext:value-type="float">
            <text:p>1.296</text:p>
          </table:table-cell>
          <table:table-cell office:value-type="float" office:value="1.822" calcext:value-type="float">
            <text:p>1.822</text:p>
          </table:table-cell>
          <table:table-cell office:value-type="float" office:value="0.1737836" calcext:value-type="float">
            <text:p>0.1737836</text:p>
          </table:table-cell>
          <table:table-cell office:value-type="float" office:value="0.2457118" calcext:value-type="float">
            <text:p>0.2457118</text:p>
          </table:table-cell>
          <table:table-cell table:number-columns-repeated="11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38.03333" calcext:value-type="float">
            <text:p>-38.03333</text:p>
          </table:table-cell>
          <table:table-cell office:value-type="float" office:value="-38.9" calcext:value-type="float">
            <text:p>-38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3]-1.836" office:value-type="float" office:value="9.607" calcext:value-type="float">
            <text:p>9.607</text:p>
          </table:table-cell>
          <table:table-cell office:value-type="float" office:value="11.443" calcext:value-type="float">
            <text:p>11.443</text:p>
          </table:table-cell>
          <table:table-cell office:value-type="float" office:value="-61.93334" calcext:value-type="float">
            <text:p>-61.93334</text:p>
          </table:table-cell>
          <table:table-cell office:value-type="float" office:value="-51.13334" calcext:value-type="float">
            <text:p>-51.13334</text:p>
          </table:table-cell>
          <table:table-cell office:value-type="float" office:value="6.580877" calcext:value-type="float">
            <text:p>6.580877</text:p>
          </table:table-cell>
          <table:table-cell office:value-type="float" office:value="7.478931" calcext:value-type="float">
            <text:p>7.478931</text:p>
          </table:table-cell>
          <table:table-cell office:value-type="float" office:value="1.265" calcext:value-type="float">
            <text:p>1.265</text:p>
          </table:table-cell>
          <table:table-cell office:value-type="float" office:value="1.734" calcext:value-type="float">
            <text:p>1.734</text:p>
          </table:table-cell>
          <table:table-cell office:value-type="float" office:value="0.1691459" calcext:value-type="float">
            <text:p>0.1691459</text:p>
          </table:table-cell>
          <table:table-cell office:value-type="float" office:value="0.2328292" calcext:value-type="float">
            <text:p>0.2328292</text:p>
          </table:table-cell>
          <table:table-cell table:number-columns-repeated="11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-39.53333" calcext:value-type="float">
            <text:p>-39.53333</text:p>
          </table:table-cell>
          <table:table-cell office:value-type="float" office:value="-37.76667" calcext:value-type="float">
            <text:p>-37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4]-1.836" office:value-type="float" office:value="9.715" calcext:value-type="float">
            <text:p>9.715</text:p>
          </table:table-cell>
          <table:table-cell office:value-type="float" office:value="11.551" calcext:value-type="float">
            <text:p>11.551</text:p>
          </table:table-cell>
          <table:table-cell office:value-type="float" office:value="-61.73334" calcext:value-type="float">
            <text:p>-61.73334</text:p>
          </table:table-cell>
          <table:table-cell office:value-type="float" office:value="-53.03333" calcext:value-type="float">
            <text:p>-53.03333</text:p>
          </table:table-cell>
          <table:table-cell office:value-type="float" office:value="6.653373" calcext:value-type="float">
            <text:p>6.653373</text:p>
          </table:table-cell>
          <table:table-cell office:value-type="float" office:value="8.231544" calcext:value-type="float">
            <text:p>8.231544</text:p>
          </table:table-cell>
          <table:table-cell office:value-type="float" office:value="1.28" calcext:value-type="float">
            <text:p>1.28</text:p>
          </table:table-cell>
          <table:table-cell office:value-type="float" office:value="1.831" calcext:value-type="float">
            <text:p>1.831</text:p>
          </table:table-cell>
          <table:table-cell office:value-type="float" office:value="0.1715632" calcext:value-type="float">
            <text:p>0.1715632</text:p>
          </table:table-cell>
          <table:table-cell office:value-type="float" office:value="0.2470782" calcext:value-type="float">
            <text:p>0.2470782</text:p>
          </table:table-cell>
          <table:table-cell table:number-columns-repeated="11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39.6" calcext:value-type="float">
            <text:p>-39.6</text:p>
          </table:table-cell>
          <table:table-cell office:value-type="float" office:value="-39.33333" calcext:value-type="float">
            <text:p>-39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5]-1.836" office:value-type="float" office:value="9.823" calcext:value-type="float">
            <text:p>9.823</text:p>
          </table:table-cell>
          <table:table-cell office:value-type="float" office:value="11.659" calcext:value-type="float">
            <text:p>11.659</text:p>
          </table:table-cell>
          <table:table-cell office:value-type="float" office:value="-60.63334" calcext:value-type="float">
            <text:p>-60.63334</text:p>
          </table:table-cell>
          <table:table-cell office:value-type="float" office:value="-50.66667" calcext:value-type="float">
            <text:p>-50.66667</text:p>
          </table:table-cell>
          <table:table-cell office:value-type="float" office:value="6.575124" calcext:value-type="float">
            <text:p>6.575124</text:p>
          </table:table-cell>
          <table:table-cell office:value-type="float" office:value="8.003184" calcext:value-type="float">
            <text:p>8.003184</text:p>
          </table:table-cell>
          <table:table-cell office:value-type="float" office:value="1.288" calcext:value-type="float">
            <text:p>1.288</text:p>
          </table:table-cell>
          <table:table-cell office:value-type="float" office:value="1.861" calcext:value-type="float">
            <text:p>1.861</text:p>
          </table:table-cell>
          <table:table-cell office:value-type="float" office:value="0.1726214" calcext:value-type="float">
            <text:p>0.1726214</text:p>
          </table:table-cell>
          <table:table-cell office:value-type="float" office:value="0.2514448" calcext:value-type="float">
            <text:p>0.2514448</text:p>
          </table:table-cell>
          <table:table-cell table:number-columns-repeated="11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39.43333" calcext:value-type="float">
            <text:p>-39.43333</text:p>
          </table:table-cell>
          <table:table-cell office:value-type="float" office:value="-40.66667" calcext:value-type="float">
            <text:p>-40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6]-1.836" office:value-type="float" office:value="9.931" calcext:value-type="float">
            <text:p>9.931</text:p>
          </table:table-cell>
          <table:table-cell office:value-type="float" office:value="11.767" calcext:value-type="float">
            <text:p>11.767</text:p>
          </table:table-cell>
          <table:table-cell office:value-type="float" office:value="-59.8" calcext:value-type="float">
            <text:p>-59.8</text:p>
          </table:table-cell>
          <table:table-cell office:value-type="float" office:value="-48.2" calcext:value-type="float">
            <text:p>-48.2</text:p>
          </table:table-cell>
          <table:table-cell office:value-type="float" office:value="6.276368" calcext:value-type="float">
            <text:p>6.276368</text:p>
          </table:table-cell>
          <table:table-cell office:value-type="float" office:value="7.456041" calcext:value-type="float">
            <text:p>7.456041</text:p>
          </table:table-cell>
          <table:table-cell office:value-type="float" office:value="1.249" calcext:value-type="float">
            <text:p>1.249</text:p>
          </table:table-cell>
          <table:table-cell office:value-type="float" office:value="1.826" calcext:value-type="float">
            <text:p>1.826</text:p>
          </table:table-cell>
          <table:table-cell office:value-type="float" office:value="0.1670742" calcext:value-type="float">
            <text:p>0.1670742</text:p>
          </table:table-cell>
          <table:table-cell office:value-type="float" office:value="0.2462427" calcext:value-type="float">
            <text:p>0.2462427</text:p>
          </table:table-cell>
          <table:table-cell table:number-columns-repeated="11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38.5" calcext:value-type="float">
            <text:p>-38.5</text:p>
          </table:table-cell>
          <table:table-cell office:value-type="float" office:value="-40.7" calcext:value-type="float">
            <text:p>-40.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7]-1.836" office:value-type="float" office:value="10.039" calcext:value-type="float">
            <text:p>10.039</text:p>
          </table:table-cell>
          <table:table-cell office:value-type="float" office:value="11.875" calcext:value-type="float">
            <text:p>11.875</text:p>
          </table:table-cell>
          <table:table-cell office:value-type="float" office:value="-60.16667" calcext:value-type="float">
            <text:p>-60.16667</text:p>
          </table:table-cell>
          <table:table-cell office:value-type="float" office:value="-51.7" calcext:value-type="float">
            <text:p>-51.7</text:p>
          </table:table-cell>
          <table:table-cell office:value-type="float" office:value="6.417928" calcext:value-type="float">
            <text:p>6.417928</text:p>
          </table:table-cell>
          <table:table-cell office:value-type="float" office:value="7.70948" calcext:value-type="float">
            <text:p>7.70948</text:p>
          </table:table-cell>
          <table:table-cell office:value-type="float" office:value="1.269" calcext:value-type="float">
            <text:p>1.269</text:p>
          </table:table-cell>
          <table:table-cell office:value-type="float" office:value="1.765" calcext:value-type="float">
            <text:p>1.765</text:p>
          </table:table-cell>
          <table:table-cell office:value-type="float" office:value="0.1698013" calcext:value-type="float">
            <text:p>0.1698013</text:p>
          </table:table-cell>
          <table:table-cell office:value-type="float" office:value="0.2373759" calcext:value-type="float">
            <text:p>0.2373759</text:p>
          </table:table-cell>
          <table:table-cell table:number-columns-repeated="11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39.2" calcext:value-type="float">
            <text:p>-39.2</text:p>
          </table:table-cell>
          <table:table-cell office:value-type="float" office:value="-39.9" calcext:value-type="float">
            <text:p>-39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8]-1.836" office:value-type="float" office:value="10.147" calcext:value-type="float">
            <text:p>10.147</text:p>
          </table:table-cell>
          <table:table-cell office:value-type="float" office:value="11.983" calcext:value-type="float">
            <text:p>11.983</text:p>
          </table:table-cell>
          <table:table-cell office:value-type="float" office:value="-60.16667" calcext:value-type="float">
            <text:p>-60.16667</text:p>
          </table:table-cell>
          <table:table-cell office:value-type="float" office:value="-49.4" calcext:value-type="float">
            <text:p>-49.4</text:p>
          </table:table-cell>
          <table:table-cell office:value-type="float" office:value="6.664788" calcext:value-type="float">
            <text:p>6.664788</text:p>
          </table:table-cell>
          <table:table-cell office:value-type="float" office:value="7.366505" calcext:value-type="float">
            <text:p>7.366505</text:p>
          </table:table-cell>
          <table:table-cell office:value-type="float" office:value="1.314" calcext:value-type="float">
            <text:p>1.314</text:p>
          </table:table-cell>
          <table:table-cell office:value-type="float" office:value="1.765" calcext:value-type="float">
            <text:p>1.765</text:p>
          </table:table-cell>
          <table:table-cell office:value-type="float" office:value="0.1763325" calcext:value-type="float">
            <text:p>0.1763325</text:p>
          </table:table-cell>
          <table:table-cell office:value-type="float" office:value="0.2373759" calcext:value-type="float">
            <text:p>0.2373759</text:p>
          </table:table-cell>
          <table:table-cell table:number-columns-repeated="11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38.1" calcext:value-type="float">
            <text:p>-38.1</text:p>
          </table:table-cell>
          <table:table-cell office:value-type="float" office:value="-40.56667" calcext:value-type="float">
            <text:p>-40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09]-1.836" office:value-type="float" office:value="10.26" calcext:value-type="float">
            <text:p>10.26</text:p>
          </table:table-cell>
          <table:table-cell office:value-type="float" office:value="12.096" calcext:value-type="float">
            <text:p>12.096</text:p>
          </table:table-cell>
          <table:table-cell office:value-type="float" office:value="-60.16667" calcext:value-type="float">
            <text:p>-60.16667</text:p>
          </table:table-cell>
          <table:table-cell office:value-type="float" office:value="-52.8" calcext:value-type="float">
            <text:p>-52.8</text:p>
          </table:table-cell>
          <table:table-cell office:value-type="float" office:value="6.474627" calcext:value-type="float">
            <text:p>6.474627</text:p>
          </table:table-cell>
          <table:table-cell office:value-type="float" office:value="8.353954" calcext:value-type="float">
            <text:p>8.353954</text:p>
          </table:table-cell>
          <table:table-cell office:value-type="float" office:value="1.279" calcext:value-type="float">
            <text:p>1.279</text:p>
          </table:table-cell>
          <table:table-cell office:value-type="float" office:value="1.864" calcext:value-type="float">
            <text:p>1.864</text:p>
          </table:table-cell>
          <table:table-cell office:value-type="float" office:value="0.1713014" calcext:value-type="float">
            <text:p>0.1713014</text:p>
          </table:table-cell>
          <table:table-cell office:value-type="float" office:value="0.2518606" calcext:value-type="float">
            <text:p>0.2518606</text:p>
          </table:table-cell>
          <table:table-cell table:number-columns-repeated="11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-39.9" calcext:value-type="float">
            <text:p>-39.9</text:p>
          </table:table-cell>
          <table:table-cell office:value-type="float" office:value="-40.2" calcext:value-type="float">
            <text:p>-40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0]-1.836" office:value-type="float" office:value="10.368" calcext:value-type="float">
            <text:p>10.368</text:p>
          </table:table-cell>
          <table:table-cell office:value-type="float" office:value="12.204" calcext:value-type="float">
            <text:p>12.204</text:p>
          </table:table-cell>
          <table:table-cell office:value-type="float" office:value="-60.86667" calcext:value-type="float">
            <text:p>-60.86667</text:p>
          </table:table-cell>
          <table:table-cell office:value-type="float" office:value="-50.96667" calcext:value-type="float">
            <text:p>-50.96667</text:p>
          </table:table-cell>
          <table:table-cell office:value-type="float" office:value="6.543068" calcext:value-type="float">
            <text:p>6.543068</text:p>
          </table:table-cell>
          <table:table-cell office:value-type="float" office:value="8.236919" calcext:value-type="float">
            <text:p>8.236919</text:p>
          </table:table-cell>
          <table:table-cell office:value-type="float" office:value="1.278" calcext:value-type="float">
            <text:p>1.278</text:p>
          </table:table-cell>
          <table:table-cell office:value-type="float" office:value="1.901" calcext:value-type="float">
            <text:p>1.901</text:p>
          </table:table-cell>
          <table:table-cell office:value-type="float" office:value="0.1711213" calcext:value-type="float">
            <text:p>0.1711213</text:p>
          </table:table-cell>
          <table:table-cell office:value-type="float" office:value="0.257265" calcext:value-type="float">
            <text:p>0.25726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8.93333" calcext:value-type="float">
            <text:p>-38.93333</text:p>
          </table:table-cell>
          <table:table-cell office:value-type="float" office:value="-38.33333" calcext:value-type="float">
            <text:p>-38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1]-1.836" office:value-type="float" office:value="10.476" calcext:value-type="float">
            <text:p>10.476</text:p>
          </table:table-cell>
          <table:table-cell office:value-type="float" office:value="12.312" calcext:value-type="float">
            <text:p>12.312</text:p>
          </table:table-cell>
          <table:table-cell office:value-type="float" office:value="-60.63334" calcext:value-type="float">
            <text:p>-60.63334</text:p>
          </table:table-cell>
          <table:table-cell office:value-type="float" office:value="-50.53333" calcext:value-type="float">
            <text:p>-50.53333</text:p>
          </table:table-cell>
          <table:table-cell office:value-type="float" office:value="6.362982" calcext:value-type="float">
            <text:p>6.362982</text:p>
          </table:table-cell>
          <table:table-cell office:value-type="float" office:value="7.431956" calcext:value-type="float">
            <text:p>7.431956</text:p>
          </table:table-cell>
          <table:table-cell office:value-type="float" office:value="1.249" calcext:value-type="float">
            <text:p>1.249</text:p>
          </table:table-cell>
          <table:table-cell office:value-type="float" office:value="1.743" calcext:value-type="float">
            <text:p>1.743</text:p>
          </table:table-cell>
          <table:table-cell office:value-type="float" office:value="0.1670519" calcext:value-type="float">
            <text:p>0.1670519</text:p>
          </table:table-cell>
          <table:table-cell office:value-type="float" office:value="0.2341139" calcext:value-type="float">
            <text:p>0.2341139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38.83333" calcext:value-type="float">
            <text:p>-38.83333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2]-1.836" office:value-type="float" office:value="10.584" calcext:value-type="float">
            <text:p>10.584</text:p>
          </table:table-cell>
          <table:table-cell office:value-type="float" office:value="12.42" calcext:value-type="float">
            <text:p>12.42</text:p>
          </table:table-cell>
          <table:table-cell office:value-type="float" office:value="-59.9" calcext:value-type="float">
            <text:p>-59.9</text:p>
          </table:table-cell>
          <table:table-cell office:value-type="float" office:value="-53.03333" calcext:value-type="float">
            <text:p>-53.03333</text:p>
          </table:table-cell>
          <table:table-cell office:value-type="float" office:value="6.243897" calcext:value-type="float">
            <text:p>6.243897</text:p>
          </table:table-cell>
          <table:table-cell office:value-type="float" office:value="7.770314" calcext:value-type="float">
            <text:p>7.770314</text:p>
          </table:table-cell>
          <table:table-cell office:value-type="float" office:value="1.242" calcext:value-type="float">
            <text:p>1.242</text:p>
          </table:table-cell>
          <table:table-cell office:value-type="float" office:value="1.737" calcext:value-type="float">
            <text:p>1.737</text:p>
          </table:table-cell>
          <table:table-cell office:value-type="float" office:value="0.1659323" calcext:value-type="float">
            <text:p>0.1659323</text:p>
          </table:table-cell>
          <table:table-cell office:value-type="float" office:value="0.2332339" calcext:value-type="float">
            <text:p>0.2332339</text:p>
          </table:table-cell>
          <table:table-cell table:number-columns-repeated="11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40" calcext:value-type="float">
            <text:p>-40</text:p>
          </table:table-cell>
          <table:table-cell office:value-type="float" office:value="-37.6" calcext:value-type="float">
            <text:p>-37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3]-1.836" office:value-type="float" office:value="10.692" calcext:value-type="float">
            <text:p>10.692</text:p>
          </table:table-cell>
          <table:table-cell office:value-type="float" office:value="12.528" calcext:value-type="float">
            <text:p>12.528</text:p>
          </table:table-cell>
          <table:table-cell office:value-type="float" office:value="-60.4" calcext:value-type="float">
            <text:p>-60.4</text:p>
          </table:table-cell>
          <table:table-cell office:value-type="float" office:value="-54.7" calcext:value-type="float">
            <text:p>-54.7</text:p>
          </table:table-cell>
          <table:table-cell office:value-type="float" office:value="6.289257" calcext:value-type="float">
            <text:p>6.289257</text:p>
          </table:table-cell>
          <table:table-cell office:value-type="float" office:value="8.171576" calcext:value-type="float">
            <text:p>8.171576</text:p>
          </table:table-cell>
          <table:table-cell office:value-type="float" office:value="1.24" calcext:value-type="float">
            <text:p>1.24</text:p>
          </table:table-cell>
          <table:table-cell office:value-type="float" office:value="1.768" calcext:value-type="float">
            <text:p>1.768</text:p>
          </table:table-cell>
          <table:table-cell office:value-type="float" office:value="0.1657542" calcext:value-type="float">
            <text:p>0.1657542</text:p>
          </table:table-cell>
          <table:table-cell office:value-type="float" office:value="0.2378047" calcext:value-type="float">
            <text:p>0.2378047</text:p>
          </table:table-cell>
          <table:table-cell table:number-columns-repeated="11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40.3" calcext:value-type="float">
            <text:p>-40.3</text:p>
          </table:table-cell>
          <table:table-cell office:value-type="float" office:value="-39.66667" calcext:value-type="float">
            <text:p>-39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4]-1.836" office:value-type="float" office:value="10.8" calcext:value-type="float">
            <text:p>10.8</text:p>
          </table:table-cell>
          <table:table-cell office:value-type="float" office:value="12.636" calcext:value-type="float">
            <text:p>12.636</text:p>
          </table:table-cell>
          <table:table-cell office:value-type="float" office:value="-59.93333" calcext:value-type="float">
            <text:p>-59.93333</text:p>
          </table:table-cell>
          <table:table-cell office:value-type="float" office:value="-54.33333" calcext:value-type="float">
            <text:p>-54.33333</text:p>
          </table:table-cell>
          <table:table-cell office:value-type="float" office:value="6.06837" calcext:value-type="float">
            <text:p>6.06837</text:p>
          </table:table-cell>
          <table:table-cell office:value-type="float" office:value="8.570205" calcext:value-type="float">
            <text:p>8.570205</text:p>
          </table:table-cell>
          <table:table-cell office:value-type="float" office:value="1.207" calcext:value-type="float">
            <text:p>1.207</text:p>
          </table:table-cell>
          <table:table-cell office:value-type="float" office:value="1.856" calcext:value-type="float">
            <text:p>1.856</text:p>
          </table:table-cell>
          <table:table-cell office:value-type="float" office:value="0.161178" calcext:value-type="float">
            <text:p>0.161178</text:p>
          </table:table-cell>
          <table:table-cell office:value-type="float" office:value="0.2510885" calcext:value-type="float">
            <text:p>0.2510885</text:p>
          </table:table-cell>
          <table:table-cell table:number-columns-repeated="11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40.66667" calcext:value-type="float">
            <text:p>-40.66667</text:p>
          </table:table-cell>
          <table:table-cell office:value-type="float" office:value="-39.76667" calcext:value-type="float">
            <text:p>-39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5]-1.836" office:value-type="float" office:value="10.908" calcext:value-type="float">
            <text:p>10.908</text:p>
          </table:table-cell>
          <table:table-cell office:value-type="float" office:value="12.744" calcext:value-type="float">
            <text:p>12.744</text:p>
          </table:table-cell>
          <table:table-cell office:value-type="float" office:value="-59.56666" calcext:value-type="float">
            <text:p>-59.56666</text:p>
          </table:table-cell>
          <table:table-cell office:value-type="float" office:value="-52.9" calcext:value-type="float">
            <text:p>-52.9</text:p>
          </table:table-cell>
          <table:table-cell office:value-type="float" office:value="6.053541" calcext:value-type="float">
            <text:p>6.053541</text:p>
          </table:table-cell>
          <table:table-cell office:value-type="float" office:value="8.614278" calcext:value-type="float">
            <text:p>8.614278</text:p>
          </table:table-cell>
          <table:table-cell office:value-type="float" office:value="1.212" calcext:value-type="float">
            <text:p>1.212</text:p>
          </table:table-cell>
          <table:table-cell office:value-type="float" office:value="1.914" calcext:value-type="float">
            <text:p>1.914</text:p>
          </table:table-cell>
          <table:table-cell office:value-type="float" office:value="0.1617738" calcext:value-type="float">
            <text:p>0.1617738</text:p>
          </table:table-cell>
          <table:table-cell office:value-type="float" office:value="0.2592181" calcext:value-type="float">
            <text:p>0.2592181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40.43334" calcext:value-type="float">
            <text:p>-40.43334</text:p>
          </table:table-cell>
          <table:table-cell office:value-type="float" office:value="-38.13334" calcext:value-type="float">
            <text:p>-38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6]-1.836" office:value-type="float" office:value="11.016" calcext:value-type="float">
            <text:p>11.016</text:p>
          </table:table-cell>
          <table:table-cell office:value-type="float" office:value="12.852" calcext:value-type="float">
            <text:p>12.852</text:p>
          </table:table-cell>
          <table:table-cell office:value-type="float" office:value="-59.36666" calcext:value-type="float">
            <text:p>-59.36666</text:p>
          </table:table-cell>
          <table:table-cell office:value-type="float" office:value="-54.03333" calcext:value-type="float">
            <text:p>-54.03333</text:p>
          </table:table-cell>
          <table:table-cell office:value-type="float" office:value="6.055438" calcext:value-type="float">
            <text:p>6.055438</text:p>
          </table:table-cell>
          <table:table-cell office:value-type="float" office:value="8.418895" calcext:value-type="float">
            <text:p>8.418895</text:p>
          </table:table-cell>
          <table:table-cell office:value-type="float" office:value="1.217" calcext:value-type="float">
            <text:p>1.217</text:p>
          </table:table-cell>
          <table:table-cell office:value-type="float" office:value="1.838" calcext:value-type="float">
            <text:p>1.838</text:p>
          </table:table-cell>
          <table:table-cell office:value-type="float" office:value="0.1623697" calcext:value-type="float">
            <text:p>0.1623697</text:p>
          </table:table-cell>
          <table:table-cell office:value-type="float" office:value="0.248025" calcext:value-type="float">
            <text:p>0.248025</text:p>
          </table:table-cell>
          <table:table-cell table:number-columns-repeated="11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36.9" calcext:value-type="float">
            <text:p>-36.9</text:p>
          </table:table-cell>
          <table:table-cell office:value-type="float" office:value="-37.93334" calcext:value-type="float">
            <text:p>-37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7]-1.836" office:value-type="float" office:value="11.124" calcext:value-type="float">
            <text:p>11.124</text:p>
          </table:table-cell>
          <table:table-cell office:value-type="float" office:value="12.96" calcext:value-type="float">
            <text:p>12.96</text:p>
          </table:table-cell>
          <table:table-cell office:value-type="float" office:value="-58.73333" calcext:value-type="float">
            <text:p>-58.73333</text:p>
          </table:table-cell>
          <table:table-cell office:value-type="float" office:value="-53.9" calcext:value-type="float">
            <text:p>-53.9</text:p>
          </table:table-cell>
          <table:table-cell office:value-type="float" office:value="6.119821" calcext:value-type="float">
            <text:p>6.119821</text:p>
          </table:table-cell>
          <table:table-cell office:value-type="float" office:value="7.788419" calcext:value-type="float">
            <text:p>7.788419</text:p>
          </table:table-cell>
          <table:table-cell office:value-type="float" office:value="1.241" calcext:value-type="float">
            <text:p>1.241</text:p>
          </table:table-cell>
          <table:table-cell office:value-type="float" office:value="1.715" calcext:value-type="float">
            <text:p>1.715</text:p>
          </table:table-cell>
          <table:table-cell office:value-type="float" office:value="0.1658655" calcext:value-type="float">
            <text:p>0.1658655</text:p>
          </table:table-cell>
          <table:table-cell office:value-type="float" office:value="0.2300184" calcext:value-type="float">
            <text:p>0.2300184</text:p>
          </table:table-cell>
          <table:table-cell table:number-columns-repeated="11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39.4" calcext:value-type="float">
            <text:p>-39.4</text:p>
          </table:table-cell>
          <table:table-cell office:value-type="float" office:value="-38.73333" calcext:value-type="float">
            <text:p>-38.7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8]-1.836" office:value-type="float" office:value="11.232" calcext:value-type="float">
            <text:p>11.232</text:p>
          </table:table-cell>
          <table:table-cell office:value-type="float" office:value="13.068" calcext:value-type="float">
            <text:p>13.068</text:p>
          </table:table-cell>
          <table:table-cell office:value-type="float" office:value="-61" calcext:value-type="float">
            <text:p>-61</text:p>
          </table:table-cell>
          <table:table-cell office:value-type="float" office:value="-49.63334" calcext:value-type="float">
            <text:p>-49.63334</text:p>
          </table:table-cell>
          <table:table-cell office:value-type="float" office:value="6.322278" calcext:value-type="float">
            <text:p>6.322278</text:p>
          </table:table-cell>
          <table:table-cell office:value-type="float" office:value="7.396379" calcext:value-type="float">
            <text:p>7.396379</text:p>
          </table:table-cell>
          <table:table-cell office:value-type="float" office:value="1.235" calcext:value-type="float">
            <text:p>1.235</text:p>
          </table:table-cell>
          <table:table-cell office:value-type="float" office:value="1.764" calcext:value-type="float">
            <text:p>1.764</text:p>
          </table:table-cell>
          <table:table-cell office:value-type="float" office:value="0.1649855" calcext:value-type="float">
            <text:p>0.1649855</text:p>
          </table:table-cell>
          <table:table-cell office:value-type="float" office:value="0.2372181" calcext:value-type="float">
            <text:p>0.2372181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37.06667" calcext:value-type="float">
            <text:p>-37.06667</text:p>
          </table:table-cell>
          <table:table-cell office:value-type="float" office:value="-38.56667" calcext:value-type="float">
            <text:p>-38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19]-1.836" office:value-type="float" office:value="11.34" calcext:value-type="float">
            <text:p>11.34</text:p>
          </table:table-cell>
          <table:table-cell office:value-type="float" office:value="13.176" calcext:value-type="float">
            <text:p>13.176</text:p>
          </table:table-cell>
          <table:table-cell office:value-type="float" office:value="-59.7" calcext:value-type="float">
            <text:p>-59.7</text:p>
          </table:table-cell>
          <table:table-cell office:value-type="float" office:value="-50.16667" calcext:value-type="float">
            <text:p>-50.16667</text:p>
          </table:table-cell>
          <table:table-cell office:value-type="float" office:value="6.476073" calcext:value-type="float">
            <text:p>6.476073</text:p>
          </table:table-cell>
          <table:table-cell office:value-type="float" office:value="7.323677" calcext:value-type="float">
            <text:p>7.323677</text:p>
          </table:table-cell>
          <table:table-cell office:value-type="float" office:value="1.288" calcext:value-type="float">
            <text:p>1.288</text:p>
          </table:table-cell>
          <table:table-cell office:value-type="float" office:value="1.731" calcext:value-type="float">
            <text:p>1.731</text:p>
          </table:table-cell>
          <table:table-cell office:value-type="float" office:value="0.172679" calcext:value-type="float">
            <text:p>0.172679</text:p>
          </table:table-cell>
          <table:table-cell office:value-type="float" office:value="0.2323892" calcext:value-type="float">
            <text:p>0.2323892</text:p>
          </table:table-cell>
          <table:table-cell table:number-columns-repeated="11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-37.5" calcext:value-type="float">
            <text:p>-37.5</text:p>
          </table:table-cell>
          <table:table-cell office:value-type="float" office:value="-38.9" calcext:value-type="float">
            <text:p>-38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0]-1.836" office:value-type="float" office:value="11.448" calcext:value-type="float">
            <text:p>11.448</text:p>
          </table:table-cell>
          <table:table-cell office:value-type="float" office:value="13.284" calcext:value-type="float">
            <text:p>13.284</text:p>
          </table:table-cell>
          <table:table-cell office:value-type="float" office:value="-59.53333" calcext:value-type="float">
            <text:p>-59.53333</text:p>
          </table:table-cell>
          <table:table-cell office:value-type="float" office:value="-51.5" calcext:value-type="float">
            <text:p>-51.5</text:p>
          </table:table-cell>
          <table:table-cell office:value-type="float" office:value="6.530548" calcext:value-type="float">
            <text:p>6.530548</text:p>
          </table:table-cell>
          <table:table-cell office:value-type="float" office:value="7.978952" calcext:value-type="float">
            <text:p>7.978952</text:p>
          </table:table-cell>
          <table:table-cell office:value-type="float" office:value="1.302" calcext:value-type="float">
            <text:p>1.302</text:p>
          </table:table-cell>
          <table:table-cell office:value-type="float" office:value="1.828" calcext:value-type="float">
            <text:p>1.828</text:p>
          </table:table-cell>
          <table:table-cell office:value-type="float" office:value="0.174619" calcext:value-type="float">
            <text:p>0.174619</text:p>
          </table:table-cell>
          <table:table-cell office:value-type="float" office:value="0.246627" calcext:value-type="float">
            <text:p>0.24662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7.36666" calcext:value-type="float">
            <text:p>-37.36666</text:p>
          </table:table-cell>
          <table:table-cell office:value-type="float" office:value="-39.56667" calcext:value-type="float">
            <text:p>-39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1]-1.836" office:value-type="float" office:value="11.556" calcext:value-type="float">
            <text:p>11.556</text:p>
          </table:table-cell>
          <table:table-cell office:value-type="float" office:value="13.392" calcext:value-type="float">
            <text:p>13.392</text:p>
          </table:table-cell>
          <table:table-cell office:value-type="float" office:value="-61.13334" calcext:value-type="float">
            <text:p>-61.13334</text:p>
          </table:table-cell>
          <table:table-cell office:value-type="float" office:value="-52.06666" calcext:value-type="float">
            <text:p>-52.06666</text:p>
          </table:table-cell>
          <table:table-cell office:value-type="float" office:value="6.629844" calcext:value-type="float">
            <text:p>6.629844</text:p>
          </table:table-cell>
          <table:table-cell office:value-type="float" office:value="8.282986" calcext:value-type="float">
            <text:p>8.282986</text:p>
          </table:table-cell>
          <table:table-cell office:value-type="float" office:value="1.288" calcext:value-type="float">
            <text:p>1.288</text:p>
          </table:table-cell>
          <table:table-cell office:value-type="float" office:value="1.873" calcext:value-type="float">
            <text:p>1.873</text:p>
          </table:table-cell>
          <table:table-cell office:value-type="float" office:value="0.1726344" calcext:value-type="float">
            <text:p>0.1726344</text:p>
          </table:table-cell>
          <table:table-cell office:value-type="float" office:value="0.2532382" calcext:value-type="float">
            <text:p>0.2532382</text:p>
          </table:table-cell>
          <table:table-cell table:number-columns-repeated="11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-38.36667" calcext:value-type="float">
            <text:p>-38.36667</text:p>
          </table:table-cell>
          <table:table-cell office:value-type="float" office:value="-38.83333" calcext:value-type="float">
            <text:p>-38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2]-1.836" office:value-type="float" office:value="11.664" calcext:value-type="float">
            <text:p>11.664</text:p>
          </table:table-cell>
          <table:table-cell office:value-type="float" office:value="13.5" calcext:value-type="float">
            <text:p>13.5</text:p>
          </table:table-cell>
          <table:table-cell office:value-type="float" office:value="-59.63334" calcext:value-type="float">
            <text:p>-59.63334</text:p>
          </table:table-cell>
          <table:table-cell office:value-type="float" office:value="-50.93334" calcext:value-type="float">
            <text:p>-50.93334</text:p>
          </table:table-cell>
          <table:table-cell office:value-type="float" office:value="6.538598" calcext:value-type="float">
            <text:p>6.538598</text:p>
          </table:table-cell>
          <table:table-cell office:value-type="float" office:value="8.373386" calcext:value-type="float">
            <text:p>8.373386</text:p>
          </table:table-cell>
          <table:table-cell office:value-type="float" office:value="1.301" calcext:value-type="float">
            <text:p>1.301</text:p>
          </table:table-cell>
          <table:table-cell office:value-type="float" office:value="1.931" calcext:value-type="float">
            <text:p>1.931</text:p>
          </table:table-cell>
          <table:table-cell office:value-type="float" office:value="0.1745411" calcext:value-type="float">
            <text:p>0.1745411</text:p>
          </table:table-cell>
          <table:table-cell office:value-type="float" office:value="0.2616984" calcext:value-type="float">
            <text:p>0.2616984</text:p>
          </table:table-cell>
          <table:table-cell table:number-columns-repeated="11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38.43333" calcext:value-type="float">
            <text:p>-38.43333</text:p>
          </table:table-cell>
          <table:table-cell office:value-type="float" office:value="-40.33333" calcext:value-type="float">
            <text:p>-40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3]-1.836" office:value-type="float" office:value="11.772" calcext:value-type="float">
            <text:p>11.772</text:p>
          </table:table-cell>
          <table:table-cell office:value-type="float" office:value="13.608" calcext:value-type="float">
            <text:p>13.608</text:p>
          </table:table-cell>
          <table:table-cell office:value-type="float" office:value="-60.26667" calcext:value-type="float">
            <text:p>-60.26667</text:p>
          </table:table-cell>
          <table:table-cell office:value-type="float" office:value="-53.66667" calcext:value-type="float">
            <text:p>-53.66667</text:p>
          </table:table-cell>
          <table:table-cell office:value-type="float" office:value="6.46873" calcext:value-type="float">
            <text:p>6.46873</text:p>
          </table:table-cell>
          <table:table-cell office:value-type="float" office:value="8.808723" calcext:value-type="float">
            <text:p>8.808723</text:p>
          </table:table-cell>
          <table:table-cell office:value-type="float" office:value="1.276" calcext:value-type="float">
            <text:p>1.276</text:p>
          </table:table-cell>
          <table:table-cell office:value-type="float" office:value="1.928" calcext:value-type="float">
            <text:p>1.928</text:p>
          </table:table-cell>
          <table:table-cell office:value-type="float" office:value="0.1708614" calcext:value-type="float">
            <text:p>0.1708614</text:p>
          </table:table-cell>
          <table:table-cell office:value-type="float" office:value="0.2612826" calcext:value-type="float">
            <text:p>0.2612826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37.33333" calcext:value-type="float">
            <text:p>-37.33333</text:p>
          </table:table-cell>
          <table:table-cell office:value-type="float" office:value="-39.46667" calcext:value-type="float">
            <text:p>-39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4]-1.836" office:value-type="float" office:value="11.88" calcext:value-type="float">
            <text:p>11.88</text:p>
          </table:table-cell>
          <table:table-cell office:value-type="float" office:value="13.716" calcext:value-type="float">
            <text:p>13.716</text:p>
          </table:table-cell>
          <table:table-cell office:value-type="float" office:value="-57.5" calcext:value-type="float">
            <text:p>-57.5</text:p>
          </table:table-cell>
          <table:table-cell office:value-type="float" office:value="-54.36666" calcext:value-type="float">
            <text:p>-54.36666</text:p>
          </table:table-cell>
          <table:table-cell office:value-type="float" office:value="6.033694" calcext:value-type="float">
            <text:p>6.033694</text:p>
          </table:table-cell>
          <table:table-cell office:value-type="float" office:value="8.930532" calcext:value-type="float">
            <text:p>8.930532</text:p>
          </table:table-cell>
          <table:table-cell office:value-type="float" office:value="1.249" calcext:value-type="float">
            <text:p>1.249</text:p>
          </table:table-cell>
          <table:table-cell office:value-type="float" office:value="1.929" calcext:value-type="float">
            <text:p>1.929</text:p>
          </table:table-cell>
          <table:table-cell office:value-type="float" office:value="0.1670389" calcext:value-type="float">
            <text:p>0.1670389</text:p>
          </table:table-cell>
          <table:table-cell office:value-type="float" office:value="0.261485" calcext:value-type="float">
            <text:p>0.261485</text:p>
          </table:table-cell>
          <table:table-cell table:number-columns-repeated="11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37.96667" calcext:value-type="float">
            <text:p>-37.96667</text:p>
          </table:table-cell>
          <table:table-cell office:value-type="float" office:value="-39.83333" calcext:value-type="float">
            <text:p>-39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5]-1.836" office:value-type="float" office:value="11.988" calcext:value-type="float">
            <text:p>11.988</text:p>
          </table:table-cell>
          <table:table-cell office:value-type="float" office:value="13.824" calcext:value-type="float">
            <text:p>13.824</text:p>
          </table:table-cell>
          <table:table-cell office:value-type="float" office:value="-60.23334" calcext:value-type="float">
            <text:p>-60.23334</text:p>
          </table:table-cell>
          <table:table-cell office:value-type="float" office:value="-53.43334" calcext:value-type="float">
            <text:p>-53.43334</text:p>
          </table:table-cell>
          <table:table-cell office:value-type="float" office:value="6.13871" calcext:value-type="float">
            <text:p>6.13871</text:p>
          </table:table-cell>
          <table:table-cell office:value-type="float" office:value="8.808999" calcext:value-type="float">
            <text:p>8.808999</text:p>
          </table:table-cell>
          <table:table-cell office:value-type="float" office:value="1.216" calcext:value-type="float">
            <text:p>1.216</text:p>
          </table:table-cell>
          <table:table-cell office:value-type="float" office:value="1.936" calcext:value-type="float">
            <text:p>1.936</text:p>
          </table:table-cell>
          <table:table-cell office:value-type="float" office:value="0.1622342" calcext:value-type="float">
            <text:p>0.1622342</text:p>
          </table:table-cell>
          <table:table-cell office:value-type="float" office:value="0.2624317" calcext:value-type="float">
            <text:p>0.2624317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38.8" calcext:value-type="float">
            <text:p>-38.8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6]-1.836" office:value-type="float" office:value="12.096" calcext:value-type="float">
            <text:p>12.096</text:p>
          </table:table-cell>
          <table:table-cell office:value-type="float" office:value="13.932" calcext:value-type="float">
            <text:p>13.932</text:p>
          </table:table-cell>
          <table:table-cell office:value-type="float" office:value="-58.56667" calcext:value-type="float">
            <text:p>-58.56667</text:p>
          </table:table-cell>
          <table:table-cell office:value-type="float" office:value="-52.63334" calcext:value-type="float">
            <text:p>-52.63334</text:p>
          </table:table-cell>
          <table:table-cell office:value-type="float" office:value="5.881765" calcext:value-type="float">
            <text:p>5.881765</text:p>
          </table:table-cell>
          <table:table-cell office:value-type="float" office:value="8.469016" calcext:value-type="float">
            <text:p>8.469016</text:p>
          </table:table-cell>
          <table:table-cell office:value-type="float" office:value="1.199" calcext:value-type="float">
            <text:p>1.199</text:p>
          </table:table-cell>
          <table:table-cell office:value-type="float" office:value="1.893" calcext:value-type="float">
            <text:p>1.893</text:p>
          </table:table-cell>
          <table:table-cell office:value-type="float" office:value="0.1598672" calcext:value-type="float">
            <text:p>0.1598672</text:p>
          </table:table-cell>
          <table:table-cell office:value-type="float" office:value="0.2561381" calcext:value-type="float">
            <text:p>0.2561381</text:p>
          </table:table-cell>
          <table:table-cell table:number-columns-repeated="11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41.7" calcext:value-type="float">
            <text:p>-41.7</text:p>
          </table:table-cell>
          <table:table-cell office:value-type="float" office:value="-39.8" calcext:value-type="float">
            <text:p>-39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7]-1.836" office:value-type="float" office:value="12.204" calcext:value-type="float">
            <text:p>12.204</text:p>
          </table:table-cell>
          <table:table-cell office:value-type="float" office:value="14.04" calcext:value-type="float">
            <text:p>14.04</text:p>
          </table:table-cell>
          <table:table-cell office:value-type="float" office:value="-60.76667" calcext:value-type="float">
            <text:p>-60.76667</text:p>
          </table:table-cell>
          <table:table-cell office:value-type="float" office:value="-52.4" calcext:value-type="float">
            <text:p>-52.4</text:p>
          </table:table-cell>
          <table:table-cell office:value-type="float" office:value="6.023403" calcext:value-type="float">
            <text:p>6.023403</text:p>
          </table:table-cell>
          <table:table-cell office:value-type="float" office:value="8.082699" calcext:value-type="float">
            <text:p>8.082699</text:p>
          </table:table-cell>
          <table:table-cell office:value-type="float" office:value="1.185" calcext:value-type="float">
            <text:p>1.185</text:p>
          </table:table-cell>
          <table:table-cell office:value-type="float" office:value="1.821" calcext:value-type="float">
            <text:p>1.821</text:p>
          </table:table-cell>
          <table:table-cell office:value-type="float" office:value="0.1577897" calcext:value-type="float">
            <text:p>0.1577897</text:p>
          </table:table-cell>
          <table:table-cell office:value-type="float" office:value="0.2455428" calcext:value-type="float">
            <text:p>0.2455428</text:p>
          </table:table-cell>
          <table:table-cell table:number-columns-repeated="11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-41.16667" calcext:value-type="float">
            <text:p>-41.16667</text:p>
          </table:table-cell>
          <table:table-cell office:value-type="float" office:value="-40.63334" calcext:value-type="float">
            <text:p>-40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8]-1.836" office:value-type="float" office:value="12.312" calcext:value-type="float">
            <text:p>12.312</text:p>
          </table:table-cell>
          <table:table-cell office:value-type="float" office:value="14.148" calcext:value-type="float">
            <text:p>14.148</text:p>
          </table:table-cell>
          <table:table-cell office:value-type="float" office:value="-58.76667" calcext:value-type="float">
            <text:p>-58.76667</text:p>
          </table:table-cell>
          <table:table-cell office:value-type="float" office:value="-50.56667" calcext:value-type="float">
            <text:p>-50.56667</text:p>
          </table:table-cell>
          <table:table-cell office:value-type="float" office:value="5.808162" calcext:value-type="float">
            <text:p>5.808162</text:p>
          </table:table-cell>
          <table:table-cell office:value-type="float" office:value="8.050785" calcext:value-type="float">
            <text:p>8.050785</text:p>
          </table:table-cell>
          <table:table-cell office:value-type="float" office:value="1.181" calcext:value-type="float">
            <text:p>1.181</text:p>
          </table:table-cell>
          <table:table-cell office:value-type="float" office:value="1.875" calcext:value-type="float">
            <text:p>1.875</text:p>
          </table:table-cell>
          <table:table-cell office:value-type="float" office:value="0.1573293" calcext:value-type="float">
            <text:p>0.1573293</text:p>
          </table:table-cell>
          <table:table-cell office:value-type="float" office:value="0.2534405" calcext:value-type="float">
            <text:p>0.2534405</text:p>
          </table:table-cell>
          <table:table-cell table:number-columns-repeated="11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-40" calcext:value-type="float">
            <text:p>-40</text:p>
          </table:table-cell>
          <table:table-cell office:value-type="float" office:value="-39.83333" calcext:value-type="float">
            <text:p>-39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29]-1.836" office:value-type="float" office:value="12.42" calcext:value-type="float">
            <text:p>12.42</text:p>
          </table:table-cell>
          <table:table-cell office:value-type="float" office:value="14.256" calcext:value-type="float">
            <text:p>14.256</text:p>
          </table:table-cell>
          <table:table-cell office:value-type="float" office:value="-59.13333" calcext:value-type="float">
            <text:p>-59.13333</text:p>
          </table:table-cell>
          <table:table-cell office:value-type="float" office:value="-50.13334" calcext:value-type="float">
            <text:p>-50.13334</text:p>
          </table:table-cell>
          <table:table-cell office:value-type="float" office:value="5.922744" calcext:value-type="float">
            <text:p>5.922744</text:p>
          </table:table-cell>
          <table:table-cell office:value-type="float" office:value="7.515617" calcext:value-type="float">
            <text:p>7.515617</text:p>
          </table:table-cell>
          <table:table-cell office:value-type="float" office:value="1.196" calcext:value-type="float">
            <text:p>1.196</text:p>
          </table:table-cell>
          <table:table-cell office:value-type="float" office:value="1.774" calcext:value-type="float">
            <text:p>1.774</text:p>
          </table:table-cell>
          <table:table-cell office:value-type="float" office:value="0.1594383" calcext:value-type="float">
            <text:p>0.1594383</text:p>
          </table:table-cell>
          <table:table-cell office:value-type="float" office:value="0.2386383" calcext:value-type="float">
            <text:p>0.2386383</text:p>
          </table:table-cell>
          <table:table-cell table:number-columns-repeated="11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-39.26667" calcext:value-type="float">
            <text:p>-39.26667</text:p>
          </table:table-cell>
          <table:table-cell office:value-type="float" office:value="-41.13334" calcext:value-type="float">
            <text:p>-41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0]-1.836" office:value-type="float" office:value="12.528" calcext:value-type="float">
            <text:p>12.528</text:p>
          </table:table-cell>
          <table:table-cell office:value-type="float" office:value="14.364" calcext:value-type="float">
            <text:p>14.364</text:p>
          </table:table-cell>
          <table:table-cell office:value-type="float" office:value="-59.83333" calcext:value-type="float">
            <text:p>-59.83333</text:p>
          </table:table-cell>
          <table:table-cell office:value-type="float" office:value="-51.5" calcext:value-type="float">
            <text:p>-51.5</text:p>
          </table:table-cell>
          <table:table-cell office:value-type="float" office:value="6.253905" calcext:value-type="float">
            <text:p>6.253905</text:p>
          </table:table-cell>
          <table:table-cell office:value-type="float" office:value="7.782544" calcext:value-type="float">
            <text:p>7.782544</text:p>
          </table:table-cell>
          <table:table-cell office:value-type="float" office:value="1.245" calcext:value-type="float">
            <text:p>1.245</text:p>
          </table:table-cell>
          <table:table-cell office:value-type="float" office:value="1.787" calcext:value-type="float">
            <text:p>1.787</text:p>
          </table:table-cell>
          <table:table-cell office:value-type="float" office:value="0.1663835" calcext:value-type="float">
            <text:p>0.1663835</text:p>
          </table:table-cell>
          <table:table-cell office:value-type="float" office:value="0.2405561" calcext:value-type="float">
            <text:p>0.240556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4.7" calcext:value-type="float">
            <text:p>-24.7</text:p>
          </table:table-cell>
          <table:table-cell office:value-type="float" office:value="-22.7" calcext:value-type="float">
            <text:p>-22.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1]-1.836" office:value-type="float" office:value="12.636" calcext:value-type="float">
            <text:p>12.636</text:p>
          </table:table-cell>
          <table:table-cell office:value-type="float" office:value="14.472" calcext:value-type="float">
            <text:p>14.472</text:p>
          </table:table-cell>
          <table:table-cell office:value-type="float" office:value="-58.33333" calcext:value-type="float">
            <text:p>-58.33333</text:p>
          </table:table-cell>
          <table:table-cell office:value-type="float" office:value="-50.8" calcext:value-type="float">
            <text:p>-50.8</text:p>
          </table:table-cell>
          <table:table-cell office:value-type="float" office:value="6.299242" calcext:value-type="float">
            <text:p>6.299242</text:p>
          </table:table-cell>
          <table:table-cell office:value-type="float" office:value="7.307357" calcext:value-type="float">
            <text:p>7.307357</text:p>
          </table:table-cell>
          <table:table-cell office:value-type="float" office:value="1.284" calcext:value-type="float">
            <text:p>1.284</text:p>
          </table:table-cell>
          <table:table-cell office:value-type="float" office:value="1.708" calcext:value-type="float">
            <text:p>1.708</text:p>
          </table:table-cell>
          <table:table-cell office:value-type="float" office:value="0.1718991" calcext:value-type="float">
            <text:p>0.1718991</text:p>
          </table:table-cell>
          <table:table-cell office:value-type="float" office:value="0.2289806" calcext:value-type="float">
            <text:p>0.2289806</text:p>
          </table:table-cell>
          <table:table-cell table:number-columns-repeated="11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-28.16667" calcext:value-type="float">
            <text:p>-28.16667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2]-1.836" office:value-type="float" office:value="12.744" calcext:value-type="float">
            <text:p>12.744</text:p>
          </table:table-cell>
          <table:table-cell office:value-type="float" office:value="14.58" calcext:value-type="float">
            <text:p>14.58</text:p>
          </table:table-cell>
          <table:table-cell office:value-type="float" office:value="-60.93334" calcext:value-type="float">
            <text:p>-60.93334</text:p>
          </table:table-cell>
          <table:table-cell office:value-type="float" office:value="-51.93334" calcext:value-type="float">
            <text:p>-51.93334</text:p>
          </table:table-cell>
          <table:table-cell office:value-type="float" office:value="6.611991" calcext:value-type="float">
            <text:p>6.611991</text:p>
          </table:table-cell>
          <table:table-cell office:value-type="float" office:value="7.562084" calcext:value-type="float">
            <text:p>7.562084</text:p>
          </table:table-cell>
          <table:table-cell office:value-type="float" office:value="1.289" calcext:value-type="float">
            <text:p>1.289</text:p>
          </table:table-cell>
          <table:table-cell office:value-type="float" office:value="1.727" calcext:value-type="float">
            <text:p>1.727</text:p>
          </table:table-cell>
          <table:table-cell office:value-type="float" office:value="0.1727346" calcext:value-type="float">
            <text:p>0.1727346</text:p>
          </table:table-cell>
          <table:table-cell office:value-type="float" office:value="0.2317914" calcext:value-type="float">
            <text:p>0.2317914</text:p>
          </table:table-cell>
          <table:table-cell table:number-columns-repeated="11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14.76667" calcext:value-type="float">
            <text:p>-14.76667</text:p>
          </table:table-cell>
          <table:table-cell office:value-type="float" office:value="-15.86667" calcext:value-type="float">
            <text:p>-15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3]-1.836" office:value-type="float" office:value="12.852" calcext:value-type="float">
            <text:p>12.852</text:p>
          </table:table-cell>
          <table:table-cell office:value-type="float" office:value="14.688" calcext:value-type="float">
            <text:p>14.688</text:p>
          </table:table-cell>
          <table:table-cell office:value-type="float" office:value="-60.73333" calcext:value-type="float">
            <text:p>-60.73333</text:p>
          </table:table-cell>
          <table:table-cell office:value-type="float" office:value="-49.93333" calcext:value-type="float">
            <text:p>-49.93333</text:p>
          </table:table-cell>
          <table:table-cell office:value-type="float" office:value="6.507203" calcext:value-type="float">
            <text:p>6.507203</text:p>
          </table:table-cell>
          <table:table-cell office:value-type="float" office:value="7.26661" calcext:value-type="float">
            <text:p>7.26661</text:p>
          </table:table-cell>
          <table:table-cell office:value-type="float" office:value="1.274" calcext:value-type="float">
            <text:p>1.274</text:p>
          </table:table-cell>
          <table:table-cell office:value-type="float" office:value="1.726" calcext:value-type="float">
            <text:p>1.726</text:p>
          </table:table-cell>
          <table:table-cell office:value-type="float" office:value="0.1705569" calcext:value-type="float">
            <text:p>0.1705569</text:p>
          </table:table-cell>
          <table:table-cell office:value-type="float" office:value="0.2316559" calcext:value-type="float">
            <text:p>0.2316559</text:p>
          </table:table-cell>
          <table:table-cell table:number-columns-repeated="11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-5.4" calcext:value-type="float">
            <text:p>-5.4</text:p>
          </table:table-cell>
          <table:table-cell office:value-type="float" office:value="-6.666667" calcext:value-type="float">
            <text:p>-6.6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4]-1.836" office:value-type="float" office:value="12.96" calcext:value-type="float">
            <text:p>12.96</text:p>
          </table:table-cell>
          <table:table-cell office:value-type="float" office:value="14.796" calcext:value-type="float">
            <text:p>14.796</text:p>
          </table:table-cell>
          <table:table-cell office:value-type="float" office:value="-58.96667" calcext:value-type="float">
            <text:p>-58.96667</text:p>
          </table:table-cell>
          <table:table-cell office:value-type="float" office:value="-50.9" calcext:value-type="float">
            <text:p>-50.9</text:p>
          </table:table-cell>
          <table:table-cell office:value-type="float" office:value="6.393151" calcext:value-type="float">
            <text:p>6.393151</text:p>
          </table:table-cell>
          <table:table-cell office:value-type="float" office:value="7.415536" calcext:value-type="float">
            <text:p>7.415536</text:p>
          </table:table-cell>
          <table:table-cell office:value-type="float" office:value="1.288" calcext:value-type="float">
            <text:p>1.288</text:p>
          </table:table-cell>
          <table:table-cell office:value-type="float" office:value="1.728" calcext:value-type="float">
            <text:p>1.728</text:p>
          </table:table-cell>
          <table:table-cell office:value-type="float" office:value="0.1725879" calcext:value-type="float">
            <text:p>0.1725879</text:p>
          </table:table-cell>
          <table:table-cell office:value-type="float" office:value="0.2319139" calcext:value-type="float">
            <text:p>0.2319139</text:p>
          </table:table-cell>
          <table:table-cell table:number-columns-repeated="11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-5.466667" calcext:value-type="float">
            <text:p>-5.466667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5]-1.836" office:value-type="float" office:value="13.068" calcext:value-type="float">
            <text:p>13.068</text:p>
          </table:table-cell>
          <table:table-cell office:value-type="float" office:value="14.904" calcext:value-type="float">
            <text:p>14.904</text:p>
          </table:table-cell>
          <table:table-cell office:value-type="float" office:value="-60.2" calcext:value-type="float">
            <text:p>-60.2</text:p>
          </table:table-cell>
          <table:table-cell office:value-type="float" office:value="-48.93333" calcext:value-type="float">
            <text:p>-48.93333</text:p>
          </table:table-cell>
          <table:table-cell office:value-type="float" office:value="6.499979" calcext:value-type="float">
            <text:p>6.499979</text:p>
          </table:table-cell>
          <table:table-cell office:value-type="float" office:value="7.025662" calcext:value-type="float">
            <text:p>7.025662</text:p>
          </table:table-cell>
          <table:table-cell office:value-type="float" office:value="1.283" calcext:value-type="float">
            <text:p>1.283</text:p>
          </table:table-cell>
          <table:table-cell office:value-type="float" office:value="1.705" calcext:value-type="float">
            <text:p>1.705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2285517" calcext:value-type="float">
            <text:p>0.2285517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5.666667" calcext:value-type="float">
            <text:p>-5.66666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6]-1.836" office:value-type="float" office:value="13.176" calcext:value-type="float">
            <text:p>13.176</text:p>
          </table:table-cell>
          <table:table-cell office:value-type="float" office:value="15.012" calcext:value-type="float">
            <text:p>15.012</text:p>
          </table:table-cell>
          <table:table-cell office:value-type="float" office:value="-60.73333" calcext:value-type="float">
            <text:p>-60.73333</text:p>
          </table:table-cell>
          <table:table-cell office:value-type="float" office:value="-50.03334" calcext:value-type="float">
            <text:p>-50.03334</text:p>
          </table:table-cell>
          <table:table-cell office:value-type="float" office:value="6.294215" calcext:value-type="float">
            <text:p>6.294215</text:p>
          </table:table-cell>
          <table:table-cell office:value-type="float" office:value="7.38293" calcext:value-type="float">
            <text:p>7.38293</text:p>
          </table:table-cell>
          <table:table-cell office:value-type="float" office:value="1.235" calcext:value-type="float">
            <text:p>1.235</text:p>
          </table:table-cell>
          <table:table-cell office:value-type="float" office:value="1.748" calcext:value-type="float">
            <text:p>1.748</text:p>
          </table:table-cell>
          <table:table-cell office:value-type="float" office:value="0.1649744" calcext:value-type="float">
            <text:p>0.1649744</text:p>
          </table:table-cell>
          <table:table-cell office:value-type="float" office:value="0.2348937" calcext:value-type="float">
            <text:p>0.2348937</text:p>
          </table:table-cell>
          <table:table-cell table:number-columns-repeated="11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-9.066667" calcext:value-type="float">
            <text:p>-9.066667</text:p>
          </table:table-cell>
          <table:table-cell office:value-type="float" office:value="-10.03333" calcext:value-type="float">
            <text:p>-10.0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7]-1.836" office:value-type="float" office:value="13.284" calcext:value-type="float">
            <text:p>13.284</text:p>
          </table:table-cell>
          <table:table-cell office:value-type="float" office:value="15.12" calcext:value-type="float">
            <text:p>15.12</text:p>
          </table:table-cell>
          <table:table-cell office:value-type="float" office:value="-59.56666" calcext:value-type="float">
            <text:p>-59.56666</text:p>
          </table:table-cell>
          <table:table-cell office:value-type="float" office:value="-47.26667" calcext:value-type="float">
            <text:p>-47.26667</text:p>
          </table:table-cell>
          <table:table-cell office:value-type="float" office:value="6.222773" calcext:value-type="float">
            <text:p>6.222773</text:p>
          </table:table-cell>
          <table:table-cell office:value-type="float" office:value="6.76498" calcext:value-type="float">
            <text:p>6.76498</text:p>
          </table:table-cell>
          <table:table-cell office:value-type="float" office:value="1.243" calcext:value-type="float">
            <text:p>1.243</text:p>
          </table:table-cell>
          <table:table-cell office:value-type="float" office:value="1.7" calcext:value-type="float">
            <text:p>1.7</text:p>
          </table:table-cell>
          <table:table-cell office:value-type="float" office:value="0.1662963" calcext:value-type="float">
            <text:p>0.1662963</text:p>
          </table:table-cell>
          <table:table-cell office:value-type="float" office:value="0.2278314" calcext:value-type="float">
            <text:p>0.2278314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-13.46667" calcext:value-type="float">
            <text:p>-13.46667</text:p>
          </table:table-cell>
          <table:table-cell office:value-type="float" office:value="-16.13333" calcext:value-type="float">
            <text:p>-16.1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8]-1.836" office:value-type="float" office:value="13.392" calcext:value-type="float">
            <text:p>13.392</text:p>
          </table:table-cell>
          <table:table-cell office:value-type="float" office:value="15.228" calcext:value-type="float">
            <text:p>15.228</text:p>
          </table:table-cell>
          <table:table-cell office:value-type="float" office:value="-59.96667" calcext:value-type="float">
            <text:p>-59.96667</text:p>
          </table:table-cell>
          <table:table-cell office:value-type="float" office:value="-50.93334" calcext:value-type="float">
            <text:p>-50.93334</text:p>
          </table:table-cell>
          <table:table-cell office:value-type="float" office:value="6.091676" calcext:value-type="float">
            <text:p>6.091676</text:p>
          </table:table-cell>
          <table:table-cell office:value-type="float" office:value="7.645647" calcext:value-type="float">
            <text:p>7.645647</text:p>
          </table:table-cell>
          <table:table-cell office:value-type="float" office:value="1.211" calcext:value-type="float">
            <text:p>1.211</text:p>
          </table:table-cell>
          <table:table-cell office:value-type="float" office:value="1.776" calcext:value-type="float">
            <text:p>1.776</text:p>
          </table:table-cell>
          <table:table-cell office:value-type="float" office:value="0.161707" calcext:value-type="float">
            <text:p>0.161707</text:p>
          </table:table-cell>
          <table:table-cell office:value-type="float" office:value="0.2389539" calcext:value-type="float">
            <text:p>0.2389539</text:p>
          </table:table-cell>
          <table:table-cell table:number-columns-repeated="11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16.53333" calcext:value-type="float">
            <text:p>-16.53333</text:p>
          </table:table-cell>
          <table:table-cell office:value-type="float" office:value="-19.4" calcext:value-type="float">
            <text:p>-19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39]-1.836" office:value-type="float" office:value="13.5" calcext:value-type="float">
            <text:p>13.5</text:p>
          </table:table-cell>
          <table:table-cell office:value-type="float" office:value="15.336" calcext:value-type="float">
            <text:p>15.336</text:p>
          </table:table-cell>
          <table:table-cell office:value-type="float" office:value="-59.56666" calcext:value-type="float">
            <text:p>-59.56666</text:p>
          </table:table-cell>
          <table:table-cell office:value-type="float" office:value="-52.56667" calcext:value-type="float">
            <text:p>-52.56667</text:p>
          </table:table-cell>
          <table:table-cell office:value-type="float" office:value="6.186437" calcext:value-type="float">
            <text:p>6.186437</text:p>
          </table:table-cell>
          <table:table-cell office:value-type="float" office:value="7.498154" calcext:value-type="float">
            <text:p>7.498154</text:p>
          </table:table-cell>
          <table:table-cell office:value-type="float" office:value="1.237" calcext:value-type="float">
            <text:p>1.237</text:p>
          </table:table-cell>
          <table:table-cell office:value-type="float" office:value="1.695" calcext:value-type="float">
            <text:p>1.695</text:p>
          </table:table-cell>
          <table:table-cell office:value-type="float" office:value="0.1653253" calcext:value-type="float">
            <text:p>0.1653253</text:p>
          </table:table-cell>
          <table:table-cell office:value-type="float" office:value="0.2270628" calcext:value-type="float">
            <text:p>0.2270628</text:p>
          </table:table-cell>
          <table:table-cell table:number-columns-repeated="11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-20.6" calcext:value-type="float">
            <text:p>-20.6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0]-1.836" office:value-type="float" office:value="13.608" calcext:value-type="float">
            <text:p>13.608</text:p>
          </table:table-cell>
          <table:table-cell office:value-type="float" office:value="15.444" calcext:value-type="float">
            <text:p>15.444</text:p>
          </table:table-cell>
          <table:table-cell office:value-type="float" office:value="-60.93334" calcext:value-type="float">
            <text:p>-60.93334</text:p>
          </table:table-cell>
          <table:table-cell office:value-type="float" office:value="-53.66667" calcext:value-type="float">
            <text:p>-53.66667</text:p>
          </table:table-cell>
          <table:table-cell office:value-type="float" office:value="6.311106" calcext:value-type="float">
            <text:p>6.311106</text:p>
          </table:table-cell>
          <table:table-cell office:value-type="float" office:value="7.764216" calcext:value-type="float">
            <text:p>7.764216</text:p>
          </table:table-cell>
          <table:table-cell office:value-type="float" office:value="1.234" calcext:value-type="float">
            <text:p>1.234</text:p>
          </table:table-cell>
          <table:table-cell office:value-type="float" office:value="1.717" calcext:value-type="float">
            <text:p>1.717</text:p>
          </table:table-cell>
          <table:table-cell office:value-type="float" office:value="0.1648742" calcext:value-type="float">
            <text:p>0.1648742</text:p>
          </table:table-cell>
          <table:table-cell office:value-type="float" office:value="0.2303006" calcext:value-type="float">
            <text:p>0.2303006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3.2" calcext:value-type="float">
            <text:p>-23.2</text:p>
          </table:table-cell>
          <table:table-cell office:value-type="float" office:value="-27.26667" calcext:value-type="float">
            <text:p>-27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1]-1.836" office:value-type="float" office:value="13.716" calcext:value-type="float">
            <text:p>13.716</text:p>
          </table:table-cell>
          <table:table-cell office:value-type="float" office:value="15.552" calcext:value-type="float">
            <text:p>15.552</text:p>
          </table:table-cell>
          <table:table-cell office:value-type="float" office:value="-59.7" calcext:value-type="float">
            <text:p>-59.7</text:p>
          </table:table-cell>
          <table:table-cell office:value-type="float" office:value="-52.63334" calcext:value-type="float">
            <text:p>-52.63334</text:p>
          </table:table-cell>
          <table:table-cell office:value-type="float" office:value="6.205785" calcext:value-type="float">
            <text:p>6.205785</text:p>
          </table:table-cell>
          <table:table-cell office:value-type="float" office:value="7.672544" calcext:value-type="float">
            <text:p>7.672544</text:p>
          </table:table-cell>
          <table:table-cell office:value-type="float" office:value="1.238" calcext:value-type="float">
            <text:p>1.238</text:p>
          </table:table-cell>
          <table:table-cell office:value-type="float" office:value="1.729" calcext:value-type="float">
            <text:p>1.729</text:p>
          </table:table-cell>
          <table:table-cell office:value-type="float" office:value="0.165472" calcext:value-type="float">
            <text:p>0.165472</text:p>
          </table:table-cell>
          <table:table-cell office:value-type="float" office:value="0.2320494" calcext:value-type="float">
            <text:p>0.2320494</text:p>
          </table:table-cell>
          <table:table-cell table:number-columns-repeated="11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-26.93333" calcext:value-type="float">
            <text:p>-26.93333</text:p>
          </table:table-cell>
          <table:table-cell office:value-type="float" office:value="-30.1" calcext:value-type="float">
            <text:p>-30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2]-1.836" office:value-type="float" office:value="13.824" calcext:value-type="float">
            <text:p>13.824</text:p>
          </table:table-cell>
          <table:table-cell office:value-type="float" office:value="15.66" calcext:value-type="float">
            <text:p>15.66</text:p>
          </table:table-cell>
          <table:table-cell office:value-type="float" office:value="-59.26667" calcext:value-type="float">
            <text:p>-59.26667</text:p>
          </table:table-cell>
          <table:table-cell office:value-type="float" office:value="-53.96667" calcext:value-type="float">
            <text:p>-53.96667</text:p>
          </table:table-cell>
          <table:table-cell office:value-type="float" office:value="6.317295" calcext:value-type="float">
            <text:p>6.317295</text:p>
          </table:table-cell>
          <table:table-cell office:value-type="float" office:value="7.74877" calcext:value-type="float">
            <text:p>7.74877</text:p>
          </table:table-cell>
          <table:table-cell office:value-type="float" office:value="1.268" calcext:value-type="float">
            <text:p>1.268</text:p>
          </table:table-cell>
          <table:table-cell office:value-type="float" office:value="1.705" calcext:value-type="float">
            <text:p>1.705</text:p>
          </table:table-cell>
          <table:table-cell office:value-type="float" office:value="0.1696769" calcext:value-type="float">
            <text:p>0.1696769</text:p>
          </table:table-cell>
          <table:table-cell office:value-type="float" office:value="0.2285647" calcext:value-type="float">
            <text:p>0.2285647</text:p>
          </table:table-cell>
          <table:table-cell table:number-columns-repeated="11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-27.3" calcext:value-type="float">
            <text:p>-27.3</text:p>
          </table:table-cell>
          <table:table-cell office:value-type="float" office:value="-25.06667" calcext:value-type="float">
            <text:p>-25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3]-1.836" office:value-type="float" office:value="13.932" calcext:value-type="float">
            <text:p>13.932</text:p>
          </table:table-cell>
          <table:table-cell office:value-type="float" office:value="15.768" calcext:value-type="float">
            <text:p>15.768</text:p>
          </table:table-cell>
          <table:table-cell office:value-type="float" office:value="-58.5" calcext:value-type="float">
            <text:p>-58.5</text:p>
          </table:table-cell>
          <table:table-cell office:value-type="float" office:value="-50.03334" calcext:value-type="float">
            <text:p>-50.03334</text:p>
          </table:table-cell>
          <table:table-cell office:value-type="float" office:value="6.242262" calcext:value-type="float">
            <text:p>6.242262</text:p>
          </table:table-cell>
          <table:table-cell office:value-type="float" office:value="7.703811" calcext:value-type="float">
            <text:p>7.703811</text:p>
          </table:table-cell>
          <table:table-cell office:value-type="float" office:value="1.269" calcext:value-type="float">
            <text:p>1.269</text:p>
          </table:table-cell>
          <table:table-cell office:value-type="float" office:value="1.818" calcext:value-type="float">
            <text:p>1.818</text:p>
          </table:table-cell>
          <table:table-cell office:value-type="float" office:value="0.1698589" calcext:value-type="float">
            <text:p>0.1698589</text:p>
          </table:table-cell>
          <table:table-cell office:value-type="float" office:value="0.2451028" calcext:value-type="float">
            <text:p>0.2451028</text:p>
          </table:table-cell>
          <table:table-cell table:number-columns-repeated="11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-21.93333" calcext:value-type="float">
            <text:p>-21.93333</text:p>
          </table:table-cell>
          <table:table-cell office:value-type="float" office:value="-22.8" calcext:value-type="float">
            <text:p>-22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4]-1.836" office:value-type="float" office:value="14.04" calcext:value-type="float">
            <text:p>14.04</text:p>
          </table:table-cell>
          <table:table-cell office:value-type="float" office:value="15.876" calcext:value-type="float">
            <text:p>15.876</text:p>
          </table:table-cell>
          <table:table-cell office:value-type="float" office:value="-61" calcext:value-type="float">
            <text:p>-61</text:p>
          </table:table-cell>
          <table:table-cell office:value-type="float" office:value="-49.76667" calcext:value-type="float">
            <text:p>-49.76667</text:p>
          </table:table-cell>
          <table:table-cell office:value-type="float" office:value="6.513294" calcext:value-type="float">
            <text:p>6.513294</text:p>
          </table:table-cell>
          <table:table-cell office:value-type="float" office:value="7.728049" calcext:value-type="float">
            <text:p>7.728049</text:p>
          </table:table-cell>
          <table:table-cell office:value-type="float" office:value="1.27" calcext:value-type="float">
            <text:p>1.27</text:p>
          </table:table-cell>
          <table:table-cell office:value-type="float" office:value="1.832" calcext:value-type="float">
            <text:p>1.832</text:p>
          </table:table-cell>
          <table:table-cell office:value-type="float" office:value="0.1699703" calcext:value-type="float">
            <text:p>0.1699703</text:p>
          </table:table-cell>
          <table:table-cell office:value-type="float" office:value="0.2471914" calcext:value-type="float">
            <text:p>0.2471914</text:p>
          </table:table-cell>
          <table:table-cell table:number-columns-repeated="11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24.16667" calcext:value-type="float">
            <text:p>-24.16667</text:p>
          </table:table-cell>
          <table:table-cell office:value-type="float" office:value="-15.46667" calcext:value-type="float">
            <text:p>-15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5]-1.836" office:value-type="float" office:value="14.148" calcext:value-type="float">
            <text:p>14.148</text:p>
          </table:table-cell>
          <table:table-cell office:value-type="float" office:value="15.984" calcext:value-type="float">
            <text:p>15.984</text:p>
          </table:table-cell>
          <table:table-cell office:value-type="float" office:value="-60.23334" calcext:value-type="float">
            <text:p>-60.23334</text:p>
          </table:table-cell>
          <table:table-cell office:value-type="float" office:value="-49.36666" calcext:value-type="float">
            <text:p>-49.36666</text:p>
          </table:table-cell>
          <table:table-cell office:value-type="float" office:value="6.514256" calcext:value-type="float">
            <text:p>6.514256</text:p>
          </table:table-cell>
          <table:table-cell office:value-type="float" office:value="7.79784" calcext:value-type="float">
            <text:p>7.79784</text:p>
          </table:table-cell>
          <table:table-cell office:value-type="float" office:value="1.285" calcext:value-type="float">
            <text:p>1.285</text:p>
          </table:table-cell>
          <table:table-cell office:value-type="float" office:value="1.861" calcext:value-type="float">
            <text:p>1.861</text:p>
          </table:table-cell>
          <table:table-cell office:value-type="float" office:value="0.1721591" calcext:value-type="float">
            <text:p>0.1721591</text:p>
          </table:table-cell>
          <table:table-cell office:value-type="float" office:value="0.2514448" calcext:value-type="float">
            <text:p>0.2514448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-15.56667" calcext:value-type="float">
            <text:p>-15.56667</text:p>
          </table:table-cell>
          <table:table-cell office:value-type="float" office:value="-11.53333" calcext:value-type="float">
            <text:p>-11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6]-1.836" office:value-type="float" office:value="14.256" calcext:value-type="float">
            <text:p>14.256</text:p>
          </table:table-cell>
          <table:table-cell office:value-type="float" office:value="16.092" calcext:value-type="float">
            <text:p>16.092</text:p>
          </table:table-cell>
          <table:table-cell office:value-type="float" office:value="-60.83333" calcext:value-type="float">
            <text:p>-60.83333</text:p>
          </table:table-cell>
          <table:table-cell office:value-type="float" office:value="-51.46667" calcext:value-type="float">
            <text:p>-51.46667</text:p>
          </table:table-cell>
          <table:table-cell office:value-type="float" office:value="6.486414" calcext:value-type="float">
            <text:p>6.486414</text:p>
          </table:table-cell>
          <table:table-cell office:value-type="float" office:value="8.480033" calcext:value-type="float">
            <text:p>8.480033</text:p>
          </table:table-cell>
          <table:table-cell office:value-type="float" office:value="1.269" calcext:value-type="float">
            <text:p>1.269</text:p>
          </table:table-cell>
          <table:table-cell office:value-type="float" office:value="1.935" calcext:value-type="float">
            <text:p>1.935</text:p>
          </table:table-cell>
          <table:table-cell office:value-type="float" office:value="0.1697325" calcext:value-type="float">
            <text:p>0.1697325</text:p>
          </table:table-cell>
          <table:table-cell office:value-type="float" office:value="0.2622851" calcext:value-type="float">
            <text:p>0.2622851</text:p>
          </table:table-cell>
          <table:table-cell table:number-columns-repeated="11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-12.56667" calcext:value-type="float">
            <text:p>-12.56667</text:p>
          </table:table-cell>
          <table:table-cell office:value-type="float" office:value="-17.26667" calcext:value-type="float">
            <text:p>-17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7]-1.836" office:value-type="float" office:value="14.364" calcext:value-type="float">
            <text:p>14.364</text:p>
          </table:table-cell>
          <table:table-cell office:value-type="float" office:value="16.2" calcext:value-type="float">
            <text:p>16.2</text:p>
          </table:table-cell>
          <table:table-cell office:value-type="float" office:value="-60.66667" calcext:value-type="float">
            <text:p>-60.66667</text:p>
          </table:table-cell>
          <table:table-cell office:value-type="float" office:value="-51.6" calcext:value-type="float">
            <text:p>-51.6</text:p>
          </table:table-cell>
          <table:table-cell office:value-type="float" office:value="6.327353" calcext:value-type="float">
            <text:p>6.327353</text:p>
          </table:table-cell>
          <table:table-cell office:value-type="float" office:value="8.301241" calcext:value-type="float">
            <text:p>8.301241</text:p>
          </table:table-cell>
          <table:table-cell office:value-type="float" office:value="1.242" calcext:value-type="float">
            <text:p>1.242</text:p>
          </table:table-cell>
          <table:table-cell office:value-type="float" office:value="1.893" calcext:value-type="float">
            <text:p>1.893</text:p>
          </table:table-cell>
          <table:table-cell office:value-type="float" office:value="0.1660252" calcext:value-type="float">
            <text:p>0.1660252</text:p>
          </table:table-cell>
          <table:table-cell office:value-type="float" office:value="0.2560916" calcext:value-type="float">
            <text:p>0.2560916</text:p>
          </table:table-cell>
          <table:table-cell table:number-columns-repeated="11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-9.966666" calcext:value-type="float">
            <text:p>-9.966666</text:p>
          </table:table-cell>
          <table:table-cell office:value-type="float" office:value="-11.06667" calcext:value-type="float">
            <text:p>-11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8]-1.836" office:value-type="float" office:value="14.472" calcext:value-type="float">
            <text:p>14.472</text:p>
          </table:table-cell>
          <table:table-cell office:value-type="float" office:value="16.308" calcext:value-type="float">
            <text:p>16.308</text:p>
          </table:table-cell>
          <table:table-cell office:value-type="float" office:value="-59.83333" calcext:value-type="float">
            <text:p>-59.83333</text:p>
          </table:table-cell>
          <table:table-cell office:value-type="float" office:value="-53.43334" calcext:value-type="float">
            <text:p>-53.43334</text:p>
          </table:table-cell>
          <table:table-cell office:value-type="float" office:value="6.106386" calcext:value-type="float">
            <text:p>6.106386</text:p>
          </table:table-cell>
          <table:table-cell office:value-type="float" office:value="8.780645" calcext:value-type="float">
            <text:p>8.780645</text:p>
          </table:table-cell>
          <table:table-cell office:value-type="float" office:value="1.218" calcext:value-type="float">
            <text:p>1.218</text:p>
          </table:table-cell>
          <table:table-cell office:value-type="float" office:value="1.93" calcext:value-type="float">
            <text:p>1.93</text:p>
          </table:table-cell>
          <table:table-cell office:value-type="float" office:value="0.1624588" calcext:value-type="float">
            <text:p>0.1624588</text:p>
          </table:table-cell>
          <table:table-cell office:value-type="float" office:value="0.261587" calcext:value-type="float">
            <text:p>0.261587</text:p>
          </table:table-cell>
          <table:table-cell table:number-columns-repeated="11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-11.6" calcext:value-type="float">
            <text:p>-11.6</text:p>
          </table:table-cell>
          <table:table-cell office:value-type="float" office:value="-14.73333" calcext:value-type="float">
            <text:p>-14.7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49]-1.836" office:value-type="float" office:value="14.58" calcext:value-type="float">
            <text:p>14.58</text:p>
          </table:table-cell>
          <table:table-cell office:value-type="float" office:value="16.416" calcext:value-type="float">
            <text:p>16.416</text:p>
          </table:table-cell>
          <table:table-cell office:value-type="float" office:value="-61.23333" calcext:value-type="float">
            <text:p>-61.23333</text:p>
          </table:table-cell>
          <table:table-cell office:value-type="float" office:value="-52.13334" calcext:value-type="float">
            <text:p>-52.13334</text:p>
          </table:table-cell>
          <table:table-cell office:value-type="float" office:value="6.19592" calcext:value-type="float">
            <text:p>6.19592</text:p>
          </table:table-cell>
          <table:table-cell office:value-type="float" office:value="8.625388" calcext:value-type="float">
            <text:p>8.625388</text:p>
          </table:table-cell>
          <table:table-cell office:value-type="float" office:value="1.208" calcext:value-type="float">
            <text:p>1.208</text:p>
          </table:table-cell>
          <table:table-cell office:value-type="float" office:value="1.942" calcext:value-type="float">
            <text:p>1.942</text:p>
          </table:table-cell>
          <table:table-cell office:value-type="float" office:value="0.161072" calcext:value-type="float">
            <text:p>0.161072</text:p>
          </table:table-cell>
          <table:table-cell office:value-type="float" office:value="0.2633693" calcext:value-type="float">
            <text:p>0.2633693</text:p>
          </table:table-cell>
          <table:table-cell table:number-columns-repeated="11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-15.4" calcext:value-type="float">
            <text:p>-15.4</text:p>
          </table:table-cell>
          <table:table-cell office:value-type="float" office:value="-19.26667" calcext:value-type="float">
            <text:p>-19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0]-1.836" office:value-type="float" office:value="14.688" calcext:value-type="float">
            <text:p>14.688</text:p>
          </table:table-cell>
          <table:table-cell office:value-type="float" office:value="16.524" calcext:value-type="float">
            <text:p>16.524</text:p>
          </table:table-cell>
          <table:table-cell office:value-type="float" office:value="-60.26667" calcext:value-type="float">
            <text:p>-60.26667</text:p>
          </table:table-cell>
          <table:table-cell office:value-type="float" office:value="-50.06667" calcext:value-type="float">
            <text:p>-50.06667</text:p>
          </table:table-cell>
          <table:table-cell office:value-type="float" office:value="6.238192" calcext:value-type="float">
            <text:p>6.238192</text:p>
          </table:table-cell>
          <table:table-cell office:value-type="float" office:value="8.048201" calcext:value-type="float">
            <text:p>8.048201</text:p>
          </table:table-cell>
          <table:table-cell office:value-type="float" office:value="1.233" calcext:value-type="float">
            <text:p>1.233</text:p>
          </table:table-cell>
          <table:table-cell office:value-type="float" office:value="1.891" calcext:value-type="float">
            <text:p>1.891</text:p>
          </table:table-cell>
          <table:table-cell office:value-type="float" office:value="0.1647721" calcext:value-type="float">
            <text:p>0.1647721</text:p>
          </table:table-cell>
          <table:table-cell office:value-type="float" office:value="0.2558893" calcext:value-type="float">
            <text:p>0.2558893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8.43333" calcext:value-type="float">
            <text:p>-18.43333</text:p>
          </table:table-cell>
          <table:table-cell office:value-type="float" office:value="-24.06667" calcext:value-type="float">
            <text:p>-24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1]-1.836" office:value-type="float" office:value="14.796" calcext:value-type="float">
            <text:p>14.796</text:p>
          </table:table-cell>
          <table:table-cell office:value-type="float" office:value="16.632" calcext:value-type="float">
            <text:p>16.632</text:p>
          </table:table-cell>
          <table:table-cell office:value-type="float" office:value="-62.23333" calcext:value-type="float">
            <text:p>-62.23333</text:p>
          </table:table-cell>
          <table:table-cell office:value-type="float" office:value="-50.1" calcext:value-type="float">
            <text:p>-50.1</text:p>
          </table:table-cell>
          <table:table-cell office:value-type="float" office:value="6.297106" calcext:value-type="float">
            <text:p>6.297106</text:p>
          </table:table-cell>
          <table:table-cell office:value-type="float" office:value="7.976198" calcext:value-type="float">
            <text:p>7.976198</text:p>
          </table:table-cell>
          <table:table-cell office:value-type="float" office:value="1.208" calcext:value-type="float">
            <text:p>1.208</text:p>
          </table:table-cell>
          <table:table-cell office:value-type="float" office:value="1.874" calcext:value-type="float">
            <text:p>1.874</text:p>
          </table:table-cell>
          <table:table-cell office:value-type="float" office:value="0.161072" calcext:value-type="float">
            <text:p>0.161072</text:p>
          </table:table-cell>
          <table:table-cell office:value-type="float" office:value="0.2534313" calcext:value-type="float">
            <text:p>0.2534313</text:p>
          </table:table-cell>
          <table:table-cell table:number-columns-repeated="11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-20.93333" calcext:value-type="float">
            <text:p>-20.93333</text:p>
          </table:table-cell>
          <table:table-cell office:value-type="float" office:value="-24.53333" calcext:value-type="float">
            <text:p>-24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2]-1.836" office:value-type="float" office:value="14.904" calcext:value-type="float">
            <text:p>14.904</text:p>
          </table:table-cell>
          <table:table-cell office:value-type="float" office:value="16.74" calcext:value-type="float">
            <text:p>16.74</text:p>
          </table:table-cell>
          <table:table-cell office:value-type="float" office:value="-59.66667" calcext:value-type="float">
            <text:p>-59.66667</text:p>
          </table:table-cell>
          <table:table-cell office:value-type="float" office:value="-48.16667" calcext:value-type="float">
            <text:p>-48.16667</text:p>
          </table:table-cell>
          <table:table-cell office:value-type="float" office:value="6.113943" calcext:value-type="float">
            <text:p>6.113943</text:p>
          </table:table-cell>
          <table:table-cell office:value-type="float" office:value="7.418811" calcext:value-type="float">
            <text:p>7.418811</text:p>
          </table:table-cell>
          <table:table-cell office:value-type="float" office:value="1.222" calcext:value-type="float">
            <text:p>1.222</text:p>
          </table:table-cell>
          <table:table-cell office:value-type="float" office:value="1.818" calcext:value-type="float">
            <text:p>1.818</text:p>
          </table:table-cell>
          <table:table-cell office:value-type="float" office:value="0.1631142" calcext:value-type="float">
            <text:p>0.1631142</text:p>
          </table:table-cell>
          <table:table-cell office:value-type="float" office:value="0.2451827" calcext:value-type="float">
            <text:p>0.2451827</text:p>
          </table:table-cell>
          <table:table-cell table:number-columns-repeated="11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25.9" calcext:value-type="float">
            <text:p>-25.9</text:p>
          </table:table-cell>
          <table:table-cell office:value-type="float" office:value="-21.23333" calcext:value-type="float">
            <text:p>-21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3]-1.836" office:value-type="float" office:value="15.012" calcext:value-type="float">
            <text:p>15.012</text:p>
          </table:table-cell>
          <table:table-cell office:value-type="float" office:value="16.848" calcext:value-type="float">
            <text:p>16.848</text:p>
          </table:table-cell>
          <table:table-cell office:value-type="float" office:value="-58.6" calcext:value-type="float">
            <text:p>-58.6</text:p>
          </table:table-cell>
          <table:table-cell office:value-type="float" office:value="-51.76667" calcext:value-type="float">
            <text:p>-51.76667</text:p>
          </table:table-cell>
          <table:table-cell office:value-type="float" office:value="6.377114" calcext:value-type="float">
            <text:p>6.377114</text:p>
          </table:table-cell>
          <table:table-cell office:value-type="float" office:value="7.662187" calcext:value-type="float">
            <text:p>7.662187</text:p>
          </table:table-cell>
          <table:table-cell office:value-type="float" office:value="1.292" calcext:value-type="float">
            <text:p>1.292</text:p>
          </table:table-cell>
          <table:table-cell office:value-type="float" office:value="1.753" calcext:value-type="float">
            <text:p>1.753</text:p>
          </table:table-cell>
          <table:table-cell office:value-type="float" office:value="0.1732322" calcext:value-type="float">
            <text:p>0.1732322</text:p>
          </table:table-cell>
          <table:table-cell office:value-type="float" office:value="0.2356159" calcext:value-type="float">
            <text:p>0.2356159</text:p>
          </table:table-cell>
          <table:table-cell table:number-columns-repeated="11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27.8" calcext:value-type="float">
            <text:p>-27.8</text:p>
          </table:table-cell>
          <table:table-cell office:value-type="float" office:value="-23.4" calcext:value-type="float">
            <text:p>-23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4]-1.836" office:value-type="float" office:value="15.12" calcext:value-type="float">
            <text:p>15.12</text:p>
          </table:table-cell>
          <table:table-cell office:value-type="float" office:value="16.956" calcext:value-type="float">
            <text:p>16.956</text:p>
          </table:table-cell>
          <table:table-cell office:value-type="float" office:value="-57.8" calcext:value-type="float">
            <text:p>-57.8</text:p>
          </table:table-cell>
          <table:table-cell office:value-type="float" office:value="-53.26667" calcext:value-type="float">
            <text:p>-53.26667</text:p>
          </table:table-cell>
          <table:table-cell office:value-type="float" office:value="6.082766" calcext:value-type="float">
            <text:p>6.082766</text:p>
          </table:table-cell>
          <table:table-cell office:value-type="float" office:value="7.554205" calcext:value-type="float">
            <text:p>7.554205</text:p>
          </table:table-cell>
          <table:table-cell office:value-type="float" office:value="1.253" calcext:value-type="float">
            <text:p>1.253</text:p>
          </table:table-cell>
          <table:table-cell office:value-type="float" office:value="1.686" calcext:value-type="float">
            <text:p>1.686</text:p>
          </table:table-cell>
          <table:table-cell office:value-type="float" office:value="0.1675234" calcext:value-type="float">
            <text:p>0.1675234</text:p>
          </table:table-cell>
          <table:table-cell office:value-type="float" office:value="0.2257539" calcext:value-type="float">
            <text:p>0.2257539</text:p>
          </table:table-cell>
          <table:table-cell table:number-columns-repeated="11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19.96667" calcext:value-type="float">
            <text:p>-19.96667</text:p>
          </table:table-cell>
          <table:table-cell office:value-type="float" office:value="-23.76667" calcext:value-type="float">
            <text:p>-23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5]-1.836" office:value-type="float" office:value="15.228" calcext:value-type="float">
            <text:p>15.228</text:p>
          </table:table-cell>
          <table:table-cell office:value-type="float" office:value="17.064" calcext:value-type="float">
            <text:p>17.064</text:p>
          </table:table-cell>
          <table:table-cell office:value-type="float" office:value="-58.8" calcext:value-type="float">
            <text:p>-58.8</text:p>
          </table:table-cell>
          <table:table-cell office:value-type="float" office:value="-52.66667" calcext:value-type="float">
            <text:p>-52.66667</text:p>
          </table:table-cell>
          <table:table-cell office:value-type="float" office:value="6.197536" calcext:value-type="float">
            <text:p>6.197536</text:p>
          </table:table-cell>
          <table:table-cell office:value-type="float" office:value="7.610635" calcext:value-type="float">
            <text:p>7.610635</text:p>
          </table:table-cell>
          <table:table-cell office:value-type="float" office:value="1.255" calcext:value-type="float">
            <text:p>1.255</text:p>
          </table:table-cell>
          <table:table-cell office:value-type="float" office:value="1.715" calcext:value-type="float">
            <text:p>1.715</text:p>
          </table:table-cell>
          <table:table-cell office:value-type="float" office:value="0.1677814" calcext:value-type="float">
            <text:p>0.1677814</text:p>
          </table:table-cell>
          <table:table-cell office:value-type="float" office:value="0.2300314" calcext:value-type="float">
            <text:p>0.2300314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24.36667" calcext:value-type="float">
            <text:p>-24.36667</text:p>
          </table:table-cell>
          <table:table-cell office:value-type="float" office:value="-15.4" calcext:value-type="float">
            <text:p>-15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6]-1.836" office:value-type="float" office:value="15.336" calcext:value-type="float">
            <text:p>15.336</text:p>
          </table:table-cell>
          <table:table-cell office:value-type="float" office:value="17.172" calcext:value-type="float">
            <text:p>17.172</text:p>
          </table:table-cell>
          <table:table-cell office:value-type="float" office:value="-58.1" calcext:value-type="float">
            <text:p>-58.1</text:p>
          </table:table-cell>
          <table:table-cell office:value-type="float" office:value="-52.9" calcext:value-type="float">
            <text:p>-52.9</text:p>
          </table:table-cell>
          <table:table-cell office:value-type="float" office:value="6.278924" calcext:value-type="float">
            <text:p>6.278924</text:p>
          </table:table-cell>
          <table:table-cell office:value-type="float" office:value="7.71666" calcext:value-type="float">
            <text:p>7.71666</text:p>
          </table:table-cell>
          <table:table-cell office:value-type="float" office:value="1.285" calcext:value-type="float">
            <text:p>1.285</text:p>
          </table:table-cell>
          <table:table-cell office:value-type="float" office:value="1.73" calcext:value-type="float">
            <text:p>1.73</text:p>
          </table:table-cell>
          <table:table-cell office:value-type="float" office:value="0.1720328" calcext:value-type="float">
            <text:p>0.1720328</text:p>
          </table:table-cell>
          <table:table-cell office:value-type="float" office:value="0.2322073" calcext:value-type="float">
            <text:p>0.2322073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16.66667" calcext:value-type="float">
            <text:p>-16.66667</text:p>
          </table:table-cell>
          <table:table-cell office:value-type="float" office:value="-15.16667" calcext:value-type="float">
            <text:p>-15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7]-1.836" office:value-type="float" office:value="15.444" calcext:value-type="float">
            <text:p>15.444</text:p>
          </table:table-cell>
          <table:table-cell office:value-type="float" office:value="17.28" calcext:value-type="float">
            <text:p>17.28</text:p>
          </table:table-cell>
          <table:table-cell office:value-type="float" office:value="-56.9" calcext:value-type="float">
            <text:p>-56.9</text:p>
          </table:table-cell>
          <table:table-cell office:value-type="float" office:value="-53.36667" calcext:value-type="float">
            <text:p>-53.36667</text:p>
          </table:table-cell>
          <table:table-cell office:value-type="float" office:value="6.054873" calcext:value-type="float">
            <text:p>6.054873</text:p>
          </table:table-cell>
          <table:table-cell office:value-type="float" office:value="8.130107" calcext:value-type="float">
            <text:p>8.130107</text:p>
          </table:table-cell>
          <table:table-cell office:value-type="float" office:value="1.267" calcext:value-type="float">
            <text:p>1.267</text:p>
          </table:table-cell>
          <table:table-cell office:value-type="float" office:value="1.8" calcext:value-type="float">
            <text:p>1.8</text:p>
          </table:table-cell>
          <table:table-cell office:value-type="float" office:value="0.1693928" calcext:value-type="float">
            <text:p>0.1693928</text:p>
          </table:table-cell>
          <table:table-cell office:value-type="float" office:value="0.2425092" calcext:value-type="float">
            <text:p>0.2425092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-13.33333" calcext:value-type="float">
            <text:p>-13.33333</text:p>
          </table:table-cell>
          <table:table-cell office:value-type="float" office:value="-18.4" calcext:value-type="float">
            <text:p>-18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8]-1.836" office:value-type="float" office:value="15.552" calcext:value-type="float">
            <text:p>15.552</text:p>
          </table:table-cell>
          <table:table-cell office:value-type="float" office:value="17.388" calcext:value-type="float">
            <text:p>17.388</text:p>
          </table:table-cell>
          <table:table-cell office:value-type="float" office:value="-59.9" calcext:value-type="float">
            <text:p>-59.9</text:p>
          </table:table-cell>
          <table:table-cell office:value-type="float" office:value="-49.9" calcext:value-type="float">
            <text:p>-49.9</text:p>
          </table:table-cell>
          <table:table-cell office:value-type="float" office:value="6.333455" calcext:value-type="float">
            <text:p>6.333455</text:p>
          </table:table-cell>
          <table:table-cell office:value-type="float" office:value="7.95064" calcext:value-type="float">
            <text:p>7.95064</text:p>
          </table:table-cell>
          <table:table-cell office:value-type="float" office:value="1.259" calcext:value-type="float">
            <text:p>1.259</text:p>
          </table:table-cell>
          <table:table-cell office:value-type="float" office:value="1.876" calcext:value-type="float">
            <text:p>1.876</text:p>
          </table:table-cell>
          <table:table-cell office:value-type="float" office:value="0.1683123" calcext:value-type="float">
            <text:p>0.1683123</text:p>
          </table:table-cell>
          <table:table-cell office:value-type="float" office:value="0.2536317" calcext:value-type="float">
            <text:p>0.2536317</text:p>
          </table:table-cell>
          <table:table-cell table:number-columns-repeated="11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15.53333" calcext:value-type="float">
            <text:p>-15.53333</text:p>
          </table:table-cell>
          <table:table-cell office:value-type="float" office:value="-13.83333" calcext:value-type="float">
            <text:p>-13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59]-1.836" office:value-type="float" office:value="15.66" calcext:value-type="float">
            <text:p>15.66</text:p>
          </table:table-cell>
          <table:table-cell office:value-type="float" office:value="17.496" calcext:value-type="float">
            <text:p>17.496</text:p>
          </table:table-cell>
          <table:table-cell office:value-type="float" office:value="-65.73333" calcext:value-type="float">
            <text:p>-65.73333</text:p>
          </table:table-cell>
          <table:table-cell office:value-type="float" office:value="-63.06667" calcext:value-type="float">
            <text:p>-63.06667</text:p>
          </table:table-cell>
          <table:table-cell office:value-type="float" office:value="0.5499944" calcext:value-type="float">
            <text:p>0.5499944</text:p>
          </table:table-cell>
          <table:table-cell office:value-type="float" office:value="1.462137" calcext:value-type="float">
            <text:p>1.462137</text:p>
          </table:table-cell>
          <table:table-cell office:value-type="float" office:value="0.164" calcext:value-type="float">
            <text:p>0.164</text:p>
          </table:table-cell>
          <table:table-cell office:value-type="float" office:value="0.316" calcext:value-type="float">
            <text:p>0.316</text:p>
          </table:table-cell>
          <table:table-cell office:value-type="float" office:value="0.01331909" calcext:value-type="float">
            <text:p>0.01331909</text:p>
          </table:table-cell>
          <table:table-cell office:value-type="float" office:value="0.03690544" calcext:value-type="float">
            <text:p>0.03690544</text:p>
          </table:table-cell>
          <table:table-cell table:number-columns-repeated="11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12.03333" calcext:value-type="float">
            <text:p>-12.03333</text:p>
          </table:table-cell>
          <table:table-cell office:value-type="float" office:value="-16.06667" calcext:value-type="float">
            <text:p>-16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0]-1.836" office:value-type="float" office:value="15.768" calcext:value-type="float">
            <text:p>15.768</text:p>
          </table:table-cell>
          <table:table-cell office:value-type="float" office:value="17.604" calcext:value-type="float">
            <text:p>17.604</text:p>
          </table:table-cell>
          <table:table-cell office:value-type="float" office:value="-63" calcext:value-type="float">
            <text:p>-63</text:p>
          </table:table-cell>
          <table:table-cell office:value-type="float" office:value="-52.2" calcext:value-type="float">
            <text:p>-52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.66667" calcext:value-type="float">
            <text:p>-15.66667</text:p>
          </table:table-cell>
          <table:table-cell office:value-type="float" office:value="-19.56667" calcext:value-type="float">
            <text:p>-19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1]-1.836" office:value-type="float" office:value="15.876" calcext:value-type="float">
            <text:p>15.876</text:p>
          </table:table-cell>
          <table:table-cell office:value-type="float" office:value="17.712" calcext:value-type="float">
            <text:p>17.712</text:p>
          </table:table-cell>
          <table:table-cell office:value-type="float" office:value="-58.56667" calcext:value-type="float">
            <text:p>-58.56667</text:p>
          </table:table-cell>
          <table:table-cell office:value-type="float" office:value="-48.56667" calcext:value-type="float">
            <text:p>-48.5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-20.46667" calcext:value-type="float">
            <text:p>-20.46667</text:p>
          </table:table-cell>
          <table:table-cell office:value-type="float" office:value="-22.13333" calcext:value-type="float">
            <text:p>-22.1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2]-1.836" office:value-type="float" office:value="15.984" calcext:value-type="float">
            <text:p>15.984</text:p>
          </table:table-cell>
          <table:table-cell office:value-type="float" office:value="17.82" calcext:value-type="float">
            <text:p>17.82</text:p>
          </table:table-cell>
          <table:table-cell office:value-type="float" office:value="-54.4" calcext:value-type="float">
            <text:p>-54.4</text:p>
          </table:table-cell>
          <table:table-cell office:value-type="float" office:value="-40" calcext:value-type="float">
            <text:p>-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22.96667" calcext:value-type="float">
            <text:p>-22.96667</text:p>
          </table:table-cell>
          <table:table-cell office:value-type="float" office:value="-22.4" calcext:value-type="float">
            <text:p>-22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3]-1.836" office:value-type="float" office:value="16.087" calcext:value-type="float">
            <text:p>16.087</text:p>
          </table:table-cell>
          <table:table-cell office:value-type="float" office:value="17.923" calcext:value-type="float">
            <text:p>17.923</text:p>
          </table:table-cell>
          <table:table-cell office:value-type="float" office:value="-51.83333" calcext:value-type="float">
            <text:p>-51.83333</text:p>
          </table:table-cell>
          <table:table-cell office:value-type="float" office:value="-43.2" calcext:value-type="float">
            <text:p>-43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-26.56667" calcext:value-type="float">
            <text:p>-26.56667</text:p>
          </table:table-cell>
          <table:table-cell office:value-type="float" office:value="-22.36667" calcext:value-type="float">
            <text:p>-22.3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4]-1.836" office:value-type="float" office:value="16.195" calcext:value-type="float">
            <text:p>16.195</text:p>
          </table:table-cell>
          <table:table-cell office:value-type="float" office:value="18.031" calcext:value-type="float">
            <text:p>18.031</text:p>
          </table:table-cell>
          <table:table-cell office:value-type="float" office:value="-50.03334" calcext:value-type="float">
            <text:p>-50.03334</text:p>
          </table:table-cell>
          <table:table-cell office:value-type="float" office:value="-38.73333" calcext:value-type="float">
            <text:p>-38.7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25" calcext:value-type="float">
            <text:p>-25</text:p>
          </table:table-cell>
          <table:table-cell office:value-type="float" office:value="-19.43333" calcext:value-type="float">
            <text:p>-19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5]-1.836" office:value-type="float" office:value="16.303" calcext:value-type="float">
            <text:p>16.303</text:p>
          </table:table-cell>
          <table:table-cell office:value-type="float" office:value="18.139" calcext:value-type="float">
            <text:p>18.139</text:p>
          </table:table-cell>
          <table:table-cell office:value-type="float" office:value="-48.43334" calcext:value-type="float">
            <text:p>-48.43334</text:p>
          </table:table-cell>
          <table:table-cell office:value-type="float" office:value="-40.43334" calcext:value-type="float">
            <text:p>-40.433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18.13333" calcext:value-type="float">
            <text:p>-18.13333</text:p>
          </table:table-cell>
          <table:table-cell office:value-type="float" office:value="-21.33333" calcext:value-type="float">
            <text:p>-21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6]-1.836" office:value-type="float" office:value="16.411" calcext:value-type="float">
            <text:p>16.411</text:p>
          </table:table-cell>
          <table:table-cell office:value-type="float" office:value="18.247" calcext:value-type="float">
            <text:p>18.247</text:p>
          </table:table-cell>
          <table:table-cell office:value-type="float" office:value="-47.23333" calcext:value-type="float">
            <text:p>-47.23333</text:p>
          </table:table-cell>
          <table:table-cell office:value-type="float" office:value="-38.13334" calcext:value-type="float">
            <text:p>-38.133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20.6" calcext:value-type="float">
            <text:p>-20.6</text:p>
          </table:table-cell>
          <table:table-cell office:value-type="float" office:value="-18.73333" calcext:value-type="float">
            <text:p>-18.7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7]-1.836" office:value-type="float" office:value="16.519" calcext:value-type="float">
            <text:p>16.519</text:p>
          </table:table-cell>
          <table:table-cell office:value-type="float" office:value="18.355" calcext:value-type="float">
            <text:p>18.355</text:p>
          </table:table-cell>
          <table:table-cell office:value-type="float" office:value="-47.03333" calcext:value-type="float">
            <text:p>-47.03333</text:p>
          </table:table-cell>
          <table:table-cell office:value-type="float" office:value="-36.16667" calcext:value-type="float">
            <text:p>-36.1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-16.93333" calcext:value-type="float">
            <text:p>-16.93333</text:p>
          </table:table-cell>
          <table:table-cell office:value-type="float" office:value="-17.93333" calcext:value-type="float">
            <text:p>-17.9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8]-1.836" office:value-type="float" office:value="16.627" calcext:value-type="float">
            <text:p>16.627</text:p>
          </table:table-cell>
          <table:table-cell office:value-type="float" office:value="18.463" calcext:value-type="float">
            <text:p>18.463</text:p>
          </table:table-cell>
          <table:table-cell office:value-type="float" office:value="-44.23334" calcext:value-type="float">
            <text:p>-44.23334</text:p>
          </table:table-cell>
          <table:table-cell office:value-type="float" office:value="-34.83333" calcext:value-type="float">
            <text:p>-34.8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15.13333" calcext:value-type="float">
            <text:p>-15.13333</text:p>
          </table:table-cell>
          <table:table-cell office:value-type="float" office:value="-15.9" calcext:value-type="float">
            <text:p>-15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69]-1.836" office:value-type="float" office:value="16.735" calcext:value-type="float">
            <text:p>16.735</text:p>
          </table:table-cell>
          <table:table-cell office:value-type="float" office:value="18.571" calcext:value-type="float">
            <text:p>18.571</text:p>
          </table:table-cell>
          <table:table-cell office:value-type="float" office:value="-43.03333" calcext:value-type="float">
            <text:p>-43.03333</text:p>
          </table:table-cell>
          <table:table-cell office:value-type="float" office:value="-32.03333" calcext:value-type="float">
            <text:p>-32.0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-12.96667" calcext:value-type="float">
            <text:p>-12.96667</text:p>
          </table:table-cell>
          <table:table-cell office:value-type="float" office:value="-17.8" calcext:value-type="float">
            <text:p>-17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0]-1.836" office:value-type="float" office:value="16.843" calcext:value-type="float">
            <text:p>16.843</text:p>
          </table:table-cell>
          <table:table-cell office:value-type="float" office:value="18.679" calcext:value-type="float">
            <text:p>18.679</text:p>
          </table:table-cell>
          <table:table-cell office:value-type="float" office:value="-41.73334" calcext:value-type="float">
            <text:p>-41.73334</text:p>
          </table:table-cell>
          <table:table-cell office:value-type="float" office:value="-34.06667" calcext:value-type="float">
            <text:p>-34.0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3.5" calcext:value-type="float">
            <text:p>-13.5</text:p>
          </table:table-cell>
          <table:table-cell office:value-type="float" office:value="-15.36667" calcext:value-type="float">
            <text:p>-15.3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1]-1.836" office:value-type="float" office:value="16.951" calcext:value-type="float">
            <text:p>16.951</text:p>
          </table:table-cell>
          <table:table-cell office:value-type="float" office:value="18.787" calcext:value-type="float">
            <text:p>18.787</text:p>
          </table:table-cell>
          <table:table-cell office:value-type="float" office:value="-42.6" calcext:value-type="float">
            <text:p>-42.6</text:p>
          </table:table-cell>
          <table:table-cell office:value-type="float" office:value="-30" calcext:value-type="float">
            <text:p>-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-15.23333" calcext:value-type="float">
            <text:p>-15.23333</text:p>
          </table:table-cell>
          <table:table-cell office:value-type="float" office:value="-15.83333" calcext:value-type="float">
            <text:p>-15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2]-1.836" office:value-type="float" office:value="17.059" calcext:value-type="float">
            <text:p>17.059</text:p>
          </table:table-cell>
          <table:table-cell office:value-type="float" office:value="18.895" calcext:value-type="float">
            <text:p>18.895</text:p>
          </table:table-cell>
          <table:table-cell office:value-type="float" office:value="-40.56667" calcext:value-type="float">
            <text:p>-40.56667</text:p>
          </table:table-cell>
          <table:table-cell office:value-type="float" office:value="-30" calcext:value-type="float">
            <text:p>-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18.66667" calcext:value-type="float">
            <text:p>-18.6666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3]-1.836" office:value-type="float" office:value="17.167" calcext:value-type="float">
            <text:p>17.167</text:p>
          </table:table-cell>
          <table:table-cell office:value-type="float" office:value="19.003" calcext:value-type="float">
            <text:p>19.003</text:p>
          </table:table-cell>
          <table:table-cell office:value-type="float" office:value="-39.9" calcext:value-type="float">
            <text:p>-39.9</text:p>
          </table:table-cell>
          <table:table-cell office:value-type="float" office:value="-28.76667" calcext:value-type="float">
            <text:p>-28.7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-21.3" calcext:value-type="float">
            <text:p>-21.3</text:p>
          </table:table-cell>
          <table:table-cell office:value-type="float" office:value="-20.56667" calcext:value-type="float">
            <text:p>-20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4]-1.836" office:value-type="float" office:value="17.275" calcext:value-type="float">
            <text:p>17.275</text:p>
          </table:table-cell>
          <table:table-cell office:value-type="float" office:value="19.111" calcext:value-type="float">
            <text:p>19.111</text:p>
          </table:table-cell>
          <table:table-cell office:value-type="float" office:value="-37.7" calcext:value-type="float">
            <text:p>-37.7</text:p>
          </table:table-cell>
          <table:table-cell office:value-type="float" office:value="-28.63334" calcext:value-type="float">
            <text:p>-28.633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23.43333" calcext:value-type="float">
            <text:p>-23.43333</text:p>
          </table:table-cell>
          <table:table-cell office:value-type="float" office:value="-21.33333" calcext:value-type="float">
            <text:p>-21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5]-1.836" office:value-type="float" office:value="17.383" calcext:value-type="float">
            <text:p>17.383</text:p>
          </table:table-cell>
          <table:table-cell office:value-type="float" office:value="19.219" calcext:value-type="float">
            <text:p>19.219</text:p>
          </table:table-cell>
          <table:table-cell office:value-type="float" office:value="-37.2" calcext:value-type="float">
            <text:p>-37.2</text:p>
          </table:table-cell>
          <table:table-cell office:value-type="float" office:value="-26.2" calcext:value-type="float">
            <text:p>-26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-22.93333" calcext:value-type="float">
            <text:p>-22.93333</text:p>
          </table:table-cell>
          <table:table-cell office:value-type="float" office:value="-22.56667" calcext:value-type="float">
            <text:p>-22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6]-1.836" office:value-type="float" office:value="17.491" calcext:value-type="float">
            <text:p>17.491</text:p>
          </table:table-cell>
          <table:table-cell office:value-type="float" office:value="19.327" calcext:value-type="float">
            <text:p>19.327</text:p>
          </table:table-cell>
          <table:table-cell office:value-type="float" office:value="-35.66667" calcext:value-type="float">
            <text:p>-35.66667</text:p>
          </table:table-cell>
          <table:table-cell office:value-type="float" office:value="-26.3" calcext:value-type="float">
            <text:p>-26.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18.83333" calcext:value-type="float">
            <text:p>-18.83333</text:p>
          </table:table-cell>
          <table:table-cell office:value-type="float" office:value="-19.16667" calcext:value-type="float">
            <text:p>-19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7]-1.836" office:value-type="float" office:value="17.599" calcext:value-type="float">
            <text:p>17.599</text:p>
          </table:table-cell>
          <table:table-cell office:value-type="float" office:value="19.435" calcext:value-type="float">
            <text:p>19.435</text:p>
          </table:table-cell>
          <table:table-cell office:value-type="float" office:value="-33.53333" calcext:value-type="float">
            <text:p>-33.53333</text:p>
          </table:table-cell>
          <table:table-cell office:value-type="float" office:value="-26.53333" calcext:value-type="float">
            <text:p>-26.5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-21.1" calcext:value-type="float">
            <text:p>-21.1</text:p>
          </table:table-cell>
          <table:table-cell office:value-type="float" office:value="-20.3" calcext:value-type="float">
            <text:p>-20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8]-1.836" office:value-type="float" office:value="17.707" calcext:value-type="float">
            <text:p>17.707</text:p>
          </table:table-cell>
          <table:table-cell office:value-type="float" office:value="19.543" calcext:value-type="float">
            <text:p>19.543</text:p>
          </table:table-cell>
          <table:table-cell office:value-type="float" office:value="-33.86667" calcext:value-type="float">
            <text:p>-33.86667</text:p>
          </table:table-cell>
          <table:table-cell office:value-type="float" office:value="-24.53333" calcext:value-type="float">
            <text:p>-24.5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19.56667" calcext:value-type="float">
            <text:p>-19.56667</text:p>
          </table:table-cell>
          <table:table-cell office:value-type="float" office:value="-19.63333" calcext:value-type="float">
            <text:p>-19.6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79]-1.836" office:value-type="float" office:value="17.815" calcext:value-type="float">
            <text:p>17.815</text:p>
          </table:table-cell>
          <table:table-cell office:value-type="float" office:value="19.651" calcext:value-type="float">
            <text:p>19.651</text:p>
          </table:table-cell>
          <table:table-cell office:value-type="float" office:value="-32.4" calcext:value-type="float">
            <text:p>-32.4</text:p>
          </table:table-cell>
          <table:table-cell office:value-type="float" office:value="-23.4" calcext:value-type="float">
            <text:p>-23.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-16.96667" calcext:value-type="float">
            <text:p>-16.96667</text:p>
          </table:table-cell>
          <table:table-cell office:value-type="float" office:value="-19.96667" calcext:value-type="float">
            <text:p>-19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0]-1.836" office:value-type="float" office:value="17.923" calcext:value-type="float">
            <text:p>17.923</text:p>
          </table:table-cell>
          <table:table-cell office:value-type="float" office:value="19.759" calcext:value-type="float">
            <text:p>19.759</text:p>
          </table:table-cell>
          <table:table-cell office:value-type="float" office:value="-30.86667" calcext:value-type="float">
            <text:p>-30.86667</text:p>
          </table:table-cell>
          <table:table-cell office:value-type="float" office:value="-21.43333" calcext:value-type="float">
            <text:p>-21.4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8.7" calcext:value-type="float">
            <text:p>-18.7</text:p>
          </table:table-cell>
          <table:table-cell office:value-type="float" office:value="-18.56667" calcext:value-type="float">
            <text:p>-18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1]-1.836" office:value-type="float" office:value="18.031" calcext:value-type="float">
            <text:p>18.031</text:p>
          </table:table-cell>
          <table:table-cell office:value-type="float" office:value="19.867" calcext:value-type="float">
            <text:p>19.867</text:p>
          </table:table-cell>
          <table:table-cell office:value-type="float" office:value="-29.5" calcext:value-type="float">
            <text:p>-29.5</text:p>
          </table:table-cell>
          <table:table-cell office:value-type="float" office:value="-22.56667" calcext:value-type="float">
            <text:p>-22.5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-14.53333" calcext:value-type="float">
            <text:p>-14.53333</text:p>
          </table:table-cell>
          <table:table-cell office:value-type="float" office:value="-16.63333" calcext:value-type="float">
            <text:p>-16.6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2]-1.836" office:value-type="float" office:value="18.139" calcext:value-type="float">
            <text:p>18.139</text:p>
          </table:table-cell>
          <table:table-cell office:value-type="float" office:value="19.975" calcext:value-type="float">
            <text:p>19.975</text:p>
          </table:table-cell>
          <table:table-cell office:value-type="float" office:value="-29.03333" calcext:value-type="float">
            <text:p>-29.03333</text:p>
          </table:table-cell>
          <table:table-cell office:value-type="float" office:value="-19.26667" calcext:value-type="float">
            <text:p>-19.2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15.16667" calcext:value-type="float">
            <text:p>-15.16667</text:p>
          </table:table-cell>
          <table:table-cell office:value-type="float" office:value="-18.96667" calcext:value-type="float">
            <text:p>-18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3]-1.836" office:value-type="float" office:value="18.247" calcext:value-type="float">
            <text:p>18.247</text:p>
          </table:table-cell>
          <table:table-cell office:value-type="float" office:value="20.083" calcext:value-type="float">
            <text:p>20.083</text:p>
          </table:table-cell>
          <table:table-cell office:value-type="float" office:value="-28.3" calcext:value-type="float">
            <text:p>-28.3</text:p>
          </table:table-cell>
          <table:table-cell office:value-type="float" office:value="-18.73333" calcext:value-type="float">
            <text:p>-18.7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-17.66667" calcext:value-type="float">
            <text:p>-17.66667</text:p>
          </table:table-cell>
          <table:table-cell office:value-type="float" office:value="-17.4" calcext:value-type="float">
            <text:p>-17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4]-1.836" office:value-type="float" office:value="18.355" calcext:value-type="float">
            <text:p>18.355</text:p>
          </table:table-cell>
          <table:table-cell office:value-type="float" office:value="20.191" calcext:value-type="float">
            <text:p>20.191</text:p>
          </table:table-cell>
          <table:table-cell office:value-type="float" office:value="-26.63333" calcext:value-type="float">
            <text:p>-26.63333</text:p>
          </table:table-cell>
          <table:table-cell office:value-type="float" office:value="-18.96667" calcext:value-type="float">
            <text:p>-18.9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20.33334" calcext:value-type="float">
            <text:p>-20.33334</text:p>
          </table:table-cell>
          <table:table-cell office:value-type="float" office:value="-17.23333" calcext:value-type="float">
            <text:p>-17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5]-1.836" office:value-type="float" office:value="18.463" calcext:value-type="float">
            <text:p>18.463</text:p>
          </table:table-cell>
          <table:table-cell office:value-type="float" office:value="20.299" calcext:value-type="float">
            <text:p>20.299</text:p>
          </table:table-cell>
          <table:table-cell office:value-type="float" office:value="-25.56667" calcext:value-type="float">
            <text:p>-25.56667</text:p>
          </table:table-cell>
          <table:table-cell office:value-type="float" office:value="-17.56667" calcext:value-type="float">
            <text:p>-17.5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22.13333" calcext:value-type="float">
            <text:p>-22.13333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6]-1.836" office:value-type="float" office:value="18.571" calcext:value-type="float">
            <text:p>18.571</text:p>
          </table:table-cell>
          <table:table-cell office:value-type="float" office:value="20.407" calcext:value-type="float">
            <text:p>20.407</text:p>
          </table:table-cell>
          <table:table-cell office:value-type="float" office:value="-25" calcext:value-type="float">
            <text:p>-25</text:p>
          </table:table-cell>
          <table:table-cell office:value-type="float" office:value="-16.4" calcext:value-type="float">
            <text:p>-16.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22.9" calcext:value-type="float">
            <text:p>-22.9</text:p>
          </table:table-cell>
          <table:table-cell office:value-type="float" office:value="-18.96667" calcext:value-type="float">
            <text:p>-18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7]-1.836" office:value-type="float" office:value="18.679" calcext:value-type="float">
            <text:p>18.679</text:p>
          </table:table-cell>
          <table:table-cell office:value-type="float" office:value="20.515" calcext:value-type="float">
            <text:p>20.515</text:p>
          </table:table-cell>
          <table:table-cell office:value-type="float" office:value="-23.1" calcext:value-type="float">
            <text:p>-23.1</text:p>
          </table:table-cell>
          <table:table-cell office:value-type="float" office:value="-14.93333" calcext:value-type="float">
            <text:p>-14.9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-21.7" calcext:value-type="float">
            <text:p>-21.7</text:p>
          </table:table-cell>
          <table:table-cell office:value-type="float" office:value="-20.76667" calcext:value-type="float">
            <text:p>-20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8]-1.836" office:value-type="float" office:value="18.787" calcext:value-type="float">
            <text:p>18.787</text:p>
          </table:table-cell>
          <table:table-cell office:value-type="float" office:value="20.623" calcext:value-type="float">
            <text:p>20.623</text:p>
          </table:table-cell>
          <table:table-cell office:value-type="float" office:value="-20.3" calcext:value-type="float">
            <text:p>-20.3</text:p>
          </table:table-cell>
          <table:table-cell office:value-type="float" office:value="-13.53333" calcext:value-type="float">
            <text:p>-13.5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19.33333" calcext:value-type="float">
            <text:p>-19.33333</text:p>
          </table:table-cell>
          <table:table-cell office:value-type="float" office:value="-21.13333" calcext:value-type="float">
            <text:p>-21.1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89]-1.836" office:value-type="float" office:value="18.895" calcext:value-type="float">
            <text:p>18.895</text:p>
          </table:table-cell>
          <table:table-cell office:value-type="float" office:value="20.731" calcext:value-type="float">
            <text:p>20.731</text:p>
          </table:table-cell>
          <table:table-cell office:value-type="float" office:value="-19.23333" calcext:value-type="float">
            <text:p>-19.23333</text:p>
          </table:table-cell>
          <table:table-cell office:value-type="float" office:value="-13.26667" calcext:value-type="float">
            <text:p>-13.2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-19.76667" calcext:value-type="float">
            <text:p>-19.76667</text:p>
          </table:table-cell>
          <table:table-cell office:value-type="float" office:value="-21.33333" calcext:value-type="float">
            <text:p>-21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0]-1.836" office:value-type="float" office:value="19.003" calcext:value-type="float">
            <text:p>19.003</text:p>
          </table:table-cell>
          <table:table-cell office:value-type="float" office:value="20.839" calcext:value-type="float">
            <text:p>20.839</text:p>
          </table:table-cell>
          <table:table-cell office:value-type="float" office:value="-17.66667" calcext:value-type="float">
            <text:p>-17.66667</text:p>
          </table:table-cell>
          <table:table-cell office:value-type="float" office:value="-11.6" calcext:value-type="float">
            <text:p>-11.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.66667" calcext:value-type="float">
            <text:p>-18.66667</text:p>
          </table:table-cell>
          <table:table-cell office:value-type="float" office:value="-17.96667" calcext:value-type="float">
            <text:p>-17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1]-1.836" office:value-type="float" office:value="19.111" calcext:value-type="float">
            <text:p>19.111</text:p>
          </table:table-cell>
          <table:table-cell office:value-type="float" office:value="20.947" calcext:value-type="float">
            <text:p>20.947</text:p>
          </table:table-cell>
          <table:table-cell office:value-type="float" office:value="-16.06667" calcext:value-type="float">
            <text:p>-16.06667</text:p>
          </table:table-cell>
          <table:table-cell office:value-type="float" office:value="-11.03333" calcext:value-type="float">
            <text:p>-11.0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18.63333" calcext:value-type="float">
            <text:p>-18.63333</text:p>
          </table:table-cell>
          <table:table-cell office:value-type="float" office:value="-18.9" calcext:value-type="float">
            <text:p>-18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2]-1.836" office:value-type="float" office:value="19.219" calcext:value-type="float">
            <text:p>19.219</text:p>
          </table:table-cell>
          <table:table-cell office:value-type="float" office:value="21.055" calcext:value-type="float">
            <text:p>21.055</text:p>
          </table:table-cell>
          <table:table-cell office:value-type="float" office:value="-14.03333" calcext:value-type="float">
            <text:p>-14.03333</text:p>
          </table:table-cell>
          <table:table-cell office:value-type="float" office:value="-10.6" calcext:value-type="float">
            <text:p>-10.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17.8" calcext:value-type="float">
            <text:p>-17.8</text:p>
          </table:table-cell>
          <table:table-cell office:value-type="float" office:value="-19.1" calcext:value-type="float">
            <text:p>-19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3]-1.836" office:value-type="float" office:value="19.327" calcext:value-type="float">
            <text:p>19.327</text:p>
          </table:table-cell>
          <table:table-cell office:value-type="float" office:value="21.163" calcext:value-type="float">
            <text:p>21.163</text:p>
          </table:table-cell>
          <table:table-cell office:value-type="float" office:value="-12.06667" calcext:value-type="float">
            <text:p>-12.06667</text:p>
          </table:table-cell>
          <table:table-cell office:value-type="float" office:value="-9.8" calcext:value-type="float">
            <text:p>-9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-15.06667" calcext:value-type="float">
            <text:p>-15.06667</text:p>
          </table:table-cell>
          <table:table-cell office:value-type="float" office:value="-19.36667" calcext:value-type="float">
            <text:p>-19.3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4]-1.836" office:value-type="float" office:value="19.435" calcext:value-type="float">
            <text:p>19.435</text:p>
          </table:table-cell>
          <table:table-cell office:value-type="float" office:value="21.271" calcext:value-type="float">
            <text:p>21.271</text:p>
          </table:table-cell>
          <table:table-cell office:value-type="float" office:value="-10.66667" calcext:value-type="float">
            <text:p>-10.66667</text:p>
          </table:table-cell>
          <table:table-cell office:value-type="float" office:value="-8.4" calcext:value-type="float">
            <text:p>-8.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16.66667" calcext:value-type="float">
            <text:p>-16.66667</text:p>
          </table:table-cell>
          <table:table-cell office:value-type="float" office:value="-18.76667" calcext:value-type="float">
            <text:p>-18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5]-1.836" office:value-type="float" office:value="19.543" calcext:value-type="float">
            <text:p>19.543</text:p>
          </table:table-cell>
          <table:table-cell office:value-type="float" office:value="21.379" calcext:value-type="float">
            <text:p>21.379</text:p>
          </table:table-cell>
          <table:table-cell office:value-type="float" office:value="-9.4" calcext:value-type="float">
            <text:p>-9.4</text:p>
          </table:table-cell>
          <table:table-cell office:value-type="float" office:value="-6.666667" calcext:value-type="float">
            <text:p>-6.66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-18.13333" calcext:value-type="float">
            <text:p>-18.13333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6]-1.836" office:value-type="float" office:value="19.651" calcext:value-type="float">
            <text:p>19.651</text:p>
          </table:table-cell>
          <table:table-cell office:value-type="float" office:value="21.487" calcext:value-type="float">
            <text:p>21.487</text:p>
          </table:table-cell>
          <table:table-cell office:value-type="float" office:value="-7.933333" calcext:value-type="float">
            <text:p>-7.933333</text:p>
          </table:table-cell>
          <table:table-cell office:value-type="float" office:value="-5.933333" calcext:value-type="float">
            <text:p>-5.93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-19.46667" calcext:value-type="float">
            <text:p>-19.46667</text:p>
          </table:table-cell>
          <table:table-cell office:value-type="float" office:value="-18.73333" calcext:value-type="float">
            <text:p>-18.7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7]-1.836" office:value-type="float" office:value="19.759" calcext:value-type="float">
            <text:p>19.759</text:p>
          </table:table-cell>
          <table:table-cell office:value-type="float" office:value="21.595" calcext:value-type="float">
            <text:p>21.595</text:p>
          </table:table-cell>
          <table:table-cell office:value-type="float" office:value="-6.033333" calcext:value-type="float">
            <text:p>-6.033333</text:p>
          </table:table-cell>
          <table:table-cell office:value-type="float" office:value="-4.533333" calcext:value-type="float">
            <text:p>-4.53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-21.33333" calcext:value-type="float">
            <text:p>-21.33333</text:p>
          </table:table-cell>
          <table:table-cell office:value-type="float" office:value="-19.43333" calcext:value-type="float">
            <text:p>-19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8]-1.836" office:value-type="float" office:value="19.867" calcext:value-type="float">
            <text:p>19.867</text:p>
          </table:table-cell>
          <table:table-cell office:value-type="float" office:value="21.703" calcext:value-type="float">
            <text:p>21.703</text:p>
          </table:table-cell>
          <table:table-cell office:value-type="float" office:value="-4.333333" calcext:value-type="float">
            <text:p>-4.333333</text:p>
          </table:table-cell>
          <table:table-cell office:value-type="float" office:value="-3.633333" calcext:value-type="float">
            <text:p>-3.63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-21.13333" calcext:value-type="float">
            <text:p>-21.13333</text:p>
          </table:table-cell>
          <table:table-cell office:value-type="float" office:value="-16.5" calcext:value-type="float">
            <text:p>-16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199]-1.836" office:value-type="float" office:value="19.975" calcext:value-type="float">
            <text:p>19.975</text:p>
          </table:table-cell>
          <table:table-cell office:value-type="float" office:value="21.811" calcext:value-type="float">
            <text:p>21.811</text:p>
          </table:table-cell>
          <table:table-cell office:value-type="float" office:value="-2.6" calcext:value-type="float">
            <text:p>-2.6</text:p>
          </table:table-cell>
          <table:table-cell office:value-type="float" office:value="-2.666667" calcext:value-type="float">
            <text:p>-2.66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-21" calcext:value-type="float">
            <text:p>-21</text:p>
          </table:table-cell>
          <table:table-cell office:value-type="float" office:value="-17.7" calcext:value-type="float">
            <text:p>-17.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0]-1.836" office:value-type="float" office:value="20.083" calcext:value-type="float">
            <text:p>20.083</text:p>
          </table:table-cell>
          <table:table-cell office:value-type="float" office:value="21.919" calcext:value-type="float">
            <text:p>21.919</text:p>
          </table:table-cell>
          <table:table-cell office:value-type="float" office:value="-2.7" calcext:value-type="float">
            <text:p>-2.7</text:p>
          </table:table-cell>
          <table:table-cell office:value-type="float" office:value="-3.033333" calcext:value-type="float">
            <text:p>-3.03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8.53333" calcext:value-type="float">
            <text:p>-18.53333</text:p>
          </table:table-cell>
          <table:table-cell office:value-type="float" office:value="-18.16667" calcext:value-type="float">
            <text:p>-18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1]-1.836" office:value-type="float" office:value="20.191" calcext:value-type="float">
            <text:p>20.191</text:p>
          </table:table-cell>
          <table:table-cell office:value-type="float" office:value="22.027" calcext:value-type="float">
            <text:p>22.027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.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-19.16667" calcext:value-type="float">
            <text:p>-19.16667</text:p>
          </table:table-cell>
          <table:table-cell office:value-type="float" office:value="-19.4" calcext:value-type="float">
            <text:p>-19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2]-1.836" office:value-type="float" office:value="20.299" calcext:value-type="float">
            <text:p>20.299</text:p>
          </table:table-cell>
          <table:table-cell office:value-type="float" office:value="22.135" calcext:value-type="float">
            <text:p>22.13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-18.8" calcext:value-type="float">
            <text:p>-18.8</text:p>
          </table:table-cell>
          <table:table-cell office:value-type="float" office:value="-20.1" calcext:value-type="float">
            <text:p>-20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3]-1.836" office:value-type="float" office:value="20.407" calcext:value-type="float">
            <text:p>20.407</text:p>
          </table:table-cell>
          <table:table-cell office:value-type="float" office:value="22.243" calcext:value-type="float">
            <text:p>22.24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-19.5" calcext:value-type="float">
            <text:p>-19.5</text:p>
          </table:table-cell>
          <table:table-cell office:value-type="float" office:value="-20.16667" calcext:value-type="float">
            <text:p>-20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4]-1.836" office:value-type="float" office:value="20.515" calcext:value-type="float">
            <text:p>20.515</text:p>
          </table:table-cell>
          <table:table-cell office:value-type="float" office:value="22.351" calcext:value-type="float">
            <text:p>22.35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-17.26667" calcext:value-type="float">
            <text:p>-17.26667</text:p>
          </table:table-cell>
          <table:table-cell office:value-type="float" office:value="-20.73334" calcext:value-type="float">
            <text:p>-20.7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5]-1.836" office:value-type="float" office:value="20.623" calcext:value-type="float">
            <text:p>20.623</text:p>
          </table:table-cell>
          <table:table-cell office:value-type="float" office:value="22.459" calcext:value-type="float">
            <text:p>22.45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16.13333" calcext:value-type="float">
            <text:p>-16.13333</text:p>
          </table:table-cell>
          <table:table-cell office:value-type="float" office:value="-19.13333" calcext:value-type="float">
            <text:p>-19.1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6]-1.836" office:value-type="float" office:value="20.731" calcext:value-type="float">
            <text:p>20.731</text:p>
          </table:table-cell>
          <table:table-cell office:value-type="float" office:value="22.567" calcext:value-type="float">
            <text:p>22.5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16.33333" calcext:value-type="float">
            <text:p>-16.33333</text:p>
          </table:table-cell>
          <table:table-cell office:value-type="float" office:value="-18.83333" calcext:value-type="float">
            <text:p>-18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7]-1.836" office:value-type="float" office:value="20.839" calcext:value-type="float">
            <text:p>20.839</text:p>
          </table:table-cell>
          <table:table-cell office:value-type="float" office:value="22.675" calcext:value-type="float">
            <text:p>22.6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-17.7" calcext:value-type="float">
            <text:p>-17.7</text:p>
          </table:table-cell>
          <table:table-cell office:value-type="float" office:value="-19.26667" calcext:value-type="float">
            <text:p>-19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J208]-1.836" office:value-type="float" office:value="20.947" calcext:value-type="float">
            <text:p>20.947</text:p>
          </table:table-cell>
          <table:table-cell office:value-type="float" office:value="22.783" calcext:value-type="float">
            <text:p>22.78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-19.63333" calcext:value-type="float">
            <text:p>-19.63333</text:p>
          </table:table-cell>
          <table:table-cell office:value-type="float" office:value="-19.06667" calcext:value-type="float">
            <text:p>-19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-21.43333" calcext:value-type="float">
            <text:p>-21.43333</text:p>
          </table:table-cell>
          <table:table-cell office:value-type="float" office:value="-18.66667" calcext:value-type="float">
            <text:p>-18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2.2" calcext:value-type="float">
            <text:p>-22.2</text:p>
          </table:table-cell>
          <table:table-cell office:value-type="float" office:value="-18.5" calcext:value-type="float">
            <text:p>-18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-21.53333" calcext:value-type="float">
            <text:p>-21.53333</text:p>
          </table:table-cell>
          <table:table-cell office:value-type="float" office:value="-18.6" calcext:value-type="float">
            <text:p>-18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-20.23333" calcext:value-type="float">
            <text:p>-20.23333</text:p>
          </table:table-cell>
          <table:table-cell office:value-type="float" office:value="-18.93333" calcext:value-type="float">
            <text:p>-18.9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-20" calcext:value-type="float">
            <text:p>-20</text:p>
          </table:table-cell>
          <table:table-cell office:value-type="float" office:value="-17.06667" calcext:value-type="float">
            <text:p>-17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19.1" calcext:value-type="float">
            <text:p>-19.1</text:p>
          </table:table-cell>
          <table:table-cell office:value-type="float" office:value="-17.96667" calcext:value-type="float">
            <text:p>-17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-17.13333" calcext:value-type="float">
            <text:p>-17.13333</text:p>
          </table:table-cell>
          <table:table-cell office:value-type="float" office:value="-18.13333" calcext:value-type="float">
            <text:p>-18.1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15.93333" calcext:value-type="float">
            <text:p>-15.93333</text:p>
          </table:table-cell>
          <table:table-cell office:value-type="float" office:value="-19.63333" calcext:value-type="float">
            <text:p>-19.6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16.33333" calcext:value-type="float">
            <text:p>-16.33333</text:p>
          </table:table-cell>
          <table:table-cell office:value-type="float" office:value="-20.1" calcext:value-type="float">
            <text:p>-20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-17.96667" calcext:value-type="float">
            <text:p>-17.96667</text:p>
          </table:table-cell>
          <table:table-cell office:value-type="float" office:value="-20.66667" calcext:value-type="float">
            <text:p>-20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1.9" calcext:value-type="float">
            <text:p>21.9</text:p>
          </table:table-cell>
          <table:table-cell table:number-columns-repeated="2" office:value-type="float" office:value="-19.26667" calcext:value-type="float">
            <text:p>-19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0.56667" calcext:value-type="float">
            <text:p>-20.56667</text:p>
          </table:table-cell>
          <table:table-cell office:value-type="float" office:value="-17.56667" calcext:value-type="float">
            <text:p>-17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-20.86667" calcext:value-type="float">
            <text:p>-20.86667</text:p>
          </table:table-cell>
          <table:table-cell office:value-type="float" office:value="-19.3" calcext:value-type="float">
            <text:p>-19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21.03333" calcext:value-type="float">
            <text:p>-21.03333</text:p>
          </table:table-cell>
          <table:table-cell office:value-type="float" office:value="-20.46667" calcext:value-type="float">
            <text:p>-20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-19.8" calcext:value-type="float">
            <text:p>-19.8</text:p>
          </table:table-cell>
          <table:table-cell office:value-type="float" office:value="-18.13333" calcext:value-type="float">
            <text:p>-18.1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18.03333" calcext:value-type="float">
            <text:p>-18.03333</text:p>
          </table:table-cell>
          <table:table-cell office:value-type="float" office:value="-18.1" calcext:value-type="float">
            <text:p>-18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19.5" calcext:value-type="float">
            <text:p>-19.5</text:p>
          </table:table-cell>
          <table:table-cell office:value-type="float" office:value="-18.5" calcext:value-type="float">
            <text:p>-18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17.6" calcext:value-type="float">
            <text:p>-17.6</text:p>
          </table:table-cell>
          <table:table-cell office:value-type="float" office:value="-19.23333" calcext:value-type="float">
            <text:p>-19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-17.63333" calcext:value-type="float">
            <text:p>-17.63333</text:p>
          </table:table-cell>
          <table:table-cell office:value-type="float" office:value="-18.1" calcext:value-type="float">
            <text:p>-18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18.1" calcext:value-type="float">
            <text:p>-18.1</text:p>
          </table:table-cell>
          <table:table-cell office:value-type="float" office:value="-17.73333" calcext:value-type="float">
            <text:p>-17.7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-18.33333" calcext:value-type="float">
            <text:p>-18.33333</text:p>
          </table:table-cell>
          <table:table-cell office:value-type="float" office:value="-18.26667" calcext:value-type="float">
            <text:p>-18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-19.96667" calcext:value-type="float">
            <text:p>-19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-19.63333" calcext:value-type="float">
            <text:p>-19.63333</text:p>
          </table:table-cell>
          <table:table-cell office:value-type="float" office:value="-19.53333" calcext:value-type="float">
            <text:p>-19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19.3" calcext:value-type="float">
            <text:p>-19.3</text:p>
          </table:table-cell>
          <table:table-cell office:value-type="float" office:value="-20.06667" calcext:value-type="float">
            <text:p>-20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1.6" calcext:value-type="float">
            <text:p>-21.6</text:p>
          </table:table-cell>
          <table:table-cell office:value-type="float" office:value="-19.76667" calcext:value-type="float">
            <text:p>-19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20.7" calcext:value-type="float">
            <text:p>-20.7</text:p>
          </table:table-cell>
          <table:table-cell office:value-type="float" office:value="-19.63333" calcext:value-type="float">
            <text:p>-19.6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18.83333" calcext:value-type="float">
            <text:p>-18.83333</text:p>
          </table:table-cell>
          <table:table-cell office:value-type="float" office:value="-19.8" calcext:value-type="float">
            <text:p>-19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19.06667" calcext:value-type="float">
            <text:p>-19.06667</text:p>
          </table:table-cell>
          <table:table-cell office:value-type="float" office:value="-20.1" calcext:value-type="float">
            <text:p>-20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-17.8" calcext:value-type="float">
            <text:p>-17.8</text:p>
          </table:table-cell>
          <table:table-cell office:value-type="float" office:value="-19.4" calcext:value-type="float">
            <text:p>-19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-17.4" calcext:value-type="float">
            <text:p>-17.4</text:p>
          </table:table-cell>
          <table:table-cell office:value-type="float" office:value="-19.9" calcext:value-type="float">
            <text:p>-19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-18.96667" calcext:value-type="float">
            <text:p>-18.96667</text:p>
          </table:table-cell>
          <table:table-cell office:value-type="float" office:value="-20.2" calcext:value-type="float">
            <text:p>-20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1.23333" calcext:value-type="float">
            <text:p>-21.23333</text:p>
          </table:table-cell>
          <table:table-cell office:value-type="float" office:value="-21.9" calcext:value-type="float">
            <text:p>-21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-26.2" calcext:value-type="float">
            <text:p>-26.2</text:p>
          </table:table-cell>
          <table:table-cell office:value-type="float" office:value="-27.06667" calcext:value-type="float">
            <text:p>-27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-29.5" calcext:value-type="float">
            <text:p>-29.5</text:p>
          </table:table-cell>
          <table:table-cell office:value-type="float" office:value="-30.1" calcext:value-type="float">
            <text:p>-30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-32.43334" calcext:value-type="float">
            <text:p>-32.43334</text:p>
          </table:table-cell>
          <table:table-cell office:value-type="float" office:value="-35.1" calcext:value-type="float">
            <text:p>-35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-36.13333" calcext:value-type="float">
            <text:p>-36.13333</text:p>
          </table:table-cell>
          <table:table-cell office:value-type="float" office:value="-37.86667" calcext:value-type="float">
            <text:p>-37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-38.66667" calcext:value-type="float">
            <text:p>-38.66667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-45.56667" calcext:value-type="float">
            <text:p>-45.56667</text:p>
          </table:table-cell>
          <table:table-cell office:value-type="float" office:value="-43.5" calcext:value-type="float">
            <text:p>-43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-43.06667" calcext:value-type="float">
            <text:p>-43.06667</text:p>
          </table:table-cell>
          <table:table-cell office:value-type="float" office:value="-47.93334" calcext:value-type="float">
            <text:p>-47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-44.36666" calcext:value-type="float">
            <text:p>-44.36666</text:p>
          </table:table-cell>
          <table:table-cell office:value-type="float" office:value="-48.53333" calcext:value-type="float">
            <text:p>-48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-49" calcext:value-type="float">
            <text:p>-49</text:p>
          </table:table-cell>
          <table:table-cell office:value-type="float" office:value="-49.9" calcext:value-type="float">
            <text:p>-49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4.26667" calcext:value-type="float">
            <text:p>-54.26667</text:p>
          </table:table-cell>
          <table:table-cell office:value-type="float" office:value="-52.96667" calcext:value-type="float">
            <text:p>-52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-54.23334" calcext:value-type="float">
            <text:p>-54.23334</text:p>
          </table:table-cell>
          <table:table-cell office:value-type="float" office:value="-52.06666" calcext:value-type="float">
            <text:p>-52.0666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-56.83333" calcext:value-type="float">
            <text:p>-56.83333</text:p>
          </table:table-cell>
          <table:table-cell office:value-type="float" office:value="-58.03333" calcext:value-type="float">
            <text:p>-58.0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-57.8" calcext:value-type="float">
            <text:p>-57.8</text:p>
          </table:table-cell>
          <table:table-cell office:value-type="float" office:value="-60.16667" calcext:value-type="float">
            <text:p>-60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-60.4" calcext:value-type="float">
            <text:p>-60.4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62.23333" calcext:value-type="float">
            <text:p>-62.23333</text:p>
          </table:table-cell>
          <table:table-cell office:value-type="float" office:value="-60.1" calcext:value-type="float">
            <text:p>-60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63.1" calcext:value-type="float">
            <text:p>-63.1</text:p>
          </table:table-cell>
          <table:table-cell office:value-type="float" office:value="-58.3" calcext:value-type="float">
            <text:p>-58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-63.33333" calcext:value-type="float">
            <text:p>-63.33333</text:p>
          </table:table-cell>
          <table:table-cell office:value-type="float" office:value="-62.06666" calcext:value-type="float">
            <text:p>-62.0666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64.63333" calcext:value-type="float">
            <text:p>-64.63333</text:p>
          </table:table-cell>
          <table:table-cell office:value-type="float" office:value="-64.7" calcext:value-type="float">
            <text:p>-64.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63.5" calcext:value-type="float">
            <text:p>-63.5</text:p>
          </table:table-cell>
          <table:table-cell office:value-type="float" office:value="-58.76667" calcext:value-type="float">
            <text:p>-58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4" calcext:value-type="float">
            <text:p>-64</text:p>
          </table:table-cell>
          <table:table-cell office:value-type="float" office:value="-60.2" calcext:value-type="float">
            <text:p>-60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58.56667" calcext:value-type="float">
            <text:p>-58.56667</text:p>
          </table:table-cell>
          <table:table-cell office:value-type="float" office:value="-55.6" calcext:value-type="float">
            <text:p>-55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58.86667" calcext:value-type="float">
            <text:p>-58.86667</text:p>
          </table:table-cell>
          <table:table-cell office:value-type="float" office:value="-61.56667" calcext:value-type="float">
            <text:p>-61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60.63334" calcext:value-type="float">
            <text:p>-60.63334</text:p>
          </table:table-cell>
          <table:table-cell office:value-type="float" office:value="-54.63334" calcext:value-type="float">
            <text:p>-54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58.93333" calcext:value-type="float">
            <text:p>-58.93333</text:p>
          </table:table-cell>
          <table:table-cell office:value-type="float" office:value="-60.66667" calcext:value-type="float">
            <text:p>-60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58.83333" calcext:value-type="float">
            <text:p>-58.83333</text:p>
          </table:table-cell>
          <table:table-cell office:value-type="float" office:value="-62.43333" calcext:value-type="float">
            <text:p>-62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62.16667" calcext:value-type="float">
            <text:p>-62.16667</text:p>
          </table:table-cell>
          <table:table-cell office:value-type="float" office:value="-55.26667" calcext:value-type="float">
            <text:p>-55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-60.03334" calcext:value-type="float">
            <text:p>-60.03334</text:p>
          </table:table-cell>
          <table:table-cell office:value-type="float" office:value="-60.33333" calcext:value-type="float">
            <text:p>-60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-61.33333" calcext:value-type="float">
            <text:p>-61.33333</text:p>
          </table:table-cell>
          <table:table-cell office:value-type="float" office:value="-57.63334" calcext:value-type="float">
            <text:p>-57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-57.66667" calcext:value-type="float">
            <text:p>-57.66667</text:p>
          </table:table-cell>
          <table:table-cell office:value-type="float" office:value="-57.46667" calcext:value-type="float">
            <text:p>-57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55.9" calcext:value-type="float">
            <text:p>-55.9</text:p>
          </table:table-cell>
          <table:table-cell office:value-type="float" office:value="-55.8" calcext:value-type="float">
            <text:p>-55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-58.6" calcext:value-type="float">
            <text:p>-58.6</text:p>
          </table:table-cell>
          <table:table-cell office:value-type="float" office:value="-56.8" calcext:value-type="float">
            <text:p>-56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-58.5" calcext:value-type="float">
            <text:p>-58.5</text:p>
          </table:table-cell>
          <table:table-cell office:value-type="float" office:value="-55.46667" calcext:value-type="float">
            <text:p>-55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-55.6" calcext:value-type="float">
            <text:p>-55.6</text:p>
          </table:table-cell>
          <table:table-cell office:value-type="float" office:value="-57.53334" calcext:value-type="float">
            <text:p>-57.5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-56.56667" calcext:value-type="float">
            <text:p>-56.56667</text:p>
          </table:table-cell>
          <table:table-cell office:value-type="float" office:value="-57.86666" calcext:value-type="float">
            <text:p>-57.8666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-56" calcext:value-type="float">
            <text:p>-56</text:p>
          </table:table-cell>
          <table:table-cell office:value-type="float" office:value="-55.63334" calcext:value-type="float">
            <text:p>-55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-55.8" calcext:value-type="float">
            <text:p>-55.8</text:p>
          </table:table-cell>
          <table:table-cell office:value-type="float" office:value="-53.8" calcext:value-type="float">
            <text:p>-53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-55.16667" calcext:value-type="float">
            <text:p>-55.16667</text:p>
          </table:table-cell>
          <table:table-cell office:value-type="float" office:value="-56.26667" calcext:value-type="float">
            <text:p>-56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-53.33333" calcext:value-type="float">
            <text:p>-53.33333</text:p>
          </table:table-cell>
          <table:table-cell office:value-type="float" office:value="-56.56667" calcext:value-type="float">
            <text:p>-56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-53.36667" calcext:value-type="float">
            <text:p>-53.36667</text:p>
          </table:table-cell>
          <table:table-cell office:value-type="float" office:value="-54.66667" calcext:value-type="float">
            <text:p>-54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5" calcext:value-type="float">
            <text:p>-55</text:p>
          </table:table-cell>
          <table:table-cell office:value-type="float" office:value="-58.23333" calcext:value-type="float">
            <text:p>-58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-56.63333" calcext:value-type="float">
            <text:p>-56.63333</text:p>
          </table:table-cell>
          <table:table-cell office:value-type="float" office:value="-55.8" calcext:value-type="float">
            <text:p>-55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-56.3" calcext:value-type="float">
            <text:p>-56.3</text:p>
          </table:table-cell>
          <table:table-cell office:value-type="float" office:value="-57.76667" calcext:value-type="float">
            <text:p>-57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-56.5" calcext:value-type="float">
            <text:p>-56.5</text:p>
          </table:table-cell>
          <table:table-cell office:value-type="float" office:value="-57.66667" calcext:value-type="float">
            <text:p>-57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-56.63333" calcext:value-type="float">
            <text:p>-56.63333</text:p>
          </table:table-cell>
          <table:table-cell office:value-type="float" office:value="-53.3" calcext:value-type="float">
            <text:p>-53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-57.86666" calcext:value-type="float">
            <text:p>-57.86666</text:p>
          </table:table-cell>
          <table:table-cell office:value-type="float" office:value="-54.53333" calcext:value-type="float">
            <text:p>-54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-57.9" calcext:value-type="float">
            <text:p>-57.9</text:p>
          </table:table-cell>
          <table:table-cell office:value-type="float" office:value="-52.93334" calcext:value-type="float">
            <text:p>-52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-53.96667" calcext:value-type="float">
            <text:p>-53.96667</text:p>
          </table:table-cell>
          <table:table-cell office:value-type="float" office:value="-57.73334" calcext:value-type="float">
            <text:p>-57.7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-56.83333" calcext:value-type="float">
            <text:p>-56.83333</text:p>
          </table:table-cell>
          <table:table-cell office:value-type="float" office:value="-55.83333" calcext:value-type="float">
            <text:p>-55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-58.96667" calcext:value-type="float">
            <text:p>-58.96667</text:p>
          </table:table-cell>
          <table:table-cell office:value-type="float" office:value="-55.46667" calcext:value-type="float">
            <text:p>-55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2.6" calcext:value-type="float">
            <text:p>-52.6</text:p>
          </table:table-cell>
          <table:table-cell office:value-type="float" office:value="-52.06666" calcext:value-type="float">
            <text:p>-52.0666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-56.13334" calcext:value-type="float">
            <text:p>-56.13334</text:p>
          </table:table-cell>
          <table:table-cell office:value-type="float" office:value="-53.3" calcext:value-type="float">
            <text:p>-53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-54.9" calcext:value-type="float">
            <text:p>-54.9</text:p>
          </table:table-cell>
          <table:table-cell office:value-type="float" office:value="-55.3" calcext:value-type="float">
            <text:p>-55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-55" calcext:value-type="float">
            <text:p>-55</text:p>
          </table:table-cell>
          <table:table-cell office:value-type="float" office:value="-57.33333" calcext:value-type="float">
            <text:p>-57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-55.6" calcext:value-type="float">
            <text:p>-55.6</text:p>
          </table:table-cell>
          <table:table-cell office:value-type="float" office:value="-54.93333" calcext:value-type="float">
            <text:p>-54.9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-56.86666" calcext:value-type="float">
            <text:p>-56.86666</text:p>
          </table:table-cell>
          <table:table-cell office:value-type="float" office:value="-55.2" calcext:value-type="float">
            <text:p>-55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-56.93334" calcext:value-type="float">
            <text:p>-56.93334</text:p>
          </table:table-cell>
          <table:table-cell office:value-type="float" office:value="-53.46667" calcext:value-type="float">
            <text:p>-53.4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-59.26667" calcext:value-type="float">
            <text:p>-59.26667</text:p>
          </table:table-cell>
          <table:table-cell office:value-type="float" office:value="-57.2" calcext:value-type="float">
            <text:p>-57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-55.13334" calcext:value-type="float">
            <text:p>-55.13334</text:p>
          </table:table-cell>
          <table:table-cell office:value-type="float" office:value="-55.86667" calcext:value-type="float">
            <text:p>-55.8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-55.16667" calcext:value-type="float">
            <text:p>-55.16667</text:p>
          </table:table-cell>
          <table:table-cell office:value-type="float" office:value="-55.86667" calcext:value-type="float">
            <text:p>-55.8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5.73333" calcext:value-type="float">
            <text:p>-55.73333</text:p>
          </table:table-cell>
          <table:table-cell office:value-type="float" office:value="-54.73333" calcext:value-type="float">
            <text:p>-54.73333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-57.33333" calcext:value-type="float">
            <text:p>-57.33333</text:p>
          </table:table-cell>
          <table:table-cell office:value-type="float" office:value="-52.76667" calcext:value-type="float">
            <text:p>-52.7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-56.26667" calcext:value-type="float">
            <text:p>-56.26667</text:p>
          </table:table-cell>
          <table:table-cell office:value-type="float" office:value="-56.33333" calcext:value-type="float">
            <text:p>-56.33333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-55.36666" calcext:value-type="float">
            <text:p>-55.36666</text:p>
          </table:table-cell>
          <table:table-cell office:value-type="float" office:value="-57.23333" calcext:value-type="float">
            <text:p>-57.23333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-53.3" calcext:value-type="float">
            <text:p>-53.3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-54.73333" calcext:value-type="float">
            <text:p>-54.73333</text:p>
          </table:table-cell>
          <table:table-cell office:value-type="float" office:value="-51.3" calcext:value-type="float">
            <text:p>-51.3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-51.5" calcext:value-type="float">
            <text:p>-51.5</text:p>
          </table:table-cell>
          <table:table-cell office:value-type="float" office:value="-52.03333" calcext:value-type="float">
            <text:p>-52.03333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-56.46667" calcext:value-type="float">
            <text:p>-56.46667</text:p>
          </table:table-cell>
          <table:table-cell office:value-type="float" office:value="-52.56667" calcext:value-type="float">
            <text:p>-52.5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-54.6" calcext:value-type="float">
            <text:p>-54.6</text:p>
          </table:table-cell>
          <table:table-cell office:value-type="float" office:value="-51.93334" calcext:value-type="float">
            <text:p>-51.93334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-54.96667" calcext:value-type="float">
            <text:p>-54.96667</text:p>
          </table:table-cell>
          <table:table-cell office:value-type="float" office:value="-58.8" calcext:value-type="float">
            <text:p>-58.8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3.5" calcext:value-type="float">
            <text:p>-53.5</text:p>
          </table:table-cell>
          <table:table-cell office:value-type="float" office:value="-54.5" calcext:value-type="float">
            <text:p>-54.5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-55.1" calcext:value-type="float">
            <text:p>-55.1</text:p>
          </table:table-cell>
          <table:table-cell office:value-type="float" office:value="-57.2" calcext:value-type="float">
            <text:p>-57.2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-57.26667" calcext:value-type="float">
            <text:p>-57.26667</text:p>
          </table:table-cell>
          <table:table-cell office:value-type="float" office:value="-54.26667" calcext:value-type="float">
            <text:p>-54.2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-56.6" calcext:value-type="float">
            <text:p>-56.6</text:p>
          </table:table-cell>
          <table:table-cell office:value-type="float" office:value="-53.13334" calcext:value-type="float">
            <text:p>-53.13334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-57.16667" calcext:value-type="float">
            <text:p>-57.16667</text:p>
          </table:table-cell>
          <table:table-cell office:value-type="float" office:value="-59.33333" calcext:value-type="float">
            <text:p>-59.33333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-54.53333" calcext:value-type="float">
            <text:p>-54.53333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-55.8" calcext:value-type="float">
            <text:p>-55.8</text:p>
          </table:table-cell>
          <table:table-cell office:value-type="float" office:value="-57.16667" calcext:value-type="float">
            <text:p>-57.1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-56.93334" calcext:value-type="float">
            <text:p>-56.93334</text:p>
          </table:table-cell>
          <table:table-cell office:value-type="float" office:value="-52.33333" calcext:value-type="float">
            <text:p>-52.33333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-56.5" calcext:value-type="float">
            <text:p>-56.5</text:p>
          </table:table-cell>
          <table:table-cell office:value-type="float" office:value="-58.3" calcext:value-type="float">
            <text:p>-58.3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-54.53333" calcext:value-type="float">
            <text:p>-54.53333</text:p>
          </table:table-cell>
          <table:table-cell office:value-type="float" office:value="-59.96667" calcext:value-type="float">
            <text:p>-59.9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6.16667" calcext:value-type="float">
            <text:p>-56.16667</text:p>
          </table:table-cell>
          <table:table-cell office:value-type="float" office:value="-51.76667" calcext:value-type="float">
            <text:p>-51.7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-54.9" calcext:value-type="float">
            <text:p>-54.9</text:p>
          </table:table-cell>
          <table:table-cell office:value-type="float" office:value="-54.46667" calcext:value-type="float">
            <text:p>-54.4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-58.63334" calcext:value-type="float">
            <text:p>-58.63334</text:p>
          </table:table-cell>
          <table:table-cell office:value-type="float" office:value="-55.86667" calcext:value-type="float">
            <text:p>-55.8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-56.26667" calcext:value-type="float">
            <text:p>-56.26667</text:p>
          </table:table-cell>
          <table:table-cell office:value-type="float" office:value="-58.5" calcext:value-type="float">
            <text:p>-58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-54.8" calcext:value-type="float">
            <text:p>-54.8</text:p>
          </table:table-cell>
          <table:table-cell office:value-type="float" office:value="-53.56667" calcext:value-type="float">
            <text:p>-53.56667</text:p>
          </table:table-cell>
          <table:table-cell office:value-type="string" calcext:value-type="string">
            <text:p>TEMP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-58.7" calcext:value-type="float">
            <text:p>-58.7</text:p>
          </table:table-cell>
          <table:table-cell office:value-type="float" office:value="-57.4" calcext:value-type="float">
            <text:p>-57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-59" calcext:value-type="float">
            <text:p>-59</text:p>
          </table:table-cell>
          <table:table-cell office:value-type="float" office:value="-55.9" calcext:value-type="float">
            <text:p>-55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-53.46667" calcext:value-type="float">
            <text:p>-53.46667</text:p>
          </table:table-cell>
          <table:table-cell office:value-type="float" office:value="-58.5" calcext:value-type="float">
            <text:p>-58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-57.2" calcext:value-type="float">
            <text:p>-57.2</text:p>
          </table:table-cell>
          <table:table-cell office:value-type="float" office:value="-56.23333" calcext:value-type="float">
            <text:p>-56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-59.3" calcext:value-type="float">
            <text:p>-59.3</text:p>
          </table:table-cell>
          <table:table-cell office:value-type="float" office:value="-54.8" calcext:value-type="float">
            <text:p>-54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4.1" calcext:value-type="float">
            <text:p>-54.1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-54.53333" calcext:value-type="float">
            <text:p>-54.53333</text:p>
          </table:table-cell>
          <table:table-cell office:value-type="float" office:value="-58.56667" calcext:value-type="float">
            <text:p>-58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-54.5" calcext:value-type="float">
            <text:p>-54.5</text:p>
          </table:table-cell>
          <table:table-cell office:value-type="float" office:value="-55.2" calcext:value-type="float">
            <text:p>-55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-57.23333" calcext:value-type="float">
            <text:p>-57.23333</text:p>
          </table:table-cell>
          <table:table-cell office:value-type="float" office:value="-55.76667" calcext:value-type="float">
            <text:p>-55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-55.9" calcext:value-type="float">
            <text:p>-55.9</text:p>
          </table:table-cell>
          <table:table-cell office:value-type="float" office:value="-57.53334" calcext:value-type="float">
            <text:p>-57.5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-53.63334" calcext:value-type="float">
            <text:p>-53.63334</text:p>
          </table:table-cell>
          <table:table-cell office:value-type="float" office:value="-56.2" calcext:value-type="float">
            <text:p>-56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-52.93334" calcext:value-type="float">
            <text:p>-52.93334</text:p>
          </table:table-cell>
          <table:table-cell office:value-type="float" office:value="-55.46667" calcext:value-type="float">
            <text:p>-55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-57.26667" calcext:value-type="float">
            <text:p>-57.26667</text:p>
          </table:table-cell>
          <table:table-cell office:value-type="float" office:value="-52.46667" calcext:value-type="float">
            <text:p>-52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-56.7" calcext:value-type="float">
            <text:p>-56.7</text:p>
          </table:table-cell>
          <table:table-cell office:value-type="float" office:value="-57.13334" calcext:value-type="float">
            <text:p>-57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-56.16667" calcext:value-type="float">
            <text:p>-56.16667</text:p>
          </table:table-cell>
          <table:table-cell office:value-type="float" office:value="-58.43334" calcext:value-type="float">
            <text:p>-58.4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6.56667" calcext:value-type="float">
            <text:p>-56.56667</text:p>
          </table:table-cell>
          <table:table-cell office:value-type="float" office:value="-54.73333" calcext:value-type="float">
            <text:p>-54.7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-55.26667" calcext:value-type="float">
            <text:p>-55.26667</text:p>
          </table:table-cell>
          <table:table-cell office:value-type="float" office:value="-56.8" calcext:value-type="float">
            <text:p>-56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-56.53333" calcext:value-type="float">
            <text:p>-56.53333</text:p>
          </table:table-cell>
          <table:table-cell office:value-type="float" office:value="-55.3" calcext:value-type="float">
            <text:p>-55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-56.43333" calcext:value-type="float">
            <text:p>-56.43333</text:p>
          </table:table-cell>
          <table:table-cell office:value-type="float" office:value="-56.56667" calcext:value-type="float">
            <text:p>-56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-53.86667" calcext:value-type="float">
            <text:p>-53.86667</text:p>
          </table:table-cell>
          <table:table-cell office:value-type="float" office:value="-55.23334" calcext:value-type="float">
            <text:p>-55.2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-53.06667" calcext:value-type="float">
            <text:p>-53.06667</text:p>
          </table:table-cell>
          <table:table-cell office:value-type="float" office:value="-56.46667" calcext:value-type="float">
            <text:p>-56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-55.3" calcext:value-type="float">
            <text:p>-55.3</text:p>
          </table:table-cell>
          <table:table-cell office:value-type="float" office:value="-54.6" calcext:value-type="float">
            <text:p>-54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-56.2" calcext:value-type="float">
            <text:p>-56.2</text:p>
          </table:table-cell>
          <table:table-cell office:value-type="float" office:value="-51.5" calcext:value-type="float">
            <text:p>-51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-56.5" calcext:value-type="float">
            <text:p>-56.5</text:p>
          </table:table-cell>
          <table:table-cell office:value-type="float" office:value="-56.33333" calcext:value-type="float">
            <text:p>-56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4.9" calcext:value-type="float">
            <text:p>34.9</text:p>
          </table:table-cell>
          <table:table-cell table:number-columns-repeated="2" office:value-type="float" office:value="-57.63334" calcext:value-type="float">
            <text:p>-57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3.36667" calcext:value-type="float">
            <text:p>-53.36667</text:p>
          </table:table-cell>
          <table:table-cell office:value-type="float" office:value="-56.06667" calcext:value-type="float">
            <text:p>-56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-55.36666" calcext:value-type="float">
            <text:p>-55.36666</text:p>
          </table:table-cell>
          <table:table-cell office:value-type="float" office:value="-56.53333" calcext:value-type="float">
            <text:p>-56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-55.16667" calcext:value-type="float">
            <text:p>-55.16667</text:p>
          </table:table-cell>
          <table:table-cell office:value-type="float" office:value="-53.93333" calcext:value-type="float">
            <text:p>-53.9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-53.63334" calcext:value-type="float">
            <text:p>-53.63334</text:p>
          </table:table-cell>
          <table:table-cell office:value-type="float" office:value="-52.5" calcext:value-type="float">
            <text:p>-52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-55" calcext:value-type="float">
            <text:p>-55</text:p>
          </table:table-cell>
          <table:table-cell office:value-type="float" office:value="-56.6" calcext:value-type="float">
            <text:p>-56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-51.83333" calcext:value-type="float">
            <text:p>-51.83333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57" calcext:value-type="float">
            <text:p>-57</text:p>
          </table:table-cell>
          <table:table-cell office:value-type="float" office:value="-56.06667" calcext:value-type="float">
            <text:p>-56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-54.86667" calcext:value-type="float">
            <text:p>-54.86667</text:p>
          </table:table-cell>
          <table:table-cell office:value-type="float" office:value="-55.83333" calcext:value-type="float">
            <text:p>-55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-57.53334" calcext:value-type="float">
            <text:p>-57.53334</text:p>
          </table:table-cell>
          <table:table-cell office:value-type="float" office:value="-53.66667" calcext:value-type="float">
            <text:p>-53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-56.13334" calcext:value-type="float">
            <text:p>-56.13334</text:p>
          </table:table-cell>
          <table:table-cell office:value-type="float" office:value="-57.66667" calcext:value-type="float">
            <text:p>-57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3.7" calcext:value-type="float">
            <text:p>-53.7</text:p>
          </table:table-cell>
          <table:table-cell office:value-type="float" office:value="-57.8" calcext:value-type="float">
            <text:p>-57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-54.7" calcext:value-type="float">
            <text:p>-54.7</text:p>
          </table:table-cell>
          <table:table-cell office:value-type="float" office:value="-57.83333" calcext:value-type="float">
            <text:p>-57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-55.93334" calcext:value-type="float">
            <text:p>-55.93334</text:p>
          </table:table-cell>
          <table:table-cell office:value-type="float" office:value="-56.43333" calcext:value-type="float">
            <text:p>-56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-56.7" calcext:value-type="float">
            <text:p>-56.7</text:p>
          </table:table-cell>
          <table:table-cell office:value-type="float" office:value="-54.6" calcext:value-type="float">
            <text:p>-54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-57.23333" calcext:value-type="float">
            <text:p>-57.23333</text:p>
          </table:table-cell>
          <table:table-cell office:value-type="float" office:value="-58.3" calcext:value-type="float">
            <text:p>-58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-54.56666" calcext:value-type="float">
            <text:p>-54.56666</text:p>
          </table:table-cell>
          <table:table-cell office:value-type="float" office:value="-53.96667" calcext:value-type="float">
            <text:p>-53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-53.86667" calcext:value-type="float">
            <text:p>-53.86667</text:p>
          </table:table-cell>
          <table:table-cell office:value-type="float" office:value="-56.13334" calcext:value-type="float">
            <text:p>-56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-56.1" calcext:value-type="float">
            <text:p>-56.1</text:p>
          </table:table-cell>
          <table:table-cell office:value-type="float" office:value="-50.86667" calcext:value-type="float">
            <text:p>-50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-58.06667" calcext:value-type="float">
            <text:p>-58.06667</text:p>
          </table:table-cell>
          <table:table-cell office:value-type="float" office:value="-57.56667" calcext:value-type="float">
            <text:p>-57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-55.7" calcext:value-type="float">
            <text:p>-55.7</text:p>
          </table:table-cell>
          <table:table-cell office:value-type="float" office:value="-53.93333" calcext:value-type="float">
            <text:p>-53.9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6.96667" calcext:value-type="float">
            <text:p>-56.96667</text:p>
          </table:table-cell>
          <table:table-cell office:value-type="float" office:value="-59.33333" calcext:value-type="float">
            <text:p>-59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-57.6" calcext:value-type="float">
            <text:p>-57.6</text:p>
          </table:table-cell>
          <table:table-cell office:value-type="float" office:value="-54.86667" calcext:value-type="float">
            <text:p>-54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-56.83333" calcext:value-type="float">
            <text:p>-56.83333</text:p>
          </table:table-cell>
          <table:table-cell office:value-type="float" office:value="-52.43333" calcext:value-type="float">
            <text:p>-52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-57.56667" calcext:value-type="float">
            <text:p>-57.56667</text:p>
          </table:table-cell>
          <table:table-cell office:value-type="float" office:value="-58.53333" calcext:value-type="float">
            <text:p>-58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-57.7" calcext:value-type="float">
            <text:p>-57.7</text:p>
          </table:table-cell>
          <table:table-cell office:value-type="float" office:value="-58.83333" calcext:value-type="float">
            <text:p>-58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-56.1" calcext:value-type="float">
            <text:p>-56.1</text:p>
          </table:table-cell>
          <table:table-cell office:value-type="float" office:value="-59.73333" calcext:value-type="float">
            <text:p>-59.7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-54.9" calcext:value-type="float">
            <text:p>-54.9</text:p>
          </table:table-cell>
          <table:table-cell office:value-type="float" office:value="-54.8" calcext:value-type="float">
            <text:p>-54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-59.46667" calcext:value-type="float">
            <text:p>-59.46667</text:p>
          </table:table-cell>
          <table:table-cell office:value-type="float" office:value="-54.26667" calcext:value-type="float">
            <text:p>-54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-55.63334" calcext:value-type="float">
            <text:p>-55.63334</text:p>
          </table:table-cell>
          <table:table-cell office:value-type="float" office:value="-60.83333" calcext:value-type="float">
            <text:p>-60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-55.63334" calcext:value-type="float">
            <text:p>-55.63334</text:p>
          </table:table-cell>
          <table:table-cell office:value-type="float" office:value="-58.2" calcext:value-type="float">
            <text:p>-58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5.36666" calcext:value-type="float">
            <text:p>-55.36666</text:p>
          </table:table-cell>
          <table:table-cell office:value-type="float" office:value="-57.86666" calcext:value-type="float">
            <text:p>-57.8666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-57" calcext:value-type="float">
            <text:p>-57</text:p>
          </table:table-cell>
          <table:table-cell office:value-type="float" office:value="-52.56667" calcext:value-type="float">
            <text:p>-52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-56.23333" calcext:value-type="float">
            <text:p>-56.23333</text:p>
          </table:table-cell>
          <table:table-cell office:value-type="float" office:value="-58.5" calcext:value-type="float">
            <text:p>-58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-54.2" calcext:value-type="float">
            <text:p>-54.2</text:p>
          </table:table-cell>
          <table:table-cell office:value-type="float" office:value="-55.66667" calcext:value-type="float">
            <text:p>-55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-54.73333" calcext:value-type="float">
            <text:p>-54.73333</text:p>
          </table:table-cell>
          <table:table-cell office:value-type="float" office:value="-58.33333" calcext:value-type="float">
            <text:p>-58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-57.56667" calcext:value-type="float">
            <text:p>-57.56667</text:p>
          </table:table-cell>
          <table:table-cell office:value-type="float" office:value="-52.93334" calcext:value-type="float">
            <text:p>-52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-57.06666" calcext:value-type="float">
            <text:p>-57.06666</text:p>
          </table:table-cell>
          <table:table-cell office:value-type="float" office:value="-56.16667" calcext:value-type="float">
            <text:p>-56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-55.7" calcext:value-type="float">
            <text:p>-55.7</text:p>
          </table:table-cell>
          <table:table-cell office:value-type="float" office:value="-59.8" calcext:value-type="float">
            <text:p>-59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-55.5" calcext:value-type="float">
            <text:p>-55.5</text:p>
          </table:table-cell>
          <table:table-cell office:value-type="float" office:value="-53.13334" calcext:value-type="float">
            <text:p>-53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-57.06666" calcext:value-type="float">
            <text:p>-57.06666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7.13334" calcext:value-type="float">
            <text:p>-57.13334</text:p>
          </table:table-cell>
          <table:table-cell office:value-type="float" office:value="-52.53334" calcext:value-type="float">
            <text:p>-52.5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-54.5" calcext:value-type="float">
            <text:p>-54.5</text:p>
          </table:table-cell>
          <table:table-cell office:value-type="float" office:value="-59.46667" calcext:value-type="float">
            <text:p>-59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-56.2" calcext:value-type="float">
            <text:p>-56.2</text:p>
          </table:table-cell>
          <table:table-cell office:value-type="float" office:value="-56.53333" calcext:value-type="float">
            <text:p>-56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-56.93334" calcext:value-type="float">
            <text:p>-56.93334</text:p>
          </table:table-cell>
          <table:table-cell office:value-type="float" office:value="-53.83333" calcext:value-type="float">
            <text:p>-53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-55.26667" calcext:value-type="float">
            <text:p>-55.26667</text:p>
          </table:table-cell>
          <table:table-cell office:value-type="float" office:value="-52.13334" calcext:value-type="float">
            <text:p>-52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59.3" calcext:value-type="float">
            <text:p>-59.3</text:p>
          </table:table-cell>
          <table:table-cell office:value-type="float" office:value="-56.3" calcext:value-type="float">
            <text:p>-56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-54.83333" calcext:value-type="float">
            <text:p>-54.83333</text:p>
          </table:table-cell>
          <table:table-cell office:value-type="float" office:value="-57.63334" calcext:value-type="float">
            <text:p>-57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-57.2" calcext:value-type="float">
            <text:p>-57.2</text:p>
          </table:table-cell>
          <table:table-cell office:value-type="float" office:value="-53.13334" calcext:value-type="float">
            <text:p>-53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-58.83333" calcext:value-type="float">
            <text:p>-58.83333</text:p>
          </table:table-cell>
          <table:table-cell office:value-type="float" office:value="-54.33333" calcext:value-type="float">
            <text:p>-54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-57.93334" calcext:value-type="float">
            <text:p>-57.93334</text:p>
          </table:table-cell>
          <table:table-cell office:value-type="float" office:value="-55.6" calcext:value-type="float">
            <text:p>-55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5.9" calcext:value-type="float">
            <text:p>-55.9</text:p>
          </table:table-cell>
          <table:table-cell office:value-type="float" office:value="-57.56667" calcext:value-type="float">
            <text:p>-57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-54.1" calcext:value-type="float">
            <text:p>-54.1</text:p>
          </table:table-cell>
          <table:table-cell office:value-type="float" office:value="-57.93334" calcext:value-type="float">
            <text:p>-57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-54.93333" calcext:value-type="float">
            <text:p>-54.93333</text:p>
          </table:table-cell>
          <table:table-cell office:value-type="float" office:value="-53.1" calcext:value-type="float">
            <text:p>-53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-60.33333" calcext:value-type="float">
            <text:p>-60.33333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-54.43334" calcext:value-type="float">
            <text:p>-54.43334</text:p>
          </table:table-cell>
          <table:table-cell office:value-type="float" office:value="-54.63334" calcext:value-type="float">
            <text:p>-54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-59.26667" calcext:value-type="float">
            <text:p>-59.26667</text:p>
          </table:table-cell>
          <table:table-cell office:value-type="float" office:value="-59.1" calcext:value-type="float">
            <text:p>-59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-53.53333" calcext:value-type="float">
            <text:p>-53.53333</text:p>
          </table:table-cell>
          <table:table-cell office:value-type="float" office:value="-54.13333" calcext:value-type="float">
            <text:p>-54.1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-55.63334" calcext:value-type="float">
            <text:p>-55.63334</text:p>
          </table:table-cell>
          <table:table-cell office:value-type="float" office:value="-53.5" calcext:value-type="float">
            <text:p>-53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-58.23333" calcext:value-type="float">
            <text:p>-58.23333</text:p>
          </table:table-cell>
          <table:table-cell office:value-type="float" office:value="-58.96667" calcext:value-type="float">
            <text:p>-58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-56.96667" calcext:value-type="float">
            <text:p>-56.96667</text:p>
          </table:table-cell>
          <table:table-cell office:value-type="float" office:value="-58.13334" calcext:value-type="float">
            <text:p>-58.1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5.53333" calcext:value-type="float">
            <text:p>-55.53333</text:p>
          </table:table-cell>
          <table:table-cell office:value-type="float" office:value="-57.16667" calcext:value-type="float">
            <text:p>-57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-55.16667" calcext:value-type="float">
            <text:p>-55.16667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-54.53333" calcext:value-type="float">
            <text:p>-54.53333</text:p>
          </table:table-cell>
          <table:table-cell office:value-type="float" office:value="-51.8" calcext:value-type="float">
            <text:p>-51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-56.4" calcext:value-type="float">
            <text:p>-56.4</text:p>
          </table:table-cell>
          <table:table-cell office:value-type="float" office:value="-56.76667" calcext:value-type="float">
            <text:p>-56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-56.36667" calcext:value-type="float">
            <text:p>-56.36667</text:p>
          </table:table-cell>
          <table:table-cell office:value-type="float" office:value="-56.76667" calcext:value-type="float">
            <text:p>-56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-54.8" calcext:value-type="float">
            <text:p>-54.8</text:p>
          </table:table-cell>
          <table:table-cell office:value-type="float" office:value="-58.2" calcext:value-type="float">
            <text:p>-58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-53.4" calcext:value-type="float">
            <text:p>-53.4</text:p>
          </table:table-cell>
          <table:table-cell office:value-type="float" office:value="-55.16667" calcext:value-type="float">
            <text:p>-55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-58.63334" calcext:value-type="float">
            <text:p>-58.63334</text:p>
          </table:table-cell>
          <table:table-cell office:value-type="float" office:value="-53.26667" calcext:value-type="float">
            <text:p>-53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-54.2" calcext:value-type="float">
            <text:p>-54.2</text:p>
          </table:table-cell>
          <table:table-cell office:value-type="float" office:value="-57.96667" calcext:value-type="float">
            <text:p>-57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-57.96667" calcext:value-type="float">
            <text:p>-57.96667</text:p>
          </table:table-cell>
          <table:table-cell office:value-type="float" office:value="-56.7" calcext:value-type="float">
            <text:p>-56.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3.03333" calcext:value-type="float">
            <text:p>-53.03333</text:p>
          </table:table-cell>
          <table:table-cell office:value-type="float" office:value="-57.36667" calcext:value-type="float">
            <text:p>-57.3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-58" calcext:value-type="float">
            <text:p>-58</text:p>
          </table:table-cell>
          <table:table-cell office:value-type="float" office:value="-52.8" calcext:value-type="float">
            <text:p>-52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-55.96667" calcext:value-type="float">
            <text:p>-55.96667</text:p>
          </table:table-cell>
          <table:table-cell office:value-type="float" office:value="-55.36666" calcext:value-type="float">
            <text:p>-55.3666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-51.96667" calcext:value-type="float">
            <text:p>-51.96667</text:p>
          </table:table-cell>
          <table:table-cell office:value-type="float" office:value="-58.36667" calcext:value-type="float">
            <text:p>-58.3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-53.2" calcext:value-type="float">
            <text:p>-53.2</text:p>
          </table:table-cell>
          <table:table-cell office:value-type="float" office:value="-59.13333" calcext:value-type="float">
            <text:p>-59.1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-56.6" calcext:value-type="float">
            <text:p>-56.6</text:p>
          </table:table-cell>
          <table:table-cell office:value-type="float" office:value="-56.93334" calcext:value-type="float">
            <text:p>-56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-56.4" calcext:value-type="float">
            <text:p>-56.4</text:p>
          </table:table-cell>
          <table:table-cell office:value-type="float" office:value="-53.33333" calcext:value-type="float">
            <text:p>-53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-56.43333" calcext:value-type="float">
            <text:p>-56.43333</text:p>
          </table:table-cell>
          <table:table-cell office:value-type="float" office:value="-56.66667" calcext:value-type="float">
            <text:p>-56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-52.4" calcext:value-type="float">
            <text:p>-52.4</text:p>
          </table:table-cell>
          <table:table-cell office:value-type="float" office:value="-59.03333" calcext:value-type="float">
            <text:p>-59.0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-53.96667" calcext:value-type="float">
            <text:p>-53.96667</text:p>
          </table:table-cell>
          <table:table-cell office:value-type="float" office:value="-57.63334" calcext:value-type="float">
            <text:p>-57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4.46667" calcext:value-type="float">
            <text:p>-54.46667</text:p>
          </table:table-cell>
          <table:table-cell office:value-type="float" office:value="-55.4" calcext:value-type="float">
            <text:p>-55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-57.13334" calcext:value-type="float">
            <text:p>-57.13334</text:p>
          </table:table-cell>
          <table:table-cell office:value-type="float" office:value="-52.83333" calcext:value-type="float">
            <text:p>-52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-57.06666" calcext:value-type="float">
            <text:p>-57.06666</text:p>
          </table:table-cell>
          <table:table-cell office:value-type="float" office:value="-58.83333" calcext:value-type="float">
            <text:p>-58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-51.3" calcext:value-type="float">
            <text:p>-51.3</text:p>
          </table:table-cell>
          <table:table-cell office:value-type="float" office:value="-55.93334" calcext:value-type="float">
            <text:p>-55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-54.23334" calcext:value-type="float">
            <text:p>-54.23334</text:p>
          </table:table-cell>
          <table:table-cell office:value-type="float" office:value="-57.76667" calcext:value-type="float">
            <text:p>-57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-55.36666" calcext:value-type="float">
            <text:p>-55.36666</text:p>
          </table:table-cell>
          <table:table-cell office:value-type="float" office:value="-53.5" calcext:value-type="float">
            <text:p>-53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-57.96667" calcext:value-type="float">
            <text:p>-57.96667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-54.26667" calcext:value-type="float">
            <text:p>-54.26667</text:p>
          </table:table-cell>
          <table:table-cell office:value-type="float" office:value="-58.53333" calcext:value-type="float">
            <text:p>-58.5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-55.1" calcext:value-type="float">
            <text:p>-55.1</text:p>
          </table:table-cell>
          <table:table-cell office:value-type="float" office:value="-55.93334" calcext:value-type="float">
            <text:p>-55.9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-53.13334" calcext:value-type="float">
            <text:p>-53.13334</text:p>
          </table:table-cell>
          <table:table-cell office:value-type="float" office:value="-55.03334" calcext:value-type="float">
            <text:p>-55.0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5.43334" calcext:value-type="float">
            <text:p>-55.43334</text:p>
          </table:table-cell>
          <table:table-cell office:value-type="float" office:value="-52.63334" calcext:value-type="float">
            <text:p>-52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-56.96667" calcext:value-type="float">
            <text:p>-56.96667</text:p>
          </table:table-cell>
          <table:table-cell office:value-type="float" office:value="-55.66667" calcext:value-type="float">
            <text:p>-55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-54.13333" calcext:value-type="float">
            <text:p>-54.13333</text:p>
          </table:table-cell>
          <table:table-cell office:value-type="float" office:value="-57.46667" calcext:value-type="float">
            <text:p>-57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-52.66667" calcext:value-type="float">
            <text:p>-52.66667</text:p>
          </table:table-cell>
          <table:table-cell office:value-type="float" office:value="-52.2" calcext:value-type="float">
            <text:p>-52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-58.46667" calcext:value-type="float">
            <text:p>-58.46667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-54.8" calcext:value-type="float">
            <text:p>-54.8</text:p>
          </table:table-cell>
          <table:table-cell office:value-type="float" office:value="-59.3" calcext:value-type="float">
            <text:p>-59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-55.76667" calcext:value-type="float">
            <text:p>-55.76667</text:p>
          </table:table-cell>
          <table:table-cell office:value-type="float" office:value="-59.4" calcext:value-type="float">
            <text:p>-59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-53.23333" calcext:value-type="float">
            <text:p>-53.23333</text:p>
          </table:table-cell>
          <table:table-cell office:value-type="float" office:value="-56.26667" calcext:value-type="float">
            <text:p>-56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-56.53333" calcext:value-type="float">
            <text:p>-56.53333</text:p>
          </table:table-cell>
          <table:table-cell office:value-type="float" office:value="-55.63334" calcext:value-type="float">
            <text:p>-55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-56.76667" calcext:value-type="float">
            <text:p>-56.76667</text:p>
          </table:table-cell>
          <table:table-cell office:value-type="float" office:value="-55.33333" calcext:value-type="float">
            <text:p>-55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5.76667" calcext:value-type="float">
            <text:p>-55.76667</text:p>
          </table:table-cell>
          <table:table-cell office:value-type="float" office:value="-59.46667" calcext:value-type="float">
            <text:p>-59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-55.3" calcext:value-type="float">
            <text:p>-55.3</text:p>
          </table:table-cell>
          <table:table-cell office:value-type="float" office:value="-54.8" calcext:value-type="float">
            <text:p>-54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-53.46667" calcext:value-type="float">
            <text:p>-53.46667</text:p>
          </table:table-cell>
          <table:table-cell office:value-type="float" office:value="-58.36667" calcext:value-type="float">
            <text:p>-58.3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-58.06667" calcext:value-type="float">
            <text:p>-58.06667</text:p>
          </table:table-cell>
          <table:table-cell office:value-type="float" office:value="-54.86667" calcext:value-type="float">
            <text:p>-54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-57.13334" calcext:value-type="float">
            <text:p>-57.13334</text:p>
          </table:table-cell>
          <table:table-cell office:value-type="float" office:value="-54.46667" calcext:value-type="float">
            <text:p>-54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-55.16667" calcext:value-type="float">
            <text:p>-55.16667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-53.23333" calcext:value-type="float">
            <text:p>-53.23333</text:p>
          </table:table-cell>
          <table:table-cell office:value-type="float" office:value="-57.1" calcext:value-type="float">
            <text:p>-57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-56" calcext:value-type="float">
            <text:p>-56</text:p>
          </table:table-cell>
          <table:table-cell office:value-type="float" office:value="-58.96667" calcext:value-type="float">
            <text:p>-58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-55.96667" calcext:value-type="float">
            <text:p>-55.96667</text:p>
          </table:table-cell>
          <table:table-cell office:value-type="float" office:value="-55.86667" calcext:value-type="float">
            <text:p>-55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-57" calcext:value-type="float">
            <text:p>-57</text:p>
          </table:table-cell>
          <table:table-cell office:value-type="float" office:value="-51.7" calcext:value-type="float">
            <text:p>-51.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4.63334" calcext:value-type="float">
            <text:p>-54.63334</text:p>
          </table:table-cell>
          <table:table-cell office:value-type="float" office:value="-56.5" calcext:value-type="float">
            <text:p>-56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54.1" calcext:value-type="float">
            <text:p>-54.1</text:p>
          </table:table-cell>
          <table:table-cell office:value-type="float" office:value="-55.5" calcext:value-type="float">
            <text:p>-55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-53.76667" calcext:value-type="float">
            <text:p>-53.76667</text:p>
          </table:table-cell>
          <table:table-cell office:value-type="float" office:value="-57.23333" calcext:value-type="float">
            <text:p>-57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-53.7" calcext:value-type="float">
            <text:p>-53.7</text:p>
          </table:table-cell>
          <table:table-cell office:value-type="float" office:value="-57.16667" calcext:value-type="float">
            <text:p>-57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-55.9" calcext:value-type="float">
            <text:p>-55.9</text:p>
          </table:table-cell>
          <table:table-cell office:value-type="float" office:value="-53.66667" calcext:value-type="float">
            <text:p>-53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-56.33333" calcext:value-type="float">
            <text:p>-56.33333</text:p>
          </table:table-cell>
          <table:table-cell office:value-type="float" office:value="-49.86667" calcext:value-type="float">
            <text:p>-49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-56.13334" calcext:value-type="float">
            <text:p>-56.13334</text:p>
          </table:table-cell>
          <table:table-cell office:value-type="float" office:value="-50.56667" calcext:value-type="float">
            <text:p>-50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-56.9" calcext:value-type="float">
            <text:p>-56.9</text:p>
          </table:table-cell>
          <table:table-cell office:value-type="float" office:value="-52.56667" calcext:value-type="float">
            <text:p>-52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-53.56667" calcext:value-type="float">
            <text:p>-53.56667</text:p>
          </table:table-cell>
          <table:table-cell office:value-type="float" office:value="-58.4" calcext:value-type="float">
            <text:p>-58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-52.93334" calcext:value-type="float">
            <text:p>-52.93334</text:p>
          </table:table-cell>
          <table:table-cell office:value-type="float" office:value="-55.6" calcext:value-type="float">
            <text:p>-55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5.16667" calcext:value-type="float">
            <text:p>-55.16667</text:p>
          </table:table-cell>
          <table:table-cell office:value-type="float" office:value="-53.63334" calcext:value-type="float">
            <text:p>-53.6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-55.33333" calcext:value-type="float">
            <text:p>-55.33333</text:p>
          </table:table-cell>
          <table:table-cell office:value-type="float" office:value="-55.83333" calcext:value-type="float">
            <text:p>-55.8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-53.6" calcext:value-type="float">
            <text:p>-53.6</text:p>
          </table:table-cell>
          <table:table-cell office:value-type="float" office:value="-53.26667" calcext:value-type="float">
            <text:p>-53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-53.96667" calcext:value-type="float">
            <text:p>-53.96667</text:p>
          </table:table-cell>
          <table:table-cell office:value-type="float" office:value="-48.4" calcext:value-type="float">
            <text:p>-48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-53.33333" calcext:value-type="float">
            <text:p>-53.33333</text:p>
          </table:table-cell>
          <table:table-cell office:value-type="float" office:value="-49.4" calcext:value-type="float">
            <text:p>-49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-56.66667" calcext:value-type="float">
            <text:p>-56.66667</text:p>
          </table:table-cell>
          <table:table-cell office:value-type="float" office:value="-50.96667" calcext:value-type="float">
            <text:p>-50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-51.76667" calcext:value-type="float">
            <text:p>-51.76667</text:p>
          </table:table-cell>
          <table:table-cell office:value-type="float" office:value="-55.86667" calcext:value-type="float">
            <text:p>-55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-53.23333" calcext:value-type="float">
            <text:p>-53.23333</text:p>
          </table:table-cell>
          <table:table-cell office:value-type="float" office:value="-54.1" calcext:value-type="float">
            <text:p>-54.1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-52.1" calcext:value-type="float">
            <text:p>-52.1</text:p>
          </table:table-cell>
          <table:table-cell office:value-type="float" office:value="-51.43333" calcext:value-type="float">
            <text:p>-51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-51.9" calcext:value-type="float">
            <text:p>-51.9</text:p>
          </table:table-cell>
          <table:table-cell office:value-type="float" office:value="-50.2" calcext:value-type="float">
            <text:p>-50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9.13333" calcext:value-type="float">
            <text:p>-49.13333</text:p>
          </table:table-cell>
          <table:table-cell office:value-type="float" office:value="-52.43333" calcext:value-type="float">
            <text:p>-52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-53.4" calcext:value-type="float">
            <text:p>-53.4</text:p>
          </table:table-cell>
          <table:table-cell office:value-type="float" office:value="-57.66667" calcext:value-type="float">
            <text:p>-57.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-52.33333" calcext:value-type="float">
            <text:p>-52.33333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-53.23333" calcext:value-type="float">
            <text:p>-53.23333</text:p>
          </table:table-cell>
          <table:table-cell office:value-type="float" office:value="-54.33333" calcext:value-type="float">
            <text:p>-54.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-55.53333" calcext:value-type="float">
            <text:p>-55.53333</text:p>
          </table:table-cell>
          <table:table-cell office:value-type="float" office:value="-52.2" calcext:value-type="float">
            <text:p>-52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-53.56667" calcext:value-type="float">
            <text:p>-53.56667</text:p>
          </table:table-cell>
          <table:table-cell office:value-type="float" office:value="-51.73334" calcext:value-type="float">
            <text:p>-51.7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-53.03333" calcext:value-type="float">
            <text:p>-53.03333</text:p>
          </table:table-cell>
          <table:table-cell office:value-type="float" office:value="-55.86667" calcext:value-type="float">
            <text:p>-55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-51" calcext:value-type="float">
            <text:p>-51</text:p>
          </table:table-cell>
          <table:table-cell office:value-type="float" office:value="-54.43334" calcext:value-type="float">
            <text:p>-54.4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-51.36667" calcext:value-type="float">
            <text:p>-51.36667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-52.86666" calcext:value-type="float">
            <text:p>-52.86666</text:p>
          </table:table-cell>
          <table:table-cell office:value-type="float" office:value="-52.53334" calcext:value-type="float">
            <text:p>-52.5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2.5" calcext:value-type="float">
            <text:p>-52.5</text:p>
          </table:table-cell>
          <table:table-cell office:value-type="float" office:value="-49.16667" calcext:value-type="float">
            <text:p>-49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-39.9" calcext:value-type="float">
            <text:p>-39.9</text:p>
          </table:table-cell>
          <table:table-cell office:value-type="float" office:value="-29.46667" calcext:value-type="float">
            <text:p>-29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-40.36666" calcext:value-type="float">
            <text:p>-40.36666</text:p>
          </table:table-cell>
          <table:table-cell office:value-type="float" office:value="-33.9" calcext:value-type="float">
            <text:p>-33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-41.96667" calcext:value-type="float">
            <text:p>-41.96667</text:p>
          </table:table-cell>
          <table:table-cell office:value-type="float" office:value="-36.8" calcext:value-type="float">
            <text:p>-36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-42.13334" calcext:value-type="float">
            <text:p>-42.13334</text:p>
          </table:table-cell>
          <table:table-cell office:value-type="float" office:value="-40.5" calcext:value-type="float">
            <text:p>-40.5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-43.26667" calcext:value-type="float">
            <text:p>-43.26667</text:p>
          </table:table-cell>
          <table:table-cell office:value-type="float" office:value="-41.73334" calcext:value-type="float">
            <text:p>-41.7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-43.33333" calcext:value-type="float">
            <text:p>-43.33333</text:p>
          </table:table-cell>
          <table:table-cell office:value-type="float" office:value="-40.43334" calcext:value-type="float">
            <text:p>-40.4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-40.06667" calcext:value-type="float">
            <text:p>-40.06667</text:p>
          </table:table-cell>
          <table:table-cell office:value-type="float" office:value="-37.6" calcext:value-type="float">
            <text:p>-37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-39.8" calcext:value-type="float">
            <text:p>-39.8</text:p>
          </table:table-cell>
          <table:table-cell office:value-type="float" office:value="-37.76667" calcext:value-type="float">
            <text:p>-37.7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-36.96667" calcext:value-type="float">
            <text:p>-36.96667</text:p>
          </table:table-cell>
          <table:table-cell office:value-type="float" office:value="-36.16667" calcext:value-type="float">
            <text:p>-36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6.6" calcext:value-type="float">
            <text:p>-36.6</text:p>
          </table:table-cell>
          <table:table-cell office:value-type="float" office:value="-35.6" calcext:value-type="float">
            <text:p>-35.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-33.63333" calcext:value-type="float">
            <text:p>-33.63333</text:p>
          </table:table-cell>
          <table:table-cell office:value-type="float" office:value="-35.26667" calcext:value-type="float">
            <text:p>-35.2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33.73333" calcext:value-type="float">
            <text:p>-33.73333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-32.83333" calcext:value-type="float">
            <text:p>-32.83333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30.7" calcext:value-type="float">
            <text:p>-30.7</text:p>
          </table:table-cell>
          <table:table-cell office:value-type="float" office:value="-29.23333" calcext:value-type="float">
            <text:p>-29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29.4" calcext:value-type="float">
            <text:p>-29.4</text:p>
          </table:table-cell>
          <table:table-cell office:value-type="float" office:value="-28.4" calcext:value-type="float">
            <text:p>-28.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-29.1" calcext:value-type="float">
            <text:p>-29.1</text:p>
          </table:table-cell>
          <table:table-cell office:value-type="float" office:value="-28.96667" calcext:value-type="float">
            <text:p>-28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-26.86667" calcext:value-type="float">
            <text:p>-26.86667</text:p>
          </table:table-cell>
          <table:table-cell office:value-type="float" office:value="-26.16667" calcext:value-type="float">
            <text:p>-26.1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-25.9" calcext:value-type="float">
            <text:p>-25.9</text:p>
          </table:table-cell>
          <table:table-cell office:value-type="float" office:value="-25.43333" calcext:value-type="float">
            <text:p>-25.4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-24.2" calcext:value-type="float">
            <text:p>-24.2</text:p>
          </table:table-cell>
          <table:table-cell office:value-type="float" office:value="-24.03333" calcext:value-type="float">
            <text:p>-24.0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3.43333" calcext:value-type="float">
            <text:p>-23.43333</text:p>
          </table:table-cell>
          <table:table-cell office:value-type="float" office:value="-23.56667" calcext:value-type="float">
            <text:p>-23.5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-21.03333" calcext:value-type="float">
            <text:p>-21.03333</text:p>
          </table:table-cell>
          <table:table-cell office:value-type="float" office:value="-23.3" calcext:value-type="float">
            <text:p>-23.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-19.43333" calcext:value-type="float">
            <text:p>-19.43333</text:p>
          </table:table-cell>
          <table:table-cell office:value-type="float" office:value="-21.86667" calcext:value-type="float">
            <text:p>-21.8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-18.33333" calcext:value-type="float">
            <text:p>-18.33333</text:p>
          </table:table-cell>
          <table:table-cell office:value-type="float" office:value="-20.33334" calcext:value-type="float">
            <text:p>-20.3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-16.76667" calcext:value-type="float">
            <text:p>-16.76667</text:p>
          </table:table-cell>
          <table:table-cell office:value-type="float" office:value="-18.96667" calcext:value-type="float">
            <text:p>-18.9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-15.73333" calcext:value-type="float">
            <text:p>-15.73333</text:p>
          </table:table-cell>
          <table:table-cell office:value-type="float" office:value="-18.36667" calcext:value-type="float">
            <text:p>-18.3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-12.7" calcext:value-type="float">
            <text:p>-12.7</text:p>
          </table:table-cell>
          <table:table-cell office:value-type="float" office:value="-15.46667" calcext:value-type="float">
            <text:p>-15.4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-10.9" calcext:value-type="float">
            <text:p>-10.9</text:p>
          </table:table-cell>
          <table:table-cell office:value-type="float" office:value="-16.8" calcext:value-type="float">
            <text:p>-16.8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-9.766666" calcext:value-type="float">
            <text:p>-9.766666</text:p>
          </table:table-cell>
          <table:table-cell office:value-type="float" office:value="-15.06667" calcext:value-type="float">
            <text:p>-15.0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-7.733333" calcext:value-type="float">
            <text:p>-7.733333</text:p>
          </table:table-cell>
          <table:table-cell office:value-type="float" office:value="-14.93333" calcext:value-type="float">
            <text:p>-14.9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.966667" calcext:value-type="float">
            <text:p>-5.966667</text:p>
          </table:table-cell>
          <table:table-cell office:value-type="float" office:value="-13.23333" calcext:value-type="float">
            <text:p>-13.2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-4.7" calcext:value-type="float">
            <text:p>-4.7</text:p>
          </table:table-cell>
          <table:table-cell office:value-type="float" office:value="-11.63333" calcext:value-type="float">
            <text:p>-11.6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-3.066667" calcext:value-type="float">
            <text:p>-3.066667</text:p>
          </table:table-cell>
          <table:table-cell office:value-type="float" office:value="-11.9" calcext:value-type="float">
            <text:p>-11.9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-2.166667" calcext:value-type="float">
            <text:p>-2.166667</text:p>
          </table:table-cell>
          <table:table-cell office:value-type="float" office:value="-9.966666" calcext:value-type="float">
            <text:p>-9.966666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-3.233333" calcext:value-type="float">
            <text:p>-3.233333</text:p>
          </table:table-cell>
          <table:table-cell office:value-type="float" office:value="-8.633333" calcext:value-type="float">
            <text:p>-8.6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-8.033334" calcext:value-type="float">
            <text:p>-8.033334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" calcext:value-type="float">
            <text:p>0</text:p>
          </table:table-cell>
          <table:table-cell office:value-type="float" office:value="-6.7" calcext:value-type="float">
            <text:p>-6.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  <table:table-cell office:value-type="float" office:value="-3.933333" calcext:value-type="float">
            <text:p>-3.9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office:value-type="float" office:value="-2.533333" calcext:value-type="float">
            <text:p>-2.533333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3.266667" calcext:value-type="float">
            <text:p>-3.2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  <table:table-cell office:value-type="float" office:value="-1.866667" calcext:value-type="float">
            <text:p>-1.866667</text:p>
          </table:table-cell>
          <table:table-cell office:value-type="string" calcext:value-type="string">
            <text:p>TEMP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9:58:44.933282433</meta:creation-date>
    <dc:date>2022-11-24T11:11:16.579572991</dc:date>
    <meta:editing-duration>PT2M10S</meta:editing-duration>
    <meta:editing-cycles>1</meta:editing-cycles>
    <meta:document-statistic meta:table-count="1" meta:cell-count="5856" meta:object-count="2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5.345cm" svg:height="31.131cm" xlink:href=".." xlink:type="simple" chart:class="chart:line" chart:style-name="ch1">
        <chart:legend chart:legend-position="end" svg:x="52.493cm" svg:y="15.017cm" style:legend-expansion="high" chart:style-name="ch2"/>
        <chart:plot-area chart:style-name="ch3" table:cell-range-address="Sheet1.B2:Sheet1.C532" svg:x="1.106cm" svg:y="0.622cm" svg:width="50.281cm" svg:height="29.887cm">
          <chart:coordinate-region svg:x="1.833cm" svg:y="0.821cm" svg:width="49.507cm" svg:height="29.4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32" chart:class="chart:line">
            <chart:data-point chart:repeated="531"/>
          </chart:series>
          <chart:series chart:style-name="ch7" chart:values-cell-range-address="Sheet1.C2:Sheet1.C532" chart:class="chart:line">
            <chart:data-point chart:repeated="5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.46667">
                <text:p>-15.46667</text:p>
                <draw:g>
                  <svg:desc>Sheet1.B2:Sheet1.B532</svg:desc>
                </draw:g>
              </table:table-cell>
              <table:table-cell office:value-type="float" office:value="-8.666667">
                <text:p>-8.666667</text:p>
                <draw:g>
                  <svg:desc>Sheet1.C2:Sheet1.C5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266667">
                <text:p>-3.266667</text:p>
              </table:table-cell>
              <table:table-cell office:value-type="float" office:value="-2.833333">
                <text:p>-2.8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733333">
                <text:p>-7.733333</text:p>
              </table:table-cell>
              <table:table-cell office:value-type="float" office:value="-8.166667">
                <text:p>-8.1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">
                <text:p>-12</text:p>
              </table:table-cell>
              <table:table-cell office:value-type="float" office:value="-13.26667">
                <text:p>-13.2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.73333">
                <text:p>-16.73333</text:p>
              </table:table-cell>
              <table:table-cell office:value-type="float" office:value="-18.16667">
                <text:p>-18.1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.66667">
                <text:p>-20.66667</text:p>
              </table:table-cell>
              <table:table-cell office:value-type="float" office:value="-22.43333">
                <text:p>-22.4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56667">
                <text:p>-22.56667</text:p>
              </table:table-cell>
              <table:table-cell office:value-type="float" office:value="-28.3">
                <text:p>-2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7.7">
                <text:p>-27.7</text:p>
              </table:table-cell>
              <table:table-cell office:value-type="float" office:value="-30.46667">
                <text:p>-30.4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.86667">
                <text:p>-32.86667</text:p>
              </table:table-cell>
              <table:table-cell office:value-type="float" office:value="-38.06667">
                <text:p>-38.0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6.8">
                <text:p>-36.8</text:p>
              </table:table-cell>
              <table:table-cell office:value-type="float" office:value="-39.13334">
                <text:p>-39.1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">
                <text:p>-39</text:p>
              </table:table-cell>
              <table:table-cell office:value-type="float" office:value="-41.56667">
                <text:p>-41.5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2.33333">
                <text:p>-42.33333</text:p>
              </table:table-cell>
              <table:table-cell office:value-type="float" office:value="-43.26667">
                <text:p>-43.2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5.3">
                <text:p>-45.3</text:p>
              </table:table-cell>
              <table:table-cell office:value-type="float" office:value="-47.23333">
                <text:p>-47.2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6.53333">
                <text:p>-46.53333</text:p>
              </table:table-cell>
              <table:table-cell office:value-type="float" office:value="-40.03334">
                <text:p>-40.03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9.3">
                <text:p>-39.3</text:p>
              </table:table-cell>
              <table:table-cell office:value-type="float" office:value="-44.8">
                <text:p>-4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3.83333">
                <text:p>-43.83333</text:p>
              </table:table-cell>
              <table:table-cell office:value-type="float" office:value="-40.03334">
                <text:p>-40.0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86666">
                <text:p>-38.86666</text:p>
              </table:table-cell>
              <table:table-cell office:value-type="float" office:value="-37.56667">
                <text:p>-37.5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4.3">
                <text:p>-34.3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.46667">
                <text:p>-33.46667</text:p>
              </table:table-cell>
              <table:table-cell office:value-type="float" office:value="-34.53333">
                <text:p>-34.5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1.66667">
                <text:p>-31.66667</text:p>
              </table:table-cell>
              <table:table-cell office:value-type="float" office:value="-33.06667">
                <text:p>-33.0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53333">
                <text:p>-34.53333</text:p>
              </table:table-cell>
              <table:table-cell office:value-type="float" office:value="-34.13334">
                <text:p>-34.13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6.13333">
                <text:p>-36.13333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8.53333">
                <text:p>-38.53333</text:p>
              </table:table-cell>
              <table:table-cell office:value-type="float" office:value="-41.03333">
                <text:p>-41.0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3.5">
                <text:p>-43.5</text:p>
              </table:table-cell>
              <table:table-cell office:value-type="float" office:value="-40.76667">
                <text:p>-40.7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.46667">
                <text:p>-44.46667</text:p>
              </table:table-cell>
              <table:table-cell office:value-type="float" office:value="-42.6">
                <text:p>-4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5.23334">
                <text:p>-45.23334</text:p>
              </table:table-cell>
              <table:table-cell office:value-type="float" office:value="-43.56667">
                <text:p>-43.5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2.16667">
                <text:p>-42.16667</text:p>
              </table:table-cell>
              <table:table-cell office:value-type="float" office:value="-39.76667">
                <text:p>-39.7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0.66667">
                <text:p>-40.66667</text:p>
              </table:table-cell>
              <table:table-cell office:value-type="float" office:value="-41.86666">
                <text:p>-41.86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7.36666">
                <text:p>-37.36666</text:p>
              </table:table-cell>
              <table:table-cell office:value-type="float" office:value="-39.53333">
                <text:p>-39.5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86666">
                <text:p>-36.8666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8.43333">
                <text:p>-38.43333</text:p>
              </table:table-cell>
              <table:table-cell office:value-type="float" office:value="-37.43334">
                <text:p>-37.43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.73333">
                <text:p>-33.73333</text:p>
              </table:table-cell>
              <table:table-cell office:value-type="float" office:value="-38.16667">
                <text:p>-38.1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.56667">
                <text:p>-33.56667</text:p>
              </table:table-cell>
              <table:table-cell office:value-type="float" office:value="-38.56667">
                <text:p>-38.5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7.3">
                <text:p>-37.3</text:p>
              </table:table-cell>
              <table:table-cell office:value-type="float" office:value="-34.46667">
                <text:p>-34.4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9.03333">
                <text:p>-39.03333</text:p>
              </table:table-cell>
              <table:table-cell office:value-type="float" office:value="-36.16667">
                <text:p>-36.1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0.3">
                <text:p>-40.3</text:p>
              </table:table-cell>
              <table:table-cell office:value-type="float" office:value="-39.23333">
                <text:p>-39.2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2.43333">
                <text:p>-42.4333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3.06667">
                <text:p>-43.06667</text:p>
              </table:table-cell>
              <table:table-cell office:value-type="float" office:value="-41.4">
                <text:p>-4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0.33333">
                <text:p>-40.33333</text:p>
              </table:table-cell>
              <table:table-cell office:value-type="float" office:value="-43.66667">
                <text:p>-43.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1.43333">
                <text:p>-41.43333</text:p>
              </table:table-cell>
              <table:table-cell office:value-type="float" office:value="-41.46667">
                <text:p>-41.4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9.66667">
                <text:p>-39.66667</text:p>
              </table:table-cell>
              <table:table-cell office:value-type="float" office:value="-39.86666">
                <text:p>-39.86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9.8">
                <text:p>-39.8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6.4">
                <text:p>-36.4</text:p>
              </table:table-cell>
              <table:table-cell office:value-type="float" office:value="-39.16667">
                <text:p>-39.1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7.36666">
                <text:p>-37.36666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6.96667">
                <text:p>-36.96667</text:p>
              </table:table-cell>
              <table:table-cell office:value-type="float" office:value="-38.36667">
                <text:p>-38.3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.66667">
                <text:p>-34.66667</text:p>
              </table:table-cell>
              <table:table-cell office:value-type="float" office:value="-40.73333">
                <text:p>-40.7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9.3">
                <text:p>-39.3</text:p>
              </table:table-cell>
              <table:table-cell office:value-type="float" office:value="-37.33333">
                <text:p>-37.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9.36666">
                <text:p>-39.36666</text:p>
              </table:table-cell>
              <table:table-cell office:value-type="float" office:value="-36.93333">
                <text:p>-36.9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.2">
                <text:p>-39.2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0.9">
                <text:p>-40.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1.66667">
                <text:p>-41.66667</text:p>
              </table:table-cell>
              <table:table-cell office:value-type="float" office:value="-39.73333">
                <text:p>-39.7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1">
                <text:p>-41</text:p>
              </table:table-cell>
              <table:table-cell office:value-type="float" office:value="-41.43333">
                <text:p>-41.4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9.76667">
                <text:p>-39.76667</text:p>
              </table:table-cell>
              <table:table-cell office:value-type="float" office:value="-41.73334">
                <text:p>-41.73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8.66667">
                <text:p>-38.66667</text:p>
              </table:table-cell>
              <table:table-cell office:value-type="float" office:value="-40.33333">
                <text:p>-40.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7.46667">
                <text:p>-37.46667</text:p>
              </table:table-cell>
              <table:table-cell office:value-type="float" office:value="-41.03333">
                <text:p>-41.0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9.3">
                <text:p>-39.3</text:p>
              </table:table-cell>
              <table:table-cell office:value-type="float" office:value="-41.06667">
                <text:p>-41.0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8.63334">
                <text:p>-38.63334</text:p>
              </table:table-cell>
              <table:table-cell office:value-type="float" office:value="-39.26667">
                <text:p>-39.2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7.5">
                <text:p>-37.5</text:p>
              </table:table-cell>
              <table:table-cell office:value-type="float" office:value="-37.66667">
                <text:p>-37.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8.73333">
                <text:p>-38.73333</text:p>
              </table:table-cell>
              <table:table-cell office:value-type="float" office:value="-37.86667">
                <text:p>-37.8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6.93333">
                <text:p>-36.9333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-39.53333">
                <text:p>-39.5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8.66667">
                <text:p>-38.66667</text:p>
              </table:table-cell>
              <table:table-cell office:value-type="float" office:value="-39.26667">
                <text:p>-39.2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0.3">
                <text:p>-40.3</text:p>
              </table:table-cell>
              <table:table-cell office:value-type="float" office:value="-39.06667">
                <text:p>-39.0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0.76667">
                <text:p>-40.76667</text:p>
              </table:table-cell>
              <table:table-cell office:value-type="float" office:value="-38.33333">
                <text:p>-38.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.8">
                <text:p>-40.8</text:p>
              </table:table-cell>
              <table:table-cell office:value-type="float" office:value="-39.43333">
                <text:p>-39.4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0.46667">
                <text:p>-40.46667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0.1">
                <text:p>-40.1</text:p>
              </table:table-cell>
              <table:table-cell office:value-type="float" office:value="-40.66667">
                <text:p>-40.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7.36666">
                <text:p>-37.36666</text:p>
              </table:table-cell>
              <table:table-cell office:value-type="float" office:value="-40.2">
                <text:p>-4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8.66667">
                <text:p>-38.66667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6.46667">
                <text:p>-36.46667</text:p>
              </table:table-cell>
              <table:table-cell office:value-type="float" office:value="-39.96667">
                <text:p>-39.9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8.5">
                <text:p>-38.5</text:p>
              </table:table-cell>
              <table:table-cell office:value-type="float" office:value="-38.26667">
                <text:p>-38.2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6.06667">
                <text:p>-36.06667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8.1">
                <text:p>-38.1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7.16667">
                <text:p>-37.16667</text:p>
              </table:table-cell>
              <table:table-cell office:value-type="float" office:value="-40.43334">
                <text:p>-40.43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7.96667">
                <text:p>-37.96667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0.9">
                <text:p>-40.9</text:p>
              </table:table-cell>
              <table:table-cell office:value-type="float" office:value="-39.06667">
                <text:p>-39.0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1.23333">
                <text:p>-41.2333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9.53333">
                <text:p>-39.53333</text:p>
              </table:table-cell>
              <table:table-cell office:value-type="float" office:value="-37.83333">
                <text:p>-37.8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1.2">
                <text:p>-41.2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8.26667">
                <text:p>-38.26667</text:p>
              </table:table-cell>
              <table:table-cell office:value-type="float" office:value="-38.06667">
                <text:p>-38.0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9.2">
                <text:p>-39.2</text:p>
              </table:table-cell>
              <table:table-cell office:value-type="float" office:value="-37.86667">
                <text:p>-37.8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6.76667">
                <text:p>-36.76667</text:p>
              </table:table-cell>
              <table:table-cell office:value-type="float" office:value="-38.16667">
                <text:p>-38.1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8.46667">
                <text:p>-38.46667</text:p>
              </table:table-cell>
              <table:table-cell office:value-type="float" office:value="-38.43333">
                <text:p>-38.4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.36666">
                <text:p>-37.36666</text:p>
              </table:table-cell>
              <table:table-cell office:value-type="float" office:value="-37.93334">
                <text:p>-37.933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7.53333">
                <text:p>-37.5333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8.56667">
                <text:p>-38.56667</text:p>
              </table:table-cell>
              <table:table-cell office:value-type="float" office:value="-40.46667">
                <text:p>-40.4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8.23334">
                <text:p>-38.23334</text:p>
              </table:table-cell>
              <table:table-cell office:value-type="float" office:value="-38.66667">
                <text:p>-38.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0.2">
                <text:p>-40.2</text:p>
              </table:table-cell>
              <table:table-cell office:value-type="float" office:value="-40.13334">
                <text:p>-40.13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8.6">
                <text:p>-38.6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0.93334">
                <text:p>-40.93334</text:p>
              </table:table-cell>
              <table:table-cell office:value-type="float" office:value="-38.56667">
                <text:p>-38.5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0.06667">
                <text:p>-40.06667</text:p>
              </table:table-cell>
              <table:table-cell office:value-type="float" office:value="-39.53333">
                <text:p>-39.5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0.26667">
                <text:p>-40.26667</text:p>
              </table:table-cell>
              <table:table-cell office:value-type="float" office:value="-39.93334">
                <text:p>-39.93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9.4">
                <text:p>-39.4</text:p>
              </table:table-cell>
              <table:table-cell office:value-type="float" office:value="-38.33333">
                <text:p>-38.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9.3">
                <text:p>-39.3</text:p>
              </table:table-cell>
              <table:table-cell office:value-type="float" office:value="-38.23334">
                <text:p>-38.23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8.9">
                <text:p>-38.9</text:p>
              </table:table-cell>
              <table:table-cell office:value-type="float" office:value="-37.13334">
                <text:p>-37.13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.96667">
                <text:p>-39.96667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7.53333">
                <text:p>-37.53333</text:p>
              </table:table-cell>
              <table:table-cell office:value-type="float" office:value="-38.16667">
                <text:p>-38.1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.66667">
                <text:p>-39.66667</text:p>
              </table:table-cell>
              <table:table-cell office:value-type="float" office:value="-36.93333">
                <text:p>-36.9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7.93334">
                <text:p>-37.93334</text:p>
              </table:table-cell>
              <table:table-cell office:value-type="float" office:value="-38.63334">
                <text:p>-38.63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9.36666">
                <text:p>-39.36666</text:p>
              </table:table-cell>
              <table:table-cell office:value-type="float" office:value="-39.03333">
                <text:p>-39.0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7.86667">
                <text:p>-37.86667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8.03333">
                <text:p>-38.03333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9.53333">
                <text:p>-39.53333</text:p>
              </table:table-cell>
              <table:table-cell office:value-type="float" office:value="-37.76667">
                <text:p>-37.7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9.6">
                <text:p>-39.6</text:p>
              </table:table-cell>
              <table:table-cell office:value-type="float" office:value="-39.33333">
                <text:p>-39.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9.43333">
                <text:p>-39.43333</text:p>
              </table:table-cell>
              <table:table-cell office:value-type="float" office:value="-40.66667">
                <text:p>-40.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8.5">
                <text:p>-38.5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9.2">
                <text:p>-39.2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8.1">
                <text:p>-38.1</text:p>
              </table:table-cell>
              <table:table-cell office:value-type="float" office:value="-40.56667">
                <text:p>-40.5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9.9">
                <text:p>-39.9</text:p>
              </table:table-cell>
              <table:table-cell office:value-type="float" office:value="-40.2">
                <text:p>-40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8.93333">
                <text:p>-38.93333</text:p>
              </table:table-cell>
              <table:table-cell office:value-type="float" office:value="-38.33333">
                <text:p>-38.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8.83333">
                <text:p>-38.83333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0">
                <text:p>-40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0.3">
                <text:p>-40.3</text:p>
              </table:table-cell>
              <table:table-cell office:value-type="float" office:value="-39.66667">
                <text:p>-39.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0.66667">
                <text:p>-40.66667</text:p>
              </table:table-cell>
              <table:table-cell office:value-type="float" office:value="-39.76667">
                <text:p>-39.7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0.43334">
                <text:p>-40.43334</text:p>
              </table:table-cell>
              <table:table-cell office:value-type="float" office:value="-38.13334">
                <text:p>-38.13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.9">
                <text:p>-36.9</text:p>
              </table:table-cell>
              <table:table-cell office:value-type="float" office:value="-37.93334">
                <text:p>-37.93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.4">
                <text:p>-39.4</text:p>
              </table:table-cell>
              <table:table-cell office:value-type="float" office:value="-38.73333">
                <text:p>-38.7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7.06667">
                <text:p>-37.06667</text:p>
              </table:table-cell>
              <table:table-cell office:value-type="float" office:value="-38.56667">
                <text:p>-38.5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7.5">
                <text:p>-37.5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7.36666">
                <text:p>-37.36666</text:p>
              </table:table-cell>
              <table:table-cell office:value-type="float" office:value="-39.56667">
                <text:p>-39.5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8.36667">
                <text:p>-38.36667</text:p>
              </table:table-cell>
              <table:table-cell office:value-type="float" office:value="-38.83333">
                <text:p>-38.8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8.43333">
                <text:p>-38.43333</text:p>
              </table:table-cell>
              <table:table-cell office:value-type="float" office:value="-40.33333">
                <text:p>-40.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7.33333">
                <text:p>-37.33333</text:p>
              </table:table-cell>
              <table:table-cell office:value-type="float" office:value="-39.46667">
                <text:p>-39.4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7.96667">
                <text:p>-37.96667</text:p>
              </table:table-cell>
              <table:table-cell office:value-type="float" office:value="-39.83333">
                <text:p>-39.8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8.8">
                <text:p>-38.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1.7">
                <text:p>-41.7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1.16667">
                <text:p>-41.16667</text:p>
              </table:table-cell>
              <table:table-cell office:value-type="float" office:value="-40.63334">
                <text:p>-40.63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0">
                <text:p>-40</text:p>
              </table:table-cell>
              <table:table-cell office:value-type="float" office:value="-39.83333">
                <text:p>-39.8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9.26667">
                <text:p>-39.26667</text:p>
              </table:table-cell>
              <table:table-cell office:value-type="float" office:value="-41.13334">
                <text:p>-41.133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4.7">
                <text:p>-24.7</text:p>
              </table:table-cell>
              <table:table-cell office:value-type="float" office:value="-22.7">
                <text:p>-22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8.16667">
                <text:p>-28.16667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4.76667">
                <text:p>-14.76667</text:p>
              </table:table-cell>
              <table:table-cell office:value-type="float" office:value="-15.86667">
                <text:p>-15.8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5.4">
                <text:p>-5.4</text:p>
              </table:table-cell>
              <table:table-cell office:value-type="float" office:value="-6.666667">
                <text:p>-6.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.466667">
                <text:p>-5.4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.666667">
                <text:p>-5.6666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.066667">
                <text:p>-9.066667</text:p>
              </table:table-cell>
              <table:table-cell office:value-type="float" office:value="-10.03333">
                <text:p>-10.0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3.46667">
                <text:p>-13.46667</text:p>
              </table:table-cell>
              <table:table-cell office:value-type="float" office:value="-16.13333">
                <text:p>-16.1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6.53333">
                <text:p>-16.53333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0.6">
                <text:p>-20.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3.2">
                <text:p>-23.2</text:p>
              </table:table-cell>
              <table:table-cell office:value-type="float" office:value="-27.26667">
                <text:p>-27.2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6.93333">
                <text:p>-26.93333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7.3">
                <text:p>-27.3</text:p>
              </table:table-cell>
              <table:table-cell office:value-type="float" office:value="-25.06667">
                <text:p>-25.0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1.93333">
                <text:p>-21.93333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4.16667">
                <text:p>-24.16667</text:p>
              </table:table-cell>
              <table:table-cell office:value-type="float" office:value="-15.46667">
                <text:p>-15.4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5.56667">
                <text:p>-15.56667</text:p>
              </table:table-cell>
              <table:table-cell office:value-type="float" office:value="-11.53333">
                <text:p>-11.5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2.56667">
                <text:p>-12.56667</text:p>
              </table:table-cell>
              <table:table-cell office:value-type="float" office:value="-17.26667">
                <text:p>-17.2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.966666">
                <text:p>-9.966666</text:p>
              </table:table-cell>
              <table:table-cell office:value-type="float" office:value="-11.06667">
                <text:p>-11.0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1.6">
                <text:p>-11.6</text:p>
              </table:table-cell>
              <table:table-cell office:value-type="float" office:value="-14.73333">
                <text:p>-14.7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5.4">
                <text:p>-15.4</text:p>
              </table:table-cell>
              <table:table-cell office:value-type="float" office:value="-19.26667">
                <text:p>-19.2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8.43333">
                <text:p>-18.43333</text:p>
              </table:table-cell>
              <table:table-cell office:value-type="float" office:value="-24.06667">
                <text:p>-24.0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0.93333">
                <text:p>-20.93333</text:p>
              </table:table-cell>
              <table:table-cell office:value-type="float" office:value="-24.53333">
                <text:p>-24.5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5.9">
                <text:p>-25.9</text:p>
              </table:table-cell>
              <table:table-cell office:value-type="float" office:value="-21.23333">
                <text:p>-21.2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7.8">
                <text:p>-27.8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9.96667">
                <text:p>-19.96667</text:p>
              </table:table-cell>
              <table:table-cell office:value-type="float" office:value="-23.76667">
                <text:p>-23.7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4.36667">
                <text:p>-24.36667</text:p>
              </table:table-cell>
              <table:table-cell office:value-type="float" office:value="-15.4">
                <text:p>-15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6.66667">
                <text:p>-16.66667</text:p>
              </table:table-cell>
              <table:table-cell office:value-type="float" office:value="-15.16667">
                <text:p>-15.1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3.33333">
                <text:p>-13.33333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5.53333">
                <text:p>-15.53333</text:p>
              </table:table-cell>
              <table:table-cell office:value-type="float" office:value="-13.83333">
                <text:p>-13.8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2.03333">
                <text:p>-12.03333</text:p>
              </table:table-cell>
              <table:table-cell office:value-type="float" office:value="-16.06667">
                <text:p>-16.0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5.66667">
                <text:p>-15.66667</text:p>
              </table:table-cell>
              <table:table-cell office:value-type="float" office:value="-19.56667">
                <text:p>-19.5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.46667">
                <text:p>-20.46667</text:p>
              </table:table-cell>
              <table:table-cell office:value-type="float" office:value="-22.13333">
                <text:p>-22.1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2.96667">
                <text:p>-22.96667</text:p>
              </table:table-cell>
              <table:table-cell office:value-type="float" office:value="-22.4">
                <text:p>-22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6.56667">
                <text:p>-26.56667</text:p>
              </table:table-cell>
              <table:table-cell office:value-type="float" office:value="-22.36667">
                <text:p>-22.3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5">
                <text:p>-25</text:p>
              </table:table-cell>
              <table:table-cell office:value-type="float" office:value="-19.43333">
                <text:p>-19.4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8.13333">
                <text:p>-18.13333</text:p>
              </table:table-cell>
              <table:table-cell office:value-type="float" office:value="-21.33333">
                <text:p>-21.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0.6">
                <text:p>-20.6</text:p>
              </table:table-cell>
              <table:table-cell office:value-type="float" office:value="-18.73333">
                <text:p>-18.7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6.93333">
                <text:p>-16.93333</text:p>
              </table:table-cell>
              <table:table-cell office:value-type="float" office:value="-17.93333">
                <text:p>-17.9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5.13333">
                <text:p>-15.13333</text:p>
              </table:table-cell>
              <table:table-cell office:value-type="float" office:value="-15.9">
                <text:p>-15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.96667">
                <text:p>-12.96667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3.5">
                <text:p>-13.5</text:p>
              </table:table-cell>
              <table:table-cell office:value-type="float" office:value="-15.36667">
                <text:p>-15.3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.23333">
                <text:p>-15.23333</text:p>
              </table:table-cell>
              <table:table-cell office:value-type="float" office:value="-15.83333">
                <text:p>-15.8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66667">
                <text:p>-18.6666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1.3">
                <text:p>-21.3</text:p>
              </table:table-cell>
              <table:table-cell office:value-type="float" office:value="-20.56667">
                <text:p>-20.5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3.43333">
                <text:p>-23.43333</text:p>
              </table:table-cell>
              <table:table-cell office:value-type="float" office:value="-21.33333">
                <text:p>-21.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2.93333">
                <text:p>-22.93333</text:p>
              </table:table-cell>
              <table:table-cell office:value-type="float" office:value="-22.56667">
                <text:p>-22.5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.83333">
                <text:p>-18.83333</text:p>
              </table:table-cell>
              <table:table-cell office:value-type="float" office:value="-19.16667">
                <text:p>-19.1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1.1">
                <text:p>-21.1</text:p>
              </table:table-cell>
              <table:table-cell office:value-type="float" office:value="-20.3">
                <text:p>-20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9.56667">
                <text:p>-19.56667</text:p>
              </table:table-cell>
              <table:table-cell office:value-type="float" office:value="-19.63333">
                <text:p>-19.6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6.96667">
                <text:p>-16.96667</text:p>
              </table:table-cell>
              <table:table-cell office:value-type="float" office:value="-19.96667">
                <text:p>-19.9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.7">
                <text:p>-18.7</text:p>
              </table:table-cell>
              <table:table-cell office:value-type="float" office:value="-18.56667">
                <text:p>-18.5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4.53333">
                <text:p>-14.53333</text:p>
              </table:table-cell>
              <table:table-cell office:value-type="float" office:value="-16.63333">
                <text:p>-16.6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5.16667">
                <text:p>-15.16667</text:p>
              </table:table-cell>
              <table:table-cell office:value-type="float" office:value="-18.96667">
                <text:p>-18.9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.66667">
                <text:p>-17.66667</text:p>
              </table:table-cell>
              <table:table-cell office:value-type="float" office:value="-17.4">
                <text:p>-17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0.33334">
                <text:p>-20.33334</text:p>
              </table:table-cell>
              <table:table-cell office:value-type="float" office:value="-17.23333">
                <text:p>-17.2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2.13333">
                <text:p>-22.13333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2.9">
                <text:p>-22.9</text:p>
              </table:table-cell>
              <table:table-cell office:value-type="float" office:value="-18.96667">
                <text:p>-18.9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1.7">
                <text:p>-21.7</text:p>
              </table:table-cell>
              <table:table-cell office:value-type="float" office:value="-20.76667">
                <text:p>-20.7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9.33333">
                <text:p>-19.33333</text:p>
              </table:table-cell>
              <table:table-cell office:value-type="float" office:value="-21.13333">
                <text:p>-21.1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9.76667">
                <text:p>-19.76667</text:p>
              </table:table-cell>
              <table:table-cell office:value-type="float" office:value="-21.33333">
                <text:p>-21.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8.66667">
                <text:p>-18.66667</text:p>
              </table:table-cell>
              <table:table-cell office:value-type="float" office:value="-17.96667">
                <text:p>-17.9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8.63333">
                <text:p>-18.63333</text:p>
              </table:table-cell>
              <table:table-cell office:value-type="float" office:value="-18.9">
                <text:p>-18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7.8">
                <text:p>-17.8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.06667">
                <text:p>-15.06667</text:p>
              </table:table-cell>
              <table:table-cell office:value-type="float" office:value="-19.36667">
                <text:p>-19.3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.66667">
                <text:p>-16.66667</text:p>
              </table:table-cell>
              <table:table-cell office:value-type="float" office:value="-18.76667">
                <text:p>-18.7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8.13333">
                <text:p>-18.1333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9.46667">
                <text:p>-19.46667</text:p>
              </table:table-cell>
              <table:table-cell office:value-type="float" office:value="-18.73333">
                <text:p>-18.7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1.33333">
                <text:p>-21.33333</text:p>
              </table:table-cell>
              <table:table-cell office:value-type="float" office:value="-19.43333">
                <text:p>-19.4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1.13333">
                <text:p>-21.133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1">
                <text:p>-21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8.53333">
                <text:p>-18.53333</text:p>
              </table:table-cell>
              <table:table-cell office:value-type="float" office:value="-18.16667">
                <text:p>-18.1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9.16667">
                <text:p>-19.16667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8.8">
                <text:p>-18.8</text:p>
              </table:table-cell>
              <table:table-cell office:value-type="float" office:value="-20.1">
                <text:p>-20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9.5">
                <text:p>-19.5</text:p>
              </table:table-cell>
              <table:table-cell office:value-type="float" office:value="-20.16667">
                <text:p>-20.1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7.26667">
                <text:p>-17.26667</text:p>
              </table:table-cell>
              <table:table-cell office:value-type="float" office:value="-20.73334">
                <text:p>-20.733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6.13333">
                <text:p>-16.13333</text:p>
              </table:table-cell>
              <table:table-cell office:value-type="float" office:value="-19.13333">
                <text:p>-19.1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6.33333">
                <text:p>-16.33333</text:p>
              </table:table-cell>
              <table:table-cell office:value-type="float" office:value="-18.83333">
                <text:p>-18.8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7.7">
                <text:p>-17.7</text:p>
              </table:table-cell>
              <table:table-cell office:value-type="float" office:value="-19.26667">
                <text:p>-19.2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9.63333">
                <text:p>-19.63333</text:p>
              </table:table-cell>
              <table:table-cell office:value-type="float" office:value="-19.06667">
                <text:p>-19.0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1.43333">
                <text:p>-21.43333</text:p>
              </table:table-cell>
              <table:table-cell office:value-type="float" office:value="-18.66667">
                <text:p>-18.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2.2">
                <text:p>-22.2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1.53333">
                <text:p>-21.53333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0.23333">
                <text:p>-20.23333</text:p>
              </table:table-cell>
              <table:table-cell office:value-type="float" office:value="-18.93333">
                <text:p>-18.9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0">
                <text:p>-20</text:p>
              </table:table-cell>
              <table:table-cell office:value-type="float" office:value="-17.06667">
                <text:p>-17.0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9.1">
                <text:p>-19.1</text:p>
              </table:table-cell>
              <table:table-cell office:value-type="float" office:value="-17.96667">
                <text:p>-17.9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7.13333">
                <text:p>-17.13333</text:p>
              </table:table-cell>
              <table:table-cell office:value-type="float" office:value="-18.13333">
                <text:p>-18.1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5.93333">
                <text:p>-15.93333</text:p>
              </table:table-cell>
              <table:table-cell office:value-type="float" office:value="-19.63333">
                <text:p>-19.6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6.33333">
                <text:p>-16.33333</text:p>
              </table:table-cell>
              <table:table-cell office:value-type="float" office:value="-20.1">
                <text:p>-20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7.96667">
                <text:p>-17.96667</text:p>
              </table:table-cell>
              <table:table-cell office:value-type="float" office:value="-20.66667">
                <text:p>-20.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9.26667">
                <text:p>-19.26667</text:p>
              </table:table-cell>
              <table:table-cell office:value-type="float" office:value="-19.26667">
                <text:p>-19.2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0.56667">
                <text:p>-20.56667</text:p>
              </table:table-cell>
              <table:table-cell office:value-type="float" office:value="-17.56667">
                <text:p>-17.5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0.86667">
                <text:p>-20.86667</text:p>
              </table:table-cell>
              <table:table-cell office:value-type="float" office:value="-19.3">
                <text:p>-19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1.03333">
                <text:p>-21.03333</text:p>
              </table:table-cell>
              <table:table-cell office:value-type="float" office:value="-20.46667">
                <text:p>-20.4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9.8">
                <text:p>-19.8</text:p>
              </table:table-cell>
              <table:table-cell office:value-type="float" office:value="-18.13333">
                <text:p>-18.1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8.03333">
                <text:p>-18.03333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9.5">
                <text:p>-19.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7.6">
                <text:p>-17.6</text:p>
              </table:table-cell>
              <table:table-cell office:value-type="float" office:value="-19.23333">
                <text:p>-19.2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7.63333">
                <text:p>-17.63333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8.1">
                <text:p>-18.1</text:p>
              </table:table-cell>
              <table:table-cell office:value-type="float" office:value="-17.73333">
                <text:p>-17.7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8.33333">
                <text:p>-18.33333</text:p>
              </table:table-cell>
              <table:table-cell office:value-type="float" office:value="-18.26667">
                <text:p>-18.2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9">
                <text:p>-19</text:p>
              </table:table-cell>
              <table:table-cell office:value-type="float" office:value="-19.96667">
                <text:p>-19.9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9.63333">
                <text:p>-19.63333</text:p>
              </table:table-cell>
              <table:table-cell office:value-type="float" office:value="-19.53333">
                <text:p>-19.5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9.3">
                <text:p>-19.3</text:p>
              </table:table-cell>
              <table:table-cell office:value-type="float" office:value="-20.06667">
                <text:p>-20.0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1.6">
                <text:p>-21.6</text:p>
              </table:table-cell>
              <table:table-cell office:value-type="float" office:value="-19.76667">
                <text:p>-19.7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0.7">
                <text:p>-20.7</text:p>
              </table:table-cell>
              <table:table-cell office:value-type="float" office:value="-19.63333">
                <text:p>-19.6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8.83333">
                <text:p>-18.83333</text:p>
              </table:table-cell>
              <table:table-cell office:value-type="float" office:value="-19.8">
                <text:p>-19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9.06667">
                <text:p>-19.06667</text:p>
              </table:table-cell>
              <table:table-cell office:value-type="float" office:value="-20.1">
                <text:p>-2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7.8">
                <text:p>-17.8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7.4">
                <text:p>-17.4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8.96667">
                <text:p>-18.96667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1.23333">
                <text:p>-21.23333</text:p>
              </table:table-cell>
              <table:table-cell office:value-type="float" office:value="-21.9">
                <text:p>-21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6.2">
                <text:p>-26.2</text:p>
              </table:table-cell>
              <table:table-cell office:value-type="float" office:value="-27.06667">
                <text:p>-27.0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9.5">
                <text:p>-29.5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2.43334">
                <text:p>-32.43334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6.13333">
                <text:p>-36.13333</text:p>
              </table:table-cell>
              <table:table-cell office:value-type="float" office:value="-37.86667">
                <text:p>-37.8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8.66667">
                <text:p>-38.6666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5.56667">
                <text:p>-45.56667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3.06667">
                <text:p>-43.06667</text:p>
              </table:table-cell>
              <table:table-cell office:value-type="float" office:value="-47.93334">
                <text:p>-47.933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4.36666">
                <text:p>-44.36666</text:p>
              </table:table-cell>
              <table:table-cell office:value-type="float" office:value="-48.53333">
                <text:p>-48.5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9">
                <text:p>-49</text:p>
              </table:table-cell>
              <table:table-cell office:value-type="float" office:value="-49.9">
                <text:p>-49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4.26667">
                <text:p>-54.26667</text:p>
              </table:table-cell>
              <table:table-cell office:value-type="float" office:value="-52.96667">
                <text:p>-52.9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4.23334">
                <text:p>-54.23334</text:p>
              </table:table-cell>
              <table:table-cell office:value-type="float" office:value="-52.06666">
                <text:p>-52.066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6.83333">
                <text:p>-56.83333</text:p>
              </table:table-cell>
              <table:table-cell office:value-type="float" office:value="-58.03333">
                <text:p>-58.0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7.8">
                <text:p>-57.8</text:p>
              </table:table-cell>
              <table:table-cell office:value-type="float" office:value="-60.16667">
                <text:p>-60.1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0.4">
                <text:p>-60.4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62.23333">
                <text:p>-62.23333</text:p>
              </table:table-cell>
              <table:table-cell office:value-type="float" office:value="-60.1">
                <text:p>-60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63.1">
                <text:p>-63.1</text:p>
              </table:table-cell>
              <table:table-cell office:value-type="float" office:value="-58.3">
                <text:p>-58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63.33333">
                <text:p>-63.33333</text:p>
              </table:table-cell>
              <table:table-cell office:value-type="float" office:value="-62.06666">
                <text:p>-62.06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64.63333">
                <text:p>-64.63333</text:p>
              </table:table-cell>
              <table:table-cell office:value-type="float" office:value="-64.7">
                <text:p>-64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63.5">
                <text:p>-63.5</text:p>
              </table:table-cell>
              <table:table-cell office:value-type="float" office:value="-58.76667">
                <text:p>-58.7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64">
                <text:p>-64</text:p>
              </table:table-cell>
              <table:table-cell office:value-type="float" office:value="-60.2">
                <text:p>-60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8.56667">
                <text:p>-58.56667</text:p>
              </table:table-cell>
              <table:table-cell office:value-type="float" office:value="-55.6">
                <text:p>-55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8.86667">
                <text:p>-58.86667</text:p>
              </table:table-cell>
              <table:table-cell office:value-type="float" office:value="-61.56667">
                <text:p>-61.5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60.63334">
                <text:p>-60.63334</text:p>
              </table:table-cell>
              <table:table-cell office:value-type="float" office:value="-54.63334">
                <text:p>-54.633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8.93333">
                <text:p>-58.93333</text:p>
              </table:table-cell>
              <table:table-cell office:value-type="float" office:value="-60.66667">
                <text:p>-60.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58.83333">
                <text:p>-58.83333</text:p>
              </table:table-cell>
              <table:table-cell office:value-type="float" office:value="-62.43333">
                <text:p>-62.4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62.16667">
                <text:p>-62.16667</text:p>
              </table:table-cell>
              <table:table-cell office:value-type="float" office:value="-55.26667">
                <text:p>-55.2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60.03334">
                <text:p>-60.03334</text:p>
              </table:table-cell>
              <table:table-cell office:value-type="float" office:value="-60.33333">
                <text:p>-60.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61.33333">
                <text:p>-61.33333</text:p>
              </table:table-cell>
              <table:table-cell office:value-type="float" office:value="-57.63334">
                <text:p>-57.633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57.66667">
                <text:p>-57.66667</text:p>
              </table:table-cell>
              <table:table-cell office:value-type="float" office:value="-57.46667">
                <text:p>-57.4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55.9">
                <text:p>-55.9</text:p>
              </table:table-cell>
              <table:table-cell office:value-type="float" office:value="-55.8">
                <text:p>-55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58.6">
                <text:p>-58.6</text:p>
              </table:table-cell>
              <table:table-cell office:value-type="float" office:value="-56.8">
                <text:p>-56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58.5">
                <text:p>-58.5</text:p>
              </table:table-cell>
              <table:table-cell office:value-type="float" office:value="-55.46667">
                <text:p>-55.4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55.6">
                <text:p>-55.6</text:p>
              </table:table-cell>
              <table:table-cell office:value-type="float" office:value="-57.53334">
                <text:p>-57.533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56.56667">
                <text:p>-56.56667</text:p>
              </table:table-cell>
              <table:table-cell office:value-type="float" office:value="-57.86666">
                <text:p>-57.866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56">
                <text:p>-56</text:p>
              </table:table-cell>
              <table:table-cell office:value-type="float" office:value="-55.63334">
                <text:p>-55.63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55.8">
                <text:p>-55.8</text:p>
              </table:table-cell>
              <table:table-cell office:value-type="float" office:value="-53.8">
                <text:p>-53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55.16667">
                <text:p>-55.16667</text:p>
              </table:table-cell>
              <table:table-cell office:value-type="float" office:value="-56.26667">
                <text:p>-56.2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53.33333">
                <text:p>-53.33333</text:p>
              </table:table-cell>
              <table:table-cell office:value-type="float" office:value="-56.56667">
                <text:p>-56.5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3.36667">
                <text:p>-53.36667</text:p>
              </table:table-cell>
              <table:table-cell office:value-type="float" office:value="-54.66667">
                <text:p>-54.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55">
                <text:p>-55</text:p>
              </table:table-cell>
              <table:table-cell office:value-type="float" office:value="-58.23333">
                <text:p>-58.2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56.63333">
                <text:p>-56.63333</text:p>
              </table:table-cell>
              <table:table-cell office:value-type="float" office:value="-55.8">
                <text:p>-55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6.3">
                <text:p>-56.3</text:p>
              </table:table-cell>
              <table:table-cell office:value-type="float" office:value="-57.76667">
                <text:p>-57.7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56.5">
                <text:p>-56.5</text:p>
              </table:table-cell>
              <table:table-cell office:value-type="float" office:value="-57.66667">
                <text:p>-57.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56.63333">
                <text:p>-56.63333</text:p>
              </table:table-cell>
              <table:table-cell office:value-type="float" office:value="-53.3">
                <text:p>-53.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7.86666">
                <text:p>-57.86666</text:p>
              </table:table-cell>
              <table:table-cell office:value-type="float" office:value="-54.53333">
                <text:p>-54.5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57.9">
                <text:p>-57.9</text:p>
              </table:table-cell>
              <table:table-cell office:value-type="float" office:value="-52.93334">
                <text:p>-52.933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3.96667">
                <text:p>-53.96667</text:p>
              </table:table-cell>
              <table:table-cell office:value-type="float" office:value="-57.73334">
                <text:p>-57.73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56.83333">
                <text:p>-56.83333</text:p>
              </table:table-cell>
              <table:table-cell office:value-type="float" office:value="-55.83333">
                <text:p>-55.8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58.96667">
                <text:p>-58.96667</text:p>
              </table:table-cell>
              <table:table-cell office:value-type="float" office:value="-55.46667">
                <text:p>-55.4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2.6">
                <text:p>-52.6</text:p>
              </table:table-cell>
              <table:table-cell office:value-type="float" office:value="-52.06666">
                <text:p>-52.066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56.13334">
                <text:p>-56.13334</text:p>
              </table:table-cell>
              <table:table-cell office:value-type="float" office:value="-53.3">
                <text:p>-53.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54.9">
                <text:p>-54.9</text:p>
              </table:table-cell>
              <table:table-cell office:value-type="float" office:value="-55.3">
                <text:p>-55.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55">
                <text:p>-55</text:p>
              </table:table-cell>
              <table:table-cell office:value-type="float" office:value="-57.33333">
                <text:p>-57.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55.6">
                <text:p>-55.6</text:p>
              </table:table-cell>
              <table:table-cell office:value-type="float" office:value="-54.93333">
                <text:p>-54.9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6.86666">
                <text:p>-56.86666</text:p>
              </table:table-cell>
              <table:table-cell office:value-type="float" office:value="-55.2">
                <text:p>-55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56.93334">
                <text:p>-56.93334</text:p>
              </table:table-cell>
              <table:table-cell office:value-type="float" office:value="-53.46667">
                <text:p>-53.4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59.26667">
                <text:p>-59.26667</text:p>
              </table:table-cell>
              <table:table-cell office:value-type="float" office:value="-57.2">
                <text:p>-57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55.13334">
                <text:p>-55.13334</text:p>
              </table:table-cell>
              <table:table-cell office:value-type="float" office:value="-55.86667">
                <text:p>-55.8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55.16667">
                <text:p>-55.16667</text:p>
              </table:table-cell>
              <table:table-cell office:value-type="float" office:value="-55.86667">
                <text:p>-55.8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55.73333">
                <text:p>-55.73333</text:p>
              </table:table-cell>
              <table:table-cell office:value-type="float" office:value="-54.73333">
                <text:p>-54.7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57.33333">
                <text:p>-57.33333</text:p>
              </table:table-cell>
              <table:table-cell office:value-type="float" office:value="-52.76667">
                <text:p>-52.7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6.26667">
                <text:p>-56.26667</text:p>
              </table:table-cell>
              <table:table-cell office:value-type="float" office:value="-56.33333">
                <text:p>-56.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5.36666">
                <text:p>-55.36666</text:p>
              </table:table-cell>
              <table:table-cell office:value-type="float" office:value="-57.23333">
                <text:p>-57.2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3.3">
                <text:p>-53.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4.73333">
                <text:p>-54.73333</text:p>
              </table:table-cell>
              <table:table-cell office:value-type="float" office:value="-51.3">
                <text:p>-51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1.5">
                <text:p>-51.5</text:p>
              </table:table-cell>
              <table:table-cell office:value-type="float" office:value="-52.03333">
                <text:p>-52.0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6.46667">
                <text:p>-56.46667</text:p>
              </table:table-cell>
              <table:table-cell office:value-type="float" office:value="-52.56667">
                <text:p>-52.5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4.6">
                <text:p>-54.6</text:p>
              </table:table-cell>
              <table:table-cell office:value-type="float" office:value="-51.93334">
                <text:p>-51.933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4.96667">
                <text:p>-54.96667</text:p>
              </table:table-cell>
              <table:table-cell office:value-type="float" office:value="-58.8">
                <text:p>-58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3.5">
                <text:p>-53.5</text:p>
              </table:table-cell>
              <table:table-cell office:value-type="float" office:value="-54.5">
                <text:p>-54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5.1">
                <text:p>-55.1</text:p>
              </table:table-cell>
              <table:table-cell office:value-type="float" office:value="-57.2">
                <text:p>-57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57.26667">
                <text:p>-57.26667</text:p>
              </table:table-cell>
              <table:table-cell office:value-type="float" office:value="-54.26667">
                <text:p>-54.2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56.6">
                <text:p>-56.6</text:p>
              </table:table-cell>
              <table:table-cell office:value-type="float" office:value="-53.13334">
                <text:p>-53.133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57.16667">
                <text:p>-57.16667</text:p>
              </table:table-cell>
              <table:table-cell office:value-type="float" office:value="-59.33333">
                <text:p>-59.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54.53333">
                <text:p>-54.5333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5.8">
                <text:p>-55.8</text:p>
              </table:table-cell>
              <table:table-cell office:value-type="float" office:value="-57.16667">
                <text:p>-57.1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6.93334">
                <text:p>-56.93334</text:p>
              </table:table-cell>
              <table:table-cell office:value-type="float" office:value="-52.33333">
                <text:p>-52.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56.5">
                <text:p>-56.5</text:p>
              </table:table-cell>
              <table:table-cell office:value-type="float" office:value="-58.3">
                <text:p>-58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54.53333">
                <text:p>-54.53333</text:p>
              </table:table-cell>
              <table:table-cell office:value-type="float" office:value="-59.96667">
                <text:p>-59.9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56.16667">
                <text:p>-56.16667</text:p>
              </table:table-cell>
              <table:table-cell office:value-type="float" office:value="-51.76667">
                <text:p>-51.7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54.9">
                <text:p>-54.9</text:p>
              </table:table-cell>
              <table:table-cell office:value-type="float" office:value="-54.46667">
                <text:p>-54.4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58.63334">
                <text:p>-58.63334</text:p>
              </table:table-cell>
              <table:table-cell office:value-type="float" office:value="-55.86667">
                <text:p>-55.8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56.26667">
                <text:p>-56.26667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54.8">
                <text:p>-54.8</text:p>
              </table:table-cell>
              <table:table-cell office:value-type="float" office:value="-53.56667">
                <text:p>-53.5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58.7">
                <text:p>-58.7</text:p>
              </table:table-cell>
              <table:table-cell office:value-type="float" office:value="-57.4">
                <text:p>-57.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59">
                <text:p>-59</text:p>
              </table:table-cell>
              <table:table-cell office:value-type="float" office:value="-55.9">
                <text:p>-55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53.46667">
                <text:p>-53.46667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57.2">
                <text:p>-57.2</text:p>
              </table:table-cell>
              <table:table-cell office:value-type="float" office:value="-56.23333">
                <text:p>-56.2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59.3">
                <text:p>-59.3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54.1">
                <text:p>-54.1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54.53333">
                <text:p>-54.53333</text:p>
              </table:table-cell>
              <table:table-cell office:value-type="float" office:value="-58.56667">
                <text:p>-58.5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54.5">
                <text:p>-54.5</text:p>
              </table:table-cell>
              <table:table-cell office:value-type="float" office:value="-55.2">
                <text:p>-55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57.23333">
                <text:p>-57.23333</text:p>
              </table:table-cell>
              <table:table-cell office:value-type="float" office:value="-55.76667">
                <text:p>-55.7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55.9">
                <text:p>-55.9</text:p>
              </table:table-cell>
              <table:table-cell office:value-type="float" office:value="-57.53334">
                <text:p>-57.533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53.63334">
                <text:p>-53.63334</text:p>
              </table:table-cell>
              <table:table-cell office:value-type="float" office:value="-56.2">
                <text:p>-56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52.93334">
                <text:p>-52.93334</text:p>
              </table:table-cell>
              <table:table-cell office:value-type="float" office:value="-55.46667">
                <text:p>-55.4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57.26667">
                <text:p>-57.26667</text:p>
              </table:table-cell>
              <table:table-cell office:value-type="float" office:value="-52.46667">
                <text:p>-52.4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56.7">
                <text:p>-56.7</text:p>
              </table:table-cell>
              <table:table-cell office:value-type="float" office:value="-57.13334">
                <text:p>-57.13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6.16667">
                <text:p>-56.16667</text:p>
              </table:table-cell>
              <table:table-cell office:value-type="float" office:value="-58.43334">
                <text:p>-58.433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6.56667">
                <text:p>-56.56667</text:p>
              </table:table-cell>
              <table:table-cell office:value-type="float" office:value="-54.73333">
                <text:p>-54.7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55.26667">
                <text:p>-55.26667</text:p>
              </table:table-cell>
              <table:table-cell office:value-type="float" office:value="-56.8">
                <text:p>-56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56.53333">
                <text:p>-56.53333</text:p>
              </table:table-cell>
              <table:table-cell office:value-type="float" office:value="-55.3">
                <text:p>-55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56.43333">
                <text:p>-56.43333</text:p>
              </table:table-cell>
              <table:table-cell office:value-type="float" office:value="-56.56667">
                <text:p>-56.5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53.86667">
                <text:p>-53.86667</text:p>
              </table:table-cell>
              <table:table-cell office:value-type="float" office:value="-55.23334">
                <text:p>-55.233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53.06667">
                <text:p>-53.06667</text:p>
              </table:table-cell>
              <table:table-cell office:value-type="float" office:value="-56.46667">
                <text:p>-56.4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55.3">
                <text:p>-55.3</text:p>
              </table:table-cell>
              <table:table-cell office:value-type="float" office:value="-54.6">
                <text:p>-54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6.2">
                <text:p>-56.2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56.5">
                <text:p>-56.5</text:p>
              </table:table-cell>
              <table:table-cell office:value-type="float" office:value="-56.33333">
                <text:p>-56.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57.63334">
                <text:p>-57.63334</text:p>
              </table:table-cell>
              <table:table-cell office:value-type="float" office:value="-57.63334">
                <text:p>-57.633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53.36667">
                <text:p>-53.36667</text:p>
              </table:table-cell>
              <table:table-cell office:value-type="float" office:value="-56.06667">
                <text:p>-56.0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55.36666">
                <text:p>-55.36666</text:p>
              </table:table-cell>
              <table:table-cell office:value-type="float" office:value="-56.53333">
                <text:p>-56.5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55.16667">
                <text:p>-55.16667</text:p>
              </table:table-cell>
              <table:table-cell office:value-type="float" office:value="-53.93333">
                <text:p>-53.9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53.63334">
                <text:p>-53.63334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55">
                <text:p>-55</text:p>
              </table:table-cell>
              <table:table-cell office:value-type="float" office:value="-56.6">
                <text:p>-56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51.83333">
                <text:p>-51.83333</text:p>
              </table:table-cell>
              <table:table-cell office:value-type="float" office:value="-56.1">
                <text:p>-56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57">
                <text:p>-57</text:p>
              </table:table-cell>
              <table:table-cell office:value-type="float" office:value="-56.06667">
                <text:p>-56.0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54.86667">
                <text:p>-54.86667</text:p>
              </table:table-cell>
              <table:table-cell office:value-type="float" office:value="-55.83333">
                <text:p>-55.8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57.53334">
                <text:p>-57.53334</text:p>
              </table:table-cell>
              <table:table-cell office:value-type="float" office:value="-53.66667">
                <text:p>-53.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56.13334">
                <text:p>-56.13334</text:p>
              </table:table-cell>
              <table:table-cell office:value-type="float" office:value="-57.66667">
                <text:p>-57.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53.7">
                <text:p>-53.7</text:p>
              </table:table-cell>
              <table:table-cell office:value-type="float" office:value="-57.8">
                <text:p>-57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4.7">
                <text:p>-54.7</text:p>
              </table:table-cell>
              <table:table-cell office:value-type="float" office:value="-57.83333">
                <text:p>-57.8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55.93334">
                <text:p>-55.93334</text:p>
              </table:table-cell>
              <table:table-cell office:value-type="float" office:value="-56.43333">
                <text:p>-56.4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56.7">
                <text:p>-56.7</text:p>
              </table:table-cell>
              <table:table-cell office:value-type="float" office:value="-54.6">
                <text:p>-54.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57.23333">
                <text:p>-57.23333</text:p>
              </table:table-cell>
              <table:table-cell office:value-type="float" office:value="-58.3">
                <text:p>-58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54.56666">
                <text:p>-54.56666</text:p>
              </table:table-cell>
              <table:table-cell office:value-type="float" office:value="-53.96667">
                <text:p>-53.9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53.86667">
                <text:p>-53.86667</text:p>
              </table:table-cell>
              <table:table-cell office:value-type="float" office:value="-56.13334">
                <text:p>-56.133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56.1">
                <text:p>-56.1</text:p>
              </table:table-cell>
              <table:table-cell office:value-type="float" office:value="-50.86667">
                <text:p>-50.8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8.06667">
                <text:p>-58.06667</text:p>
              </table:table-cell>
              <table:table-cell office:value-type="float" office:value="-57.56667">
                <text:p>-57.5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55.7">
                <text:p>-55.7</text:p>
              </table:table-cell>
              <table:table-cell office:value-type="float" office:value="-53.93333">
                <text:p>-53.93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56.96667">
                <text:p>-56.96667</text:p>
              </table:table-cell>
              <table:table-cell office:value-type="float" office:value="-59.33333">
                <text:p>-59.33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7.6">
                <text:p>-57.6</text:p>
              </table:table-cell>
              <table:table-cell office:value-type="float" office:value="-54.86667">
                <text:p>-54.8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56.83333">
                <text:p>-56.83333</text:p>
              </table:table-cell>
              <table:table-cell office:value-type="float" office:value="-52.43333">
                <text:p>-52.4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57.56667">
                <text:p>-57.56667</text:p>
              </table:table-cell>
              <table:table-cell office:value-type="float" office:value="-58.53333">
                <text:p>-58.53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57.7">
                <text:p>-57.7</text:p>
              </table:table-cell>
              <table:table-cell office:value-type="float" office:value="-58.83333">
                <text:p>-58.83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56.1">
                <text:p>-56.1</text:p>
              </table:table-cell>
              <table:table-cell office:value-type="float" office:value="-59.73333">
                <text:p>-59.7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54.9">
                <text:p>-54.9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59.46667">
                <text:p>-59.46667</text:p>
              </table:table-cell>
              <table:table-cell office:value-type="float" office:value="-54.26667">
                <text:p>-54.2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55.63334">
                <text:p>-55.63334</text:p>
              </table:table-cell>
              <table:table-cell office:value-type="float" office:value="-60.83333">
                <text:p>-60.83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55.63334">
                <text:p>-55.63334</text:p>
              </table:table-cell>
              <table:table-cell office:value-type="float" office:value="-58.2">
                <text:p>-58.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55.36666">
                <text:p>-55.36666</text:p>
              </table:table-cell>
              <table:table-cell office:value-type="float" office:value="-57.86666">
                <text:p>-57.866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57">
                <text:p>-57</text:p>
              </table:table-cell>
              <table:table-cell office:value-type="float" office:value="-52.56667">
                <text:p>-52.5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6.23333">
                <text:p>-56.23333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4.2">
                <text:p>-54.2</text:p>
              </table:table-cell>
              <table:table-cell office:value-type="float" office:value="-55.66667">
                <text:p>-55.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54.73333">
                <text:p>-54.73333</text:p>
              </table:table-cell>
              <table:table-cell office:value-type="float" office:value="-58.33333">
                <text:p>-58.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57.56667">
                <text:p>-57.56667</text:p>
              </table:table-cell>
              <table:table-cell office:value-type="float" office:value="-52.93334">
                <text:p>-52.933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57.06666">
                <text:p>-57.06666</text:p>
              </table:table-cell>
              <table:table-cell office:value-type="float" office:value="-56.16667">
                <text:p>-56.1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55.7">
                <text:p>-55.7</text:p>
              </table:table-cell>
              <table:table-cell office:value-type="float" office:value="-59.8">
                <text:p>-59.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55.5">
                <text:p>-55.5</text:p>
              </table:table-cell>
              <table:table-cell office:value-type="float" office:value="-53.13334">
                <text:p>-53.133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57.06666">
                <text:p>-57.0666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57.13334">
                <text:p>-57.13334</text:p>
              </table:table-cell>
              <table:table-cell office:value-type="float" office:value="-52.53334">
                <text:p>-52.533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4.5">
                <text:p>-54.5</text:p>
              </table:table-cell>
              <table:table-cell office:value-type="float" office:value="-59.46667">
                <text:p>-59.4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56.2">
                <text:p>-56.2</text:p>
              </table:table-cell>
              <table:table-cell office:value-type="float" office:value="-56.53333">
                <text:p>-56.5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56.93334">
                <text:p>-56.93334</text:p>
              </table:table-cell>
              <table:table-cell office:value-type="float" office:value="-53.83333">
                <text:p>-53.8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55.26667">
                <text:p>-55.26667</text:p>
              </table:table-cell>
              <table:table-cell office:value-type="float" office:value="-52.13334">
                <text:p>-52.133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9.3">
                <text:p>-59.3</text:p>
              </table:table-cell>
              <table:table-cell office:value-type="float" office:value="-56.3">
                <text:p>-56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54.83333">
                <text:p>-54.83333</text:p>
              </table:table-cell>
              <table:table-cell office:value-type="float" office:value="-57.63334">
                <text:p>-57.633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57.2">
                <text:p>-57.2</text:p>
              </table:table-cell>
              <table:table-cell office:value-type="float" office:value="-53.13334">
                <text:p>-53.133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58.83333">
                <text:p>-58.83333</text:p>
              </table:table-cell>
              <table:table-cell office:value-type="float" office:value="-54.33333">
                <text:p>-54.33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57.93334">
                <text:p>-57.93334</text:p>
              </table:table-cell>
              <table:table-cell office:value-type="float" office:value="-55.6">
                <text:p>-55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55.9">
                <text:p>-55.9</text:p>
              </table:table-cell>
              <table:table-cell office:value-type="float" office:value="-57.56667">
                <text:p>-57.566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54.1">
                <text:p>-54.1</text:p>
              </table:table-cell>
              <table:table-cell office:value-type="float" office:value="-57.93334">
                <text:p>-57.933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54.93333">
                <text:p>-54.93333</text:p>
              </table:table-cell>
              <table:table-cell office:value-type="float" office:value="-53.1">
                <text:p>-53.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0.33333">
                <text:p>-60.3333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54.43334">
                <text:p>-54.43334</text:p>
              </table:table-cell>
              <table:table-cell office:value-type="float" office:value="-54.63334">
                <text:p>-54.6333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59.26667">
                <text:p>-59.26667</text:p>
              </table:table-cell>
              <table:table-cell office:value-type="float" office:value="-59.1">
                <text:p>-59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53.53333">
                <text:p>-53.53333</text:p>
              </table:table-cell>
              <table:table-cell office:value-type="float" office:value="-54.13333">
                <text:p>-54.13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55.63334">
                <text:p>-55.63334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58.23333">
                <text:p>-58.23333</text:p>
              </table:table-cell>
              <table:table-cell office:value-type="float" office:value="-58.96667">
                <text:p>-58.966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56.96667">
                <text:p>-56.96667</text:p>
              </table:table-cell>
              <table:table-cell office:value-type="float" office:value="-58.13334">
                <text:p>-58.133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55.53333">
                <text:p>-55.53333</text:p>
              </table:table-cell>
              <table:table-cell office:value-type="float" office:value="-57.16667">
                <text:p>-57.16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55.16667">
                <text:p>-55.1666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54.53333">
                <text:p>-54.53333</text:p>
              </table:table-cell>
              <table:table-cell office:value-type="float" office:value="-51.8">
                <text:p>-51.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56.4">
                <text:p>-56.4</text:p>
              </table:table-cell>
              <table:table-cell office:value-type="float" office:value="-56.76667">
                <text:p>-56.7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56.36667">
                <text:p>-56.36667</text:p>
              </table:table-cell>
              <table:table-cell office:value-type="float" office:value="-56.76667">
                <text:p>-56.766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54.8">
                <text:p>-54.8</text:p>
              </table:table-cell>
              <table:table-cell office:value-type="float" office:value="-58.2">
                <text:p>-58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53.4">
                <text:p>-53.4</text:p>
              </table:table-cell>
              <table:table-cell office:value-type="float" office:value="-55.16667">
                <text:p>-55.1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58.63334">
                <text:p>-58.63334</text:p>
              </table:table-cell>
              <table:table-cell office:value-type="float" office:value="-53.26667">
                <text:p>-53.26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54.2">
                <text:p>-54.2</text:p>
              </table:table-cell>
              <table:table-cell office:value-type="float" office:value="-57.96667">
                <text:p>-57.9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57.96667">
                <text:p>-57.96667</text:p>
              </table:table-cell>
              <table:table-cell office:value-type="float" office:value="-56.7">
                <text:p>-56.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53.03333">
                <text:p>-53.03333</text:p>
              </table:table-cell>
              <table:table-cell office:value-type="float" office:value="-57.36667">
                <text:p>-57.366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58">
                <text:p>-58</text:p>
              </table:table-cell>
              <table:table-cell office:value-type="float" office:value="-52.8">
                <text:p>-52.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55.96667">
                <text:p>-55.96667</text:p>
              </table:table-cell>
              <table:table-cell office:value-type="float" office:value="-55.36666">
                <text:p>-55.366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51.96667">
                <text:p>-51.96667</text:p>
              </table:table-cell>
              <table:table-cell office:value-type="float" office:value="-58.36667">
                <text:p>-58.36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53.2">
                <text:p>-53.2</text:p>
              </table:table-cell>
              <table:table-cell office:value-type="float" office:value="-59.13333">
                <text:p>-59.1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6.6">
                <text:p>-56.6</text:p>
              </table:table-cell>
              <table:table-cell office:value-type="float" office:value="-56.93334">
                <text:p>-56.933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6.4">
                <text:p>-56.4</text:p>
              </table:table-cell>
              <table:table-cell office:value-type="float" office:value="-53.33333">
                <text:p>-53.333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6.43333">
                <text:p>-56.43333</text:p>
              </table:table-cell>
              <table:table-cell office:value-type="float" office:value="-56.66667">
                <text:p>-56.666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2.4">
                <text:p>-52.4</text:p>
              </table:table-cell>
              <table:table-cell office:value-type="float" office:value="-59.03333">
                <text:p>-59.033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53.96667">
                <text:p>-53.96667</text:p>
              </table:table-cell>
              <table:table-cell office:value-type="float" office:value="-57.63334">
                <text:p>-57.633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54.46667">
                <text:p>-54.46667</text:p>
              </table:table-cell>
              <table:table-cell office:value-type="float" office:value="-55.4">
                <text:p>-55.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7.13334">
                <text:p>-57.13334</text:p>
              </table:table-cell>
              <table:table-cell office:value-type="float" office:value="-52.83333">
                <text:p>-52.83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7.06666">
                <text:p>-57.06666</text:p>
              </table:table-cell>
              <table:table-cell office:value-type="float" office:value="-58.83333">
                <text:p>-58.833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51.3">
                <text:p>-51.3</text:p>
              </table:table-cell>
              <table:table-cell office:value-type="float" office:value="-55.93334">
                <text:p>-55.933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4.23334">
                <text:p>-54.23334</text:p>
              </table:table-cell>
              <table:table-cell office:value-type="float" office:value="-57.76667">
                <text:p>-57.7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5.36666">
                <text:p>-55.36666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7.96667">
                <text:p>-57.9666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54.26667">
                <text:p>-54.26667</text:p>
              </table:table-cell>
              <table:table-cell office:value-type="float" office:value="-58.53333">
                <text:p>-58.5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55.1">
                <text:p>-55.1</text:p>
              </table:table-cell>
              <table:table-cell office:value-type="float" office:value="-55.93334">
                <text:p>-55.933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3.13334">
                <text:p>-53.13334</text:p>
              </table:table-cell>
              <table:table-cell office:value-type="float" office:value="-55.03334">
                <text:p>-55.033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5.43334">
                <text:p>-55.43334</text:p>
              </table:table-cell>
              <table:table-cell office:value-type="float" office:value="-52.63334">
                <text:p>-52.633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56.96667">
                <text:p>-56.96667</text:p>
              </table:table-cell>
              <table:table-cell office:value-type="float" office:value="-55.66667">
                <text:p>-55.66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54.13333">
                <text:p>-54.13333</text:p>
              </table:table-cell>
              <table:table-cell office:value-type="float" office:value="-57.46667">
                <text:p>-57.46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2.66667">
                <text:p>-52.66667</text:p>
              </table:table-cell>
              <table:table-cell office:value-type="float" office:value="-52.2">
                <text:p>-52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58.46667">
                <text:p>-58.46667</text:p>
              </table:table-cell>
              <table:table-cell office:value-type="float" office:value="-56.1">
                <text:p>-56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4.8">
                <text:p>-54.8</text:p>
              </table:table-cell>
              <table:table-cell office:value-type="float" office:value="-59.3">
                <text:p>-59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5.76667">
                <text:p>-55.76667</text:p>
              </table:table-cell>
              <table:table-cell office:value-type="float" office:value="-59.4">
                <text:p>-59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3.23333">
                <text:p>-53.23333</text:p>
              </table:table-cell>
              <table:table-cell office:value-type="float" office:value="-56.26667">
                <text:p>-56.2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6.53333">
                <text:p>-56.53333</text:p>
              </table:table-cell>
              <table:table-cell office:value-type="float" office:value="-55.63334">
                <text:p>-55.63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6.76667">
                <text:p>-56.76667</text:p>
              </table:table-cell>
              <table:table-cell office:value-type="float" office:value="-55.33333">
                <text:p>-55.33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5.76667">
                <text:p>-55.76667</text:p>
              </table:table-cell>
              <table:table-cell office:value-type="float" office:value="-59.46667">
                <text:p>-59.46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5.3">
                <text:p>-55.3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53.46667">
                <text:p>-53.46667</text:p>
              </table:table-cell>
              <table:table-cell office:value-type="float" office:value="-58.36667">
                <text:p>-58.366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58.06667">
                <text:p>-58.06667</text:p>
              </table:table-cell>
              <table:table-cell office:value-type="float" office:value="-54.86667">
                <text:p>-54.866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7.13334">
                <text:p>-57.13334</text:p>
              </table:table-cell>
              <table:table-cell office:value-type="float" office:value="-54.46667">
                <text:p>-54.466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5.16667">
                <text:p>-55.16667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3.23333">
                <text:p>-53.23333</text:p>
              </table:table-cell>
              <table:table-cell office:value-type="float" office:value="-57.1">
                <text:p>-57.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6">
                <text:p>-56</text:p>
              </table:table-cell>
              <table:table-cell office:value-type="float" office:value="-58.96667">
                <text:p>-58.966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55.96667">
                <text:p>-55.96667</text:p>
              </table:table-cell>
              <table:table-cell office:value-type="float" office:value="-55.86667">
                <text:p>-55.8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57">
                <text:p>-57</text:p>
              </table:table-cell>
              <table:table-cell office:value-type="float" office:value="-51.7">
                <text:p>-51.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54.63334">
                <text:p>-54.63334</text:p>
              </table:table-cell>
              <table:table-cell office:value-type="float" office:value="-56.5">
                <text:p>-56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54.1">
                <text:p>-54.1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53.76667">
                <text:p>-53.76667</text:p>
              </table:table-cell>
              <table:table-cell office:value-type="float" office:value="-57.23333">
                <text:p>-57.23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53.7">
                <text:p>-53.7</text:p>
              </table:table-cell>
              <table:table-cell office:value-type="float" office:value="-57.16667">
                <text:p>-57.166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5.9">
                <text:p>-55.9</text:p>
              </table:table-cell>
              <table:table-cell office:value-type="float" office:value="-53.66667">
                <text:p>-53.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56.33333">
                <text:p>-56.33333</text:p>
              </table:table-cell>
              <table:table-cell office:value-type="float" office:value="-49.86667">
                <text:p>-49.866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56.13334">
                <text:p>-56.13334</text:p>
              </table:table-cell>
              <table:table-cell office:value-type="float" office:value="-50.56667">
                <text:p>-50.566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56.9">
                <text:p>-56.9</text:p>
              </table:table-cell>
              <table:table-cell office:value-type="float" office:value="-52.56667">
                <text:p>-52.566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3.56667">
                <text:p>-53.56667</text:p>
              </table:table-cell>
              <table:table-cell office:value-type="float" office:value="-58.4">
                <text:p>-58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2.93334">
                <text:p>-52.93334</text:p>
              </table:table-cell>
              <table:table-cell office:value-type="float" office:value="-55.6">
                <text:p>-55.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5.16667">
                <text:p>-55.16667</text:p>
              </table:table-cell>
              <table:table-cell office:value-type="float" office:value="-53.63334">
                <text:p>-53.633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5.33333">
                <text:p>-55.33333</text:p>
              </table:table-cell>
              <table:table-cell office:value-type="float" office:value="-55.83333">
                <text:p>-55.833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53.6">
                <text:p>-53.6</text:p>
              </table:table-cell>
              <table:table-cell office:value-type="float" office:value="-53.26667">
                <text:p>-53.26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3.96667">
                <text:p>-53.96667</text:p>
              </table:table-cell>
              <table:table-cell office:value-type="float" office:value="-48.4">
                <text:p>-48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53.33333">
                <text:p>-53.33333</text:p>
              </table:table-cell>
              <table:table-cell office:value-type="float" office:value="-49.4">
                <text:p>-49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6.66667">
                <text:p>-56.66667</text:p>
              </table:table-cell>
              <table:table-cell office:value-type="float" office:value="-50.96667">
                <text:p>-50.96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51.76667">
                <text:p>-51.76667</text:p>
              </table:table-cell>
              <table:table-cell office:value-type="float" office:value="-55.86667">
                <text:p>-55.866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3.23333">
                <text:p>-53.23333</text:p>
              </table:table-cell>
              <table:table-cell office:value-type="float" office:value="-54.1">
                <text:p>-54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2.1">
                <text:p>-52.1</text:p>
              </table:table-cell>
              <table:table-cell office:value-type="float" office:value="-51.43333">
                <text:p>-51.4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1.9">
                <text:p>-51.9</text:p>
              </table:table-cell>
              <table:table-cell office:value-type="float" office:value="-50.2">
                <text:p>-50.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49.13333">
                <text:p>-49.13333</text:p>
              </table:table-cell>
              <table:table-cell office:value-type="float" office:value="-52.43333">
                <text:p>-52.4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3.4">
                <text:p>-53.4</text:p>
              </table:table-cell>
              <table:table-cell office:value-type="float" office:value="-57.66667">
                <text:p>-57.666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2.33333">
                <text:p>-52.3333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3.23333">
                <text:p>-53.23333</text:p>
              </table:table-cell>
              <table:table-cell office:value-type="float" office:value="-54.33333">
                <text:p>-54.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55.53333">
                <text:p>-55.53333</text:p>
              </table:table-cell>
              <table:table-cell office:value-type="float" office:value="-52.2">
                <text:p>-52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3.56667">
                <text:p>-53.56667</text:p>
              </table:table-cell>
              <table:table-cell office:value-type="float" office:value="-51.73334">
                <text:p>-51.733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3.03333">
                <text:p>-53.03333</text:p>
              </table:table-cell>
              <table:table-cell office:value-type="float" office:value="-55.86667">
                <text:p>-55.866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1">
                <text:p>-51</text:p>
              </table:table-cell>
              <table:table-cell office:value-type="float" office:value="-54.43334">
                <text:p>-54.433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1.36667">
                <text:p>-51.3666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2.86666">
                <text:p>-52.86666</text:p>
              </table:table-cell>
              <table:table-cell office:value-type="float" office:value="-52.53334">
                <text:p>-52.533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52.5">
                <text:p>-52.5</text:p>
              </table:table-cell>
              <table:table-cell office:value-type="float" office:value="-49.16667">
                <text:p>-49.166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39.9">
                <text:p>-39.9</text:p>
              </table:table-cell>
              <table:table-cell office:value-type="float" office:value="-29.46667">
                <text:p>-29.466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40.36666">
                <text:p>-40.36666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41.96667">
                <text:p>-41.96667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42.13334">
                <text:p>-42.13334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43.26667">
                <text:p>-43.26667</text:p>
              </table:table-cell>
              <table:table-cell office:value-type="float" office:value="-41.73334">
                <text:p>-41.733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43.33333">
                <text:p>-43.33333</text:p>
              </table:table-cell>
              <table:table-cell office:value-type="float" office:value="-40.43334">
                <text:p>-40.433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40.06667">
                <text:p>-40.06667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39.8">
                <text:p>-39.8</text:p>
              </table:table-cell>
              <table:table-cell office:value-type="float" office:value="-37.76667">
                <text:p>-37.766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36.96667">
                <text:p>-36.96667</text:p>
              </table:table-cell>
              <table:table-cell office:value-type="float" office:value="-36.16667">
                <text:p>-36.166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36.6">
                <text:p>-36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33.63333">
                <text:p>-33.63333</text:p>
              </table:table-cell>
              <table:table-cell office:value-type="float" office:value="-35.26667">
                <text:p>-35.266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33.73333">
                <text:p>-33.73333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2.83333">
                <text:p>-32.83333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30.7">
                <text:p>-30.7</text:p>
              </table:table-cell>
              <table:table-cell office:value-type="float" office:value="-29.23333">
                <text:p>-29.233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9.4">
                <text:p>-29.4</text:p>
              </table:table-cell>
              <table:table-cell office:value-type="float" office:value="-28.4">
                <text:p>-28.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9.1">
                <text:p>-29.1</text:p>
              </table:table-cell>
              <table:table-cell office:value-type="float" office:value="-28.96667">
                <text:p>-28.96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6.86667">
                <text:p>-26.86667</text:p>
              </table:table-cell>
              <table:table-cell office:value-type="float" office:value="-26.16667">
                <text:p>-26.166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5.9">
                <text:p>-25.9</text:p>
              </table:table-cell>
              <table:table-cell office:value-type="float" office:value="-25.43333">
                <text:p>-25.43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4.2">
                <text:p>-24.2</text:p>
              </table:table-cell>
              <table:table-cell office:value-type="float" office:value="-24.03333">
                <text:p>-24.033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3.43333">
                <text:p>-23.43333</text:p>
              </table:table-cell>
              <table:table-cell office:value-type="float" office:value="-23.56667">
                <text:p>-23.566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1.03333">
                <text:p>-21.03333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9.43333">
                <text:p>-19.43333</text:p>
              </table:table-cell>
              <table:table-cell office:value-type="float" office:value="-21.86667">
                <text:p>-21.866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8.33333">
                <text:p>-18.33333</text:p>
              </table:table-cell>
              <table:table-cell office:value-type="float" office:value="-20.33334">
                <text:p>-20.333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6.76667">
                <text:p>-16.76667</text:p>
              </table:table-cell>
              <table:table-cell office:value-type="float" office:value="-18.96667">
                <text:p>-18.966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5.73333">
                <text:p>-15.73333</text:p>
              </table:table-cell>
              <table:table-cell office:value-type="float" office:value="-18.36667">
                <text:p>-18.366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2.7">
                <text:p>-12.7</text:p>
              </table:table-cell>
              <table:table-cell office:value-type="float" office:value="-15.46667">
                <text:p>-15.466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0.9">
                <text:p>-10.9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9.766666">
                <text:p>-9.766666</text:p>
              </table:table-cell>
              <table:table-cell office:value-type="float" office:value="-15.06667">
                <text:p>-15.066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7.733333">
                <text:p>-7.733333</text:p>
              </table:table-cell>
              <table:table-cell office:value-type="float" office:value="-14.93333">
                <text:p>-14.933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5.966667">
                <text:p>-5.966667</text:p>
              </table:table-cell>
              <table:table-cell office:value-type="float" office:value="-13.23333">
                <text:p>-13.2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.7">
                <text:p>-4.7</text:p>
              </table:table-cell>
              <table:table-cell office:value-type="float" office:value="-11.63333">
                <text:p>-11.633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3.066667">
                <text:p>-3.066667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.166667">
                <text:p>-2.166667</text:p>
              </table:table-cell>
              <table:table-cell office:value-type="float" office:value="-9.966666">
                <text:p>-9.9666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3.233333">
                <text:p>-3.233333</text:p>
              </table:table-cell>
              <table:table-cell office:value-type="float" office:value="-8.633333">
                <text:p>-8.633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-8.033334">
                <text:p>-8.0333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-3.933333">
                <text:p>-3.9333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-2.533333">
                <text:p>-2.5333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-3.266667">
                <text:p>-3.2666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-1.866667">
                <text:p>-1.8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4.081cm" svg:height="36.045cm" xlink:href=".." xlink:type="simple" chart:class="chart:scatter" chart:style-name="ch1">
        <chart:legend chart:legend-position="end" svg:x="61.229cm" svg:y="17.474cm" style:legend-expansion="high" chart:style-name="ch2"/>
        <chart:plot-area chart:style-name="ch3" table:cell-range-address="Sheet1.I2:Sheet1.I208 Sheet1.K2:Sheet1.L208" svg:x="1.281cm" svg:y="0.72cm" svg:width="58.667cm" svg:height="34.605cm">
          <chart:coordinate-region svg:x="1.427cm" svg:y="0.919cm" svg:width="58.335cm" svg:height="34.2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208" chart:class="chart:scatter">
            <chart:domain table:cell-range-address="Sheet1.I2:Sheet1.I208"/>
            <chart:data-point chart:repeated="207"/>
          </chart:series>
          <chart:series chart:style-name="ch7" chart:values-cell-range-address="Sheet1.L2:Sheet1.L208" chart:class="chart:scatter">
            <chart:data-point chart:repeated="2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96">
                <text:p>-1.296</text:p>
                <draw:g>
                  <svg:desc>Sheet1.I2:Sheet1.I208</svg:desc>
                </draw:g>
              </table:table-cell>
              <table:table-cell office:value-type="float" office:value="0">
                <text:p>0</text:p>
                <draw:g>
                  <svg:desc>Sheet1.K2:Sheet1.K208</svg:desc>
                </draw:g>
              </table:table-cell>
              <table:table-cell office:value-type="float" office:value="-0">
                <text:p>-0</text:p>
                <draw:g>
                  <svg:desc>Sheet1.L2:Sheet1.L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88">
                <text:p>-1.1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8">
                <text:p>-1.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2">
                <text:p>-0.9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64">
                <text:p>-0.8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56">
                <text:p>-0.75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48">
                <text:p>-0.6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4">
                <text:p>-0.5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32">
                <text:p>-0.43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24">
                <text:p>-0.3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16">
                <text:p>-0.21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08">
                <text:p>-0.1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8.533334">
                <text:p>-8.533334</text:p>
              </table:table-cell>
              <table:table-cell office:value-type="float" office:value="-1.266667">
                <text:p>-1.2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8">
                <text:p>0.108</text:p>
              </table:table-cell>
              <table:table-cell office:value-type="float" office:value="-2.4">
                <text:p>-2.4</text:p>
              </table:table-cell>
              <table:table-cell office:value-type="float" office:value="-2.133333">
                <text:p>-2.1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6">
                <text:p>0.216</text:p>
              </table:table-cell>
              <table:table-cell office:value-type="float" office:value="-5.933333">
                <text:p>-5.933333</text:p>
              </table:table-cell>
              <table:table-cell office:value-type="float" office:value="-6.433333">
                <text:p>-6.4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4">
                <text:p>0.324</text:p>
              </table:table-cell>
              <table:table-cell office:value-type="float" office:value="-10.33333">
                <text:p>-10.33333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2">
                <text:p>0.432</text:p>
              </table:table-cell>
              <table:table-cell office:value-type="float" office:value="-12.03333">
                <text:p>-12.03333</text:p>
              </table:table-cell>
              <table:table-cell office:value-type="float" office:value="-9.866667">
                <text:p>-9.8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">
                <text:p>0.54</text:p>
              </table:table-cell>
              <table:table-cell office:value-type="float" office:value="-16.76667">
                <text:p>-16.76667</text:p>
              </table:table-cell>
              <table:table-cell office:value-type="float" office:value="-11.16667">
                <text:p>-11.1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8">
                <text:p>0.648</text:p>
              </table:table-cell>
              <table:table-cell office:value-type="float" office:value="-19.76667">
                <text:p>-19.7666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6">
                <text:p>0.756</text:p>
              </table:table-cell>
              <table:table-cell office:value-type="float" office:value="-23.9">
                <text:p>-23.9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64">
                <text:p>0.864</text:p>
              </table:table-cell>
              <table:table-cell office:value-type="float" office:value="-25.46667">
                <text:p>-25.46667</text:p>
              </table:table-cell>
              <table:table-cell office:value-type="float" office:value="-29.13333">
                <text:p>-29.1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2">
                <text:p>0.972</text:p>
              </table:table-cell>
              <table:table-cell office:value-type="float" office:value="-30.66667">
                <text:p>-30.66667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">
                <text:p>1.08</text:p>
              </table:table-cell>
              <table:table-cell office:value-type="float" office:value="-33.83333">
                <text:p>-33.8333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8">
                <text:p>1.188</text:p>
              </table:table-cell>
              <table:table-cell office:value-type="float" office:value="-37.36666">
                <text:p>-37.36666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96">
                <text:p>1.296</text:p>
              </table:table-cell>
              <table:table-cell office:value-type="float" office:value="-39.93334">
                <text:p>-39.93334</text:p>
              </table:table-cell>
              <table:table-cell office:value-type="float" office:value="-36.13333">
                <text:p>-36.1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04">
                <text:p>1.404</text:p>
              </table:table-cell>
              <table:table-cell office:value-type="float" office:value="-41.9">
                <text:p>-41.9</text:p>
              </table:table-cell>
              <table:table-cell office:value-type="float" office:value="-40.23334">
                <text:p>-40.2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2">
                <text:p>1.512</text:p>
              </table:table-cell>
              <table:table-cell office:value-type="float" office:value="-47.03333">
                <text:p>-47.03333</text:p>
              </table:table-cell>
              <table:table-cell office:value-type="float" office:value="-41.4">
                <text:p>-4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2">
                <text:p>1.62</text:p>
              </table:table-cell>
              <table:table-cell office:value-type="float" office:value="-50.3">
                <text:p>-50.3</text:p>
              </table:table-cell>
              <table:table-cell office:value-type="float" office:value="-41.9">
                <text:p>-4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28">
                <text:p>1.728</text:p>
              </table:table-cell>
              <table:table-cell office:value-type="float" office:value="-51.53333">
                <text:p>-51.53333</text:p>
              </table:table-cell>
              <table:table-cell office:value-type="float" office:value="-46.33333">
                <text:p>-46.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36">
                <text:p>1.836</text:p>
              </table:table-cell>
              <table:table-cell office:value-type="float" office:value="-53.2">
                <text:p>-53.2</text:p>
              </table:table-cell>
              <table:table-cell office:value-type="float" office:value="-47.86666">
                <text:p>-47.86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44">
                <text:p>1.944</text:p>
              </table:table-cell>
              <table:table-cell office:value-type="float" office:value="-55.9">
                <text:p>-55.9</text:p>
              </table:table-cell>
              <table:table-cell office:value-type="float" office:value="-47.2">
                <text:p>-47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52">
                <text:p>2.052</text:p>
              </table:table-cell>
              <table:table-cell office:value-type="float" office:value="-57.4">
                <text:p>-57.4</text:p>
              </table:table-cell>
              <table:table-cell office:value-type="float" office:value="-48.16667">
                <text:p>-48.1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6">
                <text:p>2.16</text:p>
              </table:table-cell>
              <table:table-cell office:value-type="float" office:value="-57.6">
                <text:p>-57.6</text:p>
              </table:table-cell>
              <table:table-cell office:value-type="float" office:value="-50.26667">
                <text:p>-50.2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68">
                <text:p>2.268</text:p>
              </table:table-cell>
              <table:table-cell office:value-type="float" office:value="-58.96667">
                <text:p>-58.96667</text:p>
              </table:table-cell>
              <table:table-cell office:value-type="float" office:value="-48.2">
                <text:p>-4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76">
                <text:p>2.376</text:p>
              </table:table-cell>
              <table:table-cell office:value-type="float" office:value="-61">
                <text:p>-61</text:p>
              </table:table-cell>
              <table:table-cell office:value-type="float" office:value="-51.73334">
                <text:p>-51.73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84">
                <text:p>2.484</text:p>
              </table:table-cell>
              <table:table-cell office:value-type="float" office:value="-62.93334">
                <text:p>-62.93334</text:p>
              </table:table-cell>
              <table:table-cell office:value-type="float" office:value="-51.73334">
                <text:p>-51.73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92">
                <text:p>2.592</text:p>
              </table:table-cell>
              <table:table-cell office:value-type="float" office:value="-63.93333">
                <text:p>-63.93333</text:p>
              </table:table-cell>
              <table:table-cell office:value-type="float" office:value="-56.43333">
                <text:p>-56.4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">
                <text:p>2.7</text:p>
              </table:table-cell>
              <table:table-cell office:value-type="float" office:value="-64.1">
                <text:p>-64.1</text:p>
              </table:table-cell>
              <table:table-cell office:value-type="float" office:value="-53.46667">
                <text:p>-53.4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08">
                <text:p>2.808</text:p>
              </table:table-cell>
              <table:table-cell office:value-type="float" office:value="-63.6">
                <text:p>-63.6</text:p>
              </table:table-cell>
              <table:table-cell office:value-type="float" office:value="-54.83333">
                <text:p>-54.8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16">
                <text:p>2.916</text:p>
              </table:table-cell>
              <table:table-cell office:value-type="float" office:value="-60.66667">
                <text:p>-60.66667</text:p>
              </table:table-cell>
              <table:table-cell office:value-type="float" office:value="-56.7">
                <text:p>-5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4">
                <text:p>3.024</text:p>
              </table:table-cell>
              <table:table-cell office:value-type="float" office:value="-59.1">
                <text:p>-59.1</text:p>
              </table:table-cell>
              <table:table-cell office:value-type="float" office:value="-56.96667">
                <text:p>-56.9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32">
                <text:p>3.132</text:p>
              </table:table-cell>
              <table:table-cell office:value-type="float" office:value="-58.76667">
                <text:p>-58.76667</text:p>
              </table:table-cell>
              <table:table-cell office:value-type="float" office:value="-58.7">
                <text:p>-58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4">
                <text:p>3.24</text:p>
              </table:table-cell>
              <table:table-cell office:value-type="float" office:value="-57.2">
                <text:p>-57.2</text:p>
              </table:table-cell>
              <table:table-cell office:value-type="float" office:value="-56.33333">
                <text:p>-56.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48">
                <text:p>3.348</text:p>
              </table:table-cell>
              <table:table-cell office:value-type="float" office:value="-57.1">
                <text:p>-57.1</text:p>
              </table:table-cell>
              <table:table-cell office:value-type="float" office:value="-57.5">
                <text:p>-5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56">
                <text:p>3.456</text:p>
              </table:table-cell>
              <table:table-cell office:value-type="float" office:value="-56.06667">
                <text:p>-56.06667</text:p>
              </table:table-cell>
              <table:table-cell office:value-type="float" office:value="-56.43333">
                <text:p>-56.4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64">
                <text:p>3.564</text:p>
              </table:table-cell>
              <table:table-cell office:value-type="float" office:value="-57.63334">
                <text:p>-57.63334</text:p>
              </table:table-cell>
              <table:table-cell office:value-type="float" office:value="-58.46667">
                <text:p>-58.4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72">
                <text:p>3.672</text:p>
              </table:table-cell>
              <table:table-cell office:value-type="float" office:value="-59.73333">
                <text:p>-59.73333</text:p>
              </table:table-cell>
              <table:table-cell office:value-type="float" office:value="-58.03333">
                <text:p>-58.0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8">
                <text:p>3.78</text:p>
              </table:table-cell>
              <table:table-cell office:value-type="float" office:value="-60.53333">
                <text:p>-60.53333</text:p>
              </table:table-cell>
              <table:table-cell office:value-type="float" office:value="-57.13334">
                <text:p>-57.13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88">
                <text:p>3.888</text:p>
              </table:table-cell>
              <table:table-cell office:value-type="float" office:value="-64.23333">
                <text:p>-64.23333</text:p>
              </table:table-cell>
              <table:table-cell office:value-type="float" office:value="-53.06667">
                <text:p>-53.0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96">
                <text:p>3.996</text:p>
              </table:table-cell>
              <table:table-cell office:value-type="float" office:value="-61.83333">
                <text:p>-61.83333</text:p>
              </table:table-cell>
              <table:table-cell office:value-type="float" office:value="-57.86666">
                <text:p>-57.86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04">
                <text:p>4.104</text:p>
              </table:table-cell>
              <table:table-cell office:value-type="float" office:value="-59.33333">
                <text:p>-59.33333</text:p>
              </table:table-cell>
              <table:table-cell office:value-type="float" office:value="-58.2">
                <text:p>-58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12">
                <text:p>4.212</text:p>
              </table:table-cell>
              <table:table-cell office:value-type="float" office:value="-60.3">
                <text:p>-60.3</text:p>
              </table:table-cell>
              <table:table-cell office:value-type="float" office:value="-57.03333">
                <text:p>-57.0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2">
                <text:p>4.32</text:p>
              </table:table-cell>
              <table:table-cell office:value-type="float" office:value="-59.7">
                <text:p>-59.7</text:p>
              </table:table-cell>
              <table:table-cell office:value-type="float" office:value="-56.16667">
                <text:p>-56.1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423">
                <text:p>4.423</text:p>
              </table:table-cell>
              <table:table-cell office:value-type="float" office:value="-57.56667">
                <text:p>-57.56667</text:p>
              </table:table-cell>
              <table:table-cell office:value-type="float" office:value="-57.43333">
                <text:p>-57.4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31">
                <text:p>4.531</text:p>
              </table:table-cell>
              <table:table-cell office:value-type="float" office:value="-59.3">
                <text:p>-59.3</text:p>
              </table:table-cell>
              <table:table-cell office:value-type="float" office:value="-59.26667">
                <text:p>-59.2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39">
                <text:p>4.639</text:p>
              </table:table-cell>
              <table:table-cell office:value-type="float" office:value="-61.76667">
                <text:p>-61.76667</text:p>
              </table:table-cell>
              <table:table-cell office:value-type="float" office:value="-55.7">
                <text:p>-55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47">
                <text:p>4.747</text:p>
              </table:table-cell>
              <table:table-cell office:value-type="float" office:value="-59.46667">
                <text:p>-59.46667</text:p>
              </table:table-cell>
              <table:table-cell office:value-type="float" office:value="-60.03334">
                <text:p>-60.03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855">
                <text:p>4.855</text:p>
              </table:table-cell>
              <table:table-cell office:value-type="float" office:value="-60.16667">
                <text:p>-60.16667</text:p>
              </table:table-cell>
              <table:table-cell office:value-type="float" office:value="-55.76667">
                <text:p>-55.7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963">
                <text:p>4.963</text:p>
              </table:table-cell>
              <table:table-cell office:value-type="float" office:value="-59.16667">
                <text:p>-59.16667</text:p>
              </table:table-cell>
              <table:table-cell office:value-type="float" office:value="-55.66667">
                <text:p>-55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71">
                <text:p>5.071</text:p>
              </table:table-cell>
              <table:table-cell office:value-type="float" office:value="-59.63334">
                <text:p>-59.63334</text:p>
              </table:table-cell>
              <table:table-cell office:value-type="float" office:value="-54.63334">
                <text:p>-54.63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179">
                <text:p>5.179</text:p>
              </table:table-cell>
              <table:table-cell office:value-type="float" office:value="-59.93333">
                <text:p>-59.93333</text:p>
              </table:table-cell>
              <table:table-cell office:value-type="float" office:value="-57.03333">
                <text:p>-57.0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287">
                <text:p>5.287</text:p>
              </table:table-cell>
              <table:table-cell office:value-type="float" office:value="-58.93333">
                <text:p>-58.93333</text:p>
              </table:table-cell>
              <table:table-cell office:value-type="float" office:value="-56.1">
                <text:p>-56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395">
                <text:p>5.395</text:p>
              </table:table-cell>
              <table:table-cell office:value-type="float" office:value="-61.8">
                <text:p>-61.8</text:p>
              </table:table-cell>
              <table:table-cell office:value-type="float" office:value="-51.26667">
                <text:p>-51.2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503">
                <text:p>5.503</text:p>
              </table:table-cell>
              <table:table-cell office:value-type="float" office:value="-60.36666">
                <text:p>-60.36666</text:p>
              </table:table-cell>
              <table:table-cell office:value-type="float" office:value="-55.33333">
                <text:p>-55.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611">
                <text:p>5.611</text:p>
              </table:table-cell>
              <table:table-cell office:value-type="float" office:value="-60.2">
                <text:p>-60.2</text:p>
              </table:table-cell>
              <table:table-cell office:value-type="float" office:value="-56.06667">
                <text:p>-56.0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719">
                <text:p>5.719</text:p>
              </table:table-cell>
              <table:table-cell office:value-type="float" office:value="-59.06667">
                <text:p>-59.06667</text:p>
              </table:table-cell>
              <table:table-cell office:value-type="float" office:value="-56.63333">
                <text:p>-56.6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827">
                <text:p>5.827</text:p>
              </table:table-cell>
              <table:table-cell office:value-type="float" office:value="-58.53333">
                <text:p>-58.53333</text:p>
              </table:table-cell>
              <table:table-cell office:value-type="float" office:value="-56.06667">
                <text:p>-56.0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35">
                <text:p>5.935</text:p>
              </table:table-cell>
              <table:table-cell office:value-type="float" office:value="-60.73333">
                <text:p>-60.73333</text:p>
              </table:table-cell>
              <table:table-cell office:value-type="float" office:value="-50.03334">
                <text:p>-50.03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043">
                <text:p>6.043</text:p>
              </table:table-cell>
              <table:table-cell office:value-type="float" office:value="-61.33333">
                <text:p>-61.3333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151">
                <text:p>6.151</text:p>
              </table:table-cell>
              <table:table-cell office:value-type="float" office:value="-62.93334">
                <text:p>-62.93334</text:p>
              </table:table-cell>
              <table:table-cell office:value-type="float" office:value="-53.26667">
                <text:p>-53.2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259">
                <text:p>6.259</text:p>
              </table:table-cell>
              <table:table-cell office:value-type="float" office:value="-58.53333">
                <text:p>-58.53333</text:p>
              </table:table-cell>
              <table:table-cell office:value-type="float" office:value="-56.5">
                <text:p>-56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367">
                <text:p>6.367</text:p>
              </table:table-cell>
              <table:table-cell office:value-type="float" office:value="-58.83333">
                <text:p>-58.83333</text:p>
              </table:table-cell>
              <table:table-cell office:value-type="float" office:value="-55.03334">
                <text:p>-55.03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475">
                <text:p>6.475</text:p>
              </table:table-cell>
              <table:table-cell office:value-type="float" office:value="-59.13333">
                <text:p>-59.13333</text:p>
              </table:table-cell>
              <table:table-cell office:value-type="float" office:value="-53.2">
                <text:p>-53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583">
                <text:p>6.583</text:p>
              </table:table-cell>
              <table:table-cell office:value-type="float" office:value="-59.83333">
                <text:p>-59.83333</text:p>
              </table:table-cell>
              <table:table-cell office:value-type="float" office:value="-54.9">
                <text:p>-54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91">
                <text:p>6.691</text:p>
              </table:table-cell>
              <table:table-cell office:value-type="float" office:value="-59.73333">
                <text:p>-59.73333</text:p>
              </table:table-cell>
              <table:table-cell office:value-type="float" office:value="-54.83333">
                <text:p>-54.8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799">
                <text:p>6.799</text:p>
              </table:table-cell>
              <table:table-cell office:value-type="float" office:value="-59">
                <text:p>-59</text:p>
              </table:table-cell>
              <table:table-cell office:value-type="float" office:value="-53.86667">
                <text:p>-53.8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907">
                <text:p>6.907</text:p>
              </table:table-cell>
              <table:table-cell office:value-type="float" office:value="-60.33333">
                <text:p>-60.3333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015">
                <text:p>7.015</text:p>
              </table:table-cell>
              <table:table-cell office:value-type="float" office:value="-59.46667">
                <text:p>-59.46667</text:p>
              </table:table-cell>
              <table:table-cell office:value-type="float" office:value="-54.36666">
                <text:p>-54.36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23">
                <text:p>7.123</text:p>
              </table:table-cell>
              <table:table-cell office:value-type="float" office:value="-58">
                <text:p>-58</text:p>
              </table:table-cell>
              <table:table-cell office:value-type="float" office:value="-53.7">
                <text:p>-53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231">
                <text:p>7.231</text:p>
              </table:table-cell>
              <table:table-cell office:value-type="float" office:value="-58.9">
                <text:p>-58.9</text:p>
              </table:table-cell>
              <table:table-cell office:value-type="float" office:value="-54.23334">
                <text:p>-54.23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39">
                <text:p>7.339</text:p>
              </table:table-cell>
              <table:table-cell office:value-type="float" office:value="-58.06667">
                <text:p>-58.06667</text:p>
              </table:table-cell>
              <table:table-cell office:value-type="float" office:value="-54.46667">
                <text:p>-54.4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47">
                <text:p>7.447</text:p>
              </table:table-cell>
              <table:table-cell office:value-type="float" office:value="-56.76667">
                <text:p>-56.76667</text:p>
              </table:table-cell>
              <table:table-cell office:value-type="float" office:value="-56.33333">
                <text:p>-56.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555">
                <text:p>7.555</text:p>
              </table:table-cell>
              <table:table-cell office:value-type="float" office:value="-59.26667">
                <text:p>-59.26667</text:p>
              </table:table-cell>
              <table:table-cell office:value-type="float" office:value="-54.03333">
                <text:p>-54.0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663">
                <text:p>7.663</text:p>
              </table:table-cell>
              <table:table-cell office:value-type="float" office:value="-60.96667">
                <text:p>-60.96667</text:p>
              </table:table-cell>
              <table:table-cell office:value-type="float" office:value="-51.86666">
                <text:p>-51.86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71">
                <text:p>7.771</text:p>
              </table:table-cell>
              <table:table-cell office:value-type="float" office:value="-59.46667">
                <text:p>-59.46667</text:p>
              </table:table-cell>
              <table:table-cell office:value-type="float" office:value="-53.13334">
                <text:p>-53.13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79">
                <text:p>7.879</text:p>
              </table:table-cell>
              <table:table-cell office:value-type="float" office:value="-59.36666">
                <text:p>-59.36666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7">
                <text:p>7.987</text:p>
              </table:table-cell>
              <table:table-cell office:value-type="float" office:value="-60.93334">
                <text:p>-60.93334</text:p>
              </table:table-cell>
              <table:table-cell office:value-type="float" office:value="-52.03333">
                <text:p>-52.0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95">
                <text:p>8.095</text:p>
              </table:table-cell>
              <table:table-cell office:value-type="float" office:value="-59.66667">
                <text:p>-59.66667</text:p>
              </table:table-cell>
              <table:table-cell office:value-type="float" office:value="-52.1">
                <text:p>-52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03">
                <text:p>8.203</text:p>
              </table:table-cell>
              <table:table-cell office:value-type="float" office:value="-61.7">
                <text:p>-61.7</text:p>
              </table:table-cell>
              <table:table-cell office:value-type="float" office:value="-49.46667">
                <text:p>-49.4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311">
                <text:p>8.311</text:p>
              </table:table-cell>
              <table:table-cell office:value-type="float" office:value="-59">
                <text:p>-5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419">
                <text:p>8.419</text:p>
              </table:table-cell>
              <table:table-cell office:value-type="float" office:value="-61.76667">
                <text:p>-61.76667</text:p>
              </table:table-cell>
              <table:table-cell office:value-type="float" office:value="-50.63334">
                <text:p>-50.63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527">
                <text:p>8.527</text:p>
              </table:table-cell>
              <table:table-cell office:value-type="float" office:value="-60.2">
                <text:p>-60.2</text:p>
              </table:table-cell>
              <table:table-cell office:value-type="float" office:value="-49.9">
                <text:p>-49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635">
                <text:p>8.635</text:p>
              </table:table-cell>
              <table:table-cell office:value-type="float" office:value="-62.23333">
                <text:p>-62.23333</text:p>
              </table:table-cell>
              <table:table-cell office:value-type="float" office:value="-50.66667">
                <text:p>-50.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743">
                <text:p>8.743</text:p>
              </table:table-cell>
              <table:table-cell office:value-type="float" office:value="-58.6">
                <text:p>-58.6</text:p>
              </table:table-cell>
              <table:table-cell office:value-type="float" office:value="-53.4">
                <text:p>-53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51">
                <text:p>8.851</text:p>
              </table:table-cell>
              <table:table-cell office:value-type="float" office:value="-59.16667">
                <text:p>-59.16667</text:p>
              </table:table-cell>
              <table:table-cell office:value-type="float" office:value="-53.9">
                <text:p>-53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59">
                <text:p>8.959</text:p>
              </table:table-cell>
              <table:table-cell office:value-type="float" office:value="-60.4">
                <text:p>-60.4</text:p>
              </table:table-cell>
              <table:table-cell office:value-type="float" office:value="-53.16667">
                <text:p>-53.1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67">
                <text:p>9.067</text:p>
              </table:table-cell>
              <table:table-cell office:value-type="float" office:value="-57.16667">
                <text:p>-57.16667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175">
                <text:p>9.175</text:p>
              </table:table-cell>
              <table:table-cell office:value-type="float" office:value="-60.83333">
                <text:p>-60.83333</text:p>
              </table:table-cell>
              <table:table-cell office:value-type="float" office:value="-53.9">
                <text:p>-53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283">
                <text:p>9.283</text:p>
              </table:table-cell>
              <table:table-cell office:value-type="float" office:value="-60">
                <text:p>-60</text:p>
              </table:table-cell>
              <table:table-cell office:value-type="float" office:value="-51.2">
                <text:p>-51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391">
                <text:p>9.391</text:p>
              </table:table-cell>
              <table:table-cell office:value-type="float" office:value="-60.26667">
                <text:p>-60.26667</text:p>
              </table:table-cell>
              <table:table-cell office:value-type="float" office:value="-52.7">
                <text:p>-52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99">
                <text:p>9.499</text:p>
              </table:table-cell>
              <table:table-cell office:value-type="float" office:value="-61.3">
                <text:p>-61.3</text:p>
              </table:table-cell>
              <table:table-cell office:value-type="float" office:value="-52.33333">
                <text:p>-52.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607">
                <text:p>9.607</text:p>
              </table:table-cell>
              <table:table-cell office:value-type="float" office:value="-61.93334">
                <text:p>-61.93334</text:p>
              </table:table-cell>
              <table:table-cell office:value-type="float" office:value="-51.13334">
                <text:p>-51.13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715">
                <text:p>9.715</text:p>
              </table:table-cell>
              <table:table-cell office:value-type="float" office:value="-61.73334">
                <text:p>-61.73334</text:p>
              </table:table-cell>
              <table:table-cell office:value-type="float" office:value="-53.03333">
                <text:p>-53.0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823">
                <text:p>9.823</text:p>
              </table:table-cell>
              <table:table-cell office:value-type="float" office:value="-60.63334">
                <text:p>-60.63334</text:p>
              </table:table-cell>
              <table:table-cell office:value-type="float" office:value="-50.66667">
                <text:p>-50.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931">
                <text:p>9.931</text:p>
              </table:table-cell>
              <table:table-cell office:value-type="float" office:value="-59.8">
                <text:p>-59.8</text:p>
              </table:table-cell>
              <table:table-cell office:value-type="float" office:value="-48.2">
                <text:p>-48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039">
                <text:p>10.039</text:p>
              </table:table-cell>
              <table:table-cell office:value-type="float" office:value="-60.16667">
                <text:p>-60.16667</text:p>
              </table:table-cell>
              <table:table-cell office:value-type="float" office:value="-51.7">
                <text:p>-51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147">
                <text:p>10.147</text:p>
              </table:table-cell>
              <table:table-cell office:value-type="float" office:value="-60.16667">
                <text:p>-60.16667</text:p>
              </table:table-cell>
              <table:table-cell office:value-type="float" office:value="-49.4">
                <text:p>-49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26">
                <text:p>10.26</text:p>
              </table:table-cell>
              <table:table-cell office:value-type="float" office:value="-60.16667">
                <text:p>-60.16667</text:p>
              </table:table-cell>
              <table:table-cell office:value-type="float" office:value="-52.8">
                <text:p>-52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368">
                <text:p>10.368</text:p>
              </table:table-cell>
              <table:table-cell office:value-type="float" office:value="-60.86667">
                <text:p>-60.86667</text:p>
              </table:table-cell>
              <table:table-cell office:value-type="float" office:value="-50.96667">
                <text:p>-50.9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476">
                <text:p>10.476</text:p>
              </table:table-cell>
              <table:table-cell office:value-type="float" office:value="-60.63334">
                <text:p>-60.63334</text:p>
              </table:table-cell>
              <table:table-cell office:value-type="float" office:value="-50.53333">
                <text:p>-50.5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584">
                <text:p>10.584</text:p>
              </table:table-cell>
              <table:table-cell office:value-type="float" office:value="-59.9">
                <text:p>-59.9</text:p>
              </table:table-cell>
              <table:table-cell office:value-type="float" office:value="-53.03333">
                <text:p>-53.0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692">
                <text:p>10.692</text:p>
              </table:table-cell>
              <table:table-cell office:value-type="float" office:value="-60.4">
                <text:p>-60.4</text:p>
              </table:table-cell>
              <table:table-cell office:value-type="float" office:value="-54.7">
                <text:p>-54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8">
                <text:p>10.8</text:p>
              </table:table-cell>
              <table:table-cell office:value-type="float" office:value="-59.93333">
                <text:p>-59.93333</text:p>
              </table:table-cell>
              <table:table-cell office:value-type="float" office:value="-54.33333">
                <text:p>-54.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908">
                <text:p>10.908</text:p>
              </table:table-cell>
              <table:table-cell office:value-type="float" office:value="-59.56666">
                <text:p>-59.56666</text:p>
              </table:table-cell>
              <table:table-cell office:value-type="float" office:value="-52.9">
                <text:p>-52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016">
                <text:p>11.016</text:p>
              </table:table-cell>
              <table:table-cell office:value-type="float" office:value="-59.36666">
                <text:p>-59.36666</text:p>
              </table:table-cell>
              <table:table-cell office:value-type="float" office:value="-54.03333">
                <text:p>-54.0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124">
                <text:p>11.124</text:p>
              </table:table-cell>
              <table:table-cell office:value-type="float" office:value="-58.73333">
                <text:p>-58.73333</text:p>
              </table:table-cell>
              <table:table-cell office:value-type="float" office:value="-53.9">
                <text:p>-53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232">
                <text:p>11.232</text:p>
              </table:table-cell>
              <table:table-cell office:value-type="float" office:value="-61">
                <text:p>-61</text:p>
              </table:table-cell>
              <table:table-cell office:value-type="float" office:value="-49.63334">
                <text:p>-49.633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34">
                <text:p>11.34</text:p>
              </table:table-cell>
              <table:table-cell office:value-type="float" office:value="-59.7">
                <text:p>-59.7</text:p>
              </table:table-cell>
              <table:table-cell office:value-type="float" office:value="-50.16667">
                <text:p>-50.1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448">
                <text:p>11.448</text:p>
              </table:table-cell>
              <table:table-cell office:value-type="float" office:value="-59.53333">
                <text:p>-59.53333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556">
                <text:p>11.556</text:p>
              </table:table-cell>
              <table:table-cell office:value-type="float" office:value="-61.13334">
                <text:p>-61.13334</text:p>
              </table:table-cell>
              <table:table-cell office:value-type="float" office:value="-52.06666">
                <text:p>-52.066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664">
                <text:p>11.664</text:p>
              </table:table-cell>
              <table:table-cell office:value-type="float" office:value="-59.63334">
                <text:p>-59.63334</text:p>
              </table:table-cell>
              <table:table-cell office:value-type="float" office:value="-50.93334">
                <text:p>-50.93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772">
                <text:p>11.772</text:p>
              </table:table-cell>
              <table:table-cell office:value-type="float" office:value="-60.26667">
                <text:p>-60.26667</text:p>
              </table:table-cell>
              <table:table-cell office:value-type="float" office:value="-53.66667">
                <text:p>-53.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88">
                <text:p>11.88</text:p>
              </table:table-cell>
              <table:table-cell office:value-type="float" office:value="-57.5">
                <text:p>-57.5</text:p>
              </table:table-cell>
              <table:table-cell office:value-type="float" office:value="-54.36666">
                <text:p>-54.366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988">
                <text:p>11.988</text:p>
              </table:table-cell>
              <table:table-cell office:value-type="float" office:value="-60.23334">
                <text:p>-60.23334</text:p>
              </table:table-cell>
              <table:table-cell office:value-type="float" office:value="-53.43334">
                <text:p>-53.433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096">
                <text:p>12.096</text:p>
              </table:table-cell>
              <table:table-cell office:value-type="float" office:value="-58.56667">
                <text:p>-58.56667</text:p>
              </table:table-cell>
              <table:table-cell office:value-type="float" office:value="-52.63334">
                <text:p>-52.633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204">
                <text:p>12.204</text:p>
              </table:table-cell>
              <table:table-cell office:value-type="float" office:value="-60.76667">
                <text:p>-60.76667</text:p>
              </table:table-cell>
              <table:table-cell office:value-type="float" office:value="-52.4">
                <text:p>-52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312">
                <text:p>12.312</text:p>
              </table:table-cell>
              <table:table-cell office:value-type="float" office:value="-58.76667">
                <text:p>-58.76667</text:p>
              </table:table-cell>
              <table:table-cell office:value-type="float" office:value="-50.56667">
                <text:p>-50.5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42">
                <text:p>12.42</text:p>
              </table:table-cell>
              <table:table-cell office:value-type="float" office:value="-59.13333">
                <text:p>-59.13333</text:p>
              </table:table-cell>
              <table:table-cell office:value-type="float" office:value="-50.13334">
                <text:p>-50.13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528">
                <text:p>12.528</text:p>
              </table:table-cell>
              <table:table-cell office:value-type="float" office:value="-59.83333">
                <text:p>-59.83333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636">
                <text:p>12.636</text:p>
              </table:table-cell>
              <table:table-cell office:value-type="float" office:value="-58.33333">
                <text:p>-58.33333</text:p>
              </table:table-cell>
              <table:table-cell office:value-type="float" office:value="-50.8">
                <text:p>-50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744">
                <text:p>12.744</text:p>
              </table:table-cell>
              <table:table-cell office:value-type="float" office:value="-60.93334">
                <text:p>-60.93334</text:p>
              </table:table-cell>
              <table:table-cell office:value-type="float" office:value="-51.93334">
                <text:p>-51.93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852">
                <text:p>12.852</text:p>
              </table:table-cell>
              <table:table-cell office:value-type="float" office:value="-60.73333">
                <text:p>-60.73333</text:p>
              </table:table-cell>
              <table:table-cell office:value-type="float" office:value="-49.93333">
                <text:p>-49.9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96">
                <text:p>12.96</text:p>
              </table:table-cell>
              <table:table-cell office:value-type="float" office:value="-58.96667">
                <text:p>-58.96667</text:p>
              </table:table-cell>
              <table:table-cell office:value-type="float" office:value="-50.9">
                <text:p>-50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068">
                <text:p>13.068</text:p>
              </table:table-cell>
              <table:table-cell office:value-type="float" office:value="-60.2">
                <text:p>-60.2</text:p>
              </table:table-cell>
              <table:table-cell office:value-type="float" office:value="-48.93333">
                <text:p>-48.9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176">
                <text:p>13.176</text:p>
              </table:table-cell>
              <table:table-cell office:value-type="float" office:value="-60.73333">
                <text:p>-60.73333</text:p>
              </table:table-cell>
              <table:table-cell office:value-type="float" office:value="-50.03334">
                <text:p>-50.033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284">
                <text:p>13.284</text:p>
              </table:table-cell>
              <table:table-cell office:value-type="float" office:value="-59.56666">
                <text:p>-59.56666</text:p>
              </table:table-cell>
              <table:table-cell office:value-type="float" office:value="-47.26667">
                <text:p>-47.2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392">
                <text:p>13.392</text:p>
              </table:table-cell>
              <table:table-cell office:value-type="float" office:value="-59.96667">
                <text:p>-59.96667</text:p>
              </table:table-cell>
              <table:table-cell office:value-type="float" office:value="-50.93334">
                <text:p>-50.93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5">
                <text:p>13.5</text:p>
              </table:table-cell>
              <table:table-cell office:value-type="float" office:value="-59.56666">
                <text:p>-59.56666</text:p>
              </table:table-cell>
              <table:table-cell office:value-type="float" office:value="-52.56667">
                <text:p>-52.5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608">
                <text:p>13.608</text:p>
              </table:table-cell>
              <table:table-cell office:value-type="float" office:value="-60.93334">
                <text:p>-60.93334</text:p>
              </table:table-cell>
              <table:table-cell office:value-type="float" office:value="-53.66667">
                <text:p>-53.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716">
                <text:p>13.716</text:p>
              </table:table-cell>
              <table:table-cell office:value-type="float" office:value="-59.7">
                <text:p>-59.7</text:p>
              </table:table-cell>
              <table:table-cell office:value-type="float" office:value="-52.63334">
                <text:p>-52.633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824">
                <text:p>13.824</text:p>
              </table:table-cell>
              <table:table-cell office:value-type="float" office:value="-59.26667">
                <text:p>-59.26667</text:p>
              </table:table-cell>
              <table:table-cell office:value-type="float" office:value="-53.96667">
                <text:p>-53.9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932">
                <text:p>13.932</text:p>
              </table:table-cell>
              <table:table-cell office:value-type="float" office:value="-58.5">
                <text:p>-58.5</text:p>
              </table:table-cell>
              <table:table-cell office:value-type="float" office:value="-50.03334">
                <text:p>-50.033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04">
                <text:p>14.04</text:p>
              </table:table-cell>
              <table:table-cell office:value-type="float" office:value="-61">
                <text:p>-61</text:p>
              </table:table-cell>
              <table:table-cell office:value-type="float" office:value="-49.76667">
                <text:p>-49.7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148">
                <text:p>14.148</text:p>
              </table:table-cell>
              <table:table-cell office:value-type="float" office:value="-60.23334">
                <text:p>-60.23334</text:p>
              </table:table-cell>
              <table:table-cell office:value-type="float" office:value="-49.36666">
                <text:p>-49.36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256">
                <text:p>14.256</text:p>
              </table:table-cell>
              <table:table-cell office:value-type="float" office:value="-60.83333">
                <text:p>-60.83333</text:p>
              </table:table-cell>
              <table:table-cell office:value-type="float" office:value="-51.46667">
                <text:p>-51.4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364">
                <text:p>14.364</text:p>
              </table:table-cell>
              <table:table-cell office:value-type="float" office:value="-60.66667">
                <text:p>-60.66667</text:p>
              </table:table-cell>
              <table:table-cell office:value-type="float" office:value="-51.6">
                <text:p>-51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472">
                <text:p>14.472</text:p>
              </table:table-cell>
              <table:table-cell office:value-type="float" office:value="-59.83333">
                <text:p>-59.83333</text:p>
              </table:table-cell>
              <table:table-cell office:value-type="float" office:value="-53.43334">
                <text:p>-53.433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58">
                <text:p>14.58</text:p>
              </table:table-cell>
              <table:table-cell office:value-type="float" office:value="-61.23333">
                <text:p>-61.23333</text:p>
              </table:table-cell>
              <table:table-cell office:value-type="float" office:value="-52.13334">
                <text:p>-52.13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688">
                <text:p>14.688</text:p>
              </table:table-cell>
              <table:table-cell office:value-type="float" office:value="-60.26667">
                <text:p>-60.26667</text:p>
              </table:table-cell>
              <table:table-cell office:value-type="float" office:value="-50.06667">
                <text:p>-50.0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796">
                <text:p>14.796</text:p>
              </table:table-cell>
              <table:table-cell office:value-type="float" office:value="-62.23333">
                <text:p>-62.23333</text:p>
              </table:table-cell>
              <table:table-cell office:value-type="float" office:value="-50.1">
                <text:p>-50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904">
                <text:p>14.904</text:p>
              </table:table-cell>
              <table:table-cell office:value-type="float" office:value="-59.66667">
                <text:p>-59.66667</text:p>
              </table:table-cell>
              <table:table-cell office:value-type="float" office:value="-48.16667">
                <text:p>-48.1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012">
                <text:p>15.012</text:p>
              </table:table-cell>
              <table:table-cell office:value-type="float" office:value="-58.6">
                <text:p>-58.6</text:p>
              </table:table-cell>
              <table:table-cell office:value-type="float" office:value="-51.76667">
                <text:p>-51.7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2">
                <text:p>15.12</text:p>
              </table:table-cell>
              <table:table-cell office:value-type="float" office:value="-57.8">
                <text:p>-57.8</text:p>
              </table:table-cell>
              <table:table-cell office:value-type="float" office:value="-53.26667">
                <text:p>-53.2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28">
                <text:p>15.228</text:p>
              </table:table-cell>
              <table:table-cell office:value-type="float" office:value="-58.8">
                <text:p>-58.8</text:p>
              </table:table-cell>
              <table:table-cell office:value-type="float" office:value="-52.66667">
                <text:p>-52.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36">
                <text:p>15.336</text:p>
              </table:table-cell>
              <table:table-cell office:value-type="float" office:value="-58.1">
                <text:p>-58.1</text:p>
              </table:table-cell>
              <table:table-cell office:value-type="float" office:value="-52.9">
                <text:p>-52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44">
                <text:p>15.444</text:p>
              </table:table-cell>
              <table:table-cell office:value-type="float" office:value="-56.9">
                <text:p>-56.9</text:p>
              </table:table-cell>
              <table:table-cell office:value-type="float" office:value="-53.36667">
                <text:p>-53.3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52">
                <text:p>15.552</text:p>
              </table:table-cell>
              <table:table-cell office:value-type="float" office:value="-59.9">
                <text:p>-59.9</text:p>
              </table:table-cell>
              <table:table-cell office:value-type="float" office:value="-49.9">
                <text:p>-49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6">
                <text:p>15.66</text:p>
              </table:table-cell>
              <table:table-cell office:value-type="float" office:value="-65.73333">
                <text:p>-65.73333</text:p>
              </table:table-cell>
              <table:table-cell office:value-type="float" office:value="-63.06667">
                <text:p>-63.0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68">
                <text:p>15.768</text:p>
              </table:table-cell>
              <table:table-cell office:value-type="float" office:value="-63">
                <text:p>-63</text:p>
              </table:table-cell>
              <table:table-cell office:value-type="float" office:value="-52.2">
                <text:p>-52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76">
                <text:p>15.876</text:p>
              </table:table-cell>
              <table:table-cell office:value-type="float" office:value="-58.56667">
                <text:p>-58.56667</text:p>
              </table:table-cell>
              <table:table-cell office:value-type="float" office:value="-48.56667">
                <text:p>-48.5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984">
                <text:p>15.984</text:p>
              </table:table-cell>
              <table:table-cell office:value-type="float" office:value="-54.4">
                <text:p>-54.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087">
                <text:p>16.087</text:p>
              </table:table-cell>
              <table:table-cell office:value-type="float" office:value="-51.83333">
                <text:p>-51.83333</text:p>
              </table:table-cell>
              <table:table-cell office:value-type="float" office:value="-43.2">
                <text:p>-43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195">
                <text:p>16.195</text:p>
              </table:table-cell>
              <table:table-cell office:value-type="float" office:value="-50.03334">
                <text:p>-50.03334</text:p>
              </table:table-cell>
              <table:table-cell office:value-type="float" office:value="-38.73333">
                <text:p>-38.7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03">
                <text:p>16.303</text:p>
              </table:table-cell>
              <table:table-cell office:value-type="float" office:value="-48.43334">
                <text:p>-48.43334</text:p>
              </table:table-cell>
              <table:table-cell office:value-type="float" office:value="-40.43334">
                <text:p>-40.43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11">
                <text:p>16.411</text:p>
              </table:table-cell>
              <table:table-cell office:value-type="float" office:value="-47.23333">
                <text:p>-47.23333</text:p>
              </table:table-cell>
              <table:table-cell office:value-type="float" office:value="-38.13334">
                <text:p>-38.13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19">
                <text:p>16.519</text:p>
              </table:table-cell>
              <table:table-cell office:value-type="float" office:value="-47.03333">
                <text:p>-47.03333</text:p>
              </table:table-cell>
              <table:table-cell office:value-type="float" office:value="-36.16667">
                <text:p>-36.1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27">
                <text:p>16.627</text:p>
              </table:table-cell>
              <table:table-cell office:value-type="float" office:value="-44.23334">
                <text:p>-44.23334</text:p>
              </table:table-cell>
              <table:table-cell office:value-type="float" office:value="-34.83333">
                <text:p>-34.8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35">
                <text:p>16.735</text:p>
              </table:table-cell>
              <table:table-cell office:value-type="float" office:value="-43.03333">
                <text:p>-43.03333</text:p>
              </table:table-cell>
              <table:table-cell office:value-type="float" office:value="-32.03333">
                <text:p>-32.0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43">
                <text:p>16.843</text:p>
              </table:table-cell>
              <table:table-cell office:value-type="float" office:value="-41.73334">
                <text:p>-41.73334</text:p>
              </table:table-cell>
              <table:table-cell office:value-type="float" office:value="-34.06667">
                <text:p>-34.0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51">
                <text:p>16.951</text:p>
              </table:table-cell>
              <table:table-cell office:value-type="float" office:value="-42.6">
                <text:p>-42.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59">
                <text:p>17.059</text:p>
              </table:table-cell>
              <table:table-cell office:value-type="float" office:value="-40.56667">
                <text:p>-40.5666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67">
                <text:p>17.167</text:p>
              </table:table-cell>
              <table:table-cell office:value-type="float" office:value="-39.9">
                <text:p>-39.9</text:p>
              </table:table-cell>
              <table:table-cell office:value-type="float" office:value="-28.76667">
                <text:p>-28.7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75">
                <text:p>17.275</text:p>
              </table:table-cell>
              <table:table-cell office:value-type="float" office:value="-37.7">
                <text:p>-37.7</text:p>
              </table:table-cell>
              <table:table-cell office:value-type="float" office:value="-28.63334">
                <text:p>-28.63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83">
                <text:p>17.383</text:p>
              </table:table-cell>
              <table:table-cell office:value-type="float" office:value="-37.2">
                <text:p>-37.2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91">
                <text:p>17.491</text:p>
              </table:table-cell>
              <table:table-cell office:value-type="float" office:value="-35.66667">
                <text:p>-35.66667</text:p>
              </table:table-cell>
              <table:table-cell office:value-type="float" office:value="-26.3">
                <text:p>-26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99">
                <text:p>17.599</text:p>
              </table:table-cell>
              <table:table-cell office:value-type="float" office:value="-33.53333">
                <text:p>-33.53333</text:p>
              </table:table-cell>
              <table:table-cell office:value-type="float" office:value="-26.53333">
                <text:p>-26.5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07">
                <text:p>17.707</text:p>
              </table:table-cell>
              <table:table-cell office:value-type="float" office:value="-33.86667">
                <text:p>-33.86667</text:p>
              </table:table-cell>
              <table:table-cell office:value-type="float" office:value="-24.53333">
                <text:p>-24.5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15">
                <text:p>17.815</text:p>
              </table:table-cell>
              <table:table-cell office:value-type="float" office:value="-32.4">
                <text:p>-32.4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23">
                <text:p>17.923</text:p>
              </table:table-cell>
              <table:table-cell office:value-type="float" office:value="-30.86667">
                <text:p>-30.86667</text:p>
              </table:table-cell>
              <table:table-cell office:value-type="float" office:value="-21.43333">
                <text:p>-21.4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031">
                <text:p>18.031</text:p>
              </table:table-cell>
              <table:table-cell office:value-type="float" office:value="-29.5">
                <text:p>-29.5</text:p>
              </table:table-cell>
              <table:table-cell office:value-type="float" office:value="-22.56667">
                <text:p>-22.5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39">
                <text:p>18.139</text:p>
              </table:table-cell>
              <table:table-cell office:value-type="float" office:value="-29.03333">
                <text:p>-29.03333</text:p>
              </table:table-cell>
              <table:table-cell office:value-type="float" office:value="-19.26667">
                <text:p>-19.2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47">
                <text:p>18.247</text:p>
              </table:table-cell>
              <table:table-cell office:value-type="float" office:value="-28.3">
                <text:p>-28.3</text:p>
              </table:table-cell>
              <table:table-cell office:value-type="float" office:value="-18.73333">
                <text:p>-18.7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55">
                <text:p>18.355</text:p>
              </table:table-cell>
              <table:table-cell office:value-type="float" office:value="-26.63333">
                <text:p>-26.63333</text:p>
              </table:table-cell>
              <table:table-cell office:value-type="float" office:value="-18.96667">
                <text:p>-18.9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63">
                <text:p>18.463</text:p>
              </table:table-cell>
              <table:table-cell office:value-type="float" office:value="-25.56667">
                <text:p>-25.56667</text:p>
              </table:table-cell>
              <table:table-cell office:value-type="float" office:value="-17.56667">
                <text:p>-17.5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71">
                <text:p>18.571</text:p>
              </table:table-cell>
              <table:table-cell office:value-type="float" office:value="-25">
                <text:p>-25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79">
                <text:p>18.679</text:p>
              </table:table-cell>
              <table:table-cell office:value-type="float" office:value="-23.1">
                <text:p>-23.1</text:p>
              </table:table-cell>
              <table:table-cell office:value-type="float" office:value="-14.93333">
                <text:p>-14.9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87">
                <text:p>18.787</text:p>
              </table:table-cell>
              <table:table-cell office:value-type="float" office:value="-20.3">
                <text:p>-20.3</text:p>
              </table:table-cell>
              <table:table-cell office:value-type="float" office:value="-13.53333">
                <text:p>-13.5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95">
                <text:p>18.895</text:p>
              </table:table-cell>
              <table:table-cell office:value-type="float" office:value="-19.23333">
                <text:p>-19.23333</text:p>
              </table:table-cell>
              <table:table-cell office:value-type="float" office:value="-13.26667">
                <text:p>-13.2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003">
                <text:p>19.003</text:p>
              </table:table-cell>
              <table:table-cell office:value-type="float" office:value="-17.66667">
                <text:p>-17.66667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111">
                <text:p>19.111</text:p>
              </table:table-cell>
              <table:table-cell office:value-type="float" office:value="-16.06667">
                <text:p>-16.06667</text:p>
              </table:table-cell>
              <table:table-cell office:value-type="float" office:value="-11.03333">
                <text:p>-11.0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219">
                <text:p>19.219</text:p>
              </table:table-cell>
              <table:table-cell office:value-type="float" office:value="-14.03333">
                <text:p>-14.03333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327">
                <text:p>19.327</text:p>
              </table:table-cell>
              <table:table-cell office:value-type="float" office:value="-12.06667">
                <text:p>-12.06667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435">
                <text:p>19.435</text:p>
              </table:table-cell>
              <table:table-cell office:value-type="float" office:value="-10.66667">
                <text:p>-10.66667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543">
                <text:p>19.543</text:p>
              </table:table-cell>
              <table:table-cell office:value-type="float" office:value="-9.4">
                <text:p>-9.4</text:p>
              </table:table-cell>
              <table:table-cell office:value-type="float" office:value="-6.666667">
                <text:p>-6.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651">
                <text:p>19.651</text:p>
              </table:table-cell>
              <table:table-cell office:value-type="float" office:value="-7.933333">
                <text:p>-7.933333</text:p>
              </table:table-cell>
              <table:table-cell office:value-type="float" office:value="-5.933333">
                <text:p>-5.9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759">
                <text:p>19.759</text:p>
              </table:table-cell>
              <table:table-cell office:value-type="float" office:value="-6.033333">
                <text:p>-6.033333</text:p>
              </table:table-cell>
              <table:table-cell office:value-type="float" office:value="-4.533333">
                <text:p>-4.5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867">
                <text:p>19.867</text:p>
              </table:table-cell>
              <table:table-cell office:value-type="float" office:value="-4.333333">
                <text:p>-4.333333</text:p>
              </table:table-cell>
              <table:table-cell office:value-type="float" office:value="-3.633333">
                <text:p>-3.6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975">
                <text:p>19.975</text:p>
              </table:table-cell>
              <table:table-cell office:value-type="float" office:value="-2.6">
                <text:p>-2.6</text:p>
              </table:table-cell>
              <table:table-cell office:value-type="float" office:value="-2.666667">
                <text:p>-2.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083">
                <text:p>20.083</text:p>
              </table:table-cell>
              <table:table-cell office:value-type="float" office:value="-2.7">
                <text:p>-2.7</text:p>
              </table:table-cell>
              <table:table-cell office:value-type="float" office:value="-3.033333">
                <text:p>-3.0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191">
                <text:p>20.191</text:p>
              </table:table-cell>
              <table:table-cell office:value-type="float" office:value="-2">
                <text:p>-2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299">
                <text:p>20.29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407">
                <text:p>20.40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515">
                <text:p>20.5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623">
                <text:p>20.62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731">
                <text:p>20.73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839">
                <text:p>20.83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947">
                <text:p>20.94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